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22.5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2" table:style-name="ta1">
        <table:shapes>
          <draw:frame draw:z-index="0" draw:style-name="gr1" draw:text-style-name="P1" svg:width="798.07pt" svg:height="432.2pt" svg:x="25.68pt" svg:y="27.1pt">
            <loext:p draw:notify-on-update-of-ranges="test2.H1:test2.H1 test2.H2:test2.H5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ng_x_imu</text:p>
          </table:table-cell>
          <table:table-cell office:value-type="string" calcext:value-type="string">
            <text:p>pid_output_ankle</text:p>
          </table:table-cell>
          <table:table-cell office:value-type="string" calcext:value-type="string">
            <text:p>pid_output_hip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imu</text:p>
          </table:table-cell>
          <table:table-cell office:value-type="string" calcext:value-type="string">
            <text:p>Xzmp_ft</text:p>
          </table:table-cell>
          <table:table-cell office:value-type="string" calcext:value-type="string">
            <text:p>capture_point</text:p>
          </table:table-cell>
          <table:table-cell office:value-type="string" calcext:value-type="string">
            <text:p>i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2575073242" calcext:value-type="float">
            <text:p>179.2575073242</text:p>
          </table:table-cell>
          <table:table-cell office:value-type="float" office:value="1.5270985196" calcext:value-type="float">
            <text:p>1.5270985196</text:p>
          </table:table-cell>
          <table:table-cell office:value-type="float" office:value="0.152709852" calcext:value-type="float">
            <text:p>0.152709852</text:p>
          </table:table-cell>
          <table:table-cell office:value-type="float" office:value="0" calcext:value-type="float">
            <text:p>0</text:p>
          </table:table-cell>
          <table:table-cell office:value-type="float" office:value="-0.01017726" calcext:value-type="float">
            <text:p>-0.01017726</text:p>
          </table:table-cell>
          <table:table-cell office:value-type="float" office:value="0" calcext:value-type="float">
            <text:p>0</text:p>
          </table:table-cell>
          <table:table-cell office:value-type="float" office:value="-0.0121023911" calcext:value-type="float">
            <text:p>-0.0121023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2149810791" calcext:value-type="float">
            <text:p>179.2149810791</text:p>
          </table:table-cell>
          <table:table-cell office:value-type="float" office:value="0.2761054748" calcext:value-type="float">
            <text:p>0.2761054748</text:p>
          </table:table-cell>
          <table:table-cell office:value-type="float" office:value="0.0276105475" calcext:value-type="float">
            <text:p>0.0276105475</text:p>
          </table:table-cell>
          <table:table-cell office:value-type="float" office:value="0" calcext:value-type="float">
            <text:p>0</text:p>
          </table:table-cell>
          <table:table-cell office:value-type="float" office:value="-0.00861928" calcext:value-type="float">
            <text:p>-0.00861928</text:p>
          </table:table-cell>
          <table:table-cell office:value-type="float" office:value="-0.00003975" calcext:value-type="float">
            <text:p>-0.00003975</text:p>
          </table:table-cell>
          <table:table-cell office:value-type="float" office:value="-0.009967258" calcext:value-type="float">
            <text:p>-0.0099672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79.2190704346" calcext:value-type="float">
            <text:p>179.2190704346</text:p>
          </table:table-cell>
          <table:table-cell office:value-type="float" office:value="0.8624884373" calcext:value-type="float">
            <text:p>0.8624884373</text:p>
          </table:table-cell>
          <table:table-cell office:value-type="float" office:value="0.0862488437" calcext:value-type="float">
            <text:p>0.0862488437</text:p>
          </table:table-cell>
          <table:table-cell office:value-type="float" office:value="0" calcext:value-type="float">
            <text:p>0</text:p>
          </table:table-cell>
          <table:table-cell office:value-type="float" office:value="-0.01148941" calcext:value-type="float">
            <text:p>-0.01148941</text:p>
          </table:table-cell>
          <table:table-cell office:value-type="float" office:value="-0.00002775" calcext:value-type="float">
            <text:p>-0.00002775</text:p>
          </table:table-cell>
          <table:table-cell office:value-type="float" office:value="-0.0147615389" calcext:value-type="float">
            <text:p>-0.0147615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79.2182617188" calcext:value-type="float">
            <text:p>179.2182617188</text:p>
          </table:table-cell>
          <table:table-cell office:value-type="float" office:value="0.3456823163" calcext:value-type="float">
            <text:p>0.3456823163</text:p>
          </table:table-cell>
          <table:table-cell office:value-type="float" office:value="0.0345682316" calcext:value-type="float">
            <text:p>0.0345682316</text:p>
          </table:table-cell>
          <table:table-cell office:value-type="float" office:value="0" calcext:value-type="float">
            <text:p>0</text:p>
          </table:table-cell>
          <table:table-cell office:value-type="float" office:value="-0.009957" calcext:value-type="float">
            <text:p>-0.009957</text:p>
          </table:table-cell>
          <table:table-cell office:value-type="float" office:value="-0.00002261" calcext:value-type="float">
            <text:p>-0.00002261</text:p>
          </table:table-cell>
          <table:table-cell office:value-type="float" office:value="-0.0109782292" calcext:value-type="float">
            <text:p>-0.0109782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79.211151123" calcext:value-type="float">
            <text:p>179.211151123</text:p>
          </table:table-cell>
          <table:table-cell office:value-type="float" office:value="0.5182817002" calcext:value-type="float">
            <text:p>0.5182817002</text:p>
          </table:table-cell>
          <table:table-cell office:value-type="float" office:value="0.05182817" calcext:value-type="float">
            <text:p>0.05182817</text:p>
          </table:table-cell>
          <table:table-cell office:value-type="float" office:value="0" calcext:value-type="float">
            <text:p>0</text:p>
          </table:table-cell>
          <table:table-cell office:value-type="float" office:value="-0.01008653" calcext:value-type="float">
            <text:p>-0.01008653</text:p>
          </table:table-cell>
          <table:table-cell office:value-type="float" office:value="-0.00001809" calcext:value-type="float">
            <text:p>-0.00001809</text:p>
          </table:table-cell>
          <table:table-cell office:value-type="float" office:value="-0.0120966312" calcext:value-type="float">
            <text:p>-0.0120966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9.2088317871" calcext:value-type="float">
            <text:p>179.2088317871</text:p>
          </table:table-cell>
          <table:table-cell office:value-type="float" office:value="0.4968097464" calcext:value-type="float">
            <text:p>0.4968097464</text:p>
          </table:table-cell>
          <table:table-cell office:value-type="float" office:value="0.0496809746" calcext:value-type="float">
            <text:p>0.0496809746</text:p>
          </table:table-cell>
          <table:table-cell office:value-type="float" office:value="0" calcext:value-type="float">
            <text:p>0</text:p>
          </table:table-cell>
          <table:table-cell office:value-type="float" office:value="-0.01002972" calcext:value-type="float">
            <text:p>-0.01002972</text:p>
          </table:table-cell>
          <table:table-cell office:value-type="float" office:value="-0.00002012" calcext:value-type="float">
            <text:p>-0.00002012</text:p>
          </table:table-cell>
          <table:table-cell office:value-type="float" office:value="-0.011880355" calcext:value-type="float">
            <text:p>-0.0118803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79.202331543" calcext:value-type="float">
            <text:p>179.202331543</text:p>
          </table:table-cell>
          <table:table-cell office:value-type="float" office:value="0.5349821484" calcext:value-type="float">
            <text:p>0.5349821484</text:p>
          </table:table-cell>
          <table:table-cell office:value-type="float" office:value="0.0534982148" calcext:value-type="float">
            <text:p>0.0534982148</text:p>
          </table:table-cell>
          <table:table-cell office:value-type="float" office:value="0" calcext:value-type="float">
            <text:p>0</text:p>
          </table:table-cell>
          <table:table-cell office:value-type="float" office:value="-0.01024627" calcext:value-type="float">
            <text:p>-0.01024627</text:p>
          </table:table-cell>
          <table:table-cell office:value-type="float" office:value="-0.00001956" calcext:value-type="float">
            <text:p>-0.00001956</text:p>
          </table:table-cell>
          <table:table-cell office:value-type="float" office:value="-0.0124401908" calcext:value-type="float">
            <text:p>-0.01244019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9.1990814209" calcext:value-type="float">
            <text:p>179.1990814209</text:p>
          </table:table-cell>
          <table:table-cell office:value-type="float" office:value="0.3859560171" calcext:value-type="float">
            <text:p>0.3859560171</text:p>
          </table:table-cell>
          <table:table-cell office:value-type="float" office:value="0.0385956017" calcext:value-type="float">
            <text:p>0.0385956017</text:p>
          </table:table-cell>
          <table:table-cell office:value-type="float" office:value="0" calcext:value-type="float">
            <text:p>0</text:p>
          </table:table-cell>
          <table:table-cell office:value-type="float" office:value="-0.00939734" calcext:value-type="float">
            <text:p>-0.00939734</text:p>
          </table:table-cell>
          <table:table-cell office:value-type="float" office:value="-0.00001876" calcext:value-type="float">
            <text:p>-0.00001876</text:p>
          </table:table-cell>
          <table:table-cell office:value-type="float" office:value="-0.0100446237" calcext:value-type="float">
            <text:p>-0.01004462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79.1905975342" calcext:value-type="float">
            <text:p>179.1905975342</text:p>
          </table:table-cell>
          <table:table-cell office:value-type="float" office:value="0.3311467767" calcext:value-type="float">
            <text:p>0.3311467767</text:p>
          </table:table-cell>
          <table:table-cell office:value-type="float" office:value="0.0331146777" calcext:value-type="float">
            <text:p>0.0331146777</text:p>
          </table:table-cell>
          <table:table-cell office:value-type="float" office:value="0" calcext:value-type="float">
            <text:p>0</text:p>
          </table:table-cell>
          <table:table-cell office:value-type="float" office:value="-0.00846658" calcext:value-type="float">
            <text:p>-0.00846658</text:p>
          </table:table-cell>
          <table:table-cell office:value-type="float" office:value="-0.00001908" calcext:value-type="float">
            <text:p>-0.00001908</text:p>
          </table:table-cell>
          <table:table-cell office:value-type="float" office:value="-0.0086666093" calcext:value-type="float">
            <text:p>-0.00866660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9.1913146973" calcext:value-type="float">
            <text:p>179.1913146973</text:p>
          </table:table-cell>
          <table:table-cell office:value-type="float" office:value="0.2670389431" calcext:value-type="float">
            <text:p>0.2670389431</text:p>
          </table:table-cell>
          <table:table-cell office:value-type="float" office:value="0.0267038943" calcext:value-type="float">
            <text:p>0.0267038943</text:p>
          </table:table-cell>
          <table:table-cell office:value-type="float" office:value="0" calcext:value-type="float">
            <text:p>0</text:p>
          </table:table-cell>
          <table:table-cell office:value-type="float" office:value="-0.00741935" calcext:value-type="float">
            <text:p>-0.00741935</text:p>
          </table:table-cell>
          <table:table-cell office:value-type="float" office:value="-0.00001717" calcext:value-type="float">
            <text:p>-0.00001717</text:p>
          </table:table-cell>
          <table:table-cell office:value-type="float" office:value="-0.0070316387" calcext:value-type="float">
            <text:p>-0.0070316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79.1917419434" calcext:value-type="float">
            <text:p>179.1917419434</text:p>
          </table:table-cell>
          <table:table-cell office:value-type="float" office:value="0.3671945868" calcext:value-type="float">
            <text:p>0.3671945868</text:p>
          </table:table-cell>
          <table:table-cell office:value-type="float" office:value="0.0367194587" calcext:value-type="float">
            <text:p>0.0367194587</text:p>
          </table:table-cell>
          <table:table-cell office:value-type="float" office:value="0" calcext:value-type="float">
            <text:p>0</text:p>
          </table:table-cell>
          <table:table-cell office:value-type="float" office:value="-0.00738926" calcext:value-type="float">
            <text:p>-0.00738926</text:p>
          </table:table-cell>
          <table:table-cell office:value-type="float" office:value="-0.00001631" calcext:value-type="float">
            <text:p>-0.00001631</text:p>
          </table:table-cell>
          <table:table-cell office:value-type="float" office:value="-0.0087303788" calcext:value-type="float">
            <text:p>-0.00873037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9.1937255859" calcext:value-type="float">
            <text:p>179.1937255859</text:p>
          </table:table-cell>
          <table:table-cell office:value-type="float" office:value="0.2376199052" calcext:value-type="float">
            <text:p>0.2376199052</text:p>
          </table:table-cell>
          <table:table-cell office:value-type="float" office:value="0.0237619905" calcext:value-type="float">
            <text:p>0.0237619905</text:p>
          </table:table-cell>
          <table:table-cell office:value-type="float" office:value="0" calcext:value-type="float">
            <text:p>0</text:p>
          </table:table-cell>
          <table:table-cell office:value-type="float" office:value="-0.00650568" calcext:value-type="float">
            <text:p>-0.00650568</text:p>
          </table:table-cell>
          <table:table-cell office:value-type="float" office:value="-0.00002161" calcext:value-type="float">
            <text:p>-0.00002161</text:p>
          </table:table-cell>
          <table:table-cell office:value-type="float" office:value="-0.0058947168" calcext:value-type="float">
            <text:p>-0.00589471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79.2083435059" calcext:value-type="float">
            <text:p>179.2083435059</text:p>
          </table:table-cell>
          <table:table-cell office:value-type="float" office:value="0.3658965672" calcext:value-type="float">
            <text:p>0.3658965672</text:p>
          </table:table-cell>
          <table:table-cell office:value-type="float" office:value="0.0365896567" calcext:value-type="float">
            <text:p>0.0365896567</text:p>
          </table:table-cell>
          <table:table-cell office:value-type="float" office:value="0" calcext:value-type="float">
            <text:p>0</text:p>
          </table:table-cell>
          <table:table-cell office:value-type="float" office:value="-0.006772" calcext:value-type="float">
            <text:p>-0.006772</text:p>
          </table:table-cell>
          <table:table-cell office:value-type="float" office:value="-0.00001979" calcext:value-type="float">
            <text:p>-0.00001979</text:p>
          </table:table-cell>
          <table:table-cell office:value-type="float" office:value="-0.0086579955" calcext:value-type="float">
            <text:p>-0.00865799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9.2156066895" calcext:value-type="float">
            <text:p>179.2156066895</text:p>
          </table:table-cell>
          <table:table-cell office:value-type="float" office:value="0.3514218647" calcext:value-type="float">
            <text:p>0.3514218647</text:p>
          </table:table-cell>
          <table:table-cell office:value-type="float" office:value="0.0351421865" calcext:value-type="float">
            <text:p>0.0351421865</text:p>
          </table:table-cell>
          <table:table-cell office:value-type="float" office:value="0" calcext:value-type="float">
            <text:p>0</text:p>
          </table:table-cell>
          <table:table-cell office:value-type="float" office:value="-0.00685294" calcext:value-type="float">
            <text:p>-0.00685294</text:p>
          </table:table-cell>
          <table:table-cell office:value-type="float" office:value="-0.00002116" calcext:value-type="float">
            <text:p>-0.00002116</text:p>
          </table:table-cell>
          <table:table-cell office:value-type="float" office:value="-0.0083429979" calcext:value-type="float">
            <text:p>-0.00834299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79.2134552002" calcext:value-type="float">
            <text:p>179.2134552002</text:p>
          </table:table-cell>
          <table:table-cell office:value-type="float" office:value="0.3857948879" calcext:value-type="float">
            <text:p>0.3857948879</text:p>
          </table:table-cell>
          <table:table-cell office:value-type="float" office:value="0.0385794888" calcext:value-type="float">
            <text:p>0.0385794888</text:p>
          </table:table-cell>
          <table:table-cell office:value-type="float" office:value="0" calcext:value-type="float">
            <text:p>0</text:p>
          </table:table-cell>
          <table:table-cell office:value-type="float" office:value="-0.00713593" calcext:value-type="float">
            <text:p>-0.00713593</text:p>
          </table:table-cell>
          <table:table-cell office:value-type="float" office:value="-0.00001975" calcext:value-type="float">
            <text:p>-0.00001975</text:p>
          </table:table-cell>
          <table:table-cell office:value-type="float" office:value="-0.0092380717" calcext:value-type="float">
            <text:p>-0.00923807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79.2196502686" calcext:value-type="float">
            <text:p>179.2196502686</text:p>
          </table:table-cell>
          <table:table-cell office:value-type="float" office:value="0.3883950225" calcext:value-type="float">
            <text:p>0.3883950225</text:p>
          </table:table-cell>
          <table:table-cell office:value-type="float" office:value="0.0388395023" calcext:value-type="float">
            <text:p>0.0388395023</text:p>
          </table:table-cell>
          <table:table-cell office:value-type="float" office:value="0" calcext:value-type="float">
            <text:p>0</text:p>
          </table:table-cell>
          <table:table-cell office:value-type="float" office:value="-0.00734176" calcext:value-type="float">
            <text:p>-0.00734176</text:p>
          </table:table-cell>
          <table:table-cell office:value-type="float" office:value="-0.00001692" calcext:value-type="float">
            <text:p>-0.00001692</text:p>
          </table:table-cell>
          <table:table-cell office:value-type="float" office:value="-0.0093163582" calcext:value-type="float">
            <text:p>-0.00931635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79.2176513672" calcext:value-type="float">
            <text:p>179.2176513672</text:p>
          </table:table-cell>
          <table:table-cell office:value-type="float" office:value="0.3774516392" calcext:value-type="float">
            <text:p>0.3774516392</text:p>
          </table:table-cell>
          <table:table-cell office:value-type="float" office:value="0.0377451639" calcext:value-type="float">
            <text:p>0.0377451639</text:p>
          </table:table-cell>
          <table:table-cell office:value-type="float" office:value="0" calcext:value-type="float">
            <text:p>0</text:p>
          </table:table-cell>
          <table:table-cell office:value-type="float" office:value="-0.00740594" calcext:value-type="float">
            <text:p>-0.00740594</text:p>
          </table:table-cell>
          <table:table-cell office:value-type="float" office:value="-0.00002158" calcext:value-type="float">
            <text:p>-0.00002158</text:p>
          </table:table-cell>
          <table:table-cell office:value-type="float" office:value="-0.0090075522" calcext:value-type="float">
            <text:p>-0.00900755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9.2263336182" calcext:value-type="float">
            <text:p>179.2263336182</text:p>
          </table:table-cell>
          <table:table-cell office:value-type="float" office:value="0.3800196988" calcext:value-type="float">
            <text:p>0.3800196988</text:p>
          </table:table-cell>
          <table:table-cell office:value-type="float" office:value="0.0380019699" calcext:value-type="float">
            <text:p>0.0380019699</text:p>
          </table:table-cell>
          <table:table-cell office:value-type="float" office:value="0" calcext:value-type="float">
            <text:p>0</text:p>
          </table:table-cell>
          <table:table-cell office:value-type="float" office:value="-0.0074658" calcext:value-type="float">
            <text:p>-0.0074658</text:p>
          </table:table-cell>
          <table:table-cell office:value-type="float" office:value="-0.00001905" calcext:value-type="float">
            <text:p>-0.00001905</text:p>
          </table:table-cell>
          <table:table-cell office:value-type="float" office:value="-0.0090701338" calcext:value-type="float">
            <text:p>-0.00907013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79.2251586914" calcext:value-type="float">
            <text:p>179.2251586914</text:p>
          </table:table-cell>
          <table:table-cell office:value-type="float" office:value="0.3900959083" calcext:value-type="float">
            <text:p>0.3900959083</text:p>
          </table:table-cell>
          <table:table-cell office:value-type="float" office:value="0.0390095908" calcext:value-type="float">
            <text:p>0.0390095908</text:p>
          </table:table-cell>
          <table:table-cell office:value-type="float" office:value="0" calcext:value-type="float">
            <text:p>0</text:p>
          </table:table-cell>
          <table:table-cell office:value-type="float" office:value="-0.00757282" calcext:value-type="float">
            <text:p>-0.00757282</text:p>
          </table:table-cell>
          <table:table-cell office:value-type="float" office:value="-0.00001804" calcext:value-type="float">
            <text:p>-0.00001804</text:p>
          </table:table-cell>
          <table:table-cell office:value-type="float" office:value="-0.0093675412" calcext:value-type="float">
            <text:p>-0.00936754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79.2194519043" calcext:value-type="float">
            <text:p>179.2194519043</text:p>
          </table:table-cell>
          <table:table-cell office:value-type="float" office:value="0.3793384285" calcext:value-type="float">
            <text:p>0.3793384285</text:p>
          </table:table-cell>
          <table:table-cell office:value-type="float" office:value="0.0379338428" calcext:value-type="float">
            <text:p>0.0379338428</text:p>
          </table:table-cell>
          <table:table-cell office:value-type="float" office:value="0" calcext:value-type="float">
            <text:p>0</text:p>
          </table:table-cell>
          <table:table-cell office:value-type="float" office:value="-0.00757242" calcext:value-type="float">
            <text:p>-0.00757242</text:p>
          </table:table-cell>
          <table:table-cell office:value-type="float" office:value="-0.00002284" calcext:value-type="float">
            <text:p>-0.00002284</text:p>
          </table:table-cell>
          <table:table-cell office:value-type="float" office:value="-0.0090059868" calcext:value-type="float">
            <text:p>-0.00900598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79.2204284668" calcext:value-type="float">
            <text:p>179.2204284668</text:p>
          </table:table-cell>
          <table:table-cell office:value-type="float" office:value="0.4018132634" calcext:value-type="float">
            <text:p>0.4018132634</text:p>
          </table:table-cell>
          <table:table-cell office:value-type="float" office:value="0.0401813263" calcext:value-type="float">
            <text:p>0.0401813263</text:p>
          </table:table-cell>
          <table:table-cell office:value-type="float" office:value="0" calcext:value-type="float">
            <text:p>0</text:p>
          </table:table-cell>
          <table:table-cell office:value-type="float" office:value="-0.00772194" calcext:value-type="float">
            <text:p>-0.00772194</text:p>
          </table:table-cell>
          <table:table-cell office:value-type="float" office:value="-0.00001672" calcext:value-type="float">
            <text:p>-0.00001672</text:p>
          </table:table-cell>
          <table:table-cell office:value-type="float" office:value="-0.0097585435" calcext:value-type="float">
            <text:p>-0.00975854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.211227417" calcext:value-type="float">
            <text:p>179.211227417</text:p>
          </table:table-cell>
          <table:table-cell office:value-type="float" office:value="0.3943856986" calcext:value-type="float">
            <text:p>0.3943856986</text:p>
          </table:table-cell>
          <table:table-cell office:value-type="float" office:value="0.0394385699" calcext:value-type="float">
            <text:p>0.0394385699</text:p>
          </table:table-cell>
          <table:table-cell office:value-type="float" office:value="0" calcext:value-type="float">
            <text:p>0</text:p>
          </table:table-cell>
          <table:table-cell office:value-type="float" office:value="-0.00777203" calcext:value-type="float">
            <text:p>-0.00777203</text:p>
          </table:table-cell>
          <table:table-cell office:value-type="float" office:value="-0.00002032" calcext:value-type="float">
            <text:p>-0.00002032</text:p>
          </table:table-cell>
          <table:table-cell office:value-type="float" office:value="-0.0094393014" calcext:value-type="float">
            <text:p>-0.00943930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79.2140655518" calcext:value-type="float">
            <text:p>179.2140655518</text:p>
          </table:table-cell>
          <table:table-cell office:value-type="float" office:value="0.4124962218" calcext:value-type="float">
            <text:p>0.4124962218</text:p>
          </table:table-cell>
          <table:table-cell office:value-type="float" office:value="0.0412496222" calcext:value-type="float">
            <text:p>0.0412496222</text:p>
          </table:table-cell>
          <table:table-cell office:value-type="float" office:value="0" calcext:value-type="float">
            <text:p>0</text:p>
          </table:table-cell>
          <table:table-cell office:value-type="float" office:value="-0.0079261" calcext:value-type="float">
            <text:p>-0.0079261</text:p>
          </table:table-cell>
          <table:table-cell office:value-type="float" office:value="-0.00001943" calcext:value-type="float">
            <text:p>-0.00001943</text:p>
          </table:table-cell>
          <table:table-cell office:value-type="float" office:value="-0.0100691979" calcext:value-type="float">
            <text:p>-0.01006919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79.2117767334" calcext:value-type="float">
            <text:p>179.2117767334</text:p>
          </table:table-cell>
          <table:table-cell office:value-type="float" office:value="0.4052832426" calcext:value-type="float">
            <text:p>0.4052832426</text:p>
          </table:table-cell>
          <table:table-cell office:value-type="float" office:value="0.0405283243" calcext:value-type="float">
            <text:p>0.0405283243</text:p>
          </table:table-cell>
          <table:table-cell office:value-type="float" office:value="0" calcext:value-type="float">
            <text:p>0</text:p>
          </table:table-cell>
          <table:table-cell office:value-type="float" office:value="-0.00798065" calcext:value-type="float">
            <text:p>-0.00798065</text:p>
          </table:table-cell>
          <table:table-cell office:value-type="float" office:value="-0.00001356" calcext:value-type="float">
            <text:p>-0.00001356</text:p>
          </table:table-cell>
          <table:table-cell office:value-type="float" office:value="-0.0097349806" calcext:value-type="float">
            <text:p>-0.00973498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79.2155151367" calcext:value-type="float">
            <text:p>179.2155151367</text:p>
          </table:table-cell>
          <table:table-cell office:value-type="float" office:value="0.418729422" calcext:value-type="float">
            <text:p>0.418729422</text:p>
          </table:table-cell>
          <table:table-cell office:value-type="float" office:value="0.0418729422" calcext:value-type="float">
            <text:p>0.0418729422</text:p>
          </table:table-cell>
          <table:table-cell office:value-type="float" office:value="0" calcext:value-type="float">
            <text:p>0</text:p>
          </table:table-cell>
          <table:table-cell office:value-type="float" office:value="-0.0081066" calcext:value-type="float">
            <text:p>-0.0081066</text:p>
          </table:table-cell>
          <table:table-cell office:value-type="float" office:value="-0.0000159" calcext:value-type="float">
            <text:p>-0.0000159</text:p>
          </table:table-cell>
          <table:table-cell office:value-type="float" office:value="-0.0102136577" calcext:value-type="float">
            <text:p>-0.01021365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79.2133636475" calcext:value-type="float">
            <text:p>179.2133636475</text:p>
          </table:table-cell>
          <table:table-cell office:value-type="float" office:value="0.4053078884" calcext:value-type="float">
            <text:p>0.4053078884</text:p>
          </table:table-cell>
          <table:table-cell office:value-type="float" office:value="0.0405307888" calcext:value-type="float">
            <text:p>0.0405307888</text:p>
          </table:table-cell>
          <table:table-cell office:value-type="float" office:value="0" calcext:value-type="float">
            <text:p>0</text:p>
          </table:table-cell>
          <table:table-cell office:value-type="float" office:value="-0.00810105" calcext:value-type="float">
            <text:p>-0.00810105</text:p>
          </table:table-cell>
          <table:table-cell office:value-type="float" office:value="-0.00001021" calcext:value-type="float">
            <text:p>-0.00001021</text:p>
          </table:table-cell>
          <table:table-cell office:value-type="float" office:value="-0.0096092772" calcext:value-type="float">
            <text:p>-0.00960927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79.2135620117" calcext:value-type="float">
            <text:p>179.2135620117</text:p>
          </table:table-cell>
          <table:table-cell office:value-type="float" office:value="0.4681816101" calcext:value-type="float">
            <text:p>0.4681816101</text:p>
          </table:table-cell>
          <table:table-cell office:value-type="float" office:value="0.046818161" calcext:value-type="float">
            <text:p>0.046818161</text:p>
          </table:table-cell>
          <table:table-cell office:value-type="float" office:value="0" calcext:value-type="float">
            <text:p>0</text:p>
          </table:table-cell>
          <table:table-cell office:value-type="float" office:value="-0.00851637" calcext:value-type="float">
            <text:p>-0.00851637</text:p>
          </table:table-cell>
          <table:table-cell office:value-type="float" office:value="-0.00000983" calcext:value-type="float">
            <text:p>-0.00000983</text:p>
          </table:table-cell>
          <table:table-cell office:value-type="float" office:value="-0.0121748178" calcext:value-type="float">
            <text:p>-0.01217481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79.2134246826" calcext:value-type="float">
            <text:p>179.2134246826</text:p>
          </table:table-cell>
          <table:table-cell office:value-type="float" office:value="0.4336003443" calcext:value-type="float">
            <text:p>0.4336003443</text:p>
          </table:table-cell>
          <table:table-cell office:value-type="float" office:value="0.0433600344" calcext:value-type="float">
            <text:p>0.0433600344</text:p>
          </table:table-cell>
          <table:table-cell office:value-type="float" office:value="0" calcext:value-type="float">
            <text:p>0</text:p>
          </table:table-cell>
          <table:table-cell office:value-type="float" office:value="-0.00856256" calcext:value-type="float">
            <text:p>-0.00856256</text:p>
          </table:table-cell>
          <table:table-cell office:value-type="float" office:value="-0.00001237" calcext:value-type="float">
            <text:p>-0.00001237</text:p>
          </table:table-cell>
          <table:table-cell office:value-type="float" office:value="-0.010416877" calcext:value-type="float">
            <text:p>-0.0104168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79.2258758545" calcext:value-type="float">
            <text:p>179.2258758545</text:p>
          </table:table-cell>
          <table:table-cell office:value-type="float" office:value="0.4230095586" calcext:value-type="float">
            <text:p>0.4230095586</text:p>
          </table:table-cell>
          <table:table-cell office:value-type="float" office:value="0.0423009559" calcext:value-type="float">
            <text:p>0.0423009559</text:p>
          </table:table-cell>
          <table:table-cell office:value-type="float" office:value="0" calcext:value-type="float">
            <text:p>0</text:p>
          </table:table-cell>
          <table:table-cell office:value-type="float" office:value="-0.00852274" calcext:value-type="float">
            <text:p>-0.00852274</text:p>
          </table:table-cell>
          <table:table-cell office:value-type="float" office:value="-0.00000912" calcext:value-type="float">
            <text:p>-0.00000912</text:p>
          </table:table-cell>
          <table:table-cell office:value-type="float" office:value="-0.0099273977" calcext:value-type="float">
            <text:p>-0.009927397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79.2295074463" calcext:value-type="float">
            <text:p>179.2295074463</text:p>
          </table:table-cell>
          <table:table-cell office:value-type="float" office:value="0.4552163768" calcext:value-type="float">
            <text:p>0.4552163768</text:p>
          </table:table-cell>
          <table:table-cell office:value-type="float" office:value="0.0455216377" calcext:value-type="float">
            <text:p>0.0455216377</text:p>
          </table:table-cell>
          <table:table-cell office:value-type="float" office:value="0" calcext:value-type="float">
            <text:p>0</text:p>
          </table:table-cell>
          <table:table-cell office:value-type="float" office:value="-0.00871086" calcext:value-type="float">
            <text:p>-0.00871086</text:p>
          </table:table-cell>
          <table:table-cell office:value-type="float" office:value="-0.00000759" calcext:value-type="float">
            <text:p>-0.00000759</text:p>
          </table:table-cell>
          <table:table-cell office:value-type="float" office:value="-0.0113875506" calcext:value-type="float">
            <text:p>-0.01138755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79.2520599365" calcext:value-type="float">
            <text:p>179.2520599365</text:p>
          </table:table-cell>
          <table:table-cell office:value-type="float" office:value="0.4043786521" calcext:value-type="float">
            <text:p>0.4043786521</text:p>
          </table:table-cell>
          <table:table-cell office:value-type="float" office:value="0.0404378652" calcext:value-type="float">
            <text:p>0.0404378652</text:p>
          </table:table-cell>
          <table:table-cell office:value-type="float" office:value="0" calcext:value-type="float">
            <text:p>0</text:p>
          </table:table-cell>
          <table:table-cell office:value-type="float" office:value="-0.00849736" calcext:value-type="float">
            <text:p>-0.00849736</text:p>
          </table:table-cell>
          <table:table-cell office:value-type="float" office:value="-0.00000332" calcext:value-type="float">
            <text:p>-0.00000332</text:p>
          </table:table-cell>
          <table:table-cell office:value-type="float" office:value="-0.0092094771" calcext:value-type="float">
            <text:p>-0.00920947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79.2554016113" calcext:value-type="float">
            <text:p>179.2554016113</text:p>
          </table:table-cell>
          <table:table-cell office:value-type="float" office:value="0.4230329459" calcext:value-type="float">
            <text:p>0.4230329459</text:p>
          </table:table-cell>
          <table:table-cell office:value-type="float" office:value="0.0423032946" calcext:value-type="float">
            <text:p>0.0423032946</text:p>
          </table:table-cell>
          <table:table-cell office:value-type="float" office:value="0" calcext:value-type="float">
            <text:p>0</text:p>
          </table:table-cell>
          <table:table-cell office:value-type="float" office:value="-0.00847947" calcext:value-type="float">
            <text:p>-0.00847947</text:p>
          </table:table-cell>
          <table:table-cell office:value-type="float" office:value="-0.00000321" calcext:value-type="float">
            <text:p>-0.00000321</text:p>
          </table:table-cell>
          <table:table-cell office:value-type="float" office:value="-0.0097252762" calcext:value-type="float">
            <text:p>-0.00972527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79.2522277832" calcext:value-type="float">
            <text:p>179.2522277832</text:p>
          </table:table-cell>
          <table:table-cell office:value-type="float" office:value="0.3810498511" calcext:value-type="float">
            <text:p>0.3810498511</text:p>
          </table:table-cell>
          <table:table-cell office:value-type="float" office:value="0.0381049851" calcext:value-type="float">
            <text:p>0.0381049851</text:p>
          </table:table-cell>
          <table:table-cell office:value-type="float" office:value="0" calcext:value-type="float">
            <text:p>0</text:p>
          </table:table-cell>
          <table:table-cell office:value-type="float" office:value="-0.00818776" calcext:value-type="float">
            <text:p>-0.00818776</text:p>
          </table:table-cell>
          <table:table-cell office:value-type="float" office:value="-0.00000312" calcext:value-type="float">
            <text:p>-0.00000312</text:p>
          </table:table-cell>
          <table:table-cell office:value-type="float" office:value="-0.009792427" calcext:value-type="float">
            <text:p>-0.0097924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79.2503814697" calcext:value-type="float">
            <text:p>179.2503814697</text:p>
          </table:table-cell>
          <table:table-cell office:value-type="float" office:value="0.4152364525" calcext:value-type="float">
            <text:p>0.4152364525</text:p>
          </table:table-cell>
          <table:table-cell office:value-type="float" office:value="0.0415236452" calcext:value-type="float">
            <text:p>0.0415236452</text:p>
          </table:table-cell>
          <table:table-cell office:value-type="float" office:value="0" calcext:value-type="float">
            <text:p>0</text:p>
          </table:table-cell>
          <table:table-cell office:value-type="float" office:value="-0.00822128" calcext:value-type="float">
            <text:p>-0.00822128</text:p>
          </table:table-cell>
          <table:table-cell office:value-type="float" office:value="-0.00000046" calcext:value-type="float">
            <text:p>-0.00000046</text:p>
          </table:table-cell>
          <table:table-cell office:value-type="float" office:value="-0.009431489" calcext:value-type="float">
            <text:p>-0.0094314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79.2623748779" calcext:value-type="float">
            <text:p>179.2623748779</text:p>
          </table:table-cell>
          <table:table-cell office:value-type="float" office:value="0.3652786619" calcext:value-type="float">
            <text:p>0.3652786619</text:p>
          </table:table-cell>
          <table:table-cell office:value-type="float" office:value="0.0365278662" calcext:value-type="float">
            <text:p>0.0365278662</text:p>
          </table:table-cell>
          <table:table-cell office:value-type="float" office:value="0" calcext:value-type="float">
            <text:p>0</text:p>
          </table:table-cell>
          <table:table-cell office:value-type="float" office:value="-0.00791066" calcext:value-type="float">
            <text:p>-0.00791066</text:p>
          </table:table-cell>
          <table:table-cell office:value-type="float" office:value="0.00000246" calcext:value-type="float">
            <text:p>0.00000246</text:p>
          </table:table-cell>
          <table:table-cell office:value-type="float" office:value="-0.0081561862" calcext:value-type="float">
            <text:p>-0.00815618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79.2639007568" calcext:value-type="float">
            <text:p>179.2639007568</text:p>
          </table:table-cell>
          <table:table-cell office:value-type="float" office:value="0.383533743" calcext:value-type="float">
            <text:p>0.383533743</text:p>
          </table:table-cell>
          <table:table-cell office:value-type="float" office:value="0.0383533743" calcext:value-type="float">
            <text:p>0.0383533743</text:p>
          </table:table-cell>
          <table:table-cell office:value-type="float" office:value="0" calcext:value-type="float">
            <text:p>0</text:p>
          </table:table-cell>
          <table:table-cell office:value-type="float" office:value="-0.00782542" calcext:value-type="float">
            <text:p>-0.00782542</text:p>
          </table:table-cell>
          <table:table-cell office:value-type="float" office:value="0.0000024" calcext:value-type="float">
            <text:p>0.0000024</text:p>
          </table:table-cell>
          <table:table-cell office:value-type="float" office:value="-0.0091988726" calcext:value-type="float">
            <text:p>-0.00919887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79.2688598633" calcext:value-type="float">
            <text:p>179.2688598633</text:p>
          </table:table-cell>
          <table:table-cell office:value-type="float" office:value="0.3855250426" calcext:value-type="float">
            <text:p>0.3855250426</text:p>
          </table:table-cell>
          <table:table-cell office:value-type="float" office:value="0.0385525043" calcext:value-type="float">
            <text:p>0.0385525043</text:p>
          </table:table-cell>
          <table:table-cell office:value-type="float" office:value="0" calcext:value-type="float">
            <text:p>0</text:p>
          </table:table-cell>
          <table:table-cell office:value-type="float" office:value="-0.00778191" calcext:value-type="float">
            <text:p>-0.00778191</text:p>
          </table:table-cell>
          <table:table-cell office:value-type="float" office:value="0.00000261" calcext:value-type="float">
            <text:p>0.00000261</text:p>
          </table:table-cell>
          <table:table-cell office:value-type="float" office:value="-0.0097141366" calcext:value-type="float">
            <text:p>-0.00971413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79.274307251" calcext:value-type="float">
            <text:p>179.274307251</text:p>
          </table:table-cell>
          <table:table-cell office:value-type="float" office:value="0.3632217076" calcext:value-type="float">
            <text:p>0.3632217076</text:p>
          </table:table-cell>
          <table:table-cell office:value-type="float" office:value="0.0363221708" calcext:value-type="float">
            <text:p>0.0363221708</text:p>
          </table:table-cell>
          <table:table-cell office:value-type="float" office:value="0" calcext:value-type="float">
            <text:p>0</text:p>
          </table:table-cell>
          <table:table-cell office:value-type="float" office:value="-0.00760429" calcext:value-type="float">
            <text:p>-0.00760429</text:p>
          </table:table-cell>
          <table:table-cell office:value-type="float" office:value="0.00000284" calcext:value-type="float">
            <text:p>0.00000284</text:p>
          </table:table-cell>
          <table:table-cell office:value-type="float" office:value="-0.0072443955" calcext:value-type="float">
            <text:p>-0.00724439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79.2840118408" calcext:value-type="float">
            <text:p>179.2840118408</text:p>
          </table:table-cell>
          <table:table-cell office:value-type="float" office:value="0.3934030825" calcext:value-type="float">
            <text:p>0.3934030825</text:p>
          </table:table-cell>
          <table:table-cell office:value-type="float" office:value="0.0393403083" calcext:value-type="float">
            <text:p>0.0393403083</text:p>
          </table:table-cell>
          <table:table-cell office:value-type="float" office:value="0" calcext:value-type="float">
            <text:p>0</text:p>
          </table:table-cell>
          <table:table-cell office:value-type="float" office:value="-0.00768712" calcext:value-type="float">
            <text:p>-0.00768712</text:p>
          </table:table-cell>
          <table:table-cell office:value-type="float" office:value="0.00000213" calcext:value-type="float">
            <text:p>0.00000213</text:p>
          </table:table-cell>
          <table:table-cell office:value-type="float" office:value="-0.0083446567" calcext:value-type="float">
            <text:p>-0.00834465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79.2884216309" calcext:value-type="float">
            <text:p>179.2884216309</text:p>
          </table:table-cell>
          <table:table-cell office:value-type="float" office:value="0.4474111242" calcext:value-type="float">
            <text:p>0.4474111242</text:p>
          </table:table-cell>
          <table:table-cell office:value-type="float" office:value="0.0447411124" calcext:value-type="float">
            <text:p>0.0447411124</text:p>
          </table:table-cell>
          <table:table-cell office:value-type="float" office:value="0" calcext:value-type="float">
            <text:p>0</text:p>
          </table:table-cell>
          <table:table-cell office:value-type="float" office:value="-0.00810222" calcext:value-type="float">
            <text:p>-0.00810222</text:p>
          </table:table-cell>
          <table:table-cell office:value-type="float" office:value="0.00000207" calcext:value-type="float">
            <text:p>0.00000207</text:p>
          </table:table-cell>
          <table:table-cell office:value-type="float" office:value="-0.0100776539" calcext:value-type="float">
            <text:p>-0.01007765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79.2980041504" calcext:value-type="float">
            <text:p>179.2980041504</text:p>
          </table:table-cell>
          <table:table-cell office:value-type="float" office:value="0.3965071361" calcext:value-type="float">
            <text:p>0.3965071361</text:p>
          </table:table-cell>
          <table:table-cell office:value-type="float" office:value="0.0396507136" calcext:value-type="float">
            <text:p>0.0396507136</text:p>
          </table:table-cell>
          <table:table-cell office:value-type="float" office:value="0" calcext:value-type="float">
            <text:p>0</text:p>
          </table:table-cell>
          <table:table-cell office:value-type="float" office:value="-0.00803948" calcext:value-type="float">
            <text:p>-0.00803948</text:p>
          </table:table-cell>
          <table:table-cell office:value-type="float" office:value="0.0000026" calcext:value-type="float">
            <text:p>0.0000026</text:p>
          </table:table-cell>
          <table:table-cell office:value-type="float" office:value="-0.009030857" calcext:value-type="float">
            <text:p>-0.0090308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79.3010559082" calcext:value-type="float">
            <text:p>179.3010559082</text:p>
          </table:table-cell>
          <table:table-cell office:value-type="float" office:value="0.4444022185" calcext:value-type="float">
            <text:p>0.4444022185</text:p>
          </table:table-cell>
          <table:table-cell office:value-type="float" office:value="0.0444402218" calcext:value-type="float">
            <text:p>0.0444402218</text:p>
          </table:table-cell>
          <table:table-cell office:value-type="float" office:value="0" calcext:value-type="float">
            <text:p>0</text:p>
          </table:table-cell>
          <table:table-cell office:value-type="float" office:value="-0.00831688" calcext:value-type="float">
            <text:p>-0.00831688</text:p>
          </table:table-cell>
          <table:table-cell office:value-type="float" office:value="0.00000254" calcext:value-type="float">
            <text:p>0.00000254</text:p>
          </table:table-cell>
          <table:table-cell office:value-type="float" office:value="-0.0092787681" calcext:value-type="float">
            <text:p>-0.009278768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79.3032226562" calcext:value-type="float">
            <text:p>179.3032226562</text:p>
          </table:table-cell>
          <table:table-cell office:value-type="float" office:value="0.3815700353" calcext:value-type="float">
            <text:p>0.3815700353</text:p>
          </table:table-cell>
          <table:table-cell office:value-type="float" office:value="0.0381570035" calcext:value-type="float">
            <text:p>0.0381570035</text:p>
          </table:table-cell>
          <table:table-cell office:value-type="float" office:value="0" calcext:value-type="float">
            <text:p>0</text:p>
          </table:table-cell>
          <table:table-cell office:value-type="float" office:value="-0.00808292" calcext:value-type="float">
            <text:p>-0.00808292</text:p>
          </table:table-cell>
          <table:table-cell office:value-type="float" office:value="0.00000277" calcext:value-type="float">
            <text:p>0.00000277</text:p>
          </table:table-cell>
          <table:table-cell office:value-type="float" office:value="-0.0086586237" calcext:value-type="float">
            <text:p>-0.00865862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79.2901611328" calcext:value-type="float">
            <text:p>179.2901611328</text:p>
          </table:table-cell>
          <table:table-cell office:value-type="float" office:value="0.420161366" calcext:value-type="float">
            <text:p>0.420161366</text:p>
          </table:table-cell>
          <table:table-cell office:value-type="float" office:value="0.0420161366" calcext:value-type="float">
            <text:p>0.0420161366</text:p>
          </table:table-cell>
          <table:table-cell office:value-type="float" office:value="0" calcext:value-type="float">
            <text:p>0</text:p>
          </table:table-cell>
          <table:table-cell office:value-type="float" office:value="-0.00818427" calcext:value-type="float">
            <text:p>-0.00818427</text:p>
          </table:table-cell>
          <table:table-cell office:value-type="float" office:value="-0.00000079" calcext:value-type="float">
            <text:p>-0.00000079</text:p>
          </table:table-cell>
          <table:table-cell office:value-type="float" office:value="-0.0102735062" calcext:value-type="float">
            <text:p>-0.01027350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79.2850799561" calcext:value-type="float">
            <text:p>179.2850799561</text:p>
          </table:table-cell>
          <table:table-cell office:value-type="float" office:value="0.3533667195" calcext:value-type="float">
            <text:p>0.3533667195</text:p>
          </table:table-cell>
          <table:table-cell office:value-type="float" office:value="0.0353366719" calcext:value-type="float">
            <text:p>0.0353366719</text:p>
          </table:table-cell>
          <table:table-cell office:value-type="float" office:value="0" calcext:value-type="float">
            <text:p>0</text:p>
          </table:table-cell>
          <table:table-cell office:value-type="float" office:value="-0.00780663" calcext:value-type="float">
            <text:p>-0.00780663</text:p>
          </table:table-cell>
          <table:table-cell office:value-type="float" office:value="-0.00000078" calcext:value-type="float">
            <text:p>-0.00000078</text:p>
          </table:table-cell>
          <table:table-cell office:value-type="float" office:value="-0.0077628161" calcext:value-type="float">
            <text:p>-0.00776281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79.2839660645" calcext:value-type="float">
            <text:p>179.2839660645</text:p>
          </table:table-cell>
          <table:table-cell office:value-type="float" office:value="0.3829655596" calcext:value-type="float">
            <text:p>0.3829655596</text:p>
          </table:table-cell>
          <table:table-cell office:value-type="float" office:value="0.038296556" calcext:value-type="float">
            <text:p>0.038296556</text:p>
          </table:table-cell>
          <table:table-cell office:value-type="float" office:value="0" calcext:value-type="float">
            <text:p>0</text:p>
          </table:table-cell>
          <table:table-cell office:value-type="float" office:value="-0.00775234" calcext:value-type="float">
            <text:p>-0.00775234</text:p>
          </table:table-cell>
          <table:table-cell office:value-type="float" office:value="-0.00000168" calcext:value-type="float">
            <text:p>-0.00000168</text:p>
          </table:table-cell>
          <table:table-cell office:value-type="float" office:value="-0.0094123682" calcext:value-type="float">
            <text:p>-0.009412368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79.2855987549" calcext:value-type="float">
            <text:p>179.2855987549</text:p>
          </table:table-cell>
          <table:table-cell office:value-type="float" office:value="0.3751762862" calcext:value-type="float">
            <text:p>0.3751762862</text:p>
          </table:table-cell>
          <table:table-cell office:value-type="float" office:value="0.0375176286" calcext:value-type="float">
            <text:p>0.0375176286</text:p>
          </table:table-cell>
          <table:table-cell office:value-type="float" office:value="0" calcext:value-type="float">
            <text:p>0</text:p>
          </table:table-cell>
          <table:table-cell office:value-type="float" office:value="-0.00766426" calcext:value-type="float">
            <text:p>-0.00766426</text:p>
          </table:table-cell>
          <table:table-cell office:value-type="float" office:value="-0.00000165" calcext:value-type="float">
            <text:p>-0.00000165</text:p>
          </table:table-cell>
          <table:table-cell office:value-type="float" office:value="-0.0087571214" calcext:value-type="float">
            <text:p>-0.00875712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79.2828369141" calcext:value-type="float">
            <text:p>179.2828369141</text:p>
          </table:table-cell>
          <table:table-cell office:value-type="float" office:value="0.3588830422" calcext:value-type="float">
            <text:p>0.3588830422</text:p>
          </table:table-cell>
          <table:table-cell office:value-type="float" office:value="0.0358883042" calcext:value-type="float">
            <text:p>0.0358883042</text:p>
          </table:table-cell>
          <table:table-cell office:value-type="float" office:value="0" calcext:value-type="float">
            <text:p>0</text:p>
          </table:table-cell>
          <table:table-cell office:value-type="float" office:value="-0.00749701" calcext:value-type="float">
            <text:p>-0.00749701</text:p>
          </table:table-cell>
          <table:table-cell office:value-type="float" office:value="-0.00000397" calcext:value-type="float">
            <text:p>-0.00000397</text:p>
          </table:table-cell>
          <table:table-cell office:value-type="float" office:value="-0.0081482552" calcext:value-type="float">
            <text:p>-0.00814825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79.2846374512" calcext:value-type="float">
            <text:p>179.2846374512</text:p>
          </table:table-cell>
          <table:table-cell office:value-type="float" office:value="0.3601523272" calcext:value-type="float">
            <text:p>0.3601523272</text:p>
          </table:table-cell>
          <table:table-cell office:value-type="float" office:value="0.0360152327" calcext:value-type="float">
            <text:p>0.0360152327</text:p>
          </table:table-cell>
          <table:table-cell office:value-type="float" office:value="0" calcext:value-type="float">
            <text:p>0</text:p>
          </table:table-cell>
          <table:table-cell office:value-type="float" office:value="-0.00739406" calcext:value-type="float">
            <text:p>-0.00739406</text:p>
          </table:table-cell>
          <table:table-cell office:value-type="float" office:value="-0.00000602" calcext:value-type="float">
            <text:p>-0.00000602</text:p>
          </table:table-cell>
          <table:table-cell office:value-type="float" office:value="-0.0086123832" calcext:value-type="float">
            <text:p>-0.00861238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79.2911834717" calcext:value-type="float">
            <text:p>179.2911834717</text:p>
          </table:table-cell>
          <table:table-cell office:value-type="float" office:value="0.376501831" calcext:value-type="float">
            <text:p>0.376501831</text:p>
          </table:table-cell>
          <table:table-cell office:value-type="float" office:value="0.0376501831" calcext:value-type="float">
            <text:p>0.0376501831</text:p>
          </table:table-cell>
          <table:table-cell office:value-type="float" office:value="0" calcext:value-type="float">
            <text:p>0</text:p>
          </table:table-cell>
          <table:table-cell office:value-type="float" office:value="-0.00743444" calcext:value-type="float">
            <text:p>-0.00743444</text:p>
          </table:table-cell>
          <table:table-cell office:value-type="float" office:value="-0.00000602" calcext:value-type="float">
            <text:p>-0.00000602</text:p>
          </table:table-cell>
          <table:table-cell office:value-type="float" office:value="-0.0090991007" calcext:value-type="float">
            <text:p>-0.00909910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79.2869720459" calcext:value-type="float">
            <text:p>179.2869720459</text:p>
          </table:table-cell>
          <table:table-cell office:value-type="float" office:value="0.3945693062" calcext:value-type="float">
            <text:p>0.3945693062</text:p>
          </table:table-cell>
          <table:table-cell office:value-type="float" office:value="0.0394569306" calcext:value-type="float">
            <text:p>0.0394569306</text:p>
          </table:table-cell>
          <table:table-cell office:value-type="float" office:value="0" calcext:value-type="float">
            <text:p>0</text:p>
          </table:table-cell>
          <table:table-cell office:value-type="float" office:value="-0.00758175" calcext:value-type="float">
            <text:p>-0.00758175</text:p>
          </table:table-cell>
          <table:table-cell office:value-type="float" office:value="-0.00000902" calcext:value-type="float">
            <text:p>-0.00000902</text:p>
          </table:table-cell>
          <table:table-cell office:value-type="float" office:value="-0.0104472796" calcext:value-type="float">
            <text:p>-0.01044727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79.2902984619" calcext:value-type="float">
            <text:p>179.2902984619</text:p>
          </table:table-cell>
          <table:table-cell office:value-type="float" office:value="0.3329975242" calcext:value-type="float">
            <text:p>0.3329975242</text:p>
          </table:table-cell>
          <table:table-cell office:value-type="float" office:value="0.0332997524" calcext:value-type="float">
            <text:p>0.0332997524</text:p>
          </table:table-cell>
          <table:table-cell office:value-type="float" office:value="0" calcext:value-type="float">
            <text:p>0</text:p>
          </table:table-cell>
          <table:table-cell office:value-type="float" office:value="-0.00726953" calcext:value-type="float">
            <text:p>-0.00726953</text:p>
          </table:table-cell>
          <table:table-cell office:value-type="float" office:value="-0.00000732" calcext:value-type="float">
            <text:p>-0.00000732</text:p>
          </table:table-cell>
          <table:table-cell office:value-type="float" office:value="-0.007162301" calcext:value-type="float">
            <text:p>-0.0071623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79.3006896973" calcext:value-type="float">
            <text:p>179.3006896973</text:p>
          </table:table-cell>
          <table:table-cell office:value-type="float" office:value="0.3717099221" calcext:value-type="float">
            <text:p>0.3717099221</text:p>
          </table:table-cell>
          <table:table-cell office:value-type="float" office:value="0.0371709922" calcext:value-type="float">
            <text:p>0.0371709922</text:p>
          </table:table-cell>
          <table:table-cell office:value-type="float" office:value="0" calcext:value-type="float">
            <text:p>0</text:p>
          </table:table-cell>
          <table:table-cell office:value-type="float" office:value="-0.00731956" calcext:value-type="float">
            <text:p>-0.00731956</text:p>
          </table:table-cell>
          <table:table-cell office:value-type="float" office:value="-0.00000732" calcext:value-type="float">
            <text:p>-0.00000732</text:p>
          </table:table-cell>
          <table:table-cell office:value-type="float" office:value="-0.009748462" calcext:value-type="float">
            <text:p>-0.00974846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79.2951812744" calcext:value-type="float">
            <text:p>179.2951812744</text:p>
          </table:table-cell>
          <table:table-cell office:value-type="float" office:value="0.3473811769" calcext:value-type="float">
            <text:p>0.3473811769</text:p>
          </table:table-cell>
          <table:table-cell office:value-type="float" office:value="0.0347381177" calcext:value-type="float">
            <text:p>0.0347381177</text:p>
          </table:table-cell>
          <table:table-cell office:value-type="float" office:value="0" calcext:value-type="float">
            <text:p>0</text:p>
          </table:table-cell>
          <table:table-cell office:value-type="float" office:value="-0.00719074" calcext:value-type="float">
            <text:p>-0.00719074</text:p>
          </table:table-cell>
          <table:table-cell office:value-type="float" office:value="-0.00001097" calcext:value-type="float">
            <text:p>-0.00001097</text:p>
          </table:table-cell>
          <table:table-cell office:value-type="float" office:value="-0.0082109268" calcext:value-type="float">
            <text:p>-0.008210926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179.2900695801" calcext:value-type="float">
            <text:p>179.2900695801</text:p>
          </table:table-cell>
          <table:table-cell office:value-type="float" office:value="0.3275115466" calcext:value-type="float">
            <text:p>0.3275115466</text:p>
          </table:table-cell>
          <table:table-cell office:value-type="float" office:value="0.0327511547" calcext:value-type="float">
            <text:p>0.0327511547</text:p>
          </table:table-cell>
          <table:table-cell office:value-type="float" office:value="0" calcext:value-type="float">
            <text:p>0</text:p>
          </table:table-cell>
          <table:table-cell office:value-type="float" office:value="-0.00697252" calcext:value-type="float">
            <text:p>-0.00697252</text:p>
          </table:table-cell>
          <table:table-cell office:value-type="float" office:value="-0.00001097" calcext:value-type="float">
            <text:p>-0.00001097</text:p>
          </table:table-cell>
          <table:table-cell office:value-type="float" office:value="-0.007844031" calcext:value-type="float">
            <text:p>-0.00784403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179.2962188721" calcext:value-type="float">
            <text:p>179.2962188721</text:p>
          </table:table-cell>
          <table:table-cell office:value-type="float" office:value="0.3293091894" calcext:value-type="float">
            <text:p>0.3293091894</text:p>
          </table:table-cell>
          <table:table-cell office:value-type="float" office:value="0.0329309189" calcext:value-type="float">
            <text:p>0.0329309189</text:p>
          </table:table-cell>
          <table:table-cell office:value-type="float" office:value="0" calcext:value-type="float">
            <text:p>0</text:p>
          </table:table-cell>
          <table:table-cell office:value-type="float" office:value="-0.00683914" calcext:value-type="float">
            <text:p>-0.00683914</text:p>
          </table:table-cell>
          <table:table-cell office:value-type="float" office:value="-0.0000138" calcext:value-type="float">
            <text:p>-0.0000138</text:p>
          </table:table-cell>
          <table:table-cell office:value-type="float" office:value="-0.0075863519" calcext:value-type="float">
            <text:p>-0.007586351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79.307220459" calcext:value-type="float">
            <text:p>179.307220459</text:p>
          </table:table-cell>
          <table:table-cell office:value-type="float" office:value="0.2775854785" calcext:value-type="float">
            <text:p>0.2775854785</text:p>
          </table:table-cell>
          <table:table-cell office:value-type="float" office:value="0.0277585478" calcext:value-type="float">
            <text:p>0.0277585478</text:p>
          </table:table-cell>
          <table:table-cell office:value-type="float" office:value="0" calcext:value-type="float">
            <text:p>0</text:p>
          </table:table-cell>
          <table:table-cell office:value-type="float" office:value="-0.00640558" calcext:value-type="float">
            <text:p>-0.00640558</text:p>
          </table:table-cell>
          <table:table-cell office:value-type="float" office:value="-0.0000138" calcext:value-type="float">
            <text:p>-0.0000138</text:p>
          </table:table-cell>
          <table:table-cell office:value-type="float" office:value="-0.0076077575" calcext:value-type="float">
            <text:p>-0.007607757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179.298324585" calcext:value-type="float">
            <text:p>179.298324585</text:p>
          </table:table-cell>
          <table:table-cell office:value-type="float" office:value="0.325049017" calcext:value-type="float">
            <text:p>0.325049017</text:p>
          </table:table-cell>
          <table:table-cell office:value-type="float" office:value="0.0325049017" calcext:value-type="float">
            <text:p>0.0325049017</text:p>
          </table:table-cell>
          <table:table-cell office:value-type="float" office:value="0" calcext:value-type="float">
            <text:p>0</text:p>
          </table:table-cell>
          <table:table-cell office:value-type="float" office:value="-0.0064331" calcext:value-type="float">
            <text:p>-0.0064331</text:p>
          </table:table-cell>
          <table:table-cell office:value-type="float" office:value="-0.0000138" calcext:value-type="float">
            <text:p>-0.0000138</text:p>
          </table:table-cell>
          <table:table-cell office:value-type="float" office:value="-0.0084511699" calcext:value-type="float">
            <text:p>-0.008451169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179.3017425537" calcext:value-type="float">
            <text:p>179.3017425537</text:p>
          </table:table-cell>
          <table:table-cell office:value-type="float" office:value="0.3097977232" calcext:value-type="float">
            <text:p>0.3097977232</text:p>
          </table:table-cell>
          <table:table-cell office:value-type="float" office:value="0.0309797723" calcext:value-type="float">
            <text:p>0.0309797723</text:p>
          </table:table-cell>
          <table:table-cell office:value-type="float" office:value="0" calcext:value-type="float">
            <text:p>0</text:p>
          </table:table-cell>
          <table:table-cell office:value-type="float" office:value="-0.00634979" calcext:value-type="float">
            <text:p>-0.00634979</text:p>
          </table:table-cell>
          <table:table-cell office:value-type="float" office:value="-0.0000151" calcext:value-type="float">
            <text:p>-0.0000151</text:p>
          </table:table-cell>
          <table:table-cell office:value-type="float" office:value="-0.0072781838" calcext:value-type="float">
            <text:p>-0.00727818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179.2922058105" calcext:value-type="float">
            <text:p>179.2922058105</text:p>
          </table:table-cell>
          <table:table-cell office:value-type="float" office:value="0.296062573" calcext:value-type="float">
            <text:p>0.296062573</text:p>
          </table:table-cell>
          <table:table-cell office:value-type="float" office:value="0.0296062573" calcext:value-type="float">
            <text:p>0.0296062573</text:p>
          </table:table-cell>
          <table:table-cell office:value-type="float" office:value="0" calcext:value-type="float">
            <text:p>0</text:p>
          </table:table-cell>
          <table:table-cell office:value-type="float" office:value="-0.00620276" calcext:value-type="float">
            <text:p>-0.00620276</text:p>
          </table:table-cell>
          <table:table-cell office:value-type="float" office:value="-0.0000151" calcext:value-type="float">
            <text:p>-0.0000151</text:p>
          </table:table-cell>
          <table:table-cell office:value-type="float" office:value="-0.0080451313" calcext:value-type="float">
            <text:p>-0.00804513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179.3038787842" calcext:value-type="float">
            <text:p>179.3038787842</text:p>
          </table:table-cell>
          <table:table-cell office:value-type="float" office:value="0.3156257561" calcext:value-type="float">
            <text:p>0.3156257561</text:p>
          </table:table-cell>
          <table:table-cell office:value-type="float" office:value="0.0315625756" calcext:value-type="float">
            <text:p>0.0315625756</text:p>
          </table:table-cell>
          <table:table-cell office:value-type="float" office:value="0" calcext:value-type="float">
            <text:p>0</text:p>
          </table:table-cell>
          <table:table-cell office:value-type="float" office:value="-0.0062352" calcext:value-type="float">
            <text:p>-0.0062352</text:p>
          </table:table-cell>
          <table:table-cell office:value-type="float" office:value="-0.0000151" calcext:value-type="float">
            <text:p>-0.0000151</text:p>
          </table:table-cell>
          <table:table-cell office:value-type="float" office:value="-0.007132975" calcext:value-type="float">
            <text:p>-0.0071329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79.3086395264" calcext:value-type="float">
            <text:p>179.3086395264</text:p>
          </table:table-cell>
          <table:table-cell office:value-type="float" office:value="0.3438460955" calcext:value-type="float">
            <text:p>0.3438460955</text:p>
          </table:table-cell>
          <table:table-cell office:value-type="float" office:value="0.0343846095" calcext:value-type="float">
            <text:p>0.0343846095</text:p>
          </table:table-cell>
          <table:table-cell office:value-type="float" office:value="0" calcext:value-type="float">
            <text:p>0</text:p>
          </table:table-cell>
          <table:table-cell office:value-type="float" office:value="-0.00644488" calcext:value-type="float">
            <text:p>-0.00644488</text:p>
          </table:table-cell>
          <table:table-cell office:value-type="float" office:value="-0.00001546" calcext:value-type="float">
            <text:p>-0.00001546</text:p>
          </table:table-cell>
          <table:table-cell office:value-type="float" office:value="-0.0088687314" calcext:value-type="float">
            <text:p>-0.008868731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79.3154754639" calcext:value-type="float">
            <text:p>179.3154754639</text:p>
          </table:table-cell>
          <table:table-cell office:value-type="float" office:value="0.3235102712" calcext:value-type="float">
            <text:p>0.3235102712</text:p>
          </table:table-cell>
          <table:table-cell office:value-type="float" office:value="0.0323510271" calcext:value-type="float">
            <text:p>0.0323510271</text:p>
          </table:table-cell>
          <table:table-cell office:value-type="float" office:value="0" calcext:value-type="float">
            <text:p>0</text:p>
          </table:table-cell>
          <table:table-cell office:value-type="float" office:value="-0.00644902" calcext:value-type="float">
            <text:p>-0.00644902</text:p>
          </table:table-cell>
          <table:table-cell office:value-type="float" office:value="-0.00001546" calcext:value-type="float">
            <text:p>-0.00001546</text:p>
          </table:table-cell>
          <table:table-cell office:value-type="float" office:value="-0.0080784238" calcext:value-type="float">
            <text:p>-0.008078423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179.3000488281" calcext:value-type="float">
            <text:p>179.3000488281</text:p>
          </table:table-cell>
          <table:table-cell office:value-type="float" office:value="0.3432082353" calcext:value-type="float">
            <text:p>0.3432082353</text:p>
          </table:table-cell>
          <table:table-cell office:value-type="float" office:value="0.0343208235" calcext:value-type="float">
            <text:p>0.0343208235</text:p>
          </table:table-cell>
          <table:table-cell office:value-type="float" office:value="0" calcext:value-type="float">
            <text:p>0</text:p>
          </table:table-cell>
          <table:table-cell office:value-type="float" office:value="-0.00658306" calcext:value-type="float">
            <text:p>-0.00658306</text:p>
          </table:table-cell>
          <table:table-cell office:value-type="float" office:value="-0.00001676" calcext:value-type="float">
            <text:p>-0.00001676</text:p>
          </table:table-cell>
          <table:table-cell office:value-type="float" office:value="-0.0085548424" calcext:value-type="float">
            <text:p>-0.00855484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79.2911682129" calcext:value-type="float">
            <text:p>179.2911682129</text:p>
          </table:table-cell>
          <table:table-cell office:value-type="float" office:value="0.3331492164" calcext:value-type="float">
            <text:p>0.3331492164</text:p>
          </table:table-cell>
          <table:table-cell office:value-type="float" office:value="0.0333149216" calcext:value-type="float">
            <text:p>0.0333149216</text:p>
          </table:table-cell>
          <table:table-cell office:value-type="float" office:value="0" calcext:value-type="float">
            <text:p>0</text:p>
          </table:table-cell>
          <table:table-cell office:value-type="float" office:value="-0.00660531" calcext:value-type="float">
            <text:p>-0.00660531</text:p>
          </table:table-cell>
          <table:table-cell office:value-type="float" office:value="-0.00001676" calcext:value-type="float">
            <text:p>-0.00001676</text:p>
          </table:table-cell>
          <table:table-cell office:value-type="float" office:value="-0.0069839579" calcext:value-type="float">
            <text:p>-0.006983957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179.2899475098" calcext:value-type="float">
            <text:p>179.2899475098</text:p>
          </table:table-cell>
          <table:table-cell office:value-type="float" office:value="0.3340417142" calcext:value-type="float">
            <text:p>0.3340417142</text:p>
          </table:table-cell>
          <table:table-cell office:value-type="float" office:value="0.0334041714" calcext:value-type="float">
            <text:p>0.0334041714</text:p>
          </table:table-cell>
          <table:table-cell office:value-type="float" office:value="0" calcext:value-type="float">
            <text:p>0</text:p>
          </table:table-cell>
          <table:table-cell office:value-type="float" office:value="-0.00662607" calcext:value-type="float">
            <text:p>-0.00662607</text:p>
          </table:table-cell>
          <table:table-cell office:value-type="float" office:value="-0.00001676" calcext:value-type="float">
            <text:p>-0.00001676</text:p>
          </table:table-cell>
          <table:table-cell office:value-type="float" office:value="-0.0081102908" calcext:value-type="float">
            <text:p>-0.00811029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179.2849121094" calcext:value-type="float">
            <text:p>179.2849121094</text:p>
          </table:table-cell>
          <table:table-cell office:value-type="float" office:value="0.3161799012" calcext:value-type="float">
            <text:p>0.3161799012</text:p>
          </table:table-cell>
          <table:table-cell office:value-type="float" office:value="0.0316179901" calcext:value-type="float">
            <text:p>0.0316179901</text:p>
          </table:table-cell>
          <table:table-cell office:value-type="float" office:value="0" calcext:value-type="float">
            <text:p>0</text:p>
          </table:table-cell>
          <table:table-cell office:value-type="float" office:value="-0.00652086" calcext:value-type="float">
            <text:p>-0.00652086</text:p>
          </table:table-cell>
          <table:table-cell office:value-type="float" office:value="-0.00001448" calcext:value-type="float">
            <text:p>-0.00001448</text:p>
          </table:table-cell>
          <table:table-cell office:value-type="float" office:value="-0.0078611327" calcext:value-type="float">
            <text:p>-0.00786113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179.2925109863" calcext:value-type="float">
            <text:p>179.2925109863</text:p>
          </table:table-cell>
          <table:table-cell office:value-type="float" office:value="0.3447494164" calcext:value-type="float">
            <text:p>0.3447494164</text:p>
          </table:table-cell>
          <table:table-cell office:value-type="float" office:value="0.0344749416" calcext:value-type="float">
            <text:p>0.0344749416</text:p>
          </table:table-cell>
          <table:table-cell office:value-type="float" office:value="0" calcext:value-type="float">
            <text:p>0</text:p>
          </table:table-cell>
          <table:table-cell office:value-type="float" office:value="-0.00664119" calcext:value-type="float">
            <text:p>-0.00664119</text:p>
          </table:table-cell>
          <table:table-cell office:value-type="float" office:value="-0.00001448" calcext:value-type="float">
            <text:p>-0.00001448</text:p>
          </table:table-cell>
          <table:table-cell office:value-type="float" office:value="-0.0069695488" calcext:value-type="float">
            <text:p>-0.006969548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179.2939758301" calcext:value-type="float">
            <text:p>179.2939758301</text:p>
          </table:table-cell>
          <table:table-cell office:value-type="float" office:value="0.369978628" calcext:value-type="float">
            <text:p>0.369978628</text:p>
          </table:table-cell>
          <table:table-cell office:value-type="float" office:value="0.0369978628" calcext:value-type="float">
            <text:p>0.0369978628</text:p>
          </table:table-cell>
          <table:table-cell office:value-type="float" office:value="0" calcext:value-type="float">
            <text:p>0</text:p>
          </table:table-cell>
          <table:table-cell office:value-type="float" office:value="-0.00688947" calcext:value-type="float">
            <text:p>-0.00688947</text:p>
          </table:table-cell>
          <table:table-cell office:value-type="float" office:value="-0.00001577" calcext:value-type="float">
            <text:p>-0.00001577</text:p>
          </table:table-cell>
          <table:table-cell office:value-type="float" office:value="-0.0089639814" calcext:value-type="float">
            <text:p>-0.008963981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179.2878112793" calcext:value-type="float">
            <text:p>179.2878112793</text:p>
          </table:table-cell>
          <table:table-cell office:value-type="float" office:value="0.3234512421" calcext:value-type="float">
            <text:p>0.3234512421</text:p>
          </table:table-cell>
          <table:table-cell office:value-type="float" office:value="0.0323451242" calcext:value-type="float">
            <text:p>0.0323451242</text:p>
          </table:table-cell>
          <table:table-cell office:value-type="float" office:value="0" calcext:value-type="float">
            <text:p>0</text:p>
          </table:table-cell>
          <table:table-cell office:value-type="float" office:value="-0.00674478" calcext:value-type="float">
            <text:p>-0.00674478</text:p>
          </table:table-cell>
          <table:table-cell office:value-type="float" office:value="-0.00001577" calcext:value-type="float">
            <text:p>-0.00001577</text:p>
          </table:table-cell>
          <table:table-cell office:value-type="float" office:value="-0.0079012372" calcext:value-type="float">
            <text:p>-0.00790123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179.2909088135" calcext:value-type="float">
            <text:p>179.2909088135</text:p>
          </table:table-cell>
          <table:table-cell office:value-type="float" office:value="0.3172632133" calcext:value-type="float">
            <text:p>0.3172632133</text:p>
          </table:table-cell>
          <table:table-cell office:value-type="float" office:value="0.0317263213" calcext:value-type="float">
            <text:p>0.0317263213</text:p>
          </table:table-cell>
          <table:table-cell office:value-type="float" office:value="0" calcext:value-type="float">
            <text:p>0</text:p>
          </table:table-cell>
          <table:table-cell office:value-type="float" office:value="-0.00660716" calcext:value-type="float">
            <text:p>-0.00660716</text:p>
          </table:table-cell>
          <table:table-cell office:value-type="float" office:value="-0.00001577" calcext:value-type="float">
            <text:p>-0.00001577</text:p>
          </table:table-cell>
          <table:table-cell office:value-type="float" office:value="-0.0068156419" calcext:value-type="float">
            <text:p>-0.006815641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79.3049316406" calcext:value-type="float">
            <text:p>179.3049316406</text:p>
          </table:table-cell>
          <table:table-cell office:value-type="float" office:value="0.3392879963" calcext:value-type="float">
            <text:p>0.3392879963</text:p>
          </table:table-cell>
          <table:table-cell office:value-type="float" office:value="0.0339287996" calcext:value-type="float">
            <text:p>0.0339287996</text:p>
          </table:table-cell>
          <table:table-cell office:value-type="float" office:value="0" calcext:value-type="float">
            <text:p>0</text:p>
          </table:table-cell>
          <table:table-cell office:value-type="float" office:value="-0.00666227" calcext:value-type="float">
            <text:p>-0.00666227</text:p>
          </table:table-cell>
          <table:table-cell office:value-type="float" office:value="-0.00001584" calcext:value-type="float">
            <text:p>-0.00001584</text:p>
          </table:table-cell>
          <table:table-cell office:value-type="float" office:value="-0.0079429822" calcext:value-type="float">
            <text:p>-0.00794298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79.3056640625" calcext:value-type="float">
            <text:p>179.3056640625</text:p>
          </table:table-cell>
          <table:table-cell office:value-type="float" office:value="0.3850193913" calcext:value-type="float">
            <text:p>0.3850193913</text:p>
          </table:table-cell>
          <table:table-cell office:value-type="float" office:value="0.0385019391" calcext:value-type="float">
            <text:p>0.0385019391</text:p>
          </table:table-cell>
          <table:table-cell office:value-type="float" office:value="0" calcext:value-type="float">
            <text:p>0</text:p>
          </table:table-cell>
          <table:table-cell office:value-type="float" office:value="-0.00700375" calcext:value-type="float">
            <text:p>-0.00700375</text:p>
          </table:table-cell>
          <table:table-cell office:value-type="float" office:value="-0.00001584" calcext:value-type="float">
            <text:p>-0.00001584</text:p>
          </table:table-cell>
          <table:table-cell office:value-type="float" office:value="-0.0095026764" calcext:value-type="float">
            <text:p>-0.00950267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179.2970123291" calcext:value-type="float">
            <text:p>179.2970123291</text:p>
          </table:table-cell>
          <table:table-cell office:value-type="float" office:value="0.3176003678" calcext:value-type="float">
            <text:p>0.3176003678</text:p>
          </table:table-cell>
          <table:table-cell office:value-type="float" office:value="0.0317600368" calcext:value-type="float">
            <text:p>0.0317600368</text:p>
          </table:table-cell>
          <table:table-cell office:value-type="float" office:value="0" calcext:value-type="float">
            <text:p>0</text:p>
          </table:table-cell>
          <table:table-cell office:value-type="float" office:value="-0.00678191" calcext:value-type="float">
            <text:p>-0.00678191</text:p>
          </table:table-cell>
          <table:table-cell office:value-type="float" office:value="-0.0000159" calcext:value-type="float">
            <text:p>-0.0000159</text:p>
          </table:table-cell>
          <table:table-cell office:value-type="float" office:value="-0.0076063431" calcext:value-type="float">
            <text:p>-0.00760634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179.2883605957" calcext:value-type="float">
            <text:p>179.2883605957</text:p>
          </table:table-cell>
          <table:table-cell office:value-type="float" office:value="0.3679939319" calcext:value-type="float">
            <text:p>0.3679939319</text:p>
          </table:table-cell>
          <table:table-cell office:value-type="float" office:value="0.0367993932" calcext:value-type="float">
            <text:p>0.0367993932</text:p>
          </table:table-cell>
          <table:table-cell office:value-type="float" office:value="0" calcext:value-type="float">
            <text:p>0</text:p>
          </table:table-cell>
          <table:table-cell office:value-type="float" office:value="-0.00696998" calcext:value-type="float">
            <text:p>-0.00696998</text:p>
          </table:table-cell>
          <table:table-cell office:value-type="float" office:value="-0.0000159" calcext:value-type="float">
            <text:p>-0.0000159</text:p>
          </table:table-cell>
          <table:table-cell office:value-type="float" office:value="-0.0079953021" calcext:value-type="float">
            <text:p>-0.007995302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179.2813568115" calcext:value-type="float">
            <text:p>179.2813568115</text:p>
          </table:table-cell>
          <table:table-cell office:value-type="float" office:value="0.3856631919" calcext:value-type="float">
            <text:p>0.3856631919</text:p>
          </table:table-cell>
          <table:table-cell office:value-type="float" office:value="0.0385663192" calcext:value-type="float">
            <text:p>0.0385663192</text:p>
          </table:table-cell>
          <table:table-cell office:value-type="float" office:value="0" calcext:value-type="float">
            <text:p>0</text:p>
          </table:table-cell>
          <table:table-cell office:value-type="float" office:value="-0.00721301" calcext:value-type="float">
            <text:p>-0.00721301</text:p>
          </table:table-cell>
          <table:table-cell office:value-type="float" office:value="-0.0000159" calcext:value-type="float">
            <text:p>-0.0000159</text:p>
          </table:table-cell>
          <table:table-cell office:value-type="float" office:value="-0.0102565766" calcext:value-type="float">
            <text:p>-0.010256576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179.280090332" calcext:value-type="float">
            <text:p>179.280090332</text:p>
          </table:table-cell>
          <table:table-cell office:value-type="float" office:value="0.3390240177" calcext:value-type="float">
            <text:p>0.3390240177</text:p>
          </table:table-cell>
          <table:table-cell office:value-type="float" office:value="0.0339024018" calcext:value-type="float">
            <text:p>0.0339024018</text:p>
          </table:table-cell>
          <table:table-cell office:value-type="float" office:value="0" calcext:value-type="float">
            <text:p>0</text:p>
          </table:table-cell>
          <table:table-cell office:value-type="float" office:value="-0.00706408" calcext:value-type="float">
            <text:p>-0.00706408</text:p>
          </table:table-cell>
          <table:table-cell office:value-type="float" office:value="-0.00001561" calcext:value-type="float">
            <text:p>-0.00001561</text:p>
          </table:table-cell>
          <table:table-cell office:value-type="float" office:value="-0.0073189552" calcext:value-type="float">
            <text:p>-0.00731895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179.2968292236" calcext:value-type="float">
            <text:p>179.2968292236</text:p>
          </table:table-cell>
          <table:table-cell office:value-type="float" office:value="0.399002051" calcext:value-type="float">
            <text:p>0.399002051</text:p>
          </table:table-cell>
          <table:table-cell office:value-type="float" office:value="0.0399002051" calcext:value-type="float">
            <text:p>0.0399002051</text:p>
          </table:table-cell>
          <table:table-cell office:value-type="float" office:value="0" calcext:value-type="float">
            <text:p>0</text:p>
          </table:table-cell>
          <table:table-cell office:value-type="float" office:value="-0.00736459" calcext:value-type="float">
            <text:p>-0.00736459</text:p>
          </table:table-cell>
          <table:table-cell office:value-type="float" office:value="-0.00001561" calcext:value-type="float">
            <text:p>-0.00001561</text:p>
          </table:table-cell>
          <table:table-cell office:value-type="float" office:value="-0.0097248532" calcext:value-type="float">
            <text:p>-0.009724853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179.292388916" calcext:value-type="float">
            <text:p>179.292388916</text:p>
          </table:table-cell>
          <table:table-cell office:value-type="float" office:value="0.3729456998" calcext:value-type="float">
            <text:p>0.3729456998</text:p>
          </table:table-cell>
          <table:table-cell office:value-type="float" office:value="0.03729457" calcext:value-type="float">
            <text:p>0.03729457</text:p>
          </table:table-cell>
          <table:table-cell office:value-type="float" office:value="0" calcext:value-type="float">
            <text:p>0</text:p>
          </table:table-cell>
          <table:table-cell office:value-type="float" office:value="-0.00739111" calcext:value-type="float">
            <text:p>-0.00739111</text:p>
          </table:table-cell>
          <table:table-cell office:value-type="float" office:value="-0.00001561" calcext:value-type="float">
            <text:p>-0.00001561</text:p>
          </table:table-cell>
          <table:table-cell office:value-type="float" office:value="-0.0087417171" calcext:value-type="float">
            <text:p>-0.00874171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79.2972564697" calcext:value-type="float">
            <text:p>179.2972564697</text:p>
          </table:table-cell>
          <table:table-cell office:value-type="float" office:value="0.3994973003" calcext:value-type="float">
            <text:p>0.3994973003</text:p>
          </table:table-cell>
          <table:table-cell office:value-type="float" office:value="0.03994973" calcext:value-type="float">
            <text:p>0.03994973</text:p>
          </table:table-cell>
          <table:table-cell office:value-type="float" office:value="0" calcext:value-type="float">
            <text:p>0</text:p>
          </table:table-cell>
          <table:table-cell office:value-type="float" office:value="-0.00758573" calcext:value-type="float">
            <text:p>-0.00758573</text:p>
          </table:table-cell>
          <table:table-cell office:value-type="float" office:value="-0.00001508" calcext:value-type="float">
            <text:p>-0.00001508</text:p>
          </table:table-cell>
          <table:table-cell office:value-type="float" office:value="-0.0103562151" calcext:value-type="float">
            <text:p>-0.010356215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79.2985992432" calcext:value-type="float">
            <text:p>179.2985992432</text:p>
          </table:table-cell>
          <table:table-cell office:value-type="float" office:value="0.2995732705" calcext:value-type="float">
            <text:p>0.2995732705</text:p>
          </table:table-cell>
          <table:table-cell office:value-type="float" office:value="0.0299573271" calcext:value-type="float">
            <text:p>0.0299573271</text:p>
          </table:table-cell>
          <table:table-cell office:value-type="float" office:value="0" calcext:value-type="float">
            <text:p>0</text:p>
          </table:table-cell>
          <table:table-cell office:value-type="float" office:value="-0.00704943" calcext:value-type="float">
            <text:p>-0.00704943</text:p>
          </table:table-cell>
          <table:table-cell office:value-type="float" office:value="-0.00001508" calcext:value-type="float">
            <text:p>-0.00001508</text:p>
          </table:table-cell>
          <table:table-cell office:value-type="float" office:value="-0.0068730187" calcext:value-type="float">
            <text:p>-0.006873018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179.2943115234" calcext:value-type="float">
            <text:p>179.2943115234</text:p>
          </table:table-cell>
          <table:table-cell office:value-type="float" office:value="0.3929079704" calcext:value-type="float">
            <text:p>0.3929079704</text:p>
          </table:table-cell>
          <table:table-cell office:value-type="float" office:value="0.039290797" calcext:value-type="float">
            <text:p>0.039290797</text:p>
          </table:table-cell>
          <table:table-cell office:value-type="float" office:value="0" calcext:value-type="float">
            <text:p>0</text:p>
          </table:table-cell>
          <table:table-cell office:value-type="float" office:value="-0.00731422" calcext:value-type="float">
            <text:p>-0.00731422</text:p>
          </table:table-cell>
          <table:table-cell office:value-type="float" office:value="-0.00001632" calcext:value-type="float">
            <text:p>-0.00001632</text:p>
          </table:table-cell>
          <table:table-cell office:value-type="float" office:value="-0.0087167478" calcext:value-type="float">
            <text:p>-0.008716747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179.2942962646" calcext:value-type="float">
            <text:p>179.2942962646</text:p>
          </table:table-cell>
          <table:table-cell office:value-type="float" office:value="0.3260840318" calcext:value-type="float">
            <text:p>0.3260840318</text:p>
          </table:table-cell>
          <table:table-cell office:value-type="float" office:value="0.0326084032" calcext:value-type="float">
            <text:p>0.0326084032</text:p>
          </table:table-cell>
          <table:table-cell office:value-type="float" office:value="0" calcext:value-type="float">
            <text:p>0</text:p>
          </table:table-cell>
          <table:table-cell office:value-type="float" office:value="-0.00704525" calcext:value-type="float">
            <text:p>-0.00704525</text:p>
          </table:table-cell>
          <table:table-cell office:value-type="float" office:value="-0.00001632" calcext:value-type="float">
            <text:p>-0.00001632</text:p>
          </table:table-cell>
          <table:table-cell office:value-type="float" office:value="-0.007943141" calcext:value-type="float">
            <text:p>-0.00794314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179.3067779541" calcext:value-type="float">
            <text:p>179.3067779541</text:p>
          </table:table-cell>
          <table:table-cell office:value-type="float" office:value="0.315198879" calcext:value-type="float">
            <text:p>0.315198879</text:p>
          </table:table-cell>
          <table:table-cell office:value-type="float" office:value="0.0315198879" calcext:value-type="float">
            <text:p>0.0315198879</text:p>
          </table:table-cell>
          <table:table-cell office:value-type="float" office:value="0" calcext:value-type="float">
            <text:p>0</text:p>
          </table:table-cell>
          <table:table-cell office:value-type="float" office:value="-0.00679355" calcext:value-type="float">
            <text:p>-0.00679355</text:p>
          </table:table-cell>
          <table:table-cell office:value-type="float" office:value="-0.00001603" calcext:value-type="float">
            <text:p>-0.00001603</text:p>
          </table:table-cell>
          <table:table-cell office:value-type="float" office:value="-0.0063722793" calcext:value-type="float">
            <text:p>-0.006372279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179.3126525879" calcext:value-type="float">
            <text:p>179.3126525879</text:p>
          </table:table-cell>
          <table:table-cell office:value-type="float" office:value="0.3125812511" calcext:value-type="float">
            <text:p>0.3125812511</text:p>
          </table:table-cell>
          <table:table-cell office:value-type="float" office:value="0.0312581251" calcext:value-type="float">
            <text:p>0.0312581251</text:p>
          </table:table-cell>
          <table:table-cell office:value-type="float" office:value="0" calcext:value-type="float">
            <text:p>0</text:p>
          </table:table-cell>
          <table:table-cell office:value-type="float" office:value="-0.00660844" calcext:value-type="float">
            <text:p>-0.00660844</text:p>
          </table:table-cell>
          <table:table-cell office:value-type="float" office:value="-0.00001873" calcext:value-type="float">
            <text:p>-0.00001873</text:p>
          </table:table-cell>
          <table:table-cell office:value-type="float" office:value="-0.0064349664" calcext:value-type="float">
            <text:p>-0.006434966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179.3115844727" calcext:value-type="float">
            <text:p>179.3115844727</text:p>
          </table:table-cell>
          <table:table-cell office:value-type="float" office:value="0.3534032861" calcext:value-type="float">
            <text:p>0.3534032861</text:p>
          </table:table-cell>
          <table:table-cell office:value-type="float" office:value="0.0353403286" calcext:value-type="float">
            <text:p>0.0353403286</text:p>
          </table:table-cell>
          <table:table-cell office:value-type="float" office:value="0" calcext:value-type="float">
            <text:p>0</text:p>
          </table:table-cell>
          <table:table-cell office:value-type="float" office:value="-0.00675719" calcext:value-type="float">
            <text:p>-0.00675719</text:p>
          </table:table-cell>
          <table:table-cell office:value-type="float" office:value="-0.00001873" calcext:value-type="float">
            <text:p>-0.00001873</text:p>
          </table:table-cell>
          <table:table-cell office:value-type="float" office:value="-0.0083527592" calcext:value-type="float">
            <text:p>-0.00835275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179.3140411377" calcext:value-type="float">
            <text:p>179.3140411377</text:p>
          </table:table-cell>
          <table:table-cell office:value-type="float" office:value="0.2872315815" calcext:value-type="float">
            <text:p>0.2872315815</text:p>
          </table:table-cell>
          <table:table-cell office:value-type="float" office:value="0.0287231582" calcext:value-type="float">
            <text:p>0.0287231582</text:p>
          </table:table-cell>
          <table:table-cell office:value-type="float" office:value="0" calcext:value-type="float">
            <text:p>0</text:p>
          </table:table-cell>
          <table:table-cell office:value-type="float" office:value="-0.00641528" calcext:value-type="float">
            <text:p>-0.00641528</text:p>
          </table:table-cell>
          <table:table-cell office:value-type="float" office:value="-0.00001968" calcext:value-type="float">
            <text:p>-0.00001968</text:p>
          </table:table-cell>
          <table:table-cell office:value-type="float" office:value="-0.0056677994" calcext:value-type="float">
            <text:p>-0.005667799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179.314239502" calcext:value-type="float">
            <text:p>179.314239502</text:p>
          </table:table-cell>
          <table:table-cell office:value-type="float" office:value="0.2838398919" calcext:value-type="float">
            <text:p>0.2838398919</text:p>
          </table:table-cell>
          <table:table-cell office:value-type="float" office:value="0.0283839892" calcext:value-type="float">
            <text:p>0.0283839892</text:p>
          </table:table-cell>
          <table:table-cell office:value-type="float" office:value="0" calcext:value-type="float">
            <text:p>0</text:p>
          </table:table-cell>
          <table:table-cell office:value-type="float" office:value="-0.00616493" calcext:value-type="float">
            <text:p>-0.00616493</text:p>
          </table:table-cell>
          <table:table-cell office:value-type="float" office:value="-0.00001968" calcext:value-type="float">
            <text:p>-0.00001968</text:p>
          </table:table-cell>
          <table:table-cell office:value-type="float" office:value="-0.0067526039" calcext:value-type="float">
            <text:p>-0.006752603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179.3113250732" calcext:value-type="float">
            <text:p>179.3113250732</text:p>
          </table:table-cell>
          <table:table-cell office:value-type="float" office:value="0.3242360097" calcext:value-type="float">
            <text:p>0.3242360097</text:p>
          </table:table-cell>
          <table:table-cell office:value-type="float" office:value="0.032423601" calcext:value-type="float">
            <text:p>0.032423601</text:p>
          </table:table-cell>
          <table:table-cell office:value-type="float" office:value="0" calcext:value-type="float">
            <text:p>0</text:p>
          </table:table-cell>
          <table:table-cell office:value-type="float" office:value="-0.00626738" calcext:value-type="float">
            <text:p>-0.00626738</text:p>
          </table:table-cell>
          <table:table-cell office:value-type="float" office:value="-0.00001968" calcext:value-type="float">
            <text:p>-0.00001968</text:p>
          </table:table-cell>
          <table:table-cell office:value-type="float" office:value="-0.0077764867" calcext:value-type="float">
            <text:p>-0.007776486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179.3141021729" calcext:value-type="float">
            <text:p>179.3141021729</text:p>
          </table:table-cell>
          <table:table-cell office:value-type="float" office:value="0.2670586619" calcext:value-type="float">
            <text:p>0.2670586619</text:p>
          </table:table-cell>
          <table:table-cell office:value-type="float" office:value="0.0267058662" calcext:value-type="float">
            <text:p>0.0267058662</text:p>
          </table:table-cell>
          <table:table-cell office:value-type="float" office:value="0" calcext:value-type="float">
            <text:p>0</text:p>
          </table:table-cell>
          <table:table-cell office:value-type="float" office:value="-0.00595457" calcext:value-type="float">
            <text:p>-0.00595457</text:p>
          </table:table-cell>
          <table:table-cell office:value-type="float" office:value="-0.00002362" calcext:value-type="float">
            <text:p>-0.00002362</text:p>
          </table:table-cell>
          <table:table-cell office:value-type="float" office:value="-0.006028863" calcext:value-type="float">
            <text:p>-0.0060288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179.3235015869" calcext:value-type="float">
            <text:p>179.3235015869</text:p>
          </table:table-cell>
          <table:table-cell office:value-type="float" office:value="0.2718605221" calcext:value-type="float">
            <text:p>0.2718605221</text:p>
          </table:table-cell>
          <table:table-cell office:value-type="float" office:value="0.0271860522" calcext:value-type="float">
            <text:p>0.0271860522</text:p>
          </table:table-cell>
          <table:table-cell office:value-type="float" office:value="0" calcext:value-type="float">
            <text:p>0</text:p>
          </table:table-cell>
          <table:table-cell office:value-type="float" office:value="-0.00577821" calcext:value-type="float">
            <text:p>-0.00577821</text:p>
          </table:table-cell>
          <table:table-cell office:value-type="float" office:value="-0.00002362" calcext:value-type="float">
            <text:p>-0.00002362</text:p>
          </table:table-cell>
          <table:table-cell office:value-type="float" office:value="-0.0056754094" calcext:value-type="float">
            <text:p>-0.005675409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79.3272705078" calcext:value-type="float">
            <text:p>179.3272705078</text:p>
          </table:table-cell>
          <table:table-cell office:value-type="float" office:value="0.2895780927" calcext:value-type="float">
            <text:p>0.2895780927</text:p>
          </table:table-cell>
          <table:table-cell office:value-type="float" office:value="0.0289578093" calcext:value-type="float">
            <text:p>0.0289578093</text:p>
          </table:table-cell>
          <table:table-cell office:value-type="float" office:value="0" calcext:value-type="float">
            <text:p>0</text:p>
          </table:table-cell>
          <table:table-cell office:value-type="float" office:value="-0.00577881" calcext:value-type="float">
            <text:p>-0.00577881</text:p>
          </table:table-cell>
          <table:table-cell office:value-type="float" office:value="-0.00002456" calcext:value-type="float">
            <text:p>-0.00002456</text:p>
          </table:table-cell>
          <table:table-cell office:value-type="float" office:value="-0.0082098773" calcext:value-type="float">
            <text:p>-0.008209877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79.3332519531" calcext:value-type="float">
            <text:p>179.3332519531</text:p>
          </table:table-cell>
          <table:table-cell office:value-type="float" office:value="0.2515410407" calcext:value-type="float">
            <text:p>0.2515410407</text:p>
          </table:table-cell>
          <table:table-cell office:value-type="float" office:value="0.0251541041" calcext:value-type="float">
            <text:p>0.0251541041</text:p>
          </table:table-cell>
          <table:table-cell office:value-type="float" office:value="0" calcext:value-type="float">
            <text:p>0</text:p>
          </table:table-cell>
          <table:table-cell office:value-type="float" office:value="-0.00552571" calcext:value-type="float">
            <text:p>-0.00552571</text:p>
          </table:table-cell>
          <table:table-cell office:value-type="float" office:value="-0.00002727" calcext:value-type="float">
            <text:p>-0.00002727</text:p>
          </table:table-cell>
          <table:table-cell office:value-type="float" office:value="-0.0057247771" calcext:value-type="float">
            <text:p>-0.005724777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79.3299560547" calcext:value-type="float">
            <text:p>179.3299560547</text:p>
          </table:table-cell>
          <table:table-cell office:value-type="float" office:value="0.2600708946" calcext:value-type="float">
            <text:p>0.2600708946</text:p>
          </table:table-cell>
          <table:table-cell office:value-type="float" office:value="0.0260070895" calcext:value-type="float">
            <text:p>0.0260070895</text:p>
          </table:table-cell>
          <table:table-cell office:value-type="float" office:value="0" calcext:value-type="float">
            <text:p>0</text:p>
          </table:table-cell>
          <table:table-cell office:value-type="float" office:value="-0.00541397" calcext:value-type="float">
            <text:p>-0.00541397</text:p>
          </table:table-cell>
          <table:table-cell office:value-type="float" office:value="-0.00002727" calcext:value-type="float">
            <text:p>-0.00002727</text:p>
          </table:table-cell>
          <table:table-cell office:value-type="float" office:value="-0.0067516109" calcext:value-type="float">
            <text:p>-0.006751610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79.3313446045" calcext:value-type="float">
            <text:p>179.3313446045</text:p>
          </table:table-cell>
          <table:table-cell office:value-type="float" office:value="0.3436335873" calcext:value-type="float">
            <text:p>0.3436335873</text:p>
          </table:table-cell>
          <table:table-cell office:value-type="float" office:value="0.0343633587" calcext:value-type="float">
            <text:p>0.0343633587</text:p>
          </table:table-cell>
          <table:table-cell office:value-type="float" office:value="0" calcext:value-type="float">
            <text:p>0</text:p>
          </table:table-cell>
          <table:table-cell office:value-type="float" office:value="-0.00589643" calcext:value-type="float">
            <text:p>-0.00589643</text:p>
          </table:table-cell>
          <table:table-cell office:value-type="float" office:value="-0.00003092" calcext:value-type="float">
            <text:p>-0.00003092</text:p>
          </table:table-cell>
          <table:table-cell office:value-type="float" office:value="-0.0090096065" calcext:value-type="float">
            <text:p>-0.009009606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179.318359375" calcext:value-type="float">
            <text:p>179.318359375</text:p>
          </table:table-cell>
          <table:table-cell office:value-type="float" office:value="0.284823525" calcext:value-type="float">
            <text:p>0.284823525</text:p>
          </table:table-cell>
          <table:table-cell office:value-type="float" office:value="0.0284823525" calcext:value-type="float">
            <text:p>0.0284823525</text:p>
          </table:table-cell>
          <table:table-cell office:value-type="float" office:value="0" calcext:value-type="float">
            <text:p>0</text:p>
          </table:table-cell>
          <table:table-cell office:value-type="float" office:value="-0.00582587" calcext:value-type="float">
            <text:p>-0.00582587</text:p>
          </table:table-cell>
          <table:table-cell office:value-type="float" office:value="-0.00003092" calcext:value-type="float">
            <text:p>-0.00003092</text:p>
          </table:table-cell>
          <table:table-cell office:value-type="float" office:value="-0.0069141567" calcext:value-type="float">
            <text:p>-0.006914156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179.318145752" calcext:value-type="float">
            <text:p>179.318145752</text:p>
          </table:table-cell>
          <table:table-cell office:value-type="float" office:value="0.3037677462" calcext:value-type="float">
            <text:p>0.3037677462</text:p>
          </table:table-cell>
          <table:table-cell office:value-type="float" office:value="0.0303767746" calcext:value-type="float">
            <text:p>0.0303767746</text:p>
          </table:table-cell>
          <table:table-cell office:value-type="float" office:value="0" calcext:value-type="float">
            <text:p>0</text:p>
          </table:table-cell>
          <table:table-cell office:value-type="float" office:value="-0.00590512" calcext:value-type="float">
            <text:p>-0.00590512</text:p>
          </table:table-cell>
          <table:table-cell office:value-type="float" office:value="-0.00003092" calcext:value-type="float">
            <text:p>-0.00003092</text:p>
          </table:table-cell>
          <table:table-cell office:value-type="float" office:value="-0.0076956607" calcext:value-type="float">
            <text:p>-0.007695660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179.315246582" calcext:value-type="float">
            <text:p>179.315246582</text:p>
          </table:table-cell>
          <table:table-cell office:value-type="float" office:value="0.2774363066" calcext:value-type="float">
            <text:p>0.2774363066</text:p>
          </table:table-cell>
          <table:table-cell office:value-type="float" office:value="0.0277436307" calcext:value-type="float">
            <text:p>0.0277436307</text:p>
          </table:table-cell>
          <table:table-cell office:value-type="float" office:value="0" calcext:value-type="float">
            <text:p>0</text:p>
          </table:table-cell>
          <table:table-cell office:value-type="float" office:value="-0.00578243" calcext:value-type="float">
            <text:p>-0.00578243</text:p>
          </table:table-cell>
          <table:table-cell office:value-type="float" office:value="-0.00003122" calcext:value-type="float">
            <text:p>-0.00003122</text:p>
          </table:table-cell>
          <table:table-cell office:value-type="float" office:value="-0.0054166993" calcext:value-type="float">
            <text:p>-0.005416699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179.3182220459" calcext:value-type="float">
            <text:p>179.3182220459</text:p>
          </table:table-cell>
          <table:table-cell office:value-type="float" office:value="0.287049366" calcext:value-type="float">
            <text:p>0.287049366</text:p>
          </table:table-cell>
          <table:table-cell office:value-type="float" office:value="0.0287049366" calcext:value-type="float">
            <text:p>0.0287049366</text:p>
          </table:table-cell>
          <table:table-cell office:value-type="float" office:value="0" calcext:value-type="float">
            <text:p>0</text:p>
          </table:table-cell>
          <table:table-cell office:value-type="float" office:value="-0.00576476" calcext:value-type="float">
            <text:p>-0.00576476</text:p>
          </table:table-cell>
          <table:table-cell office:value-type="float" office:value="-0.00003122" calcext:value-type="float">
            <text:p>-0.00003122</text:p>
          </table:table-cell>
          <table:table-cell office:value-type="float" office:value="-0.0077403964" calcext:value-type="float">
            <text:p>-0.007740396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179.3030700684" calcext:value-type="float">
            <text:p>179.3030700684</text:p>
          </table:table-cell>
          <table:table-cell office:value-type="float" office:value="-0.5761882471" calcext:value-type="float">
            <text:p>-0.5761882471</text:p>
          </table:table-cell>
          <table:table-cell office:value-type="float" office:value="-0.0576188247" calcext:value-type="float">
            <text:p>-0.0576188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3281" calcext:value-type="float">
            <text:p>-0.00003281</text:p>
          </table:table-cell>
          <table:table-cell office:value-type="float" office:value="-0.002993483" calcext:value-type="float">
            <text:p>-0.0029934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79.3052825928" calcext:value-type="float">
            <text:p>179.3052825928</text:p>
          </table:table-cell>
          <table:table-cell office:value-type="float" office:value="0.0074174225" calcext:value-type="float">
            <text:p>0.0074174225</text:p>
          </table:table-cell>
          <table:table-cell office:value-type="float" office:value="0.0007417422" calcext:value-type="float">
            <text:p>0.0007417422</text:p>
          </table:table-cell>
          <table:table-cell office:value-type="float" office:value="0" calcext:value-type="float">
            <text:p>0</text:p>
          </table:table-cell>
          <table:table-cell office:value-type="float" office:value="-0.00004943" calcext:value-type="float">
            <text:p>-0.00004943</text:p>
          </table:table-cell>
          <table:table-cell office:value-type="float" office:value="-0.00003281" calcext:value-type="float">
            <text:p>-0.00003281</text:p>
          </table:table-cell>
          <table:table-cell office:value-type="float" office:value="-0.0008202424" calcext:value-type="float">
            <text:p>-0.000820242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179.3045806885" calcext:value-type="float">
            <text:p>179.3045806885</text:p>
          </table:table-cell>
          <table:table-cell office:value-type="float" office:value="-0.0021931809" calcext:value-type="float">
            <text:p>-0.0021931809</text:p>
          </table:table-cell>
          <table:table-cell office:value-type="float" office:value="-0.0002193181" calcext:value-type="float">
            <text:p>-0.0002193181</text:p>
          </table:table-cell>
          <table:table-cell office:value-type="float" office:value="0" calcext:value-type="float">
            <text:p>0</text:p>
          </table:table-cell>
          <table:table-cell office:value-type="float" office:value="-0.00001831" calcext:value-type="float">
            <text:p>-0.00001831</text:p>
          </table:table-cell>
          <table:table-cell office:value-type="float" office:value="-0.00003375" calcext:value-type="float">
            <text:p>-0.00003375</text:p>
          </table:table-cell>
          <table:table-cell office:value-type="float" office:value="-0.0011741079" calcext:value-type="float">
            <text:p>-0.001174107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79.2947692871" calcext:value-type="float">
            <text:p>179.2947692871</text:p>
          </table:table-cell>
          <table:table-cell office:value-type="float" office:value="-0.0112240965" calcext:value-type="float">
            <text:p>-0.0112240965</text:p>
          </table:table-cell>
          <table:table-cell office:value-type="float" office:value="-0.0011224097" calcext:value-type="float">
            <text:p>-0.0011224097</text:p>
          </table:table-cell>
          <table:table-cell office:value-type="float" office:value="0" calcext:value-type="float">
            <text:p>0</text:p>
          </table:table-cell>
          <table:table-cell office:value-type="float" office:value="0.0000626" calcext:value-type="float">
            <text:p>0.0000626</text:p>
          </table:table-cell>
          <table:table-cell office:value-type="float" office:value="-0.00003375" calcext:value-type="float">
            <text:p>-0.00003375</text:p>
          </table:table-cell>
          <table:table-cell office:value-type="float" office:value="-0.0018573269" calcext:value-type="float">
            <text:p>-0.001857326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179.2832489014" calcext:value-type="float">
            <text:p>179.2832489014</text:p>
          </table:table-cell>
          <table:table-cell office:value-type="float" office:value="-0.0012689375" calcext:value-type="float">
            <text:p>-0.0012689375</text:p>
          </table:table-cell>
          <table:table-cell office:value-type="float" office:value="-0.0001268937" calcext:value-type="float">
            <text:p>-0.0001268937</text:p>
          </table:table-cell>
          <table:table-cell office:value-type="float" office:value="0" calcext:value-type="float">
            <text:p>0</text:p>
          </table:table-cell>
          <table:table-cell office:value-type="float" office:value="0.00005016" calcext:value-type="float">
            <text:p>0.00005016</text:p>
          </table:table-cell>
          <table:table-cell office:value-type="float" office:value="-0.00003375" calcext:value-type="float">
            <text:p>-0.00003375</text:p>
          </table:table-cell>
          <table:table-cell office:value-type="float" office:value="-0.0007737398" calcext:value-type="float">
            <text:p>-0.000773739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179.2796783447" calcext:value-type="float">
            <text:p>179.2796783447</text:p>
          </table:table-cell>
          <table:table-cell office:value-type="float" office:value="0.0293267516" calcext:value-type="float">
            <text:p>0.0293267516</text:p>
          </table:table-cell>
          <table:table-cell office:value-type="float" office:value="0.0029326752" calcext:value-type="float">
            <text:p>0.0029326752</text:p>
          </table:table-cell>
          <table:table-cell office:value-type="float" office:value="0" calcext:value-type="float">
            <text:p>0</text:p>
          </table:table-cell>
          <table:table-cell office:value-type="float" office:value="-0.00016204" calcext:value-type="float">
            <text:p>-0.00016204</text:p>
          </table:table-cell>
          <table:table-cell office:value-type="float" office:value="-0.00003111" calcext:value-type="float">
            <text:p>-0.00003111</text:p>
          </table:table-cell>
          <table:table-cell office:value-type="float" office:value="-0.0025788553" calcext:value-type="float">
            <text:p>-0.002578855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179.2765197754" calcext:value-type="float">
            <text:p>179.2765197754</text:p>
          </table:table-cell>
          <table:table-cell office:value-type="float" office:value="-0.0265347842" calcext:value-type="float">
            <text:p>-0.0265347842</text:p>
          </table:table-cell>
          <table:table-cell office:value-type="float" office:value="-0.0026534784" calcext:value-type="float">
            <text:p>-0.0026534784</text:p>
          </table:table-cell>
          <table:table-cell office:value-type="float" office:value="0" calcext:value-type="float">
            <text:p>0</text:p>
          </table:table-cell>
          <table:table-cell office:value-type="float" office:value="0.00006891" calcext:value-type="float">
            <text:p>0.00006891</text:p>
          </table:table-cell>
          <table:table-cell office:value-type="float" office:value="-0.00003411" calcext:value-type="float">
            <text:p>-0.00003411</text:p>
          </table:table-cell>
          <table:table-cell office:value-type="float" office:value="-0.00159545" calcext:value-type="float">
            <text:p>-0.0015954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179.2687835693" calcext:value-type="float">
            <text:p>179.2687835693</text:p>
          </table:table-cell>
          <table:table-cell office:value-type="float" office:value="0.0521217393" calcext:value-type="float">
            <text:p>0.0521217393</text:p>
          </table:table-cell>
          <table:table-cell office:value-type="float" office:value="0.0052121739" calcext:value-type="float">
            <text:p>0.0052121739</text:p>
          </table:table-cell>
          <table:table-cell office:value-type="float" office:value="0" calcext:value-type="float">
            <text:p>0</text:p>
          </table:table-cell>
          <table:table-cell office:value-type="float" office:value="-0.00030146" calcext:value-type="float">
            <text:p>-0.00030146</text:p>
          </table:table-cell>
          <table:table-cell office:value-type="float" office:value="-0.00003411" calcext:value-type="float">
            <text:p>-0.00003411</text:p>
          </table:table-cell>
          <table:table-cell office:value-type="float" office:value="-0.0029084553" calcext:value-type="float">
            <text:p>-0.002908455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179.2453765869" calcext:value-type="float">
            <text:p>179.2453765869</text:p>
          </table:table-cell>
          <table:table-cell office:value-type="float" office:value="-0.0359331012" calcext:value-type="float">
            <text:p>-0.0359331012</text:p>
          </table:table-cell>
          <table:table-cell office:value-type="float" office:value="-0.0035933101" calcext:value-type="float">
            <text:p>-0.0035933101</text:p>
          </table:table-cell>
          <table:table-cell office:value-type="float" office:value="0" calcext:value-type="float">
            <text:p>0</text:p>
          </table:table-cell>
          <table:table-cell office:value-type="float" office:value="0.00003867" calcext:value-type="float">
            <text:p>0.00003867</text:p>
          </table:table-cell>
          <table:table-cell office:value-type="float" office:value="-0.00003411" calcext:value-type="float">
            <text:p>-0.00003411</text:p>
          </table:table-cell>
          <table:table-cell office:value-type="float" office:value="-0.0003590316" calcext:value-type="float">
            <text:p>-0.000359031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179.2527923584" calcext:value-type="float">
            <text:p>179.2527923584</text:p>
          </table:table-cell>
          <table:table-cell office:value-type="float" office:value="-0.0361310037" calcext:value-type="float">
            <text:p>-0.0361310037</text:p>
          </table:table-cell>
          <table:table-cell office:value-type="float" office:value="-0.0036131004" calcext:value-type="float">
            <text:p>-0.0036131004</text:p>
          </table:table-cell>
          <table:table-cell office:value-type="float" office:value="0" calcext:value-type="float">
            <text:p>0</text:p>
          </table:table-cell>
          <table:table-cell office:value-type="float" office:value="0.00026655" calcext:value-type="float">
            <text:p>0.00026655</text:p>
          </table:table-cell>
          <table:table-cell office:value-type="float" office:value="-0.00003411" calcext:value-type="float">
            <text:p>-0.00003411</text:p>
          </table:table-cell>
          <table:table-cell office:value-type="float" office:value="0.0003815757" calcext:value-type="float">
            <text:p>0.00038157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179.2498931885" calcext:value-type="float">
            <text:p>179.2498931885</text:p>
          </table:table-cell>
          <table:table-cell office:value-type="float" office:value="-0.0180012597" calcext:value-type="float">
            <text:p>-0.0180012597</text:p>
          </table:table-cell>
          <table:table-cell office:value-type="float" office:value="-0.001800126" calcext:value-type="float">
            <text:p>-0.001800126</text:p>
          </table:table-cell>
          <table:table-cell office:value-type="float" office:value="0" calcext:value-type="float">
            <text:p>0</text:p>
          </table:table-cell>
          <table:table-cell office:value-type="float" office:value="0.00029752" calcext:value-type="float">
            <text:p>0.00029752</text:p>
          </table:table-cell>
          <table:table-cell office:value-type="float" office:value="-0.00003241" calcext:value-type="float">
            <text:p>-0.00003241</text:p>
          </table:table-cell>
          <table:table-cell office:value-type="float" office:value="-0.0021275735" calcext:value-type="float">
            <text:p>-0.002127573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179.2537536621" calcext:value-type="float">
            <text:p>179.2537536621</text:p>
          </table:table-cell>
          <table:table-cell office:value-type="float" office:value="0.0531221313" calcext:value-type="float">
            <text:p>0.0531221313</text:p>
          </table:table-cell>
          <table:table-cell office:value-type="float" office:value="0.0053122131" calcext:value-type="float">
            <text:p>0.0053122131</text:p>
          </table:table-cell>
          <table:table-cell office:value-type="float" office:value="0" calcext:value-type="float">
            <text:p>0</text:p>
          </table:table-cell>
          <table:table-cell office:value-type="float" office:value="-0.00015585" calcext:value-type="float">
            <text:p>-0.00015585</text:p>
          </table:table-cell>
          <table:table-cell office:value-type="float" office:value="-0.00003241" calcext:value-type="float">
            <text:p>-0.00003241</text:p>
          </table:table-cell>
          <table:table-cell office:value-type="float" office:value="-0.0026398391" calcext:value-type="float">
            <text:p>-0.002639839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79.2490539551" calcext:value-type="float">
            <text:p>179.2490539551</text:p>
          </table:table-cell>
          <table:table-cell office:value-type="float" office:value="-0.0540987711" calcext:value-type="float">
            <text:p>-0.0540987711</text:p>
          </table:table-cell>
          <table:table-cell office:value-type="float" office:value="-0.0054098771" calcext:value-type="float">
            <text:p>-0.0054098771</text:p>
          </table:table-cell>
          <table:table-cell office:value-type="float" office:value="0" calcext:value-type="float">
            <text:p>0</text:p>
          </table:table-cell>
          <table:table-cell office:value-type="float" office:value="0.00025673" calcext:value-type="float">
            <text:p>0.00025673</text:p>
          </table:table-cell>
          <table:table-cell office:value-type="float" office:value="-0.00003241" calcext:value-type="float">
            <text:p>-0.00003241</text:p>
          </table:table-cell>
          <table:table-cell office:value-type="float" office:value="0.0013230627" calcext:value-type="float">
            <text:p>0.001323062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179.25050354" calcext:value-type="float">
            <text:p>179.25050354</text:p>
          </table:table-cell>
          <table:table-cell office:value-type="float" office:value="-0.0022242182" calcext:value-type="float">
            <text:p>-0.0022242182</text:p>
          </table:table-cell>
          <table:table-cell office:value-type="float" office:value="-0.0002224218" calcext:value-type="float">
            <text:p>-0.0002224218</text:p>
          </table:table-cell>
          <table:table-cell office:value-type="float" office:value="0" calcext:value-type="float">
            <text:p>0</text:p>
          </table:table-cell>
          <table:table-cell office:value-type="float" office:value="0.00018583" calcext:value-type="float">
            <text:p>0.00018583</text:p>
          </table:table-cell>
          <table:table-cell office:value-type="float" office:value="-0.00003241" calcext:value-type="float">
            <text:p>-0.00003241</text:p>
          </table:table-cell>
          <table:table-cell office:value-type="float" office:value="-0.001033722" calcext:value-type="float">
            <text:p>-0.00103372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179.2410583496" calcext:value-type="float">
            <text:p>179.2410583496</text:p>
          </table:table-cell>
          <table:table-cell office:value-type="float" office:value="0.0375337435" calcext:value-type="float">
            <text:p>0.0375337435</text:p>
          </table:table-cell>
          <table:table-cell office:value-type="float" office:value="0.0037533744" calcext:value-type="float">
            <text:p>0.0037533744</text:p>
          </table:table-cell>
          <table:table-cell office:value-type="float" office:value="0" calcext:value-type="float">
            <text:p>0</text:p>
          </table:table-cell>
          <table:table-cell office:value-type="float" office:value="-0.00012636" calcext:value-type="float">
            <text:p>-0.00012636</text:p>
          </table:table-cell>
          <table:table-cell office:value-type="float" office:value="-0.00003241" calcext:value-type="float">
            <text:p>-0.00003241</text:p>
          </table:table-cell>
          <table:table-cell office:value-type="float" office:value="-0.0015331592" calcext:value-type="float">
            <text:p>-0.001533159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179.2466888428" calcext:value-type="float">
            <text:p>179.2466888428</text:p>
          </table:table-cell>
          <table:table-cell office:value-type="float" office:value="0.0545947086" calcext:value-type="float">
            <text:p>0.0545947086</text:p>
          </table:table-cell>
          <table:table-cell office:value-type="float" office:value="0.0054594709" calcext:value-type="float">
            <text:p>0.0054594709</text:p>
          </table:table-cell>
          <table:table-cell office:value-type="float" office:value="0" calcext:value-type="float">
            <text:p>0</text:p>
          </table:table-cell>
          <table:table-cell office:value-type="float" office:value="-0.00044801" calcext:value-type="float">
            <text:p>-0.00044801</text:p>
          </table:table-cell>
          <table:table-cell office:value-type="float" office:value="-0.00002977" calcext:value-type="float">
            <text:p>-0.00002977</text:p>
          </table:table-cell>
          <table:table-cell office:value-type="float" office:value="-0.0022742901" calcext:value-type="float">
            <text:p>-0.002274290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179.2397918701" calcext:value-type="float">
            <text:p>179.2397918701</text:p>
          </table:table-cell>
          <table:table-cell office:value-type="float" office:value="0.0344734167" calcext:value-type="float">
            <text:p>0.0344734167</text:p>
          </table:table-cell>
          <table:table-cell office:value-type="float" office:value="0.0034473417" calcext:value-type="float">
            <text:p>0.0034473417</text:p>
          </table:table-cell>
          <table:table-cell office:value-type="float" office:value="0" calcext:value-type="float">
            <text:p>0</text:p>
          </table:table-cell>
          <table:table-cell office:value-type="float" office:value="-0.00052817" calcext:value-type="float">
            <text:p>-0.00052817</text:p>
          </table:table-cell>
          <table:table-cell office:value-type="float" office:value="-0.00002736" calcext:value-type="float">
            <text:p>-0.00002736</text:p>
          </table:table-cell>
          <table:table-cell office:value-type="float" office:value="-0.0027672856" calcext:value-type="float">
            <text:p>-0.002767285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179.2257843018" calcext:value-type="float">
            <text:p>179.2257843018</text:p>
          </table:table-cell>
          <table:table-cell office:value-type="float" office:value="0.1071146105" calcext:value-type="float">
            <text:p>0.1071146105</text:p>
          </table:table-cell>
          <table:table-cell office:value-type="float" office:value="0.010711461" calcext:value-type="float">
            <text:p>0.010711461</text:p>
          </table:table-cell>
          <table:table-cell office:value-type="float" office:value="0" calcext:value-type="float">
            <text:p>0</text:p>
          </table:table-cell>
          <table:table-cell office:value-type="float" office:value="-0.00106568" calcext:value-type="float">
            <text:p>-0.00106568</text:p>
          </table:table-cell>
          <table:table-cell office:value-type="float" office:value="-0.00002736" calcext:value-type="float">
            <text:p>-0.00002736</text:p>
          </table:table-cell>
          <table:table-cell office:value-type="float" office:value="-0.0037324029" calcext:value-type="float">
            <text:p>-0.003732402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179.2206726074" calcext:value-type="float">
            <text:p>179.2206726074</text:p>
          </table:table-cell>
          <table:table-cell office:value-type="float" office:value="0.1042877966" calcext:value-type="float">
            <text:p>0.1042877966</text:p>
          </table:table-cell>
          <table:table-cell office:value-type="float" office:value="0.0104287797" calcext:value-type="float">
            <text:p>0.0104287797</text:p>
          </table:table-cell>
          <table:table-cell office:value-type="float" office:value="0" calcext:value-type="float">
            <text:p>0</text:p>
          </table:table-cell>
          <table:table-cell office:value-type="float" office:value="-0.00140488" calcext:value-type="float">
            <text:p>-0.00140488</text:p>
          </table:table-cell>
          <table:table-cell office:value-type="float" office:value="-0.00002736" calcext:value-type="float">
            <text:p>-0.00002736</text:p>
          </table:table-cell>
          <table:table-cell office:value-type="float" office:value="-0.0043677401" calcext:value-type="float">
            <text:p>-0.004367740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179.2149505615" calcext:value-type="float">
            <text:p>179.2149505615</text:p>
          </table:table-cell>
          <table:table-cell office:value-type="float" office:value="0.0731715306" calcext:value-type="float">
            <text:p>0.0731715306</text:p>
          </table:table-cell>
          <table:table-cell office:value-type="float" office:value="0.0073171531" calcext:value-type="float">
            <text:p>0.0073171531</text:p>
          </table:table-cell>
          <table:table-cell office:value-type="float" office:value="0" calcext:value-type="float">
            <text:p>0</text:p>
          </table:table-cell>
          <table:table-cell office:value-type="float" office:value="-0.00142346" calcext:value-type="float">
            <text:p>-0.00142346</text:p>
          </table:table-cell>
          <table:table-cell office:value-type="float" office:value="-0.00002706" calcext:value-type="float">
            <text:p>-0.00002706</text:p>
          </table:table-cell>
          <table:table-cell office:value-type="float" office:value="-0.0034656442" calcext:value-type="float">
            <text:p>-0.003465644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179.2101898193" calcext:value-type="float">
            <text:p>179.2101898193</text:p>
          </table:table-cell>
          <table:table-cell office:value-type="float" office:value="0.0709343985" calcext:value-type="float">
            <text:p>0.0709343985</text:p>
          </table:table-cell>
          <table:table-cell office:value-type="float" office:value="0.0070934399" calcext:value-type="float">
            <text:p>0.0070934399</text:p>
          </table:table-cell>
          <table:table-cell office:value-type="float" office:value="0" calcext:value-type="float">
            <text:p>0</text:p>
          </table:table-cell>
          <table:table-cell office:value-type="float" office:value="-0.00142092" calcext:value-type="float">
            <text:p>-0.00142092</text:p>
          </table:table-cell>
          <table:table-cell office:value-type="float" office:value="-0.00002537" calcext:value-type="float">
            <text:p>-0.00002537</text:p>
          </table:table-cell>
          <table:table-cell office:value-type="float" office:value="-0.0018822344" calcext:value-type="float">
            <text:p>-0.0018822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179.2186737061" calcext:value-type="float">
            <text:p>179.2186737061</text:p>
          </table:table-cell>
          <table:table-cell office:value-type="float" office:value="0.0842901283" calcext:value-type="float">
            <text:p>0.0842901283</text:p>
          </table:table-cell>
          <table:table-cell office:value-type="float" office:value="0.0084290128" calcext:value-type="float">
            <text:p>0.0084290128</text:p>
          </table:table-cell>
          <table:table-cell office:value-type="float" office:value="0" calcext:value-type="float">
            <text:p>0</text:p>
          </table:table-cell>
          <table:table-cell office:value-type="float" office:value="-0.00150824" calcext:value-type="float">
            <text:p>-0.00150824</text:p>
          </table:table-cell>
          <table:table-cell office:value-type="float" office:value="-0.00002537" calcext:value-type="float">
            <text:p>-0.00002537</text:p>
          </table:table-cell>
          <table:table-cell office:value-type="float" office:value="-0.002312818" calcext:value-type="float">
            <text:p>-0.0023128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179.2074584961" calcext:value-type="float">
            <text:p>179.2074584961</text:p>
          </table:table-cell>
          <table:table-cell office:value-type="float" office:value="0.0414927179" calcext:value-type="float">
            <text:p>0.0414927179</text:p>
          </table:table-cell>
          <table:table-cell office:value-type="float" office:value="0.0041492718" calcext:value-type="float">
            <text:p>0.0041492718</text:p>
          </table:table-cell>
          <table:table-cell office:value-type="float" office:value="0" calcext:value-type="float">
            <text:p>0</text:p>
          </table:table-cell>
          <table:table-cell office:value-type="float" office:value="-0.00128118" calcext:value-type="float">
            <text:p>-0.00128118</text:p>
          </table:table-cell>
          <table:table-cell office:value-type="float" office:value="-0.00002537" calcext:value-type="float">
            <text:p>-0.00002537</text:p>
          </table:table-cell>
          <table:table-cell office:value-type="float" office:value="-0.0027528027" calcext:value-type="float">
            <text:p>-0.002752802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179.2056884766" calcext:value-type="float">
            <text:p>179.2056884766</text:p>
          </table:table-cell>
          <table:table-cell office:value-type="float" office:value="0.0692204906" calcext:value-type="float">
            <text:p>0.0692204906</text:p>
          </table:table-cell>
          <table:table-cell office:value-type="float" office:value="0.0069220491" calcext:value-type="float">
            <text:p>0.0069220491</text:p>
          </table:table-cell>
          <table:table-cell office:value-type="float" office:value="0" calcext:value-type="float">
            <text:p>0</text:p>
          </table:table-cell>
          <table:table-cell office:value-type="float" office:value="-0.00131472" calcext:value-type="float">
            <text:p>-0.00131472</text:p>
          </table:table-cell>
          <table:table-cell office:value-type="float" office:value="-0.00002537" calcext:value-type="float">
            <text:p>-0.00002537</text:p>
          </table:table-cell>
          <table:table-cell office:value-type="float" office:value="-0.0020271999" calcext:value-type="float">
            <text:p>-0.002027199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79.198638916" calcext:value-type="float">
            <text:p>179.198638916</text:p>
          </table:table-cell>
          <table:table-cell office:value-type="float" office:value="0.0695161144" calcext:value-type="float">
            <text:p>0.0695161144</text:p>
          </table:table-cell>
          <table:table-cell office:value-type="float" office:value="0.0069516114" calcext:value-type="float">
            <text:p>0.0069516114</text:p>
          </table:table-cell>
          <table:table-cell office:value-type="float" office:value="0" calcext:value-type="float">
            <text:p>0</text:p>
          </table:table-cell>
          <table:table-cell office:value-type="float" office:value="-0.00133904" calcext:value-type="float">
            <text:p>-0.00133904</text:p>
          </table:table-cell>
          <table:table-cell office:value-type="float" office:value="-0.00002537" calcext:value-type="float">
            <text:p>-0.00002537</text:p>
          </table:table-cell>
          <table:table-cell office:value-type="float" office:value="-0.003133215" calcext:value-type="float">
            <text:p>-0.0031332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179.1850891113" calcext:value-type="float">
            <text:p>179.1850891113</text:p>
          </table:table-cell>
          <table:table-cell office:value-type="float" office:value="-0.014533402" calcext:value-type="float">
            <text:p>-0.014533402</text:p>
          </table:table-cell>
          <table:table-cell office:value-type="float" office:value="-0.0014533402" calcext:value-type="float">
            <text:p>-0.0014533402</text:p>
          </table:table-cell>
          <table:table-cell office:value-type="float" office:value="0" calcext:value-type="float">
            <text:p>0</text:p>
          </table:table-cell>
          <table:table-cell office:value-type="float" office:value="-0.00079509" calcext:value-type="float">
            <text:p>-0.00079509</text:p>
          </table:table-cell>
          <table:table-cell office:value-type="float" office:value="-0.00002508" calcext:value-type="float">
            <text:p>-0.00002508</text:p>
          </table:table-cell>
          <table:table-cell office:value-type="float" office:value="-0.0009956639" calcext:value-type="float">
            <text:p>-0.000995663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179.1831359863" calcext:value-type="float">
            <text:p>179.1831359863</text:p>
          </table:table-cell>
          <table:table-cell office:value-type="float" office:value="0.0208826995" calcext:value-type="float">
            <text:p>0.0208826995</text:p>
          </table:table-cell>
          <table:table-cell office:value-type="float" office:value="0.0020882699" calcext:value-type="float">
            <text:p>0.0020882699</text:p>
          </table:table-cell>
          <table:table-cell office:value-type="float" office:value="0" calcext:value-type="float">
            <text:p>0</text:p>
          </table:table-cell>
          <table:table-cell office:value-type="float" office:value="-0.00066879" calcext:value-type="float">
            <text:p>-0.00066879</text:p>
          </table:table-cell>
          <table:table-cell office:value-type="float" office:value="-0.00002508" calcext:value-type="float">
            <text:p>-0.00002508</text:p>
          </table:table-cell>
          <table:table-cell office:value-type="float" office:value="-0.0011844071" calcext:value-type="float">
            <text:p>-0.001184407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179.1762695312" calcext:value-type="float">
            <text:p>179.1762695312</text:p>
          </table:table-cell>
          <table:table-cell office:value-type="float" office:value="0.0362606334" calcext:value-type="float">
            <text:p>0.0362606334</text:p>
          </table:table-cell>
          <table:table-cell office:value-type="float" office:value="0.0036260633" calcext:value-type="float">
            <text:p>0.0036260633</text:p>
          </table:table-cell>
          <table:table-cell office:value-type="float" office:value="0" calcext:value-type="float">
            <text:p>0</text:p>
          </table:table-cell>
          <table:table-cell office:value-type="float" office:value="-0.00068715" calcext:value-type="float">
            <text:p>-0.00068715</text:p>
          </table:table-cell>
          <table:table-cell office:value-type="float" office:value="-0.00002508" calcext:value-type="float">
            <text:p>-0.00002508</text:p>
          </table:table-cell>
          <table:table-cell office:value-type="float" office:value="-0.0027268207" calcext:value-type="float">
            <text:p>-0.002726820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179.1787719727" calcext:value-type="float">
            <text:p>179.1787719727</text:p>
          </table:table-cell>
          <table:table-cell office:value-type="float" office:value="0.100232656" calcext:value-type="float">
            <text:p>0.100232656</text:p>
          </table:table-cell>
          <table:table-cell office:value-type="float" office:value="0.0100232656" calcext:value-type="float">
            <text:p>0.0100232656</text:p>
          </table:table-cell>
          <table:table-cell office:value-type="float" office:value="0" calcext:value-type="float">
            <text:p>0</text:p>
          </table:table-cell>
          <table:table-cell office:value-type="float" office:value="-0.00112571" calcext:value-type="float">
            <text:p>-0.00112571</text:p>
          </table:table-cell>
          <table:table-cell office:value-type="float" office:value="-0.00002631" calcext:value-type="float">
            <text:p>-0.00002631</text:p>
          </table:table-cell>
          <table:table-cell office:value-type="float" office:value="-0.00348336" calcext:value-type="float">
            <text:p>-0.0034833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179.1730499268" calcext:value-type="float">
            <text:p>179.1730499268</text:p>
          </table:table-cell>
          <table:table-cell office:value-type="float" office:value="0.0348701391" calcext:value-type="float">
            <text:p>0.0348701391</text:p>
          </table:table-cell>
          <table:table-cell office:value-type="float" office:value="0.0034870139" calcext:value-type="float">
            <text:p>0.0034870139</text:p>
          </table:table-cell>
          <table:table-cell office:value-type="float" office:value="0" calcext:value-type="float">
            <text:p>0</text:p>
          </table:table-cell>
          <table:table-cell office:value-type="float" office:value="-0.00098224" calcext:value-type="float">
            <text:p>-0.00098224</text:p>
          </table:table-cell>
          <table:table-cell office:value-type="float" office:value="-0.00002631" calcext:value-type="float">
            <text:p>-0.00002631</text:p>
          </table:table-cell>
          <table:table-cell office:value-type="float" office:value="-0.0023348177" calcext:value-type="float">
            <text:p>-0.002334817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179.1810150146" calcext:value-type="float">
            <text:p>179.1810150146</text:p>
          </table:table-cell>
          <table:table-cell office:value-type="float" office:value="0.0000211328" calcext:value-type="float">
            <text:p>2.11328E-05</text:p>
          </table:table-cell>
          <table:table-cell office:value-type="float" office:value="0.0000021133" calcext:value-type="float">
            <text:p>2.1133E-06</text:p>
          </table:table-cell>
          <table:table-cell office:value-type="float" office:value="0" calcext:value-type="float">
            <text:p>0</text:p>
          </table:table-cell>
          <table:table-cell office:value-type="float" office:value="-0.00065442" calcext:value-type="float">
            <text:p>-0.00065442</text:p>
          </table:table-cell>
          <table:table-cell office:value-type="float" office:value="-0.00002602" calcext:value-type="float">
            <text:p>-0.00002602</text:p>
          </table:table-cell>
          <table:table-cell office:value-type="float" office:value="-0.0019056033" calcext:value-type="float">
            <text:p>-0.001905603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179.1861724854" calcext:value-type="float">
            <text:p>179.1861724854</text:p>
          </table:table-cell>
          <table:table-cell office:value-type="float" office:value="0.0655593729" calcext:value-type="float">
            <text:p>0.0655593729</text:p>
          </table:table-cell>
          <table:table-cell office:value-type="float" office:value="0.0065559373" calcext:value-type="float">
            <text:p>0.0065559373</text:p>
          </table:table-cell>
          <table:table-cell office:value-type="float" office:value="0" calcext:value-type="float">
            <text:p>0</text:p>
          </table:table-cell>
          <table:table-cell office:value-type="float" office:value="-0.00087283" calcext:value-type="float">
            <text:p>-0.00087283</text:p>
          </table:table-cell>
          <table:table-cell office:value-type="float" office:value="-0.00002602" calcext:value-type="float">
            <text:p>-0.00002602</text:p>
          </table:table-cell>
          <table:table-cell office:value-type="float" office:value="-0.0030459615" calcext:value-type="float">
            <text:p>-0.003045961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179.1815338135" calcext:value-type="float">
            <text:p>179.1815338135</text:p>
          </table:table-cell>
          <table:table-cell office:value-type="float" office:value="0.0511721311" calcext:value-type="float">
            <text:p>0.0511721311</text:p>
          </table:table-cell>
          <table:table-cell office:value-type="float" office:value="0.0051172131" calcext:value-type="float">
            <text:p>0.0051172131</text:p>
          </table:table-cell>
          <table:table-cell office:value-type="float" office:value="0" calcext:value-type="float">
            <text:p>0</text:p>
          </table:table-cell>
          <table:table-cell office:value-type="float" office:value="-0.00092244" calcext:value-type="float">
            <text:p>-0.00092244</text:p>
          </table:table-cell>
          <table:table-cell office:value-type="float" office:value="-0.00002602" calcext:value-type="float">
            <text:p>-0.00002602</text:p>
          </table:table-cell>
          <table:table-cell office:value-type="float" office:value="-0.0025237356" calcext:value-type="float">
            <text:p>-0.002523735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79.1918945312" calcext:value-type="float">
            <text:p>179.1918945312</text:p>
          </table:table-cell>
          <table:table-cell office:value-type="float" office:value="0.0113570254" calcext:value-type="float">
            <text:p>0.0113570254</text:p>
          </table:table-cell>
          <table:table-cell office:value-type="float" office:value="0.0011357025" calcext:value-type="float">
            <text:p>0.0011357025</text:p>
          </table:table-cell>
          <table:table-cell office:value-type="float" office:value="0" calcext:value-type="float">
            <text:p>0</text:p>
          </table:table-cell>
          <table:table-cell office:value-type="float" office:value="-0.00069014" calcext:value-type="float">
            <text:p>-0.00069014</text:p>
          </table:table-cell>
          <table:table-cell office:value-type="float" office:value="-0.00002461" calcext:value-type="float">
            <text:p>-0.00002461</text:p>
          </table:table-cell>
          <table:table-cell office:value-type="float" office:value="-0.0014078367" calcext:value-type="float">
            <text:p>-0.00140783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179.1674346924" calcext:value-type="float">
            <text:p>179.1674346924</text:p>
          </table:table-cell>
          <table:table-cell office:value-type="float" office:value="0.0368226809" calcext:value-type="float">
            <text:p>0.0368226809</text:p>
          </table:table-cell>
          <table:table-cell office:value-type="float" office:value="0.0036822681" calcext:value-type="float">
            <text:p>0.0036822681</text:p>
          </table:table-cell>
          <table:table-cell office:value-type="float" office:value="0" calcext:value-type="float">
            <text:p>0</text:p>
          </table:table-cell>
          <table:table-cell office:value-type="float" office:value="-0.00070511" calcext:value-type="float">
            <text:p>-0.00070511</text:p>
          </table:table-cell>
          <table:table-cell office:value-type="float" office:value="-0.00002761" calcext:value-type="float">
            <text:p>-0.00002761</text:p>
          </table:table-cell>
          <table:table-cell office:value-type="float" office:value="-0.0017311823" calcext:value-type="float">
            <text:p>-0.001731182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79.1764526367" calcext:value-type="float">
            <text:p>179.1764526367</text:p>
          </table:table-cell>
          <table:table-cell office:value-type="float" office:value="0.0383728176" calcext:value-type="float">
            <text:p>0.0383728176</text:p>
          </table:table-cell>
          <table:table-cell office:value-type="float" office:value="0.0038372818" calcext:value-type="float">
            <text:p>0.0038372818</text:p>
          </table:table-cell>
          <table:table-cell office:value-type="float" office:value="0" calcext:value-type="float">
            <text:p>0</text:p>
          </table:table-cell>
          <table:table-cell office:value-type="float" office:value="-0.00072541" calcext:value-type="float">
            <text:p>-0.00072541</text:p>
          </table:table-cell>
          <table:table-cell office:value-type="float" office:value="-0.00002761" calcext:value-type="float">
            <text:p>-0.00002761</text:p>
          </table:table-cell>
          <table:table-cell office:value-type="float" office:value="-0.0033747876" calcext:value-type="float">
            <text:p>-0.003374787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179.1831665039" calcext:value-type="float">
            <text:p>179.1831665039</text:p>
          </table:table-cell>
          <table:table-cell office:value-type="float" office:value="0.0521175758" calcext:value-type="float">
            <text:p>0.0521175758</text:p>
          </table:table-cell>
          <table:table-cell office:value-type="float" office:value="0.0052117576" calcext:value-type="float">
            <text:p>0.0052117576</text:p>
          </table:table-cell>
          <table:table-cell office:value-type="float" office:value="0" calcext:value-type="float">
            <text:p>0</text:p>
          </table:table-cell>
          <table:table-cell office:value-type="float" office:value="-0.00083054" calcext:value-type="float">
            <text:p>-0.00083054</text:p>
          </table:table-cell>
          <table:table-cell office:value-type="float" office:value="-0.00002761" calcext:value-type="float">
            <text:p>-0.00002761</text:p>
          </table:table-cell>
          <table:table-cell office:value-type="float" office:value="-0.0032233207" calcext:value-type="float">
            <text:p>-0.003223320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179.1763305664" calcext:value-type="float">
            <text:p>179.1763305664</text:p>
          </table:table-cell>
          <table:table-cell office:value-type="float" office:value="0.0155229437" calcext:value-type="float">
            <text:p>0.0155229437</text:p>
          </table:table-cell>
          <table:table-cell office:value-type="float" office:value="0.0015522944" calcext:value-type="float">
            <text:p>0.0015522944</text:p>
          </table:table-cell>
          <table:table-cell office:value-type="float" office:value="0" calcext:value-type="float">
            <text:p>0</text:p>
          </table:table-cell>
          <table:table-cell office:value-type="float" office:value="-0.00065669" calcext:value-type="float">
            <text:p>-0.00065669</text:p>
          </table:table-cell>
          <table:table-cell office:value-type="float" office:value="-0.00002761" calcext:value-type="float">
            <text:p>-0.00002761</text:p>
          </table:table-cell>
          <table:table-cell office:value-type="float" office:value="-0.0023758736" calcext:value-type="float">
            <text:p>-0.002375873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179.1673583984" calcext:value-type="float">
            <text:p>179.1673583984</text:p>
          </table:table-cell>
          <table:table-cell office:value-type="float" office:value="0.0873499161" calcext:value-type="float">
            <text:p>0.0873499161</text:p>
          </table:table-cell>
          <table:table-cell office:value-type="float" office:value="0.0087349916" calcext:value-type="float">
            <text:p>0.0087349916</text:p>
          </table:table-cell>
          <table:table-cell office:value-type="float" office:value="0" calcext:value-type="float">
            <text:p>0</text:p>
          </table:table-cell>
          <table:table-cell office:value-type="float" office:value="-0.00101956" calcext:value-type="float">
            <text:p>-0.00101956</text:p>
          </table:table-cell>
          <table:table-cell office:value-type="float" office:value="-0.00002856" calcext:value-type="float">
            <text:p>-0.00002856</text:p>
          </table:table-cell>
          <table:table-cell office:value-type="float" office:value="-0.0036326226" calcext:value-type="float">
            <text:p>-0.003632622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179.1715087891" calcext:value-type="float">
            <text:p>179.1715087891</text:p>
          </table:table-cell>
          <table:table-cell office:value-type="float" office:value="0.1095166377" calcext:value-type="float">
            <text:p>0.1095166377</text:p>
          </table:table-cell>
          <table:table-cell office:value-type="float" office:value="0.0109516638" calcext:value-type="float">
            <text:p>0.0109516638</text:p>
          </table:table-cell>
          <table:table-cell office:value-type="float" office:value="0" calcext:value-type="float">
            <text:p>0</text:p>
          </table:table-cell>
          <table:table-cell office:value-type="float" office:value="-0.00140901" calcext:value-type="float">
            <text:p>-0.00140901</text:p>
          </table:table-cell>
          <table:table-cell office:value-type="float" office:value="-0.00002856" calcext:value-type="float">
            <text:p>-0.00002856</text:p>
          </table:table-cell>
          <table:table-cell office:value-type="float" office:value="-0.0037110064" calcext:value-type="float">
            <text:p>-0.003711006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179.1688232422" calcext:value-type="float">
            <text:p>179.1688232422</text:p>
          </table:table-cell>
          <table:table-cell office:value-type="float" office:value="0.0425424851" calcext:value-type="float">
            <text:p>0.0425424851</text:p>
          </table:table-cell>
          <table:table-cell office:value-type="float" office:value="0.0042542485" calcext:value-type="float">
            <text:p>0.0042542485</text:p>
          </table:table-cell>
          <table:table-cell office:value-type="float" office:value="0" calcext:value-type="float">
            <text:p>0</text:p>
          </table:table-cell>
          <table:table-cell office:value-type="float" office:value="-0.00122208" calcext:value-type="float">
            <text:p>-0.00122208</text:p>
          </table:table-cell>
          <table:table-cell office:value-type="float" office:value="-0.00003127" calcext:value-type="float">
            <text:p>-0.00003127</text:p>
          </table:table-cell>
          <table:table-cell office:value-type="float" office:value="-0.0027602216" calcext:value-type="float">
            <text:p>-0.002760221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179.1655883789" calcext:value-type="float">
            <text:p>179.1655883789</text:p>
          </table:table-cell>
          <table:table-cell office:value-type="float" office:value="-0.0297501993" calcext:value-type="float">
            <text:p>-0.0297501993</text:p>
          </table:table-cell>
          <table:table-cell office:value-type="float" office:value="-0.0029750199" calcext:value-type="float">
            <text:p>-0.0029750199</text:p>
          </table:table-cell>
          <table:table-cell office:value-type="float" office:value="0" calcext:value-type="float">
            <text:p>0</text:p>
          </table:table-cell>
          <table:table-cell office:value-type="float" office:value="-0.00061577" calcext:value-type="float">
            <text:p>-0.00061577</text:p>
          </table:table-cell>
          <table:table-cell office:value-type="float" office:value="-0.00003127" calcext:value-type="float">
            <text:p>-0.00003127</text:p>
          </table:table-cell>
          <table:table-cell office:value-type="float" office:value="0.0002599413" calcext:value-type="float">
            <text:p>0.000259941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79.1682739258" calcext:value-type="float">
            <text:p>179.1682739258</text:p>
          </table:table-cell>
          <table:table-cell office:value-type="float" office:value="0.0466561502" calcext:value-type="float">
            <text:p>0.0466561502</text:p>
          </table:table-cell>
          <table:table-cell office:value-type="float" office:value="0.004665615" calcext:value-type="float">
            <text:p>0.004665615</text:p>
          </table:table-cell>
          <table:table-cell office:value-type="float" office:value="0" calcext:value-type="float">
            <text:p>0</text:p>
          </table:table-cell>
          <table:table-cell office:value-type="float" office:value="-0.00072111" calcext:value-type="float">
            <text:p>-0.00072111</text:p>
          </table:table-cell>
          <table:table-cell office:value-type="float" office:value="-0.00003156" calcext:value-type="float">
            <text:p>-0.00003156</text:p>
          </table:table-cell>
          <table:table-cell office:value-type="float" office:value="-0.0003512911" calcext:value-type="float">
            <text:p>-0.000351291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179.1743774414" calcext:value-type="float">
            <text:p>179.1743774414</text:p>
          </table:table-cell>
          <table:table-cell office:value-type="float" office:value="0.0190433931" calcext:value-type="float">
            <text:p>0.0190433931</text:p>
          </table:table-cell>
          <table:table-cell office:value-type="float" office:value="0.0019043393" calcext:value-type="float">
            <text:p>0.0019043393</text:p>
          </table:table-cell>
          <table:table-cell office:value-type="float" office:value="0" calcext:value-type="float">
            <text:p>0</text:p>
          </table:table-cell>
          <table:table-cell office:value-type="float" office:value="-0.00060725" calcext:value-type="float">
            <text:p>-0.00060725</text:p>
          </table:table-cell>
          <table:table-cell office:value-type="float" office:value="-0.00003015" calcext:value-type="float">
            <text:p>-0.00003015</text:p>
          </table:table-cell>
          <table:table-cell office:value-type="float" office:value="-0.0012583904" calcext:value-type="float">
            <text:p>-0.001258390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179.1704406738" calcext:value-type="float">
            <text:p>179.1704406738</text:p>
          </table:table-cell>
          <table:table-cell office:value-type="float" office:value="0.0022291176" calcext:value-type="float">
            <text:p>0.0022291176</text:p>
          </table:table-cell>
          <table:table-cell office:value-type="float" office:value="0.0002229118" calcext:value-type="float">
            <text:p>0.0002229118</text:p>
          </table:table-cell>
          <table:table-cell office:value-type="float" office:value="0" calcext:value-type="float">
            <text:p>0</text:p>
          </table:table-cell>
          <table:table-cell office:value-type="float" office:value="-0.00041935" calcext:value-type="float">
            <text:p>-0.00041935</text:p>
          </table:table-cell>
          <table:table-cell office:value-type="float" office:value="-0.00003015" calcext:value-type="float">
            <text:p>-0.00003015</text:p>
          </table:table-cell>
          <table:table-cell office:value-type="float" office:value="-0.0008124585" calcext:value-type="float">
            <text:p>-0.000812458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179.1662750244" calcext:value-type="float">
            <text:p>179.1662750244</text:p>
          </table:table-cell>
          <table:table-cell office:value-type="float" office:value="0.0122894835" calcext:value-type="float">
            <text:p>0.0122894835</text:p>
          </table:table-cell>
          <table:table-cell office:value-type="float" office:value="0.0012289484" calcext:value-type="float">
            <text:p>0.0012289484</text:p>
          </table:table-cell>
          <table:table-cell office:value-type="float" office:value="0" calcext:value-type="float">
            <text:p>0</text:p>
          </table:table-cell>
          <table:table-cell office:value-type="float" office:value="-0.00036124" calcext:value-type="float">
            <text:p>-0.00036124</text:p>
          </table:table-cell>
          <table:table-cell office:value-type="float" office:value="-0.00003286" calcext:value-type="float">
            <text:p>-0.00003286</text:p>
          </table:table-cell>
          <table:table-cell office:value-type="float" office:value="-0.0019028677" calcext:value-type="float">
            <text:p>-0.001902867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179.1600494385" calcext:value-type="float">
            <text:p>179.1600494385</text:p>
          </table:table-cell>
          <table:table-cell office:value-type="float" office:value="-0.0078075898" calcext:value-type="float">
            <text:p>-0.0078075898</text:p>
          </table:table-cell>
          <table:table-cell office:value-type="float" office:value="-0.000780759" calcext:value-type="float">
            <text:p>-0.000780759</text:p>
          </table:table-cell>
          <table:table-cell office:value-type="float" office:value="0" calcext:value-type="float">
            <text:p>0</text:p>
          </table:table-cell>
          <table:table-cell office:value-type="float" office:value="-0.00018859" calcext:value-type="float">
            <text:p>-0.00018859</text:p>
          </table:table-cell>
          <table:table-cell office:value-type="float" office:value="-0.00003257" calcext:value-type="float">
            <text:p>-0.00003257</text:p>
          </table:table-cell>
          <table:table-cell office:value-type="float" office:value="-0.0014697546" calcext:value-type="float">
            <text:p>-0.001469754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179.1677856445" calcext:value-type="float">
            <text:p>179.1677856445</text:p>
          </table:table-cell>
          <table:table-cell office:value-type="float" office:value="-0.0668816292" calcext:value-type="float">
            <text:p>-0.0668816292</text:p>
          </table:table-cell>
          <table:table-cell office:value-type="float" office:value="-0.0066881629" calcext:value-type="float">
            <text:p>-0.0066881629</text:p>
          </table:table-cell>
          <table:table-cell office:value-type="float" office:value="0" calcext:value-type="float">
            <text:p>0</text:p>
          </table:table-cell>
          <table:table-cell office:value-type="float" office:value="0.00032011" calcext:value-type="float">
            <text:p>0.00032011</text:p>
          </table:table-cell>
          <table:table-cell office:value-type="float" office:value="-0.00003287" calcext:value-type="float">
            <text:p>-0.00003287</text:p>
          </table:table-cell>
          <table:table-cell office:value-type="float" office:value="0.0005842504" calcext:value-type="float">
            <text:p>0.000584250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79.1798400879" calcext:value-type="float">
            <text:p>179.1798400879</text:p>
          </table:table-cell>
          <table:table-cell office:value-type="float" office:value="-0.0552994491" calcext:value-type="float">
            <text:p>-0.0552994491</text:p>
          </table:table-cell>
          <table:table-cell office:value-type="float" office:value="-0.0055299449" calcext:value-type="float">
            <text:p>-0.0055299449</text:p>
          </table:table-cell>
          <table:table-cell office:value-type="float" office:value="0" calcext:value-type="float">
            <text:p>0</text:p>
          </table:table-cell>
          <table:table-cell office:value-type="float" office:value="0.00058177" calcext:value-type="float">
            <text:p>0.00058177</text:p>
          </table:table-cell>
          <table:table-cell office:value-type="float" office:value="-0.00003146" calcext:value-type="float">
            <text:p>-0.00003146</text:p>
          </table:table-cell>
          <table:table-cell office:value-type="float" office:value="-0.0008247003" calcext:value-type="float">
            <text:p>-0.000824700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179.1836700439" calcext:value-type="float">
            <text:p>179.1836700439</text:p>
          </table:table-cell>
          <table:table-cell office:value-type="float" office:value="-0.0535857934" calcext:value-type="float">
            <text:p>-0.0535857934</text:p>
          </table:table-cell>
          <table:table-cell office:value-type="float" office:value="-0.0053585793" calcext:value-type="float">
            <text:p>-0.0053585793</text:p>
          </table:table-cell>
          <table:table-cell office:value-type="float" office:value="0" calcext:value-type="float">
            <text:p>0</text:p>
          </table:table-cell>
          <table:table-cell office:value-type="float" office:value="0.00074464" calcext:value-type="float">
            <text:p>0.00074464</text:p>
          </table:table-cell>
          <table:table-cell office:value-type="float" office:value="-0.00003146" calcext:value-type="float">
            <text:p>-0.00003146</text:p>
          </table:table-cell>
          <table:table-cell office:value-type="float" office:value="-0.0002845714" calcext:value-type="float">
            <text:p>-0.000284571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79.1775054932" calcext:value-type="float">
            <text:p>179.1775054932</text:p>
          </table:table-cell>
          <table:table-cell office:value-type="float" office:value="-0.0317991277" calcext:value-type="float">
            <text:p>-0.0317991277</text:p>
          </table:table-cell>
          <table:table-cell office:value-type="float" office:value="-0.0031799128" calcext:value-type="float">
            <text:p>-0.0031799128</text:p>
          </table:table-cell>
          <table:table-cell office:value-type="float" office:value="0" calcext:value-type="float">
            <text:p>0</text:p>
          </table:table-cell>
          <table:table-cell office:value-type="float" office:value="0.00070794" calcext:value-type="float">
            <text:p>0.00070794</text:p>
          </table:table-cell>
          <table:table-cell office:value-type="float" office:value="-0.00003146" calcext:value-type="float">
            <text:p>-0.00003146</text:p>
          </table:table-cell>
          <table:table-cell office:value-type="float" office:value="0.0001198172" calcext:value-type="float">
            <text:p>0.00011981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179.178237915" calcext:value-type="float">
            <text:p>179.178237915</text:p>
          </table:table-cell>
          <table:table-cell office:value-type="float" office:value="-0.0384617284" calcext:value-type="float">
            <text:p>-0.0384617284</text:p>
          </table:table-cell>
          <table:table-cell office:value-type="float" office:value="-0.0038461728" calcext:value-type="float">
            <text:p>-0.0038461728</text:p>
          </table:table-cell>
          <table:table-cell office:value-type="float" office:value="0" calcext:value-type="float">
            <text:p>0</text:p>
          </table:table-cell>
          <table:table-cell office:value-type="float" office:value="0.00072789" calcext:value-type="float">
            <text:p>0.00072789</text:p>
          </table:table-cell>
          <table:table-cell office:value-type="float" office:value="-0.00003146" calcext:value-type="float">
            <text:p>-0.00003146</text:p>
          </table:table-cell>
          <table:table-cell office:value-type="float" office:value="0.0001169018" calcext:value-type="float">
            <text:p>0.000116901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179.1822052002" calcext:value-type="float">
            <text:p>179.1822052002</text:p>
          </table:table-cell>
          <table:table-cell office:value-type="float" office:value="0.0214073757" calcext:value-type="float">
            <text:p>0.0214073757</text:p>
          </table:table-cell>
          <table:table-cell office:value-type="float" office:value="0.0021407376" calcext:value-type="float">
            <text:p>0.0021407376</text:p>
          </table:table-cell>
          <table:table-cell office:value-type="float" office:value="0" calcext:value-type="float">
            <text:p>0</text:p>
          </table:table-cell>
          <table:table-cell office:value-type="float" office:value="0.00034219" calcext:value-type="float">
            <text:p>0.00034219</text:p>
          </table:table-cell>
          <table:table-cell office:value-type="float" office:value="-0.00003146" calcext:value-type="float">
            <text:p>-0.00003146</text:p>
          </table:table-cell>
          <table:table-cell office:value-type="float" office:value="-0.0032859415" calcext:value-type="float">
            <text:p>-0.003285941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179.1900634766" calcext:value-type="float">
            <text:p>179.1900634766</text:p>
          </table:table-cell>
          <table:table-cell office:value-type="float" office:value="-0.0246549878" calcext:value-type="float">
            <text:p>-0.0246549878</text:p>
          </table:table-cell>
          <table:table-cell office:value-type="float" office:value="-0.0024654988" calcext:value-type="float">
            <text:p>-0.0024654988</text:p>
          </table:table-cell>
          <table:table-cell office:value-type="float" office:value="0" calcext:value-type="float">
            <text:p>0</text:p>
          </table:table-cell>
          <table:table-cell office:value-type="float" office:value="0.00039225" calcext:value-type="float">
            <text:p>0.00039225</text:p>
          </table:table-cell>
          <table:table-cell office:value-type="float" office:value="-0.00003117" calcext:value-type="float">
            <text:p>-0.00003117</text:p>
          </table:table-cell>
          <table:table-cell office:value-type="float" office:value="0.0000069376" calcext:value-type="float">
            <text:p>6.9376E-0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179.1937103271" calcext:value-type="float">
            <text:p>179.1937103271</text:p>
          </table:table-cell>
          <table:table-cell office:value-type="float" office:value="-0.035011594" calcext:value-type="float">
            <text:p>-0.035011594</text:p>
          </table:table-cell>
          <table:table-cell office:value-type="float" office:value="-0.0035011594" calcext:value-type="float">
            <text:p>-0.0035011594</text:p>
          </table:table-cell>
          <table:table-cell office:value-type="float" office:value="0" calcext:value-type="float">
            <text:p>0</text:p>
          </table:table-cell>
          <table:table-cell office:value-type="float" office:value="0.00049461" calcext:value-type="float">
            <text:p>0.00049461</text:p>
          </table:table-cell>
          <table:table-cell office:value-type="float" office:value="-0.00003117" calcext:value-type="float">
            <text:p>-0.00003117</text:p>
          </table:table-cell>
          <table:table-cell office:value-type="float" office:value="-0.0006660393" calcext:value-type="float">
            <text:p>-0.000666039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179.1824645996" calcext:value-type="float">
            <text:p>179.1824645996</text:p>
          </table:table-cell>
          <table:table-cell office:value-type="float" office:value="0.0163123968" calcext:value-type="float">
            <text:p>0.0163123968</text:p>
          </table:table-cell>
          <table:table-cell office:value-type="float" office:value="0.0016312397" calcext:value-type="float">
            <text:p>0.0016312397</text:p>
          </table:table-cell>
          <table:table-cell office:value-type="float" office:value="0" calcext:value-type="float">
            <text:p>0</text:p>
          </table:table-cell>
          <table:table-cell office:value-type="float" office:value="0.00022075" calcext:value-type="float">
            <text:p>0.00022075</text:p>
          </table:table-cell>
          <table:table-cell office:value-type="float" office:value="-0.00003117" calcext:value-type="float">
            <text:p>-0.00003117</text:p>
          </table:table-cell>
          <table:table-cell office:value-type="float" office:value="-0.0015142705" calcext:value-type="float">
            <text:p>-0.001514270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79.1792144775" calcext:value-type="float">
            <text:p>179.1792144775</text:p>
          </table:table-cell>
          <table:table-cell office:value-type="float" office:value="-0.0088140711" calcext:value-type="float">
            <text:p>-0.0088140711</text:p>
          </table:table-cell>
          <table:table-cell office:value-type="float" office:value="-0.0008814071" calcext:value-type="float">
            <text:p>-0.0008814071</text:p>
          </table:table-cell>
          <table:table-cell office:value-type="float" office:value="0" calcext:value-type="float">
            <text:p>0</text:p>
          </table:table-cell>
          <table:table-cell office:value-type="float" office:value="0.00020579" calcext:value-type="float">
            <text:p>0.00020579</text:p>
          </table:table-cell>
          <table:table-cell office:value-type="float" office:value="-0.00003117" calcext:value-type="float">
            <text:p>-0.00003117</text:p>
          </table:table-cell>
          <table:table-cell office:value-type="float" office:value="-0.0003743336" calcext:value-type="float">
            <text:p>-0.000374333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179.1808166504" calcext:value-type="float">
            <text:p>179.1808166504</text:p>
          </table:table-cell>
          <table:table-cell office:value-type="float" office:value="-0.0160909194" calcext:value-type="float">
            <text:p>-0.0160909194</text:p>
          </table:table-cell>
          <table:table-cell office:value-type="float" office:value="-0.0016090919" calcext:value-type="float">
            <text:p>-0.0016090919</text:p>
          </table:table-cell>
          <table:table-cell office:value-type="float" office:value="0" calcext:value-type="float">
            <text:p>0</text:p>
          </table:table-cell>
          <table:table-cell office:value-type="float" office:value="0.00024431" calcext:value-type="float">
            <text:p>0.00024431</text:p>
          </table:table-cell>
          <table:table-cell office:value-type="float" office:value="-0.00003117" calcext:value-type="float">
            <text:p>-0.00003117</text:p>
          </table:table-cell>
          <table:table-cell office:value-type="float" office:value="-0.0015519558" calcext:value-type="float">
            <text:p>-0.001551955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179.1913909912" calcext:value-type="float">
            <text:p>179.1913909912</text:p>
          </table:table-cell>
          <table:table-cell office:value-type="float" office:value="-0.0142815193" calcext:value-type="float">
            <text:p>-0.0142815193</text:p>
          </table:table-cell>
          <table:table-cell office:value-type="float" office:value="-0.0014281519" calcext:value-type="float">
            <text:p>-0.0014281519</text:p>
          </table:table-cell>
          <table:table-cell office:value-type="float" office:value="0" calcext:value-type="float">
            <text:p>0</text:p>
          </table:table-cell>
          <table:table-cell office:value-type="float" office:value="0.00025792" calcext:value-type="float">
            <text:p>0.00025792</text:p>
          </table:table-cell>
          <table:table-cell office:value-type="float" office:value="-0.00003117" calcext:value-type="float">
            <text:p>-0.00003117</text:p>
          </table:table-cell>
          <table:table-cell office:value-type="float" office:value="-0.001996986" calcext:value-type="float">
            <text:p>-0.00199698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179.2044067383" calcext:value-type="float">
            <text:p>179.2044067383</text:p>
          </table:table-cell>
          <table:table-cell office:value-type="float" office:value="0.0203725578" calcext:value-type="float">
            <text:p>0.0203725578</text:p>
          </table:table-cell>
          <table:table-cell office:value-type="float" office:value="0.0020372558" calcext:value-type="float">
            <text:p>0.0020372558</text:p>
          </table:table-cell>
          <table:table-cell office:value-type="float" office:value="0" calcext:value-type="float">
            <text:p>0</text:p>
          </table:table-cell>
          <table:table-cell office:value-type="float" office:value="0.00003603" calcext:value-type="float">
            <text:p>0.00003603</text:p>
          </table:table-cell>
          <table:table-cell office:value-type="float" office:value="-0.00002947" calcext:value-type="float">
            <text:p>-0.00002947</text:p>
          </table:table-cell>
          <table:table-cell office:value-type="float" office:value="-0.002573977" calcext:value-type="float">
            <text:p>-0.00257397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79.2115631104" calcext:value-type="float">
            <text:p>179.2115631104</text:p>
          </table:table-cell>
          <table:table-cell office:value-type="float" office:value="-0.0320889896" calcext:value-type="float">
            <text:p>-0.0320889896</text:p>
          </table:table-cell>
          <table:table-cell office:value-type="float" office:value="-0.003208899" calcext:value-type="float">
            <text:p>-0.003208899</text:p>
          </table:table-cell>
          <table:table-cell office:value-type="float" office:value="0" calcext:value-type="float">
            <text:p>0</text:p>
          </table:table-cell>
          <table:table-cell office:value-type="float" office:value="0.00023786" calcext:value-type="float">
            <text:p>0.00023786</text:p>
          </table:table-cell>
          <table:table-cell office:value-type="float" office:value="-0.00002947" calcext:value-type="float">
            <text:p>-0.00002947</text:p>
          </table:table-cell>
          <table:table-cell office:value-type="float" office:value="0.0001557183" calcext:value-type="float">
            <text:p>0.000155718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179.2094726562" calcext:value-type="float">
            <text:p>179.2094726562</text:p>
          </table:table-cell>
          <table:table-cell office:value-type="float" office:value="-0.014651584" calcext:value-type="float">
            <text:p>-0.014651584</text:p>
          </table:table-cell>
          <table:table-cell office:value-type="float" office:value="-0.0014651584" calcext:value-type="float">
            <text:p>-0.0014651584</text:p>
          </table:table-cell>
          <table:table-cell office:value-type="float" office:value="0" calcext:value-type="float">
            <text:p>0</text:p>
          </table:table-cell>
          <table:table-cell office:value-type="float" office:value="0.00025608" calcext:value-type="float">
            <text:p>0.00025608</text:p>
          </table:table-cell>
          <table:table-cell office:value-type="float" office:value="-0.00002947" calcext:value-type="float">
            <text:p>-0.00002947</text:p>
          </table:table-cell>
          <table:table-cell office:value-type="float" office:value="-0.0017897229" calcext:value-type="float">
            <text:p>-0.001789722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79.2178497314" calcext:value-type="float">
            <text:p>179.2178497314</text:p>
          </table:table-cell>
          <table:table-cell office:value-type="float" office:value="-0.0295701517" calcext:value-type="float">
            <text:p>-0.0295701517</text:p>
          </table:table-cell>
          <table:table-cell office:value-type="float" office:value="-0.0029570152" calcext:value-type="float">
            <text:p>-0.0029570152</text:p>
          </table:table-cell>
          <table:table-cell office:value-type="float" office:value="0" calcext:value-type="float">
            <text:p>0</text:p>
          </table:table-cell>
          <table:table-cell office:value-type="float" office:value="0.00036765" calcext:value-type="float">
            <text:p>0.00036765</text:p>
          </table:table-cell>
          <table:table-cell office:value-type="float" office:value="-0.00002947" calcext:value-type="float">
            <text:p>-0.00002947</text:p>
          </table:table-cell>
          <table:table-cell office:value-type="float" office:value="-0.0005666342" calcext:value-type="float">
            <text:p>-0.000566634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179.2172393799" calcext:value-type="float">
            <text:p>179.2172393799</text:p>
          </table:table-cell>
          <table:table-cell office:value-type="float" office:value="0.0070989191" calcext:value-type="float">
            <text:p>0.0070989191</text:p>
          </table:table-cell>
          <table:table-cell office:value-type="float" office:value="0.0007098919" calcext:value-type="float">
            <text:p>0.0007098919</text:p>
          </table:table-cell>
          <table:table-cell office:value-type="float" office:value="0" calcext:value-type="float">
            <text:p>0</text:p>
          </table:table-cell>
          <table:table-cell office:value-type="float" office:value="0.00019758" calcext:value-type="float">
            <text:p>0.00019758</text:p>
          </table:table-cell>
          <table:table-cell office:value-type="float" office:value="-0.00002918" calcext:value-type="float">
            <text:p>-0.00002918</text:p>
          </table:table-cell>
          <table:table-cell office:value-type="float" office:value="-0.0014679245" calcext:value-type="float">
            <text:p>-0.001467924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179.223526001" calcext:value-type="float">
            <text:p>179.223526001</text:p>
          </table:table-cell>
          <table:table-cell office:value-type="float" office:value="0.0121030314" calcext:value-type="float">
            <text:p>0.0121030314</text:p>
          </table:table-cell>
          <table:table-cell office:value-type="float" office:value="0.0012103031" calcext:value-type="float">
            <text:p>0.0012103031</text:p>
          </table:table-cell>
          <table:table-cell office:value-type="float" office:value="0" calcext:value-type="float">
            <text:p>0</text:p>
          </table:table-cell>
          <table:table-cell office:value-type="float" office:value="0.00005095" calcext:value-type="float">
            <text:p>0.00005095</text:p>
          </table:table-cell>
          <table:table-cell office:value-type="float" office:value="-0.00002918" calcext:value-type="float">
            <text:p>-0.00002918</text:p>
          </table:table-cell>
          <table:table-cell office:value-type="float" office:value="-0.0018036366" calcext:value-type="float">
            <text:p>-0.001803636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179.2233734131" calcext:value-type="float">
            <text:p>179.2233734131</text:p>
          </table:table-cell>
          <table:table-cell office:value-type="float" office:value="-0.015008519" calcext:value-type="float">
            <text:p>-0.015008519</text:p>
          </table:table-cell>
          <table:table-cell office:value-type="float" office:value="-0.0015008519" calcext:value-type="float">
            <text:p>-0.0015008519</text:p>
          </table:table-cell>
          <table:table-cell office:value-type="float" office:value="0" calcext:value-type="float">
            <text:p>0</text:p>
          </table:table-cell>
          <table:table-cell office:value-type="float" office:value="0.00013396" calcext:value-type="float">
            <text:p>0.00013396</text:p>
          </table:table-cell>
          <table:table-cell office:value-type="float" office:value="-0.00002918" calcext:value-type="float">
            <text:p>-0.00002918</text:p>
          </table:table-cell>
          <table:table-cell office:value-type="float" office:value="-0.0020323102" calcext:value-type="float">
            <text:p>-0.002032310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179.236038208" calcext:value-type="float">
            <text:p>179.236038208</text:p>
          </table:table-cell>
          <table:table-cell office:value-type="float" office:value="0.0225270407" calcext:value-type="float">
            <text:p>0.0225270407</text:p>
          </table:table-cell>
          <table:table-cell office:value-type="float" office:value="0.0022527041" calcext:value-type="float">
            <text:p>0.0022527041</text:p>
          </table:table-cell>
          <table:table-cell office:value-type="float" office:value="0" calcext:value-type="float">
            <text:p>0</text:p>
          </table:table-cell>
          <table:table-cell office:value-type="float" office:value="-0.0000609" calcext:value-type="float">
            <text:p>-0.0000609</text:p>
          </table:table-cell>
          <table:table-cell office:value-type="float" office:value="-0.00002889" calcext:value-type="float">
            <text:p>-0.00002889</text:p>
          </table:table-cell>
          <table:table-cell office:value-type="float" office:value="-0.0035654833" calcext:value-type="float">
            <text:p>-0.003565483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179.2293548584" calcext:value-type="float">
            <text:p>179.2293548584</text:p>
          </table:table-cell>
          <table:table-cell office:value-type="float" office:value="-0.0388822058" calcext:value-type="float">
            <text:p>-0.0388822058</text:p>
          </table:table-cell>
          <table:table-cell office:value-type="float" office:value="-0.0038882206" calcext:value-type="float">
            <text:p>-0.0038882206</text:p>
          </table:table-cell>
          <table:table-cell office:value-type="float" office:value="0" calcext:value-type="float">
            <text:p>0</text:p>
          </table:table-cell>
          <table:table-cell office:value-type="float" office:value="0.00021857" calcext:value-type="float">
            <text:p>0.00021857</text:p>
          </table:table-cell>
          <table:table-cell office:value-type="float" office:value="-0.00002889" calcext:value-type="float">
            <text:p>-0.00002889</text:p>
          </table:table-cell>
          <table:table-cell office:value-type="float" office:value="0.0001048233" calcext:value-type="float">
            <text:p>0.000104823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79.2303466797" calcext:value-type="float">
            <text:p>179.2303466797</text:p>
          </table:table-cell>
          <table:table-cell office:value-type="float" office:value="-0.0229241855" calcext:value-type="float">
            <text:p>-0.0229241855</text:p>
          </table:table-cell>
          <table:table-cell office:value-type="float" office:value="-0.0022924185" calcext:value-type="float">
            <text:p>-0.0022924185</text:p>
          </table:table-cell>
          <table:table-cell office:value-type="float" office:value="0" calcext:value-type="float">
            <text:p>0</text:p>
          </table:table-cell>
          <table:table-cell office:value-type="float" office:value="0.00029837" calcext:value-type="float">
            <text:p>0.00029837</text:p>
          </table:table-cell>
          <table:table-cell office:value-type="float" office:value="-0.00002889" calcext:value-type="float">
            <text:p>-0.00002889</text:p>
          </table:table-cell>
          <table:table-cell office:value-type="float" office:value="-0.0018364535" calcext:value-type="float">
            <text:p>-0.001836453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179.2241821289" calcext:value-type="float">
            <text:p>179.2241821289</text:p>
          </table:table-cell>
          <table:table-cell office:value-type="float" office:value="-0.0817049648" calcext:value-type="float">
            <text:p>-0.0817049648</text:p>
          </table:table-cell>
          <table:table-cell office:value-type="float" office:value="-0.0081704965" calcext:value-type="float">
            <text:p>-0.0081704965</text:p>
          </table:table-cell>
          <table:table-cell office:value-type="float" office:value="0" calcext:value-type="float">
            <text:p>0</text:p>
          </table:table-cell>
          <table:table-cell office:value-type="float" office:value="0.00074326" calcext:value-type="float">
            <text:p>0.00074326</text:p>
          </table:table-cell>
          <table:table-cell office:value-type="float" office:value="-0.00003012" calcext:value-type="float">
            <text:p>-0.00003012</text:p>
          </table:table-cell>
          <table:table-cell office:value-type="float" office:value="0.0010296247" calcext:value-type="float">
            <text:p>0.001029624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179.2230682373" calcext:value-type="float">
            <text:p>179.2230682373</text:p>
          </table:table-cell>
          <table:table-cell office:value-type="float" office:value="-0.0275968597" calcext:value-type="float">
            <text:p>-0.0275968597</text:p>
          </table:table-cell>
          <table:table-cell office:value-type="float" office:value="-0.002759686" calcext:value-type="float">
            <text:p>-0.002759686</text:p>
          </table:table-cell>
          <table:table-cell office:value-type="float" office:value="0" calcext:value-type="float">
            <text:p>0</text:p>
          </table:table-cell>
          <table:table-cell office:value-type="float" office:value="0.00067901" calcext:value-type="float">
            <text:p>0.00067901</text:p>
          </table:table-cell>
          <table:table-cell office:value-type="float" office:value="-0.00003012" calcext:value-type="float">
            <text:p>-0.00003012</text:p>
          </table:table-cell>
          <table:table-cell office:value-type="float" office:value="-0.0011702073" calcext:value-type="float">
            <text:p>-0.001170207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179.2336120605" calcext:value-type="float">
            <text:p>179.2336120605</text:p>
          </table:table-cell>
          <table:table-cell office:value-type="float" office:value="-0.0045049764" calcext:value-type="float">
            <text:p>-0.0045049764</text:p>
          </table:table-cell>
          <table:table-cell office:value-type="float" office:value="-0.0004504976" calcext:value-type="float">
            <text:p>-0.0004504976</text:p>
          </table:table-cell>
          <table:table-cell office:value-type="float" office:value="0" calcext:value-type="float">
            <text:p>0</text:p>
          </table:table-cell>
          <table:table-cell office:value-type="float" office:value="0.00048232" calcext:value-type="float">
            <text:p>0.00048232</text:p>
          </table:table-cell>
          <table:table-cell office:value-type="float" office:value="-0.00002983" calcext:value-type="float">
            <text:p>-0.00002983</text:p>
          </table:table-cell>
          <table:table-cell office:value-type="float" office:value="0.0002791192" calcext:value-type="float">
            <text:p>0.000279119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79.2475128174" calcext:value-type="float">
            <text:p>179.2475128174</text:p>
          </table:table-cell>
          <table:table-cell office:value-type="float" office:value="0.0158189219" calcext:value-type="float">
            <text:p>0.0158189219</text:p>
          </table:table-cell>
          <table:table-cell office:value-type="float" office:value="0.0015818922" calcext:value-type="float">
            <text:p>0.0015818922</text:p>
          </table:table-cell>
          <table:table-cell office:value-type="float" office:value="0" calcext:value-type="float">
            <text:p>0</text:p>
          </table:table-cell>
          <table:table-cell office:value-type="float" office:value="0.00021586" calcext:value-type="float">
            <text:p>0.00021586</text:p>
          </table:table-cell>
          <table:table-cell office:value-type="float" office:value="-0.00002983" calcext:value-type="float">
            <text:p>-0.00002983</text:p>
          </table:table-cell>
          <table:table-cell office:value-type="float" office:value="-0.0009098018" calcext:value-type="float">
            <text:p>-0.000909801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179.243927002" calcext:value-type="float">
            <text:p>179.243927002</text:p>
          </table:table-cell>
          <table:table-cell office:value-type="float" office:value="0.0142643605" calcext:value-type="float">
            <text:p>0.0142643605</text:p>
          </table:table-cell>
          <table:table-cell office:value-type="float" office:value="0.001426436" calcext:value-type="float">
            <text:p>0.001426436</text:p>
          </table:table-cell>
          <table:table-cell office:value-type="float" office:value="0" calcext:value-type="float">
            <text:p>0</text:p>
          </table:table-cell>
          <table:table-cell office:value-type="float" office:value="0.00004872" calcext:value-type="float">
            <text:p>0.00004872</text:p>
          </table:table-cell>
          <table:table-cell office:value-type="float" office:value="-0.00002983" calcext:value-type="float">
            <text:p>-0.00002983</text:p>
          </table:table-cell>
          <table:table-cell office:value-type="float" office:value="-0.0015474242" calcext:value-type="float">
            <text:p>-0.001547424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179.2550354004" calcext:value-type="float">
            <text:p>179.2550354004</text:p>
          </table:table-cell>
          <table:table-cell office:value-type="float" office:value="0.0324057397" calcext:value-type="float">
            <text:p>0.0324057397</text:p>
          </table:table-cell>
          <table:table-cell office:value-type="float" office:value="0.003240574" calcext:value-type="float">
            <text:p>0.003240574</text:p>
          </table:table-cell>
          <table:table-cell office:value-type="float" office:value="0" calcext:value-type="float">
            <text:p>0</text:p>
          </table:table-cell>
          <table:table-cell office:value-type="float" office:value="-0.00018351" calcext:value-type="float">
            <text:p>-0.00018351</text:p>
          </table:table-cell>
          <table:table-cell office:value-type="float" office:value="-0.00002983" calcext:value-type="float">
            <text:p>-0.00002983</text:p>
          </table:table-cell>
          <table:table-cell office:value-type="float" office:value="-0.0019093434" calcext:value-type="float">
            <text:p>-0.001909343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179.2528076172" calcext:value-type="float">
            <text:p>179.2528076172</text:p>
          </table:table-cell>
          <table:table-cell office:value-type="float" office:value="-0.0094255419" calcext:value-type="float">
            <text:p>-0.0094255419</text:p>
          </table:table-cell>
          <table:table-cell office:value-type="float" office:value="-0.0009425542" calcext:value-type="float">
            <text:p>-0.0009425542</text:p>
          </table:table-cell>
          <table:table-cell office:value-type="float" office:value="0" calcext:value-type="float">
            <text:p>0</text:p>
          </table:table-cell>
          <table:table-cell office:value-type="float" office:value="-0.00005942" calcext:value-type="float">
            <text:p>-0.00005942</text:p>
          </table:table-cell>
          <table:table-cell office:value-type="float" office:value="-0.00002983" calcext:value-type="float">
            <text:p>-0.00002983</text:p>
          </table:table-cell>
          <table:table-cell office:value-type="float" office:value="-0.0009010065" calcext:value-type="float">
            <text:p>-0.000901006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79.2433319092" calcext:value-type="float">
            <text:p>179.2433319092</text:p>
          </table:table-cell>
          <table:table-cell office:value-type="float" office:value="-0.0309433831" calcext:value-type="float">
            <text:p>-0.0309433831</text:p>
          </table:table-cell>
          <table:table-cell office:value-type="float" office:value="-0.0030943383" calcext:value-type="float">
            <text:p>-0.0030943383</text:p>
          </table:table-cell>
          <table:table-cell office:value-type="float" office:value="0" calcext:value-type="float">
            <text:p>0</text:p>
          </table:table-cell>
          <table:table-cell office:value-type="float" office:value="0.00016664" calcext:value-type="float">
            <text:p>0.00016664</text:p>
          </table:table-cell>
          <table:table-cell office:value-type="float" office:value="-0.00002842" calcext:value-type="float">
            <text:p>-0.00002842</text:p>
          </table:table-cell>
          <table:table-cell office:value-type="float" office:value="0.0001815665" calcext:value-type="float">
            <text:p>0.000181566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179.2592010498" calcext:value-type="float">
            <text:p>179.2592010498</text:p>
          </table:table-cell>
          <table:table-cell office:value-type="float" office:value="0.0593843016" calcext:value-type="float">
            <text:p>0.0593843016</text:p>
          </table:table-cell>
          <table:table-cell office:value-type="float" office:value="0.0059384302" calcext:value-type="float">
            <text:p>0.0059384302</text:p>
          </table:table-cell>
          <table:table-cell office:value-type="float" office:value="0" calcext:value-type="float">
            <text:p>0</text:p>
          </table:table-cell>
          <table:table-cell office:value-type="float" office:value="-0.00028476" calcext:value-type="float">
            <text:p>-0.00028476</text:p>
          </table:table-cell>
          <table:table-cell office:value-type="float" office:value="-0.00002842" calcext:value-type="float">
            <text:p>-0.00002842</text:p>
          </table:table-cell>
          <table:table-cell office:value-type="float" office:value="-0.0026049616" calcext:value-type="float">
            <text:p>-0.002604961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179.2499542236" calcext:value-type="float">
            <text:p>179.2499542236</text:p>
          </table:table-cell>
          <table:table-cell office:value-type="float" office:value="-0.0373840426" calcext:value-type="float">
            <text:p>-0.0373840426</text:p>
          </table:table-cell>
          <table:table-cell office:value-type="float" office:value="-0.0037384043" calcext:value-type="float">
            <text:p>-0.0037384043</text:p>
          </table:table-cell>
          <table:table-cell office:value-type="float" office:value="0" calcext:value-type="float">
            <text:p>0</text:p>
          </table:table-cell>
          <table:table-cell office:value-type="float" office:value="0.00005946" calcext:value-type="float">
            <text:p>0.00005946</text:p>
          </table:table-cell>
          <table:table-cell office:value-type="float" office:value="-0.00002842" calcext:value-type="float">
            <text:p>-0.00002842</text:p>
          </table:table-cell>
          <table:table-cell office:value-type="float" office:value="0.0006120955" calcext:value-type="float">
            <text:p>0.000612095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179.2534942627" calcext:value-type="float">
            <text:p>179.2534942627</text:p>
          </table:table-cell>
          <table:table-cell office:value-type="float" office:value="0.0135258187" calcext:value-type="float">
            <text:p>0.0135258187</text:p>
          </table:table-cell>
          <table:table-cell office:value-type="float" office:value="0.0013525819" calcext:value-type="float">
            <text:p>0.0013525819</text:p>
          </table:table-cell>
          <table:table-cell office:value-type="float" office:value="0" calcext:value-type="float">
            <text:p>0</text:p>
          </table:table-cell>
          <table:table-cell office:value-type="float" office:value="-0.00005054" calcext:value-type="float">
            <text:p>-0.00005054</text:p>
          </table:table-cell>
          <table:table-cell office:value-type="float" office:value="-0.00002842" calcext:value-type="float">
            <text:p>-0.00002842</text:p>
          </table:table-cell>
          <table:table-cell office:value-type="float" office:value="-0.0017079611" calcext:value-type="float">
            <text:p>-0.001707961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179.2504577637" calcext:value-type="float">
            <text:p>179.2504577637</text:p>
          </table:table-cell>
          <table:table-cell office:value-type="float" office:value="0.030393098" calcext:value-type="float">
            <text:p>0.030393098</text:p>
          </table:table-cell>
          <table:table-cell office:value-type="float" office:value="0.0030393098" calcext:value-type="float">
            <text:p>0.0030393098</text:p>
          </table:table-cell>
          <table:table-cell office:value-type="float" office:value="0" calcext:value-type="float">
            <text:p>0</text:p>
          </table:table-cell>
          <table:table-cell office:value-type="float" office:value="-0.00023622" calcext:value-type="float">
            <text:p>-0.00023622</text:p>
          </table:table-cell>
          <table:table-cell office:value-type="float" office:value="-0.00002842" calcext:value-type="float">
            <text:p>-0.00002842</text:p>
          </table:table-cell>
          <table:table-cell office:value-type="float" office:value="-0.0018951142" calcext:value-type="float">
            <text:p>-0.001895114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179.2623138428" calcext:value-type="float">
            <text:p>179.2623138428</text:p>
          </table:table-cell>
          <table:table-cell office:value-type="float" office:value="0.0429224213" calcext:value-type="float">
            <text:p>0.0429224213</text:p>
          </table:table-cell>
          <table:table-cell office:value-type="float" office:value="0.0042922421" calcext:value-type="float">
            <text:p>0.0042922421</text:p>
          </table:table-cell>
          <table:table-cell office:value-type="float" office:value="0" calcext:value-type="float">
            <text:p>0</text:p>
          </table:table-cell>
          <table:table-cell office:value-type="float" office:value="-0.0004434" calcext:value-type="float">
            <text:p>-0.0004434</text:p>
          </table:table-cell>
          <table:table-cell office:value-type="float" office:value="-0.00002842" calcext:value-type="float">
            <text:p>-0.00002842</text:p>
          </table:table-cell>
          <table:table-cell office:value-type="float" office:value="-0.0022617255" calcext:value-type="float">
            <text:p>-0.002261725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79.261505127" calcext:value-type="float">
            <text:p>179.261505127</text:p>
          </table:table-cell>
          <table:table-cell office:value-type="float" office:value="-0.0728427761" calcext:value-type="float">
            <text:p>-0.0728427761</text:p>
          </table:table-cell>
          <table:table-cell office:value-type="float" office:value="-0.0072842776" calcext:value-type="float">
            <text:p>-0.0072842776</text:p>
          </table:table-cell>
          <table:table-cell office:value-type="float" office:value="0" calcext:value-type="float">
            <text:p>0</text:p>
          </table:table-cell>
          <table:table-cell office:value-type="float" office:value="0.0001901" calcext:value-type="float">
            <text:p>0.0001901</text:p>
          </table:table-cell>
          <table:table-cell office:value-type="float" office:value="-0.00002842" calcext:value-type="float">
            <text:p>-0.00002842</text:p>
          </table:table-cell>
          <table:table-cell office:value-type="float" office:value="0.0001718384" calcext:value-type="float">
            <text:p>0.00017183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179.2568054199" calcext:value-type="float">
            <text:p>179.2568054199</text:p>
          </table:table-cell>
          <table:table-cell office:value-type="float" office:value="0.0125458557" calcext:value-type="float">
            <text:p>0.0125458557</text:p>
          </table:table-cell>
          <table:table-cell office:value-type="float" office:value="0.0012545856" calcext:value-type="float">
            <text:p>0.0012545856</text:p>
          </table:table-cell>
          <table:table-cell office:value-type="float" office:value="0" calcext:value-type="float">
            <text:p>0</text:p>
          </table:table-cell>
          <table:table-cell office:value-type="float" office:value="0.00004302" calcext:value-type="float">
            <text:p>0.00004302</text:p>
          </table:table-cell>
          <table:table-cell office:value-type="float" office:value="-0.00002842" calcext:value-type="float">
            <text:p>-0.00002842</text:p>
          </table:table-cell>
          <table:table-cell office:value-type="float" office:value="-0.0011745719" calcext:value-type="float">
            <text:p>-0.001174571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79.2579498291" calcext:value-type="float">
            <text:p>179.2579498291</text:p>
          </table:table-cell>
          <table:table-cell office:value-type="float" office:value="0.0176927199" calcext:value-type="float">
            <text:p>0.0176927199</text:p>
          </table:table-cell>
          <table:table-cell office:value-type="float" office:value="0.001769272" calcext:value-type="float">
            <text:p>0.001769272</text:p>
          </table:table-cell>
          <table:table-cell office:value-type="float" office:value="0" calcext:value-type="float">
            <text:p>0</text:p>
          </table:table-cell>
          <table:table-cell office:value-type="float" office:value="-0.00008926" calcext:value-type="float">
            <text:p>-0.00008926</text:p>
          </table:table-cell>
          <table:table-cell office:value-type="float" office:value="-0.00002996" calcext:value-type="float">
            <text:p>-0.00002996</text:p>
          </table:table-cell>
          <table:table-cell office:value-type="float" office:value="-0.0020070864" calcext:value-type="float">
            <text:p>-0.002007086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179.2638397217" calcext:value-type="float">
            <text:p>179.2638397217</text:p>
          </table:table-cell>
          <table:table-cell office:value-type="float" office:value="0.0113320382" calcext:value-type="float">
            <text:p>0.0113320382</text:p>
          </table:table-cell>
          <table:table-cell office:value-type="float" office:value="0.0011332038" calcext:value-type="float">
            <text:p>0.0011332038</text:p>
          </table:table-cell>
          <table:table-cell office:value-type="float" office:value="0" calcext:value-type="float">
            <text:p>0</text:p>
          </table:table-cell>
          <table:table-cell office:value-type="float" office:value="-0.00013498" calcext:value-type="float">
            <text:p>-0.00013498</text:p>
          </table:table-cell>
          <table:table-cell office:value-type="float" office:value="-0.00002996" calcext:value-type="float">
            <text:p>-0.00002996</text:p>
          </table:table-cell>
          <table:table-cell office:value-type="float" office:value="-0.0021390194" calcext:value-type="float">
            <text:p>-0.002139019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179.2534484863" calcext:value-type="float">
            <text:p>179.2534484863</text:p>
          </table:table-cell>
          <table:table-cell office:value-type="float" office:value="0.0348124779" calcext:value-type="float">
            <text:p>0.0348124779</text:p>
          </table:table-cell>
          <table:table-cell office:value-type="float" office:value="0.0034812478" calcext:value-type="float">
            <text:p>0.0034812478</text:p>
          </table:table-cell>
          <table:table-cell office:value-type="float" office:value="0" calcext:value-type="float">
            <text:p>0</text:p>
          </table:table-cell>
          <table:table-cell office:value-type="float" office:value="-0.00032192" calcext:value-type="float">
            <text:p>-0.00032192</text:p>
          </table:table-cell>
          <table:table-cell office:value-type="float" office:value="-0.00002996" calcext:value-type="float">
            <text:p>-0.00002996</text:p>
          </table:table-cell>
          <table:table-cell office:value-type="float" office:value="-0.0019857277" calcext:value-type="float">
            <text:p>-0.001985727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179.249206543" calcext:value-type="float">
            <text:p>179.249206543</text:p>
          </table:table-cell>
          <table:table-cell office:value-type="float" office:value="0.0103934" calcext:value-type="float">
            <text:p>0.0103934</text:p>
          </table:table-cell>
          <table:table-cell office:value-type="float" office:value="0.00103934" calcext:value-type="float">
            <text:p>0.00103934</text:p>
          </table:table-cell>
          <table:table-cell office:value-type="float" office:value="0" calcext:value-type="float">
            <text:p>0</text:p>
          </table:table-cell>
          <table:table-cell office:value-type="float" office:value="-0.0002837" calcext:value-type="float">
            <text:p>-0.0002837</text:p>
          </table:table-cell>
          <table:table-cell office:value-type="float" office:value="-0.00002731" calcext:value-type="float">
            <text:p>-0.00002731</text:p>
          </table:table-cell>
          <table:table-cell office:value-type="float" office:value="-0.0018813771" calcext:value-type="float">
            <text:p>-0.001881377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179.2547302246" calcext:value-type="float">
            <text:p>179.2547302246</text:p>
          </table:table-cell>
          <table:table-cell office:value-type="float" office:value="-0.0101881157" calcext:value-type="float">
            <text:p>-0.0101881157</text:p>
          </table:table-cell>
          <table:table-cell office:value-type="float" office:value="-0.0010188116" calcext:value-type="float">
            <text:p>-0.0010188116</text:p>
          </table:table-cell>
          <table:table-cell office:value-type="float" office:value="0" calcext:value-type="float">
            <text:p>0</text:p>
          </table:table-cell>
          <table:table-cell office:value-type="float" office:value="-0.00012108" calcext:value-type="float">
            <text:p>-0.00012108</text:p>
          </table:table-cell>
          <table:table-cell office:value-type="float" office:value="-0.00002731" calcext:value-type="float">
            <text:p>-0.00002731</text:p>
          </table:table-cell>
          <table:table-cell office:value-type="float" office:value="-0.0014596009" calcext:value-type="float">
            <text:p>-0.001459600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179.2673034668" calcext:value-type="float">
            <text:p>179.2673034668</text:p>
          </table:table-cell>
          <table:table-cell office:value-type="float" office:value="-0.0652933" calcext:value-type="float">
            <text:p>-0.0652933</text:p>
          </table:table-cell>
          <table:table-cell office:value-type="float" office:value="-0.00652933" calcext:value-type="float">
            <text:p>-0.00652933</text:p>
          </table:table-cell>
          <table:table-cell office:value-type="float" office:value="0" calcext:value-type="float">
            <text:p>0</text:p>
          </table:table-cell>
          <table:table-cell office:value-type="float" office:value="0.00035449" calcext:value-type="float">
            <text:p>0.00035449</text:p>
          </table:table-cell>
          <table:table-cell office:value-type="float" office:value="-0.00002732" calcext:value-type="float">
            <text:p>-0.00002732</text:p>
          </table:table-cell>
          <table:table-cell office:value-type="float" office:value="0.0004695667" calcext:value-type="float">
            <text:p>0.000469566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179.2666168213" calcext:value-type="float">
            <text:p>179.2666168213</text:p>
          </table:table-cell>
          <table:table-cell office:value-type="float" office:value="0.022545814" calcext:value-type="float">
            <text:p>0.022545814</text:p>
          </table:table-cell>
          <table:table-cell office:value-type="float" office:value="0.0022545814" calcext:value-type="float">
            <text:p>0.0022545814</text:p>
          </table:table-cell>
          <table:table-cell office:value-type="float" office:value="0" calcext:value-type="float">
            <text:p>0</text:p>
          </table:table-cell>
          <table:table-cell office:value-type="float" office:value="0.00008588" calcext:value-type="float">
            <text:p>0.00008588</text:p>
          </table:table-cell>
          <table:table-cell office:value-type="float" office:value="-0.00002732" calcext:value-type="float">
            <text:p>-0.00002732</text:p>
          </table:table-cell>
          <table:table-cell office:value-type="float" office:value="-0.0015171559" calcext:value-type="float">
            <text:p>-0.001517155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179.2861175537" calcext:value-type="float">
            <text:p>179.2861175537</text:p>
          </table:table-cell>
          <table:table-cell office:value-type="float" office:value="-0.0050295277" calcext:value-type="float">
            <text:p>-0.0050295277</text:p>
          </table:table-cell>
          <table:table-cell office:value-type="float" office:value="-0.0005029528" calcext:value-type="float">
            <text:p>-0.0005029528</text:p>
          </table:table-cell>
          <table:table-cell office:value-type="float" office:value="0" calcext:value-type="float">
            <text:p>0</text:p>
          </table:table-cell>
          <table:table-cell office:value-type="float" office:value="0.00009072" calcext:value-type="float">
            <text:p>0.00009072</text:p>
          </table:table-cell>
          <table:table-cell office:value-type="float" office:value="-0.00002855" calcext:value-type="float">
            <text:p>-0.00002855</text:p>
          </table:table-cell>
          <table:table-cell office:value-type="float" office:value="-0.0019219831" calcext:value-type="float">
            <text:p>-0.001921983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179.2833557129" calcext:value-type="float">
            <text:p>179.2833557129</text:p>
          </table:table-cell>
          <table:table-cell office:value-type="float" office:value="-0.0116722971" calcext:value-type="float">
            <text:p>-0.0116722971</text:p>
          </table:table-cell>
          <table:table-cell office:value-type="float" office:value="-0.0011672297" calcext:value-type="float">
            <text:p>-0.0011672297</text:p>
          </table:table-cell>
          <table:table-cell office:value-type="float" office:value="0" calcext:value-type="float">
            <text:p>0</text:p>
          </table:table-cell>
          <table:table-cell office:value-type="float" office:value="0.00013822" calcext:value-type="float">
            <text:p>0.00013822</text:p>
          </table:table-cell>
          <table:table-cell office:value-type="float" office:value="-0.00002855" calcext:value-type="float">
            <text:p>-0.00002855</text:p>
          </table:table-cell>
          <table:table-cell office:value-type="float" office:value="-0.000517637" calcext:value-type="float">
            <text:p>-0.00051763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179.2880554199" calcext:value-type="float">
            <text:p>179.2880554199</text:p>
          </table:table-cell>
          <table:table-cell office:value-type="float" office:value="-0.0117728343" calcext:value-type="float">
            <text:p>-0.0117728343</text:p>
          </table:table-cell>
          <table:table-cell office:value-type="float" office:value="-0.0011772834" calcext:value-type="float">
            <text:p>-0.0011772834</text:p>
          </table:table-cell>
          <table:table-cell office:value-type="float" office:value="0" calcext:value-type="float">
            <text:p>0</text:p>
          </table:table-cell>
          <table:table-cell office:value-type="float" office:value="0.00017053" calcext:value-type="float">
            <text:p>0.00017053</text:p>
          </table:table-cell>
          <table:table-cell office:value-type="float" office:value="-0.00002855" calcext:value-type="float">
            <text:p>-0.00002855</text:p>
          </table:table-cell>
          <table:table-cell office:value-type="float" office:value="-0.0013008465" calcext:value-type="float">
            <text:p>-0.001300846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179.2932128906" calcext:value-type="float">
            <text:p>179.2932128906</text:p>
          </table:table-cell>
          <table:table-cell office:value-type="float" office:value="-0.036325142" calcext:value-type="float">
            <text:p>-0.036325142</text:p>
          </table:table-cell>
          <table:table-cell office:value-type="float" office:value="-0.0036325142" calcext:value-type="float">
            <text:p>-0.0036325142</text:p>
          </table:table-cell>
          <table:table-cell office:value-type="float" office:value="0" calcext:value-type="float">
            <text:p>0</text:p>
          </table:table-cell>
          <table:table-cell office:value-type="float" office:value="0.00035568" calcext:value-type="float">
            <text:p>0.00035568</text:p>
          </table:table-cell>
          <table:table-cell office:value-type="float" office:value="-0.00002855" calcext:value-type="float">
            <text:p>-0.00002855</text:p>
          </table:table-cell>
          <table:table-cell office:value-type="float" office:value="-0.0004249546" calcext:value-type="float">
            <text:p>-0.000424954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179.3081512451" calcext:value-type="float">
            <text:p>179.3081512451</text:p>
          </table:table-cell>
          <table:table-cell office:value-type="float" office:value="-0.0421324013" calcext:value-type="float">
            <text:p>-0.0421324013</text:p>
          </table:table-cell>
          <table:table-cell office:value-type="float" office:value="-0.0042132401" calcext:value-type="float">
            <text:p>-0.0042132401</text:p>
          </table:table-cell>
          <table:table-cell office:value-type="float" office:value="0" calcext:value-type="float">
            <text:p>0</text:p>
          </table:table-cell>
          <table:table-cell office:value-type="float" office:value="0.00051771" calcext:value-type="float">
            <text:p>0.00051771</text:p>
          </table:table-cell>
          <table:table-cell office:value-type="float" office:value="-0.00002885" calcext:value-type="float">
            <text:p>-0.00002885</text:p>
          </table:table-cell>
          <table:table-cell office:value-type="float" office:value="-0.0006960384" calcext:value-type="float">
            <text:p>-0.000696038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79.3044433594" calcext:value-type="float">
            <text:p>179.3044433594</text:p>
          </table:table-cell>
          <table:table-cell office:value-type="float" office:value="-0.0807025976" calcext:value-type="float">
            <text:p>-0.0807025976</text:p>
          </table:table-cell>
          <table:table-cell office:value-type="float" office:value="-0.0080702598" calcext:value-type="float">
            <text:p>-0.0080702598</text:p>
          </table:table-cell>
          <table:table-cell office:value-type="float" office:value="0" calcext:value-type="float">
            <text:p>0</text:p>
          </table:table-cell>
          <table:table-cell office:value-type="float" office:value="0.00088269" calcext:value-type="float">
            <text:p>0.00088269</text:p>
          </table:table-cell>
          <table:table-cell office:value-type="float" office:value="-0.00002885" calcext:value-type="float">
            <text:p>-0.00002885</text:p>
          </table:table-cell>
          <table:table-cell office:value-type="float" office:value="-0.0004942612" calcext:value-type="float">
            <text:p>-0.000494261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179.3107147217" calcext:value-type="float">
            <text:p>179.3107147217</text:p>
          </table:table-cell>
          <table:table-cell office:value-type="float" office:value="-0.0041139482" calcext:value-type="float">
            <text:p>-0.0041139482</text:p>
          </table:table-cell>
          <table:table-cell office:value-type="float" office:value="-0.0004113948" calcext:value-type="float">
            <text:p>-0.0004113948</text:p>
          </table:table-cell>
          <table:table-cell office:value-type="float" office:value="0" calcext:value-type="float">
            <text:p>0</text:p>
          </table:table-cell>
          <table:table-cell office:value-type="float" office:value="0.00061539" calcext:value-type="float">
            <text:p>0.00061539</text:p>
          </table:table-cell>
          <table:table-cell office:value-type="float" office:value="-0.0000262" calcext:value-type="float">
            <text:p>-0.0000262</text:p>
          </table:table-cell>
          <table:table-cell office:value-type="float" office:value="-0.0009814355" calcext:value-type="float">
            <text:p>-0.000981435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179.3016204834" calcext:value-type="float">
            <text:p>179.3016204834</text:p>
          </table:table-cell>
          <table:table-cell office:value-type="float" office:value="-0.0274930634" calcext:value-type="float">
            <text:p>-0.0274930634</text:p>
          </table:table-cell>
          <table:table-cell office:value-type="float" office:value="-0.0027493063" calcext:value-type="float">
            <text:p>-0.0027493063</text:p>
          </table:table-cell>
          <table:table-cell office:value-type="float" office:value="0" calcext:value-type="float">
            <text:p>0</text:p>
          </table:table-cell>
          <table:table-cell office:value-type="float" office:value="0.00059314" calcext:value-type="float">
            <text:p>0.00059314</text:p>
          </table:table-cell>
          <table:table-cell office:value-type="float" office:value="-0.0000262" calcext:value-type="float">
            <text:p>-0.0000262</text:p>
          </table:table-cell>
          <table:table-cell office:value-type="float" office:value="-0.0016341767" calcext:value-type="float">
            <text:p>-0.001634176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179.302444458" calcext:value-type="float">
            <text:p>179.302444458</text:p>
          </table:table-cell>
          <table:table-cell office:value-type="float" office:value="0.0178393818" calcext:value-type="float">
            <text:p>0.0178393818</text:p>
          </table:table-cell>
          <table:table-cell office:value-type="float" office:value="0.0017839382" calcext:value-type="float">
            <text:p>0.0017839382</text:p>
          </table:table-cell>
          <table:table-cell office:value-type="float" office:value="0" calcext:value-type="float">
            <text:p>0</text:p>
          </table:table-cell>
          <table:table-cell office:value-type="float" office:value="0.00027621" calcext:value-type="float">
            <text:p>0.00027621</text:p>
          </table:table-cell>
          <table:table-cell office:value-type="float" office:value="-0.00002592" calcext:value-type="float">
            <text:p>-0.00002592</text:p>
          </table:table-cell>
          <table:table-cell office:value-type="float" office:value="-0.0012232621" calcext:value-type="float">
            <text:p>-0.001223262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179.3073730469" calcext:value-type="float">
            <text:p>179.3073730469</text:p>
          </table:table-cell>
          <table:table-cell office:value-type="float" office:value="-0.0217224182" calcext:value-type="float">
            <text:p>-0.0217224182</text:p>
          </table:table-cell>
          <table:table-cell office:value-type="float" office:value="-0.0021722418" calcext:value-type="float">
            <text:p>-0.0021722418</text:p>
          </table:table-cell>
          <table:table-cell office:value-type="float" office:value="0" calcext:value-type="float">
            <text:p>0</text:p>
          </table:table-cell>
          <table:table-cell office:value-type="float" office:value="0.00032875" calcext:value-type="float">
            <text:p>0.00032875</text:p>
          </table:table-cell>
          <table:table-cell office:value-type="float" office:value="-0.00002592" calcext:value-type="float">
            <text:p>-0.00002592</text:p>
          </table:table-cell>
          <table:table-cell office:value-type="float" office:value="-0.0012025997" calcext:value-type="float">
            <text:p>-0.001202599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179.3201446533" calcext:value-type="float">
            <text:p>179.3201446533</text:p>
          </table:table-cell>
          <table:table-cell office:value-type="float" office:value="0.051787617" calcext:value-type="float">
            <text:p>0.051787617</text:p>
          </table:table-cell>
          <table:table-cell office:value-type="float" office:value="0.0051787617" calcext:value-type="float">
            <text:p>0.0051787617</text:p>
          </table:table-cell>
          <table:table-cell office:value-type="float" office:value="0" calcext:value-type="float">
            <text:p>0</text:p>
          </table:table-cell>
          <table:table-cell office:value-type="float" office:value="-0.00012615" calcext:value-type="float">
            <text:p>-0.00012615</text:p>
          </table:table-cell>
          <table:table-cell office:value-type="float" office:value="-0.00002592" calcext:value-type="float">
            <text:p>-0.00002592</text:p>
          </table:table-cell>
          <table:table-cell office:value-type="float" office:value="-0.0029240337" calcext:value-type="float">
            <text:p>-0.00292403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179.3206329346" calcext:value-type="float">
            <text:p>179.3206329346</text:p>
          </table:table-cell>
          <table:table-cell office:value-type="float" office:value="0.0084195618" calcext:value-type="float">
            <text:p>0.0084195618</text:p>
          </table:table-cell>
          <table:table-cell office:value-type="float" office:value="0.0008419562" calcext:value-type="float">
            <text:p>0.0008419562</text:p>
          </table:table-cell>
          <table:table-cell office:value-type="float" office:value="0" calcext:value-type="float">
            <text:p>0</text:p>
          </table:table-cell>
          <table:table-cell office:value-type="float" office:value="-0.00014014" calcext:value-type="float">
            <text:p>-0.00014014</text:p>
          </table:table-cell>
          <table:table-cell office:value-type="float" office:value="-0.00002444" calcext:value-type="float">
            <text:p>-0.00002444</text:p>
          </table:table-cell>
          <table:table-cell office:value-type="float" office:value="-0.0013532342" calcext:value-type="float">
            <text:p>-0.001353234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179.3191223145" calcext:value-type="float">
            <text:p>179.3191223145</text:p>
          </table:table-cell>
          <table:table-cell office:value-type="float" office:value="-0.0148216356" calcext:value-type="float">
            <text:p>-0.0148216356</text:p>
          </table:table-cell>
          <table:table-cell office:value-type="float" office:value="-0.0014821636" calcext:value-type="float">
            <text:p>-0.0014821636</text:p>
          </table:table-cell>
          <table:table-cell office:value-type="float" office:value="0" calcext:value-type="float">
            <text:p>0</text:p>
          </table:table-cell>
          <table:table-cell office:value-type="float" office:value="0.00000543" calcext:value-type="float">
            <text:p>0.00000543</text:p>
          </table:table-cell>
          <table:table-cell office:value-type="float" office:value="-0.00002444" calcext:value-type="float">
            <text:p>-0.00002444</text:p>
          </table:table-cell>
          <table:table-cell office:value-type="float" office:value="-0.0007622993" calcext:value-type="float">
            <text:p>-0.000762299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179.3202209473" calcext:value-type="float">
            <text:p>179.3202209473</text:p>
          </table:table-cell>
          <table:table-cell office:value-type="float" office:value="-0.0229848243" calcext:value-type="float">
            <text:p>-0.0229848243</text:p>
          </table:table-cell>
          <table:table-cell office:value-type="float" office:value="-0.0022984824" calcext:value-type="float">
            <text:p>-0.0022984824</text:p>
          </table:table-cell>
          <table:table-cell office:value-type="float" office:value="0" calcext:value-type="float">
            <text:p>0</text:p>
          </table:table-cell>
          <table:table-cell office:value-type="float" office:value="0.0001568" calcext:value-type="float">
            <text:p>0.0001568</text:p>
          </table:table-cell>
          <table:table-cell office:value-type="float" office:value="-0.00002444" calcext:value-type="float">
            <text:p>-0.00002444</text:p>
          </table:table-cell>
          <table:table-cell office:value-type="float" office:value="-0.0006994683" calcext:value-type="float">
            <text:p>-0.000699468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179.3193817139" calcext:value-type="float">
            <text:p>179.3193817139</text:p>
          </table:table-cell>
          <table:table-cell office:value-type="float" office:value="0.0201488225" calcext:value-type="float">
            <text:p>0.0201488225</text:p>
          </table:table-cell>
          <table:table-cell office:value-type="float" office:value="0.0020148822" calcext:value-type="float">
            <text:p>0.0020148822</text:p>
          </table:table-cell>
          <table:table-cell office:value-type="float" office:value="0" calcext:value-type="float">
            <text:p>0</text:p>
          </table:table-cell>
          <table:table-cell office:value-type="float" office:value="-0.00002984" calcext:value-type="float">
            <text:p>-0.00002984</text:p>
          </table:table-cell>
          <table:table-cell office:value-type="float" office:value="-0.00002444" calcext:value-type="float">
            <text:p>-0.00002444</text:p>
          </table:table-cell>
          <table:table-cell office:value-type="float" office:value="-0.0019346375" calcext:value-type="float">
            <text:p>-0.001934637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179.3064880371" calcext:value-type="float">
            <text:p>179.3064880371</text:p>
          </table:table-cell>
          <table:table-cell office:value-type="float" office:value="0.0323019446" calcext:value-type="float">
            <text:p>0.0323019446</text:p>
          </table:table-cell>
          <table:table-cell office:value-type="float" office:value="0.0032301945" calcext:value-type="float">
            <text:p>0.0032301945</text:p>
          </table:table-cell>
          <table:table-cell office:value-type="float" office:value="0" calcext:value-type="float">
            <text:p>0</text:p>
          </table:table-cell>
          <table:table-cell office:value-type="float" office:value="-0.00023515" calcext:value-type="float">
            <text:p>-0.00023515</text:p>
          </table:table-cell>
          <table:table-cell office:value-type="float" office:value="-0.00002444" calcext:value-type="float">
            <text:p>-0.00002444</text:p>
          </table:table-cell>
          <table:table-cell office:value-type="float" office:value="-0.0014007227" calcext:value-type="float">
            <text:p>-0.001400722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179.3060455322" calcext:value-type="float">
            <text:p>179.3060455322</text:p>
          </table:table-cell>
          <table:table-cell office:value-type="float" office:value="-0.0305279114" calcext:value-type="float">
            <text:p>-0.0305279114</text:p>
          </table:table-cell>
          <table:table-cell office:value-type="float" office:value="-0.0030527911" calcext:value-type="float">
            <text:p>-0.0030527911</text:p>
          </table:table-cell>
          <table:table-cell office:value-type="float" office:value="0" calcext:value-type="float">
            <text:p>0</text:p>
          </table:table-cell>
          <table:table-cell office:value-type="float" office:value="0.00004682" calcext:value-type="float">
            <text:p>0.00004682</text:p>
          </table:table-cell>
          <table:table-cell office:value-type="float" office:value="-0.00002444" calcext:value-type="float">
            <text:p>-0.00002444</text:p>
          </table:table-cell>
          <table:table-cell office:value-type="float" office:value="-0.0006669664" calcext:value-type="float">
            <text:p>-0.000666966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79.305267334" calcext:value-type="float">
            <text:p>179.305267334</text:p>
          </table:table-cell>
          <table:table-cell office:value-type="float" office:value="-0.0008343316" calcext:value-type="float">
            <text:p>-0.0008343316</text:p>
          </table:table-cell>
          <table:table-cell office:value-type="float" office:value="-0.0000834332" calcext:value-type="float">
            <text:p>-8.34332E-05</text:p>
          </table:table-cell>
          <table:table-cell office:value-type="float" office:value="0" calcext:value-type="float">
            <text:p>0</text:p>
          </table:table-cell>
          <table:table-cell office:value-type="float" office:value="0.00003675" calcext:value-type="float">
            <text:p>0.00003675</text:p>
          </table:table-cell>
          <table:table-cell office:value-type="float" office:value="-0.00002444" calcext:value-type="float">
            <text:p>-0.00002444</text:p>
          </table:table-cell>
          <table:table-cell office:value-type="float" office:value="0.0005340208" calcext:value-type="float">
            <text:p>0.000534020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179.3060302734" calcext:value-type="float">
            <text:p>179.3060302734</text:p>
          </table:table-cell>
          <table:table-cell office:value-type="float" office:value="-0.0189968785" calcext:value-type="float">
            <text:p>-0.0189968785</text:p>
          </table:table-cell>
          <table:table-cell office:value-type="float" office:value="-0.0018996879" calcext:value-type="float">
            <text:p>-0.0018996879</text:p>
          </table:table-cell>
          <table:table-cell office:value-type="float" office:value="0" calcext:value-type="float">
            <text:p>0</text:p>
          </table:table-cell>
          <table:table-cell office:value-type="float" office:value="0.00015108" calcext:value-type="float">
            <text:p>0.00015108</text:p>
          </table:table-cell>
          <table:table-cell office:value-type="float" office:value="-0.00002416" calcext:value-type="float">
            <text:p>-0.00002416</text:p>
          </table:table-cell>
          <table:table-cell office:value-type="float" office:value="-0.0008481282" calcext:value-type="float">
            <text:p>-0.000848128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179.2951812744" calcext:value-type="float">
            <text:p>179.2951812744</text:p>
          </table:table-cell>
          <table:table-cell office:value-type="float" office:value="-0.030653671" calcext:value-type="float">
            <text:p>-0.030653671</text:p>
          </table:table-cell>
          <table:table-cell office:value-type="float" office:value="-0.0030653671" calcext:value-type="float">
            <text:p>-0.0030653671</text:p>
          </table:table-cell>
          <table:table-cell office:value-type="float" office:value="0" calcext:value-type="float">
            <text:p>0</text:p>
          </table:table-cell>
          <table:table-cell office:value-type="float" office:value="0.00030493" calcext:value-type="float">
            <text:p>0.00030493</text:p>
          </table:table-cell>
          <table:table-cell office:value-type="float" office:value="-0.00002416" calcext:value-type="float">
            <text:p>-0.00002416</text:p>
          </table:table-cell>
          <table:table-cell office:value-type="float" office:value="-0.0004627632" calcext:value-type="float">
            <text:p>-0.000462763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179.2937011719" calcext:value-type="float">
            <text:p>179.2937011719</text:p>
          </table:table-cell>
          <table:table-cell office:value-type="float" office:value="-0.0356518676" calcext:value-type="float">
            <text:p>-0.0356518676</text:p>
          </table:table-cell>
          <table:table-cell office:value-type="float" office:value="-0.0035651868" calcext:value-type="float">
            <text:p>-0.0035651868</text:p>
          </table:table-cell>
          <table:table-cell office:value-type="float" office:value="0" calcext:value-type="float">
            <text:p>0</text:p>
          </table:table-cell>
          <table:table-cell office:value-type="float" office:value="0.00044071" calcext:value-type="float">
            <text:p>0.00044071</text:p>
          </table:table-cell>
          <table:table-cell office:value-type="float" office:value="-0.00002416" calcext:value-type="float">
            <text:p>-0.00002416</text:p>
          </table:table-cell>
          <table:table-cell office:value-type="float" office:value="-0.0005821993" calcext:value-type="float">
            <text:p>-0.000582199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179.2790985107" calcext:value-type="float">
            <text:p>179.2790985107</text:p>
          </table:table-cell>
          <table:table-cell office:value-type="float" office:value="0.0215106587" calcext:value-type="float">
            <text:p>0.0215106587</text:p>
          </table:table-cell>
          <table:table-cell office:value-type="float" office:value="0.0021510659" calcext:value-type="float">
            <text:p>0.0021510659</text:p>
          </table:table-cell>
          <table:table-cell office:value-type="float" office:value="0" calcext:value-type="float">
            <text:p>0</text:p>
          </table:table-cell>
          <table:table-cell office:value-type="float" office:value="0.00015021" calcext:value-type="float">
            <text:p>0.00015021</text:p>
          </table:table-cell>
          <table:table-cell office:value-type="float" office:value="-0.00002416" calcext:value-type="float">
            <text:p>-0.00002416</text:p>
          </table:table-cell>
          <table:table-cell office:value-type="float" office:value="-0.0015134266" calcext:value-type="float">
            <text:p>-0.00151342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179.2683410645" calcext:value-type="float">
            <text:p>179.2683410645</text:p>
          </table:table-cell>
          <table:table-cell office:value-type="float" office:value="-0.0270470857" calcext:value-type="float">
            <text:p>-0.0270470857</text:p>
          </table:table-cell>
          <table:table-cell office:value-type="float" office:value="-0.0027047086" calcext:value-type="float">
            <text:p>-0.0027047086</text:p>
          </table:table-cell>
          <table:table-cell office:value-type="float" office:value="0" calcext:value-type="float">
            <text:p>0</text:p>
          </table:table-cell>
          <table:table-cell office:value-type="float" office:value="0.00028031" calcext:value-type="float">
            <text:p>0.00028031</text:p>
          </table:table-cell>
          <table:table-cell office:value-type="float" office:value="-0.00002145" calcext:value-type="float">
            <text:p>-0.00002145</text:p>
          </table:table-cell>
          <table:table-cell office:value-type="float" office:value="-0.0001831048" calcext:value-type="float">
            <text:p>-0.000183104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179.2626037598" calcext:value-type="float">
            <text:p>179.2626037598</text:p>
          </table:table-cell>
          <table:table-cell office:value-type="float" office:value="-0.0154213087" calcext:value-type="float">
            <text:p>-0.0154213087</text:p>
          </table:table-cell>
          <table:table-cell office:value-type="float" office:value="-0.0015421309" calcext:value-type="float">
            <text:p>-0.0015421309</text:p>
          </table:table-cell>
          <table:table-cell office:value-type="float" office:value="0" calcext:value-type="float">
            <text:p>0</text:p>
          </table:table-cell>
          <table:table-cell office:value-type="float" office:value="0.00028949" calcext:value-type="float">
            <text:p>0.00028949</text:p>
          </table:table-cell>
          <table:table-cell office:value-type="float" office:value="-0.00002145" calcext:value-type="float">
            <text:p>-0.00002145</text:p>
          </table:table-cell>
          <table:table-cell office:value-type="float" office:value="-0.0015618195" calcext:value-type="float">
            <text:p>-0.001561819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179.255279541" calcext:value-type="float">
            <text:p>179.255279541</text:p>
          </table:table-cell>
          <table:table-cell office:value-type="float" office:value="-0.0463529192" calcext:value-type="float">
            <text:p>-0.0463529192</text:p>
          </table:table-cell>
          <table:table-cell office:value-type="float" office:value="-0.0046352919" calcext:value-type="float">
            <text:p>-0.0046352919</text:p>
          </table:table-cell>
          <table:table-cell office:value-type="float" office:value="0" calcext:value-type="float">
            <text:p>0</text:p>
          </table:table-cell>
          <table:table-cell office:value-type="float" office:value="0.00050175" calcext:value-type="float">
            <text:p>0.00050175</text:p>
          </table:table-cell>
          <table:table-cell office:value-type="float" office:value="-0.00002145" calcext:value-type="float">
            <text:p>-0.00002145</text:p>
          </table:table-cell>
          <table:table-cell office:value-type="float" office:value="-0.0002703397" calcext:value-type="float">
            <text:p>-0.000270339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179.2496490479" calcext:value-type="float">
            <text:p>179.2496490479</text:p>
          </table:table-cell>
          <table:table-cell office:value-type="float" office:value="-0.0112312509" calcext:value-type="float">
            <text:p>-0.0112312509</text:p>
          </table:table-cell>
          <table:table-cell office:value-type="float" office:value="-0.0011231251" calcext:value-type="float">
            <text:p>-0.0011231251</text:p>
          </table:table-cell>
          <table:table-cell office:value-type="float" office:value="0" calcext:value-type="float">
            <text:p>0</text:p>
          </table:table-cell>
          <table:table-cell office:value-type="float" office:value="0.00040907" calcext:value-type="float">
            <text:p>0.00040907</text:p>
          </table:table-cell>
          <table:table-cell office:value-type="float" office:value="-0.00002145" calcext:value-type="float">
            <text:p>-0.00002145</text:p>
          </table:table-cell>
          <table:table-cell office:value-type="float" office:value="-0.0017619734" calcext:value-type="float">
            <text:p>-0.001761973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179.2462005615" calcext:value-type="float">
            <text:p>179.2462005615</text:p>
          </table:table-cell>
          <table:table-cell office:value-type="float" office:value="-0.0135907132" calcext:value-type="float">
            <text:p>-0.0135907132</text:p>
          </table:table-cell>
          <table:table-cell office:value-type="float" office:value="-0.0013590713" calcext:value-type="float">
            <text:p>-0.0013590713</text:p>
          </table:table-cell>
          <table:table-cell office:value-type="float" office:value="0" calcext:value-type="float">
            <text:p>0</text:p>
          </table:table-cell>
          <table:table-cell office:value-type="float" office:value="0.00036306" calcext:value-type="float">
            <text:p>0.00036306</text:p>
          </table:table-cell>
          <table:table-cell office:value-type="float" office:value="-0.00002268" calcext:value-type="float">
            <text:p>-0.00002268</text:p>
          </table:table-cell>
          <table:table-cell office:value-type="float" office:value="-0.001478615" calcext:value-type="float">
            <text:p>-0.00147861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179.2516479492" calcext:value-type="float">
            <text:p>179.2516479492</text:p>
          </table:table-cell>
          <table:table-cell office:value-type="float" office:value="-0.0026657688" calcext:value-type="float">
            <text:p>-0.0026657688</text:p>
          </table:table-cell>
          <table:table-cell office:value-type="float" office:value="-0.0002665769" calcext:value-type="float">
            <text:p>-0.0002665769</text:p>
          </table:table-cell>
          <table:table-cell office:value-type="float" office:value="0" calcext:value-type="float">
            <text:p>0</text:p>
          </table:table-cell>
          <table:table-cell office:value-type="float" office:value="0.00025961" calcext:value-type="float">
            <text:p>0.00025961</text:p>
          </table:table-cell>
          <table:table-cell office:value-type="float" office:value="-0.00002268" calcext:value-type="float">
            <text:p>-0.00002268</text:p>
          </table:table-cell>
          <table:table-cell office:value-type="float" office:value="-0.0016552201" calcext:value-type="float">
            <text:p>-0.001655220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179.2743988037" calcext:value-type="float">
            <text:p>179.2743988037</text:p>
          </table:table-cell>
          <table:table-cell office:value-type="float" office:value="0.0074615209" calcext:value-type="float">
            <text:p>0.0074615209</text:p>
          </table:table-cell>
          <table:table-cell office:value-type="float" office:value="0.0007461521" calcext:value-type="float">
            <text:p>0.0007461521</text:p>
          </table:table-cell>
          <table:table-cell office:value-type="float" office:value="0" calcext:value-type="float">
            <text:p>0</text:p>
          </table:table-cell>
          <table:table-cell office:value-type="float" office:value="0.0001232" calcext:value-type="float">
            <text:p>0.0001232</text:p>
          </table:table-cell>
          <table:table-cell office:value-type="float" office:value="-0.00002268" calcext:value-type="float">
            <text:p>-0.00002268</text:p>
          </table:table-cell>
          <table:table-cell office:value-type="float" office:value="-0.0005315552" calcext:value-type="float">
            <text:p>-0.000531555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79.2698516846" calcext:value-type="float">
            <text:p>179.2698516846</text:p>
          </table:table-cell>
          <table:table-cell office:value-type="float" office:value="-0.0012155995" calcext:value-type="float">
            <text:p>-0.0012155995</text:p>
          </table:table-cell>
          <table:table-cell office:value-type="float" office:value="-0.0001215599" calcext:value-type="float">
            <text:p>-0.0001215599</text:p>
          </table:table-cell>
          <table:table-cell office:value-type="float" office:value="0" calcext:value-type="float">
            <text:p>0</text:p>
          </table:table-cell>
          <table:table-cell office:value-type="float" office:value="0.00009017" calcext:value-type="float">
            <text:p>0.00009017</text:p>
          </table:table-cell>
          <table:table-cell office:value-type="float" office:value="-0.00002268" calcext:value-type="float">
            <text:p>-0.00002268</text:p>
          </table:table-cell>
          <table:table-cell office:value-type="float" office:value="-0.0016964052" calcext:value-type="float">
            <text:p>-0.001696405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179.2589874268" calcext:value-type="float">
            <text:p>179.2589874268</text:p>
          </table:table-cell>
          <table:table-cell office:value-type="float" office:value="-0.0515122248" calcext:value-type="float">
            <text:p>-0.0515122248</text:p>
          </table:table-cell>
          <table:table-cell office:value-type="float" office:value="-0.0051512225" calcext:value-type="float">
            <text:p>-0.0051512225</text:p>
          </table:table-cell>
          <table:table-cell office:value-type="float" office:value="0" calcext:value-type="float">
            <text:p>0</text:p>
          </table:table-cell>
          <table:table-cell office:value-type="float" office:value="0.00040336" calcext:value-type="float">
            <text:p>0.00040336</text:p>
          </table:table-cell>
          <table:table-cell office:value-type="float" office:value="-0.00002268" calcext:value-type="float">
            <text:p>-0.00002268</text:p>
          </table:table-cell>
          <table:table-cell office:value-type="float" office:value="0.0001900917" calcext:value-type="float">
            <text:p>0.000190091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179.2626800537" calcext:value-type="float">
            <text:p>179.2626800537</text:p>
          </table:table-cell>
          <table:table-cell office:value-type="float" office:value="0.0247943251" calcext:value-type="float">
            <text:p>0.0247943251</text:p>
          </table:table-cell>
          <table:table-cell office:value-type="float" office:value="0.0024794325" calcext:value-type="float">
            <text:p>0.0024794325</text:p>
          </table:table-cell>
          <table:table-cell office:value-type="float" office:value="0" calcext:value-type="float">
            <text:p>0</text:p>
          </table:table-cell>
          <table:table-cell office:value-type="float" office:value="0.00010344" calcext:value-type="float">
            <text:p>0.00010344</text:p>
          </table:table-cell>
          <table:table-cell office:value-type="float" office:value="-0.00002268" calcext:value-type="float">
            <text:p>-0.00002268</text:p>
          </table:table-cell>
          <table:table-cell office:value-type="float" office:value="-0.0022525247" calcext:value-type="float">
            <text:p>-0.002252524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179.2600097656" calcext:value-type="float">
            <text:p>179.2600097656</text:p>
          </table:table-cell>
          <table:table-cell office:value-type="float" office:value="-0.0083747213" calcext:value-type="float">
            <text:p>-0.0083747213</text:p>
          </table:table-cell>
          <table:table-cell office:value-type="float" office:value="-0.0008374721" calcext:value-type="float">
            <text:p>-0.0008374721</text:p>
          </table:table-cell>
          <table:table-cell office:value-type="float" office:value="0" calcext:value-type="float">
            <text:p>0</text:p>
          </table:table-cell>
          <table:table-cell office:value-type="float" office:value="0.00012472" calcext:value-type="float">
            <text:p>0.00012472</text:p>
          </table:table-cell>
          <table:table-cell office:value-type="float" office:value="-0.00002539" calcext:value-type="float">
            <text:p>-0.00002539</text:p>
          </table:table-cell>
          <table:table-cell office:value-type="float" office:value="-0.001219986" calcext:value-type="float">
            <text:p>-0.00121998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179.2650299072" calcext:value-type="float">
            <text:p>179.2650299072</text:p>
          </table:table-cell>
          <table:table-cell office:value-type="float" office:value="0.0169403137" calcext:value-type="float">
            <text:p>0.0169403137</text:p>
          </table:table-cell>
          <table:table-cell office:value-type="float" office:value="0.0016940314" calcext:value-type="float">
            <text:p>0.0016940314</text:p>
          </table:table-cell>
          <table:table-cell office:value-type="float" office:value="0" calcext:value-type="float">
            <text:p>0</text:p>
          </table:table-cell>
          <table:table-cell office:value-type="float" office:value="-0.00002982" calcext:value-type="float">
            <text:p>-0.00002982</text:p>
          </table:table-cell>
          <table:table-cell office:value-type="float" office:value="-0.00002539" calcext:value-type="float">
            <text:p>-0.00002539</text:p>
          </table:table-cell>
          <table:table-cell office:value-type="float" office:value="-0.0016904642" calcext:value-type="float">
            <text:p>-0.001690464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 office:value-type="float" office:value="179.2736206055" calcext:value-type="float">
            <text:p>179.2736206055</text:p>
          </table:table-cell>
          <table:table-cell office:value-type="float" office:value="0.0100219164" calcext:value-type="float">
            <text:p>0.0100219164</text:p>
          </table:table-cell>
          <table:table-cell office:value-type="float" office:value="0.0010021916" calcext:value-type="float">
            <text:p>0.0010021916</text:p>
          </table:table-cell>
          <table:table-cell office:value-type="float" office:value="0" calcext:value-type="float">
            <text:p>0</text:p>
          </table:table-cell>
          <table:table-cell office:value-type="float" office:value="-0.00008666" calcext:value-type="float">
            <text:p>-0.00008666</text:p>
          </table:table-cell>
          <table:table-cell office:value-type="float" office:value="-0.00002398" calcext:value-type="float">
            <text:p>-0.00002398</text:p>
          </table:table-cell>
          <table:table-cell office:value-type="float" office:value="-0.0016274355" calcext:value-type="float">
            <text:p>-0.001627435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179.27394104" calcext:value-type="float">
            <text:p>179.27394104</text:p>
          </table:table-cell>
          <table:table-cell office:value-type="float" office:value="-0.0299950088" calcext:value-type="float">
            <text:p>-0.0299950088</text:p>
          </table:table-cell>
          <table:table-cell office:value-type="float" office:value="-0.0029995009" calcext:value-type="float">
            <text:p>-0.0029995009</text:p>
          </table:table-cell>
          <table:table-cell office:value-type="float" office:value="0" calcext:value-type="float">
            <text:p>0</text:p>
          </table:table-cell>
          <table:table-cell office:value-type="float" office:value="0.00014218" calcext:value-type="float">
            <text:p>0.00014218</text:p>
          </table:table-cell>
          <table:table-cell office:value-type="float" office:value="-0.00002398" calcext:value-type="float">
            <text:p>-0.00002398</text:p>
          </table:table-cell>
          <table:table-cell office:value-type="float" office:value="0.0000727839" calcext:value-type="float">
            <text:p>7.27839E-0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1.27" calcext:value-type="float">
            <text:p>11.27</text:p>
          </table:table-cell>
          <table:table-cell office:value-type="float" office:value="179.2715148926" calcext:value-type="float">
            <text:p>179.2715148926</text:p>
          </table:table-cell>
          <table:table-cell office:value-type="float" office:value="-0.0101909148" calcext:value-type="float">
            <text:p>-0.0101909148</text:p>
          </table:table-cell>
          <table:table-cell office:value-type="float" office:value="-0.0010190915" calcext:value-type="float">
            <text:p>-0.0010190915</text:p>
          </table:table-cell>
          <table:table-cell office:value-type="float" office:value="0" calcext:value-type="float">
            <text:p>0</text:p>
          </table:table-cell>
          <table:table-cell office:value-type="float" office:value="0.00016262" calcext:value-type="float">
            <text:p>0.00016262</text:p>
          </table:table-cell>
          <table:table-cell office:value-type="float" office:value="-0.00002398" calcext:value-type="float">
            <text:p>-0.00002398</text:p>
          </table:table-cell>
          <table:table-cell office:value-type="float" office:value="-0.0013107281" calcext:value-type="float">
            <text:p>-0.001310728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179.2746887207" calcext:value-type="float">
            <text:p>179.2746887207</text:p>
          </table:table-cell>
          <table:table-cell office:value-type="float" office:value="-0.0326742674" calcext:value-type="float">
            <text:p>-0.0326742674</text:p>
          </table:table-cell>
          <table:table-cell office:value-type="float" office:value="-0.0032674267" calcext:value-type="float">
            <text:p>-0.0032674267</text:p>
          </table:table-cell>
          <table:table-cell office:value-type="float" office:value="0" calcext:value-type="float">
            <text:p>0</text:p>
          </table:table-cell>
          <table:table-cell office:value-type="float" office:value="0.00032608" calcext:value-type="float">
            <text:p>0.00032608</text:p>
          </table:table-cell>
          <table:table-cell office:value-type="float" office:value="-0.00002398" calcext:value-type="float">
            <text:p>-0.00002398</text:p>
          </table:table-cell>
          <table:table-cell office:value-type="float" office:value="-0.0009574341" calcext:value-type="float">
            <text:p>-0.000957434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.37" calcext:value-type="float">
            <text:p>11.37</text:p>
          </table:table-cell>
          <table:table-cell office:value-type="float" office:value="179.2661590576" calcext:value-type="float">
            <text:p>179.2661590576</text:p>
          </table:table-cell>
          <table:table-cell office:value-type="float" office:value="-0.0250974467" calcext:value-type="float">
            <text:p>-0.0250974467</text:p>
          </table:table-cell>
          <table:table-cell office:value-type="float" office:value="-0.0025097447" calcext:value-type="float">
            <text:p>-0.0025097447</text:p>
          </table:table-cell>
          <table:table-cell office:value-type="float" office:value="0" calcext:value-type="float">
            <text:p>0</text:p>
          </table:table-cell>
          <table:table-cell office:value-type="float" office:value="0.00038447" calcext:value-type="float">
            <text:p>0.00038447</text:p>
          </table:table-cell>
          <table:table-cell office:value-type="float" office:value="-0.00002398" calcext:value-type="float">
            <text:p>-0.00002398</text:p>
          </table:table-cell>
          <table:table-cell office:value-type="float" office:value="-0.0007661735" calcext:value-type="float">
            <text:p>-0.000766173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179.2669372559" calcext:value-type="float">
            <text:p>179.2669372559</text:p>
          </table:table-cell>
          <table:table-cell office:value-type="float" office:value="-0.0401669308" calcext:value-type="float">
            <text:p>-0.0401669308</text:p>
          </table:table-cell>
          <table:table-cell office:value-type="float" office:value="-0.0040166931" calcext:value-type="float">
            <text:p>-0.0040166931</text:p>
          </table:table-cell>
          <table:table-cell office:value-type="float" office:value="0" calcext:value-type="float">
            <text:p>0</text:p>
          </table:table-cell>
          <table:table-cell office:value-type="float" office:value="0.00052379" calcext:value-type="float">
            <text:p>0.00052379</text:p>
          </table:table-cell>
          <table:table-cell office:value-type="float" office:value="-0.00002493" calcext:value-type="float">
            <text:p>-0.00002493</text:p>
          </table:table-cell>
          <table:table-cell office:value-type="float" office:value="-0.0001924593" calcext:value-type="float">
            <text:p>-0.000192459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1.47" calcext:value-type="float">
            <text:p>11.47</text:p>
          </table:table-cell>
          <table:table-cell office:value-type="float" office:value="179.2662506104" calcext:value-type="float">
            <text:p>179.2662506104</text:p>
          </table:table-cell>
          <table:table-cell office:value-type="float" office:value="-0.0396382323" calcext:value-type="float">
            <text:p>-0.0396382323</text:p>
          </table:table-cell>
          <table:table-cell office:value-type="float" office:value="-0.0039638232" calcext:value-type="float">
            <text:p>-0.0039638232</text:p>
          </table:table-cell>
          <table:table-cell office:value-type="float" office:value="0" calcext:value-type="float">
            <text:p>0</text:p>
          </table:table-cell>
          <table:table-cell office:value-type="float" office:value="0.00061307" calcext:value-type="float">
            <text:p>0.00061307</text:p>
          </table:table-cell>
          <table:table-cell office:value-type="float" office:value="-0.00002493" calcext:value-type="float">
            <text:p>-0.00002493</text:p>
          </table:table-cell>
          <table:table-cell office:value-type="float" office:value="-0.0016508624" calcext:value-type="float">
            <text:p>-0.001650862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79.2673797607" calcext:value-type="float">
            <text:p>179.2673797607</text:p>
          </table:table-cell>
          <table:table-cell office:value-type="float" office:value="-0.0659595655" calcext:value-type="float">
            <text:p>-0.0659595655</text:p>
          </table:table-cell>
          <table:table-cell office:value-type="float" office:value="-0.0065959565" calcext:value-type="float">
            <text:p>-0.0065959565</text:p>
          </table:table-cell>
          <table:table-cell office:value-type="float" office:value="0" calcext:value-type="float">
            <text:p>0</text:p>
          </table:table-cell>
          <table:table-cell office:value-type="float" office:value="0.00084796" calcext:value-type="float">
            <text:p>0.00084796</text:p>
          </table:table-cell>
          <table:table-cell office:value-type="float" office:value="-0.00002493" calcext:value-type="float">
            <text:p>-0.00002493</text:p>
          </table:table-cell>
          <table:table-cell office:value-type="float" office:value="0.0010059548" calcext:value-type="float">
            <text:p>0.001005954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179.2536468506" calcext:value-type="float">
            <text:p>179.2536468506</text:p>
          </table:table-cell>
          <table:table-cell office:value-type="float" office:value="-0.0064987145" calcext:value-type="float">
            <text:p>-0.0064987145</text:p>
          </table:table-cell>
          <table:table-cell office:value-type="float" office:value="-0.0006498714" calcext:value-type="float">
            <text:p>-0.0006498714</text:p>
          </table:table-cell>
          <table:table-cell office:value-type="float" office:value="0" calcext:value-type="float">
            <text:p>0</text:p>
          </table:table-cell>
          <table:table-cell office:value-type="float" office:value="0.00060814" calcext:value-type="float">
            <text:p>0.00060814</text:p>
          </table:table-cell>
          <table:table-cell office:value-type="float" office:value="-0.00002493" calcext:value-type="float">
            <text:p>-0.00002493</text:p>
          </table:table-cell>
          <table:table-cell office:value-type="float" office:value="-0.001497664" calcext:value-type="float">
            <text:p>-0.00149766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179.2596130371" calcext:value-type="float">
            <text:p>179.2596130371</text:p>
          </table:table-cell>
          <table:table-cell office:value-type="float" office:value="-0.0085554145" calcext:value-type="float">
            <text:p>-0.0085554145</text:p>
          </table:table-cell>
          <table:table-cell office:value-type="float" office:value="-0.0008555414" calcext:value-type="float">
            <text:p>-0.0008555414</text:p>
          </table:table-cell>
          <table:table-cell office:value-type="float" office:value="0" calcext:value-type="float">
            <text:p>0</text:p>
          </table:table-cell>
          <table:table-cell office:value-type="float" office:value="0.00046211" calcext:value-type="float">
            <text:p>0.00046211</text:p>
          </table:table-cell>
          <table:table-cell office:value-type="float" office:value="-0.00002493" calcext:value-type="float">
            <text:p>-0.00002493</text:p>
          </table:table-cell>
          <table:table-cell office:value-type="float" office:value="-0.0012038487" calcext:value-type="float">
            <text:p>-0.001203848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179.2416534424" calcext:value-type="float">
            <text:p>179.2416534424</text:p>
          </table:table-cell>
          <table:table-cell office:value-type="float" office:value="-0.0421582137" calcext:value-type="float">
            <text:p>-0.0421582137</text:p>
          </table:table-cell>
          <table:table-cell office:value-type="float" office:value="-0.0042158214" calcext:value-type="float">
            <text:p>-0.0042158214</text:p>
          </table:table-cell>
          <table:table-cell office:value-type="float" office:value="0" calcext:value-type="float">
            <text:p>0</text:p>
          </table:table-cell>
          <table:table-cell office:value-type="float" office:value="0.00058878" calcext:value-type="float">
            <text:p>0.00058878</text:p>
          </table:table-cell>
          <table:table-cell office:value-type="float" office:value="-0.00002228" calcext:value-type="float">
            <text:p>-0.00002228</text:p>
          </table:table-cell>
          <table:table-cell office:value-type="float" office:value="-0.0005719146" calcext:value-type="float">
            <text:p>-0.000571914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179.2386932373" calcext:value-type="float">
            <text:p>179.2386932373</text:p>
          </table:table-cell>
          <table:table-cell office:value-type="float" office:value="-0.0090998164" calcext:value-type="float">
            <text:p>-0.0090998164</text:p>
          </table:table-cell>
          <table:table-cell office:value-type="float" office:value="-0.0009099816" calcext:value-type="float">
            <text:p>-0.0009099816</text:p>
          </table:table-cell>
          <table:table-cell office:value-type="float" office:value="0" calcext:value-type="float">
            <text:p>0</text:p>
          </table:table-cell>
          <table:table-cell office:value-type="float" office:value="0.00045284" calcext:value-type="float">
            <text:p>0.00045284</text:p>
          </table:table-cell>
          <table:table-cell office:value-type="float" office:value="-0.00002228" calcext:value-type="float">
            <text:p>-0.00002228</text:p>
          </table:table-cell>
          <table:table-cell office:value-type="float" office:value="-0.0014660502" calcext:value-type="float">
            <text:p>-0.001466050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.77" calcext:value-type="float">
            <text:p>11.77</text:p>
          </table:table-cell>
          <table:table-cell office:value-type="float" office:value="179.2409210205" calcext:value-type="float">
            <text:p>179.2409210205</text:p>
          </table:table-cell>
          <table:table-cell office:value-type="float" office:value="-0.0488119992" calcext:value-type="float">
            <text:p>-0.0488119992</text:p>
          </table:table-cell>
          <table:table-cell office:value-type="float" office:value="-0.0048811999" calcext:value-type="float">
            <text:p>-0.0048811999</text:p>
          </table:table-cell>
          <table:table-cell office:value-type="float" office:value="0" calcext:value-type="float">
            <text:p>0</text:p>
          </table:table-cell>
          <table:table-cell office:value-type="float" office:value="0.00062694" calcext:value-type="float">
            <text:p>0.00062694</text:p>
          </table:table-cell>
          <table:table-cell office:value-type="float" office:value="-0.00002352" calcext:value-type="float">
            <text:p>-0.00002352</text:p>
          </table:table-cell>
          <table:table-cell office:value-type="float" office:value="0.0009284131" calcext:value-type="float">
            <text:p>0.000928413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179.250579834" calcext:value-type="float">
            <text:p>179.250579834</text:p>
          </table:table-cell>
          <table:table-cell office:value-type="float" office:value="0.0560405293" calcext:value-type="float">
            <text:p>0.0560405293</text:p>
          </table:table-cell>
          <table:table-cell office:value-type="float" office:value="0.0056040529" calcext:value-type="float">
            <text:p>0.0056040529</text:p>
          </table:table-cell>
          <table:table-cell office:value-type="float" office:value="0" calcext:value-type="float">
            <text:p>0</text:p>
          </table:table-cell>
          <table:table-cell office:value-type="float" office:value="0.00004414" calcext:value-type="float">
            <text:p>0.00004414</text:p>
          </table:table-cell>
          <table:table-cell office:value-type="float" office:value="-0.00002352" calcext:value-type="float">
            <text:p>-0.00002352</text:p>
          </table:table-cell>
          <table:table-cell office:value-type="float" office:value="-0.0027689298" calcext:value-type="float">
            <text:p>-0.002768929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79.2501678467" calcext:value-type="float">
            <text:p>179.2501678467</text:p>
          </table:table-cell>
          <table:table-cell office:value-type="float" office:value="0.0039550682" calcext:value-type="float">
            <text:p>0.0039550682</text:p>
          </table:table-cell>
          <table:table-cell office:value-type="float" office:value="0.0003955068" calcext:value-type="float">
            <text:p>0.0003955068</text:p>
          </table:table-cell>
          <table:table-cell office:value-type="float" office:value="0" calcext:value-type="float">
            <text:p>0</text:p>
          </table:table-cell>
          <table:table-cell office:value-type="float" office:value="0.00000304" calcext:value-type="float">
            <text:p>0.00000304</text:p>
          </table:table-cell>
          <table:table-cell office:value-type="float" office:value="-0.00002352" calcext:value-type="float">
            <text:p>-0.00002352</text:p>
          </table:table-cell>
          <table:table-cell office:value-type="float" office:value="-0.0012295778" calcext:value-type="float">
            <text:p>-0.001229577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1.93" calcext:value-type="float">
            <text:p>11.93</text:p>
          </table:table-cell>
          <table:table-cell office:value-type="float" office:value="179.2488861084" calcext:value-type="float">
            <text:p>179.2488861084</text:p>
          </table:table-cell>
          <table:table-cell office:value-type="float" office:value="0.0148099102" calcext:value-type="float">
            <text:p>0.0148099102</text:p>
          </table:table-cell>
          <table:table-cell office:value-type="float" office:value="0.001480991" calcext:value-type="float">
            <text:p>0.001480991</text:p>
          </table:table-cell>
          <table:table-cell office:value-type="float" office:value="0" calcext:value-type="float">
            <text:p>0</text:p>
          </table:table-cell>
          <table:table-cell office:value-type="float" office:value="-0.00009667" calcext:value-type="float">
            <text:p>-0.00009667</text:p>
          </table:table-cell>
          <table:table-cell office:value-type="float" office:value="-0.00002323" calcext:value-type="float">
            <text:p>-0.00002323</text:p>
          </table:table-cell>
          <table:table-cell office:value-type="float" office:value="-0.0014348867" calcext:value-type="float">
            <text:p>-0.001434886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179.2332763672" calcext:value-type="float">
            <text:p>179.2332763672</text:p>
          </table:table-cell>
          <table:table-cell office:value-type="float" office:value="0.0108869064" calcext:value-type="float">
            <text:p>0.0108869064</text:p>
          </table:table-cell>
          <table:table-cell office:value-type="float" office:value="0.0010886906" calcext:value-type="float">
            <text:p>0.0010886906</text:p>
          </table:table-cell>
          <table:table-cell office:value-type="float" office:value="0" calcext:value-type="float">
            <text:p>0</text:p>
          </table:table-cell>
          <table:table-cell office:value-type="float" office:value="-0.00013695" calcext:value-type="float">
            <text:p>-0.00013695</text:p>
          </table:table-cell>
          <table:table-cell office:value-type="float" office:value="-0.00002323" calcext:value-type="float">
            <text:p>-0.00002323</text:p>
          </table:table-cell>
          <table:table-cell office:value-type="float" office:value="-0.0013940413" calcext:value-type="float">
            <text:p>-0.001394041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179.2445983887" calcext:value-type="float">
            <text:p>179.2445983887</text:p>
          </table:table-cell>
          <table:table-cell office:value-type="float" office:value="-0.0139426767" calcext:value-type="float">
            <text:p>-0.0139426767</text:p>
          </table:table-cell>
          <table:table-cell office:value-type="float" office:value="-0.0013942677" calcext:value-type="float">
            <text:p>-0.0013942677</text:p>
          </table:table-cell>
          <table:table-cell office:value-type="float" office:value="0" calcext:value-type="float">
            <text:p>0</text:p>
          </table:table-cell>
          <table:table-cell office:value-type="float" office:value="0.0000017" calcext:value-type="float">
            <text:p>0.0000017</text:p>
          </table:table-cell>
          <table:table-cell office:value-type="float" office:value="-0.00002323" calcext:value-type="float">
            <text:p>-0.00002323</text:p>
          </table:table-cell>
          <table:table-cell office:value-type="float" office:value="-0.0008742646" calcext:value-type="float">
            <text:p>-0.00087426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179.2485961914" calcext:value-type="float">
            <text:p>179.2485961914</text:p>
          </table:table-cell>
          <table:table-cell office:value-type="float" office:value="0.0332633105" calcext:value-type="float">
            <text:p>0.0332633105</text:p>
          </table:table-cell>
          <table:table-cell office:value-type="float" office:value="0.0033263311" calcext:value-type="float">
            <text:p>0.0033263311</text:p>
          </table:table-cell>
          <table:table-cell office:value-type="float" office:value="0" calcext:value-type="float">
            <text:p>0</text:p>
          </table:table-cell>
          <table:table-cell office:value-type="float" office:value="-0.00022055" calcext:value-type="float">
            <text:p>-0.00022055</text:p>
          </table:table-cell>
          <table:table-cell office:value-type="float" office:value="-0.00002323" calcext:value-type="float">
            <text:p>-0.00002323</text:p>
          </table:table-cell>
          <table:table-cell office:value-type="float" office:value="-0.0019550252" calcext:value-type="float">
            <text:p>-0.001955025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179.2483978271" calcext:value-type="float">
            <text:p>179.2483978271</text:p>
          </table:table-cell>
          <table:table-cell office:value-type="float" office:value="-0.0323574993" calcext:value-type="float">
            <text:p>-0.0323574993</text:p>
          </table:table-cell>
          <table:table-cell office:value-type="float" office:value="-0.0032357499" calcext:value-type="float">
            <text:p>-0.0032357499</text:p>
          </table:table-cell>
          <table:table-cell office:value-type="float" office:value="0" calcext:value-type="float">
            <text:p>0</text:p>
          </table:table-cell>
          <table:table-cell office:value-type="float" office:value="0.00006873" calcext:value-type="float">
            <text:p>0.00006873</text:p>
          </table:table-cell>
          <table:table-cell office:value-type="float" office:value="-0.00002323" calcext:value-type="float">
            <text:p>-0.00002323</text:p>
          </table:table-cell>
          <table:table-cell office:value-type="float" office:value="-0.0001367452" calcext:value-type="float">
            <text:p>-0.000136745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179.2556304932" calcext:value-type="float">
            <text:p>179.2556304932</text:p>
          </table:table-cell>
          <table:table-cell office:value-type="float" office:value="0.0067246909" calcext:value-type="float">
            <text:p>0.0067246909</text:p>
          </table:table-cell>
          <table:table-cell office:value-type="float" office:value="0.0006724691" calcext:value-type="float">
            <text:p>0.0006724691</text:p>
          </table:table-cell>
          <table:table-cell office:value-type="float" office:value="0" calcext:value-type="float">
            <text:p>0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-0.00002323" calcext:value-type="float">
            <text:p>-0.00002323</text:p>
          </table:table-cell>
          <table:table-cell office:value-type="float" office:value="-0.0011560443" calcext:value-type="float">
            <text:p>-0.001156044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179.2608032227" calcext:value-type="float">
            <text:p>179.2608032227</text:p>
          </table:table-cell>
          <table:table-cell office:value-type="float" office:value="-0.023434018" calcext:value-type="float">
            <text:p>-0.023434018</text:p>
          </table:table-cell>
          <table:table-cell office:value-type="float" office:value="-0.0023434018" calcext:value-type="float">
            <text:p>-0.0023434018</text:p>
          </table:table-cell>
          <table:table-cell office:value-type="float" office:value="0" calcext:value-type="float">
            <text:p>0</text:p>
          </table:table-cell>
          <table:table-cell office:value-type="float" office:value="0.00015682" calcext:value-type="float">
            <text:p>0.00015682</text:p>
          </table:table-cell>
          <table:table-cell office:value-type="float" office:value="-0.00002323" calcext:value-type="float">
            <text:p>-0.00002323</text:p>
          </table:table-cell>
          <table:table-cell office:value-type="float" office:value="-0.0011228779" calcext:value-type="float">
            <text:p>-0.001122877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179.2638244629" calcext:value-type="float">
            <text:p>179.2638244629</text:p>
          </table:table-cell>
          <table:table-cell office:value-type="float" office:value="-0.0406787419" calcext:value-type="float">
            <text:p>-0.0406787419</text:p>
          </table:table-cell>
          <table:table-cell office:value-type="float" office:value="-0.0040678742" calcext:value-type="float">
            <text:p>-0.0040678742</text:p>
          </table:table-cell>
          <table:table-cell office:value-type="float" office:value="0" calcext:value-type="float">
            <text:p>0</text:p>
          </table:table-cell>
          <table:table-cell office:value-type="float" office:value="0.00037556" calcext:value-type="float">
            <text:p>0.00037556</text:p>
          </table:table-cell>
          <table:table-cell office:value-type="float" office:value="-0.00002323" calcext:value-type="float">
            <text:p>-0.00002323</text:p>
          </table:table-cell>
          <table:table-cell office:value-type="float" office:value="-0.0002091891" calcext:value-type="float">
            <text:p>-0.000209189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179.2676239014" calcext:value-type="float">
            <text:p>179.2676239014</text:p>
          </table:table-cell>
          <table:table-cell office:value-type="float" office:value="-0.0300745046" calcext:value-type="float">
            <text:p>-0.0300745046</text:p>
          </table:table-cell>
          <table:table-cell office:value-type="float" office:value="-0.0030074505" calcext:value-type="float">
            <text:p>-0.0030074505</text:p>
          </table:table-cell>
          <table:table-cell office:value-type="float" office:value="0" calcext:value-type="float">
            <text:p>0</text:p>
          </table:table-cell>
          <table:table-cell office:value-type="float" office:value="0.00045059" calcext:value-type="float">
            <text:p>0.00045059</text:p>
          </table:table-cell>
          <table:table-cell office:value-type="float" office:value="-0.00002323" calcext:value-type="float">
            <text:p>-0.00002323</text:p>
          </table:table-cell>
          <table:table-cell office:value-type="float" office:value="-0.0010204348" calcext:value-type="float">
            <text:p>-0.001020434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179.2565155029" calcext:value-type="float">
            <text:p>179.2565155029</text:p>
          </table:table-cell>
          <table:table-cell office:value-type="float" office:value="0.0240821593" calcext:value-type="float">
            <text:p>0.0240821593</text:p>
          </table:table-cell>
          <table:table-cell office:value-type="float" office:value="0.0024082159" calcext:value-type="float">
            <text:p>0.0024082159</text:p>
          </table:table-cell>
          <table:table-cell office:value-type="float" office:value="0" calcext:value-type="float">
            <text:p>0</text:p>
          </table:table-cell>
          <table:table-cell office:value-type="float" office:value="0.00013965" calcext:value-type="float">
            <text:p>0.00013965</text:p>
          </table:table-cell>
          <table:table-cell office:value-type="float" office:value="-0.00002323" calcext:value-type="float">
            <text:p>-0.00002323</text:p>
          </table:table-cell>
          <table:table-cell office:value-type="float" office:value="-0.0022761734" calcext:value-type="float">
            <text:p>-0.002276173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179.2512207031" calcext:value-type="float">
            <text:p>179.2512207031</text:p>
          </table:table-cell>
          <table:table-cell office:value-type="float" office:value="-0.0100540482" calcext:value-type="float">
            <text:p>-0.0100540482</text:p>
          </table:table-cell>
          <table:table-cell office:value-type="float" office:value="-0.0010054048" calcext:value-type="float">
            <text:p>-0.0010054048</text:p>
          </table:table-cell>
          <table:table-cell office:value-type="float" office:value="0" calcext:value-type="float">
            <text:p>0</text:p>
          </table:table-cell>
          <table:table-cell office:value-type="float" office:value="0.00016003" calcext:value-type="float">
            <text:p>0.00016003</text:p>
          </table:table-cell>
          <table:table-cell office:value-type="float" office:value="-0.00002323" calcext:value-type="float">
            <text:p>-0.00002323</text:p>
          </table:table-cell>
          <table:table-cell office:value-type="float" office:value="-0.0015108572" calcext:value-type="float">
            <text:p>-0.001510857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79.2476959229" calcext:value-type="float">
            <text:p>179.2476959229</text:p>
          </table:table-cell>
          <table:table-cell office:value-type="float" office:value="0.0184491235" calcext:value-type="float">
            <text:p>0.0184491235</text:p>
          </table:table-cell>
          <table:table-cell office:value-type="float" office:value="0.0018449123" calcext:value-type="float">
            <text:p>0.0018449123</text:p>
          </table:table-cell>
          <table:table-cell office:value-type="float" office:value="0" calcext:value-type="float">
            <text:p>0</text:p>
          </table:table-cell>
          <table:table-cell office:value-type="float" office:value="-0.00001636" calcext:value-type="float">
            <text:p>-0.00001636</text:p>
          </table:table-cell>
          <table:table-cell office:value-type="float" office:value="-0.00002323" calcext:value-type="float">
            <text:p>-0.00002323</text:p>
          </table:table-cell>
          <table:table-cell office:value-type="float" office:value="-0.0012314978" calcext:value-type="float">
            <text:p>-0.001231497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179.2541046143" calcext:value-type="float">
            <text:p>179.2541046143</text:p>
          </table:table-cell>
          <table:table-cell office:value-type="float" office:value="-0.0092110756" calcext:value-type="float">
            <text:p>-0.0092110756</text:p>
          </table:table-cell>
          <table:table-cell office:value-type="float" office:value="-0.0009211076" calcext:value-type="float">
            <text:p>-0.0009211076</text:p>
          </table:table-cell>
          <table:table-cell office:value-type="float" office:value="0" calcext:value-type="float">
            <text:p>0</text:p>
          </table:table-cell>
          <table:table-cell office:value-type="float" office:value="0.00005049" calcext:value-type="float">
            <text:p>0.00005049</text:p>
          </table:table-cell>
          <table:table-cell office:value-type="float" office:value="-0.00002353" calcext:value-type="float">
            <text:p>-0.00002353</text:p>
          </table:table-cell>
          <table:table-cell office:value-type="float" office:value="-0.0019256607" calcext:value-type="float">
            <text:p>-0.001925660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179.2652587891" calcext:value-type="float">
            <text:p>179.2652587891</text:p>
          </table:table-cell>
          <table:table-cell office:value-type="float" office:value="0.0279599951" calcext:value-type="float">
            <text:p>0.0279599951</text:p>
          </table:table-cell>
          <table:table-cell office:value-type="float" office:value="0.0027959995" calcext:value-type="float">
            <text:p>0.0027959995</text:p>
          </table:table-cell>
          <table:table-cell office:value-type="float" office:value="0" calcext:value-type="float">
            <text:p>0</text:p>
          </table:table-cell>
          <table:table-cell office:value-type="float" office:value="-0.0001527" calcext:value-type="float">
            <text:p>-0.0001527</text:p>
          </table:table-cell>
          <table:table-cell office:value-type="float" office:value="-0.00002476" calcext:value-type="float">
            <text:p>-0.00002476</text:p>
          </table:table-cell>
          <table:table-cell office:value-type="float" office:value="-0.0026516602" calcext:value-type="float">
            <text:p>-0.002651660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179.2697906494" calcext:value-type="float">
            <text:p>179.2697906494</text:p>
          </table:table-cell>
          <table:table-cell office:value-type="float" office:value="-0.0100618368" calcext:value-type="float">
            <text:p>-0.0100618368</text:p>
          </table:table-cell>
          <table:table-cell office:value-type="float" office:value="-0.0010061837" calcext:value-type="float">
            <text:p>-0.0010061837</text:p>
          </table:table-cell>
          <table:table-cell office:value-type="float" office:value="0" calcext:value-type="float">
            <text:p>0</text:p>
          </table:table-cell>
          <table:table-cell office:value-type="float" office:value="-0.00003466" calcext:value-type="float">
            <text:p>-0.00003466</text:p>
          </table:table-cell>
          <table:table-cell office:value-type="float" office:value="-0.00002476" calcext:value-type="float">
            <text:p>-0.00002476</text:p>
          </table:table-cell>
          <table:table-cell office:value-type="float" office:value="-0.0010248183" calcext:value-type="float">
            <text:p>-0.001024818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179.2730407715" calcext:value-type="float">
            <text:p>179.2730407715</text:p>
          </table:table-cell>
          <table:table-cell office:value-type="float" office:value="-0.0403509473" calcext:value-type="float">
            <text:p>-0.0403509473</text:p>
          </table:table-cell>
          <table:table-cell office:value-type="float" office:value="-0.0040350947" calcext:value-type="float">
            <text:p>-0.0040350947</text:p>
          </table:table-cell>
          <table:table-cell office:value-type="float" office:value="0" calcext:value-type="float">
            <text:p>0</text:p>
          </table:table-cell>
          <table:table-cell office:value-type="float" office:value="0.00024583" calcext:value-type="float">
            <text:p>0.00024583</text:p>
          </table:table-cell>
          <table:table-cell office:value-type="float" office:value="-0.00002476" calcext:value-type="float">
            <text:p>-0.00002476</text:p>
          </table:table-cell>
          <table:table-cell office:value-type="float" office:value="0.0002981313" calcext:value-type="float">
            <text:p>0.000298131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179.2662353516" calcext:value-type="float">
            <text:p>179.2662353516</text:p>
          </table:table-cell>
          <table:table-cell office:value-type="float" office:value="0.0148023301" calcext:value-type="float">
            <text:p>0.0148023301</text:p>
          </table:table-cell>
          <table:table-cell office:value-type="float" office:value="0.001480233" calcext:value-type="float">
            <text:p>0.001480233</text:p>
          </table:table-cell>
          <table:table-cell office:value-type="float" office:value="0" calcext:value-type="float">
            <text:p>0</text:p>
          </table:table-cell>
          <table:table-cell office:value-type="float" office:value="0.0000651" calcext:value-type="float">
            <text:p>0.0000651</text:p>
          </table:table-cell>
          <table:table-cell office:value-type="float" office:value="-0.00002476" calcext:value-type="float">
            <text:p>-0.00002476</text:p>
          </table:table-cell>
          <table:table-cell office:value-type="float" office:value="-0.0010308667" calcext:value-type="float">
            <text:p>-0.001030866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179.2642059326" calcext:value-type="float">
            <text:p>179.2642059326</text:p>
          </table:table-cell>
          <table:table-cell office:value-type="float" office:value="-0.0157662717" calcext:value-type="float">
            <text:p>-0.0157662717</text:p>
          </table:table-cell>
          <table:table-cell office:value-type="float" office:value="-0.0015766272" calcext:value-type="float">
            <text:p>-0.0015766272</text:p>
          </table:table-cell>
          <table:table-cell office:value-type="float" office:value="0" calcext:value-type="float">
            <text:p>0</text:p>
          </table:table-cell>
          <table:table-cell office:value-type="float" office:value="0.00014844" calcext:value-type="float">
            <text:p>0.00014844</text:p>
          </table:table-cell>
          <table:table-cell office:value-type="float" office:value="-0.00002476" calcext:value-type="float">
            <text:p>-0.00002476</text:p>
          </table:table-cell>
          <table:table-cell office:value-type="float" office:value="-0.0008517238" calcext:value-type="float">
            <text:p>-0.0008517238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179.2551879883" calcext:value-type="float">
            <text:p>179.2551879883</text:p>
          </table:table-cell>
          <table:table-cell office:value-type="float" office:value="-0.0106824706" calcext:value-type="float">
            <text:p>-0.0106824706</text:p>
          </table:table-cell>
          <table:table-cell office:value-type="float" office:value="-0.0010682471" calcext:value-type="float">
            <text:p>-0.0010682471</text:p>
          </table:table-cell>
          <table:table-cell office:value-type="float" office:value="0" calcext:value-type="float">
            <text:p>0</text:p>
          </table:table-cell>
          <table:table-cell office:value-type="float" office:value="0.00017007" calcext:value-type="float">
            <text:p>0.00017007</text:p>
          </table:table-cell>
          <table:table-cell office:value-type="float" office:value="-0.00002476" calcext:value-type="float">
            <text:p>-0.00002476</text:p>
          </table:table-cell>
          <table:table-cell office:value-type="float" office:value="-0.0009905763" calcext:value-type="float">
            <text:p>-0.000990576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179.252243042" calcext:value-type="float">
            <text:p>179.252243042</text:p>
          </table:table-cell>
          <table:table-cell office:value-type="float" office:value="0.0098878446" calcext:value-type="float">
            <text:p>0.0098878446</text:p>
          </table:table-cell>
          <table:table-cell office:value-type="float" office:value="0.0009887845" calcext:value-type="float">
            <text:p>0.0009887845</text:p>
          </table:table-cell>
          <table:table-cell office:value-type="float" office:value="0" calcext:value-type="float">
            <text:p>0</text:p>
          </table:table-cell>
          <table:table-cell office:value-type="float" office:value="0.00004739" calcext:value-type="float">
            <text:p>0.00004739</text:p>
          </table:table-cell>
          <table:table-cell office:value-type="float" office:value="-0.00002476" calcext:value-type="float">
            <text:p>-0.00002476</text:p>
          </table:table-cell>
          <table:table-cell office:value-type="float" office:value="-0.0017998741" calcext:value-type="float">
            <text:p>-0.001799874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179.2502746582" calcext:value-type="float">
            <text:p>179.2502746582</text:p>
          </table:table-cell>
          <table:table-cell office:value-type="float" office:value="0.0678340099" calcext:value-type="float">
            <text:p>0.0678340099</text:p>
          </table:table-cell>
          <table:table-cell office:value-type="float" office:value="0.006783401" calcext:value-type="float">
            <text:p>0.006783401</text:p>
          </table:table-cell>
          <table:table-cell office:value-type="float" office:value="0" calcext:value-type="float">
            <text:p>0</text:p>
          </table:table-cell>
          <table:table-cell office:value-type="float" office:value="-0.00042051" calcext:value-type="float">
            <text:p>-0.00042051</text:p>
          </table:table-cell>
          <table:table-cell office:value-type="float" office:value="-0.00002476" calcext:value-type="float">
            <text:p>-0.00002476</text:p>
          </table:table-cell>
          <table:table-cell office:value-type="float" office:value="-0.0037932653" calcext:value-type="float">
            <text:p>-0.003793265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179.2495117188" calcext:value-type="float">
            <text:p>179.2495117188</text:p>
          </table:table-cell>
          <table:table-cell office:value-type="float" office:value="-0.0256720471" calcext:value-type="float">
            <text:p>-0.0256720471</text:p>
          </table:table-cell>
          <table:table-cell office:value-type="float" office:value="-0.0025672047" calcext:value-type="float">
            <text:p>-0.0025672047</text:p>
          </table:table-cell>
          <table:table-cell office:value-type="float" office:value="0" calcext:value-type="float">
            <text:p>0</text:p>
          </table:table-cell>
          <table:table-cell office:value-type="float" office:value="-0.00010902" calcext:value-type="float">
            <text:p>-0.00010902</text:p>
          </table:table-cell>
          <table:table-cell office:value-type="float" office:value="-0.00002476" calcext:value-type="float">
            <text:p>-0.00002476</text:p>
          </table:table-cell>
          <table:table-cell office:value-type="float" office:value="-0.0006045061" calcext:value-type="float">
            <text:p>-0.0006045061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179.241317749" calcext:value-type="float">
            <text:p>179.241317749</text:p>
          </table:table-cell>
          <table:table-cell office:value-type="float" office:value="0.0652630003" calcext:value-type="float">
            <text:p>0.0652630003</text:p>
          </table:table-cell>
          <table:table-cell office:value-type="float" office:value="0.0065263" calcext:value-type="float">
            <text:p>0.0065263</text:p>
          </table:table-cell>
          <table:table-cell office:value-type="float" office:value="0" calcext:value-type="float">
            <text:p>0</text:p>
          </table:table-cell>
          <table:table-cell office:value-type="float" office:value="-0.00050756" calcext:value-type="float">
            <text:p>-0.00050756</text:p>
          </table:table-cell>
          <table:table-cell office:value-type="float" office:value="-0.00002506" calcext:value-type="float">
            <text:p>-0.00002506</text:p>
          </table:table-cell>
          <table:table-cell office:value-type="float" office:value="-0.0026119084" calcext:value-type="float">
            <text:p>-0.0026119084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79.2423400879" calcext:value-type="float">
            <text:p>179.2423400879</text:p>
          </table:table-cell>
          <table:table-cell office:value-type="float" office:value="-0.0266227545" calcext:value-type="float">
            <text:p>-0.0266227545</text:p>
          </table:table-cell>
          <table:table-cell office:value-type="float" office:value="-0.0026622754" calcext:value-type="float">
            <text:p>-0.0026622754</text:p>
          </table:table-cell>
          <table:table-cell office:value-type="float" office:value="0" calcext:value-type="float">
            <text:p>0</text:p>
          </table:table-cell>
          <table:table-cell office:value-type="float" office:value="-0.00016066" calcext:value-type="float">
            <text:p>-0.00016066</text:p>
          </table:table-cell>
          <table:table-cell office:value-type="float" office:value="-0.00002629" calcext:value-type="float">
            <text:p>-0.00002629</text:p>
          </table:table-cell>
          <table:table-cell office:value-type="float" office:value="-0.0002974646" calcext:value-type="float">
            <text:p>-0.000297464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179.2369995117" calcext:value-type="float">
            <text:p>179.2369995117</text:p>
          </table:table-cell>
          <table:table-cell office:value-type="float" office:value="-0.0214708272" calcext:value-type="float">
            <text:p>-0.0214708272</text:p>
          </table:table-cell>
          <table:table-cell office:value-type="float" office:value="-0.0021470827" calcext:value-type="float">
            <text:p>-0.0021470827</text:p>
          </table:table-cell>
          <table:table-cell office:value-type="float" office:value="0" calcext:value-type="float">
            <text:p>0</text:p>
          </table:table-cell>
          <table:table-cell office:value-type="float" office:value="0.00003607" calcext:value-type="float">
            <text:p>0.00003607</text:p>
          </table:table-cell>
          <table:table-cell office:value-type="float" office:value="-0.00002629" calcext:value-type="float">
            <text:p>-0.00002629</text:p>
          </table:table-cell>
          <table:table-cell office:value-type="float" office:value="-0.0005126848" calcext:value-type="float">
            <text:p>-0.000512684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79.243927002" calcext:value-type="float">
            <text:p>179.243927002</text:p>
          </table:table-cell>
          <table:table-cell office:value-type="float" office:value="0.0147235888" calcext:value-type="float">
            <text:p>0.0147235888</text:p>
          </table:table-cell>
          <table:table-cell office:value-type="float" office:value="0.0014723589" calcext:value-type="float">
            <text:p>0.0014723589</text:p>
          </table:table-cell>
          <table:table-cell office:value-type="float" office:value="0" calcext:value-type="float">
            <text:p>0</text:p>
          </table:table-cell>
          <table:table-cell office:value-type="float" office:value="-0.0000741" calcext:value-type="float">
            <text:p>-0.0000741</text:p>
          </table:table-cell>
          <table:table-cell office:value-type="float" office:value="-0.00002629" calcext:value-type="float">
            <text:p>-0.00002629</text:p>
          </table:table-cell>
          <table:table-cell office:value-type="float" office:value="-0.0018605564" calcext:value-type="float">
            <text:p>-0.001860556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179.2404632568" calcext:value-type="float">
            <text:p>179.2404632568</text:p>
          </table:table-cell>
          <table:table-cell office:value-type="float" office:value="-0.0586268377" calcext:value-type="float">
            <text:p>-0.0586268377</text:p>
          </table:table-cell>
          <table:table-cell office:value-type="float" office:value="-0.0058626838" calcext:value-type="float">
            <text:p>-0.0058626838</text:p>
          </table:table-cell>
          <table:table-cell office:value-type="float" office:value="0" calcext:value-type="float">
            <text:p>0</text:p>
          </table:table-cell>
          <table:table-cell office:value-type="float" office:value="0.00034136" calcext:value-type="float">
            <text:p>0.00034136</text:p>
          </table:table-cell>
          <table:table-cell office:value-type="float" office:value="-0.00002629" calcext:value-type="float">
            <text:p>-0.00002629</text:p>
          </table:table-cell>
          <table:table-cell office:value-type="float" office:value="0.0007824864" calcext:value-type="float">
            <text:p>0.000782486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179.2243041992" calcext:value-type="float">
            <text:p>179.2243041992</text:p>
          </table:table-cell>
          <table:table-cell office:value-type="float" office:value="0.0283081461" calcext:value-type="float">
            <text:p>0.0283081461</text:p>
          </table:table-cell>
          <table:table-cell office:value-type="float" office:value="0.0028308146" calcext:value-type="float">
            <text:p>0.0028308146</text:p>
          </table:table-cell>
          <table:table-cell office:value-type="float" office:value="0" calcext:value-type="float">
            <text:p>0</text:p>
          </table:table-cell>
          <table:table-cell office:value-type="float" office:value="0.00003872" calcext:value-type="float">
            <text:p>0.00003872</text:p>
          </table:table-cell>
          <table:table-cell office:value-type="float" office:value="-0.00002629" calcext:value-type="float">
            <text:p>-0.00002629</text:p>
          </table:table-cell>
          <table:table-cell office:value-type="float" office:value="-0.0013789149" calcext:value-type="float">
            <text:p>-0.001378914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3.33" calcext:value-type="float">
            <text:p>13.33</text:p>
          </table:table-cell>
          <table:table-cell office:value-type="float" office:value="179.2303619385" calcext:value-type="float">
            <text:p>179.2303619385</text:p>
          </table:table-cell>
          <table:table-cell office:value-type="float" office:value="-0.0288580092" calcext:value-type="float">
            <text:p>-0.0288580092</text:p>
          </table:table-cell>
          <table:table-cell office:value-type="float" office:value="-0.0028858009" calcext:value-type="float">
            <text:p>-0.0028858009</text:p>
          </table:table-cell>
          <table:table-cell office:value-type="float" office:value="0" calcext:value-type="float">
            <text:p>0</text:p>
          </table:table-cell>
          <table:table-cell office:value-type="float" office:value="0.00021812" calcext:value-type="float">
            <text:p>0.00021812</text:p>
          </table:table-cell>
          <table:table-cell office:value-type="float" office:value="-0.00002629" calcext:value-type="float">
            <text:p>-0.00002629</text:p>
          </table:table-cell>
          <table:table-cell office:value-type="float" office:value="-0.0015755689" calcext:value-type="float">
            <text:p>-0.0015755689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179.2177124023" calcext:value-type="float">
            <text:p>179.2177124023</text:p>
          </table:table-cell>
          <table:table-cell office:value-type="float" office:value="-0.0415539274" calcext:value-type="float">
            <text:p>-0.0415539274</text:p>
          </table:table-cell>
          <table:table-cell office:value-type="float" office:value="-0.0041553927" calcext:value-type="float">
            <text:p>-0.0041553927</text:p>
          </table:table-cell>
          <table:table-cell office:value-type="float" office:value="0" calcext:value-type="float">
            <text:p>0</text:p>
          </table:table-cell>
          <table:table-cell office:value-type="float" office:value="0.00042222" calcext:value-type="float">
            <text:p>0.00042222</text:p>
          </table:table-cell>
          <table:table-cell office:value-type="float" office:value="-0.00002629" calcext:value-type="float">
            <text:p>-0.00002629</text:p>
          </table:table-cell>
          <table:table-cell office:value-type="float" office:value="0.0003496291" calcext:value-type="float">
            <text:p>0.000349629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179.2210388184" calcext:value-type="float">
            <text:p>179.2210388184</text:p>
          </table:table-cell>
          <table:table-cell office:value-type="float" office:value="-0.0511518371" calcext:value-type="float">
            <text:p>-0.0511518371</text:p>
          </table:table-cell>
          <table:table-cell office:value-type="float" office:value="-0.0051151837" calcext:value-type="float">
            <text:p>-0.0051151837</text:p>
          </table:table-cell>
          <table:table-cell office:value-type="float" office:value="0" calcext:value-type="float">
            <text:p>0</text:p>
          </table:table-cell>
          <table:table-cell office:value-type="float" office:value="0.00062215" calcext:value-type="float">
            <text:p>0.00062215</text:p>
          </table:table-cell>
          <table:table-cell office:value-type="float" office:value="-0.00002723" calcext:value-type="float">
            <text:p>-0.00002723</text:p>
          </table:table-cell>
          <table:table-cell office:value-type="float" office:value="0.0004193375" calcext:value-type="float">
            <text:p>0.000419337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179.2207489014" calcext:value-type="float">
            <text:p>179.2207489014</text:p>
          </table:table-cell>
          <table:table-cell office:value-type="float" office:value="-0.020504267" calcext:value-type="float">
            <text:p>-0.020504267</text:p>
          </table:table-cell>
          <table:table-cell office:value-type="float" office:value="-0.0020504267" calcext:value-type="float">
            <text:p>-0.0020504267</text:p>
          </table:table-cell>
          <table:table-cell office:value-type="float" office:value="0" calcext:value-type="float">
            <text:p>0</text:p>
          </table:table-cell>
          <table:table-cell office:value-type="float" office:value="0.00055107" calcext:value-type="float">
            <text:p>0.00055107</text:p>
          </table:table-cell>
          <table:table-cell office:value-type="float" office:value="-0.00002723" calcext:value-type="float">
            <text:p>-0.00002723</text:p>
          </table:table-cell>
          <table:table-cell office:value-type="float" office:value="-0.0011096541" calcext:value-type="float">
            <text:p>-0.001109654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179.218963623" calcext:value-type="float">
            <text:p>179.218963623</text:p>
          </table:table-cell>
          <table:table-cell office:value-type="float" office:value="0.0233689415" calcext:value-type="float">
            <text:p>0.0233689415</text:p>
          </table:table-cell>
          <table:table-cell office:value-type="float" office:value="0.0023368941" calcext:value-type="float">
            <text:p>0.0023368941</text:p>
          </table:table-cell>
          <table:table-cell office:value-type="float" office:value="0" calcext:value-type="float">
            <text:p>0</text:p>
          </table:table-cell>
          <table:table-cell office:value-type="float" office:value="0.00021133" calcext:value-type="float">
            <text:p>0.00021133</text:p>
          </table:table-cell>
          <table:table-cell office:value-type="float" office:value="-0.00002723" calcext:value-type="float">
            <text:p>-0.00002723</text:p>
          </table:table-cell>
          <table:table-cell office:value-type="float" office:value="-0.0025949067" calcext:value-type="float">
            <text:p>-0.002594906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179.2236938477" calcext:value-type="float">
            <text:p>179.2236938477</text:p>
          </table:table-cell>
          <table:table-cell office:value-type="float" office:value="-0.0441923653" calcext:value-type="float">
            <text:p>-0.0441923653</text:p>
          </table:table-cell>
          <table:table-cell office:value-type="float" office:value="-0.0044192365" calcext:value-type="float">
            <text:p>-0.0044192365</text:p>
          </table:table-cell>
          <table:table-cell office:value-type="float" office:value="0" calcext:value-type="float">
            <text:p>0</text:p>
          </table:table-cell>
          <table:table-cell office:value-type="float" office:value="0.00043529" calcext:value-type="float">
            <text:p>0.00043529</text:p>
          </table:table-cell>
          <table:table-cell office:value-type="float" office:value="-0.00002459" calcext:value-type="float">
            <text:p>-0.00002459</text:p>
          </table:table-cell>
          <table:table-cell office:value-type="float" office:value="-0.000025711" calcext:value-type="float">
            <text:p>-0.00002571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79.2136230469" calcext:value-type="float">
            <text:p>179.2136230469</text:p>
          </table:table-cell>
          <table:table-cell office:value-type="float" office:value="0.0432702671" calcext:value-type="float">
            <text:p>0.0432702671</text:p>
          </table:table-cell>
          <table:table-cell office:value-type="float" office:value="0.0043270267" calcext:value-type="float">
            <text:p>0.0043270267</text:p>
          </table:table-cell>
          <table:table-cell office:value-type="float" office:value="0" calcext:value-type="float">
            <text:p>0</text:p>
          </table:table-cell>
          <table:table-cell office:value-type="float" office:value="0.00000158" calcext:value-type="float">
            <text:p>0.00000158</text:p>
          </table:table-cell>
          <table:table-cell office:value-type="float" office:value="-0.00002459" calcext:value-type="float">
            <text:p>-0.00002459</text:p>
          </table:table-cell>
          <table:table-cell office:value-type="float" office:value="-0.0026693102" calcext:value-type="float">
            <text:p>-0.002669310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79.2180480957" calcext:value-type="float">
            <text:p>179.2180480957</text:p>
          </table:table-cell>
          <table:table-cell office:value-type="float" office:value="0.0001577321" calcext:value-type="float">
            <text:p>0.0001577321</text:p>
          </table:table-cell>
          <table:table-cell office:value-type="float" office:value="0.0000157732" calcext:value-type="float">
            <text:p>1.57732E-0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19839" calcext:value-type="float">
            <text:p>0.00019839</text:p>
          </table:table-cell>
          <table:table-cell office:value-type="float" office:value="-0.0000243" calcext:value-type="float">
            <text:p>-0.0000243</text:p>
          </table:table-cell>
          <table:table-cell office:value-type="float" office:value="0.0001595864" calcext:value-type="float">
            <text:p>0.000159586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79.210144043" calcext:value-type="float">
            <text:p>179.210144043</text:p>
          </table:table-cell>
          <table:table-cell office:value-type="float" office:value="-0.0268011569" calcext:value-type="float">
            <text:p>-0.0268011569</text:p>
          </table:table-cell>
          <table:table-cell office:value-type="float" office:value="-0.0026801157" calcext:value-type="float">
            <text:p>-0.002680115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-0.0000243" calcext:value-type="float">
            <text:p>-0.0000243</text:p>
          </table:table-cell>
          <table:table-cell office:value-type="float" office:value="0.0001127843" calcext:value-type="float">
            <text:p>0.000112784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79.2030944824" calcext:value-type="float">
            <text:p>179.2030944824</text:p>
          </table:table-cell>
          <table:table-cell office:value-type="float" office:value="0.025423392" calcext:value-type="float">
            <text:p>0.025423392</text:p>
          </table:table-cell>
          <table:table-cell office:value-type="float" office:value="0.0025423392" calcext:value-type="float">
            <text:p>0.002542339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14793" calcext:value-type="float">
            <text:p>0.00014793</text:p>
          </table:table-cell>
          <table:table-cell office:value-type="float" office:value="-0.0000243" calcext:value-type="float">
            <text:p>-0.0000243</text:p>
          </table:table-cell>
          <table:table-cell office:value-type="float" office:value="-0.0017387916" calcext:value-type="float">
            <text:p>-0.001738791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179.2088470459" calcext:value-type="float">
            <text:p>179.2088470459</text:p>
          </table:table-cell>
          <table:table-cell office:value-type="float" office:value="0.0142791445" calcext:value-type="float">
            <text:p>0.0142791445</text:p>
          </table:table-cell>
          <table:table-cell office:value-type="float" office:value="0.0014279144" calcext:value-type="float">
            <text:p>0.001427914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06961" calcext:value-type="float">
            <text:p>0.00006961</text:p>
          </table:table-cell>
          <table:table-cell office:value-type="float" office:value="-0.0000243" calcext:value-type="float">
            <text:p>-0.0000243</text:p>
          </table:table-cell>
          <table:table-cell office:value-type="float" office:value="-0.0018463438" calcext:value-type="float">
            <text:p>-0.001846343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79.2090148926" calcext:value-type="float">
            <text:p>179.2090148926</text:p>
          </table:table-cell>
          <table:table-cell office:value-type="float" office:value="-0.0149918844" calcext:value-type="float">
            <text:p>-0.0149918844</text:p>
          </table:table-cell>
          <table:table-cell office:value-type="float" office:value="-0.0014991884" calcext:value-type="float">
            <text:p>-0.001499188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21252" calcext:value-type="float">
            <text:p>0.00021252</text:p>
          </table:table-cell>
          <table:table-cell office:value-type="float" office:value="-0.0000243" calcext:value-type="float">
            <text:p>-0.0000243</text:p>
          </table:table-cell>
          <table:table-cell office:value-type="float" office:value="-0.0013907259" calcext:value-type="float">
            <text:p>-0.001390725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179.2118225098" calcext:value-type="float">
            <text:p>179.2118225098</text:p>
          </table:table-cell>
          <table:table-cell office:value-type="float" office:value="-0.0191533817" calcext:value-type="float">
            <text:p>-0.0191533817</text:p>
          </table:table-cell>
          <table:table-cell office:value-type="float" office:value="-0.0019153382" calcext:value-type="float">
            <text:p>-0.001915338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33545" calcext:value-type="float">
            <text:p>0.00033545</text:p>
          </table:table-cell>
          <table:table-cell office:value-type="float" office:value="-0.0000243" calcext:value-type="float">
            <text:p>-0.0000243</text:p>
          </table:table-cell>
          <table:table-cell office:value-type="float" office:value="-0.0006364622" calcext:value-type="float">
            <text:p>-0.0006364622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179.2124481201" calcext:value-type="float">
            <text:p>179.2124481201</text:p>
          </table:table-cell>
          <table:table-cell office:value-type="float" office:value="-0.0267991168" calcext:value-type="float">
            <text:p>-0.0267991168</text:p>
          </table:table-cell>
          <table:table-cell office:value-type="float" office:value="-0.0026799117" calcext:value-type="float">
            <text:p>-0.002679911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46829" calcext:value-type="float">
            <text:p>0.00046829</text:p>
          </table:table-cell>
          <table:table-cell office:value-type="float" office:value="-0.00002165" calcext:value-type="float">
            <text:p>-0.00002165</text:p>
          </table:table-cell>
          <table:table-cell office:value-type="float" office:value="0.0000087763" calcext:value-type="float">
            <text:p>8.7763E-0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179.2131347656" calcext:value-type="float">
            <text:p>179.2131347656</text:p>
          </table:table-cell>
          <table:table-cell office:value-type="float" office:value="-0.0286461362" calcext:value-type="float">
            <text:p>-0.0286461362</text:p>
          </table:table-cell>
          <table:table-cell office:value-type="float" office:value="-0.0028646136" calcext:value-type="float">
            <text:p>-0.002864613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56908" calcext:value-type="float">
            <text:p>0.00056908</text:p>
          </table:table-cell>
          <table:table-cell office:value-type="float" office:value="-0.00002165" calcext:value-type="float">
            <text:p>-0.00002165</text:p>
          </table:table-cell>
          <table:table-cell office:value-type="float" office:value="-0.0008340726" calcext:value-type="float">
            <text:p>-0.000834072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79.2059020996" calcext:value-type="float">
            <text:p>179.2059020996</text:p>
          </table:table-cell>
          <table:table-cell office:value-type="float" office:value="-0.0223068988" calcext:value-type="float">
            <text:p>-0.0223068988</text:p>
          </table:table-cell>
          <table:table-cell office:value-type="float" office:value="-0.0022306899" calcext:value-type="float">
            <text:p>-0.002230689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59397" calcext:value-type="float">
            <text:p>0.00059397</text:p>
          </table:table-cell>
          <table:table-cell office:value-type="float" office:value="-0.00002288" calcext:value-type="float">
            <text:p>-0.00002288</text:p>
          </table:table-cell>
          <table:table-cell office:value-type="float" office:value="-0.001762866" calcext:value-type="float">
            <text:p>-0.0017628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179.20753479" calcext:value-type="float">
            <text:p>179.20753479</text:p>
          </table:table-cell>
          <table:table-cell office:value-type="float" office:value="-0.0221020871" calcext:value-type="float">
            <text:p>-0.0221020871</text:p>
          </table:table-cell>
          <table:table-cell office:value-type="float" office:value="-0.0022102087" calcext:value-type="float">
            <text:p>-0.002210208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60919" calcext:value-type="float">
            <text:p>0.00060919</text:p>
          </table:table-cell>
          <table:table-cell office:value-type="float" office:value="-0.00002288" calcext:value-type="float">
            <text:p>-0.00002288</text:p>
          </table:table-cell>
          <table:table-cell office:value-type="float" office:value="-0.0002926085" calcext:value-type="float">
            <text:p>-0.000292608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79.2185821533" calcext:value-type="float">
            <text:p>179.2185821533</text:p>
          </table:table-cell>
          <table:table-cell office:value-type="float" office:value="0.0111599989" calcext:value-type="float">
            <text:p>0.0111599989</text:p>
          </table:table-cell>
          <table:table-cell office:value-type="float" office:value="0.0011159999" calcext:value-type="float">
            <text:p>0.001115999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39765" calcext:value-type="float">
            <text:p>0.00039765</text:p>
          </table:table-cell>
          <table:table-cell office:value-type="float" office:value="-0.00001989" calcext:value-type="float">
            <text:p>-0.00001989</text:p>
          </table:table-cell>
          <table:table-cell office:value-type="float" office:value="-0.0007532777" calcext:value-type="float">
            <text:p>-0.0007532777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179.2208709717" calcext:value-type="float">
            <text:p>179.2208709717</text:p>
          </table:table-cell>
          <table:table-cell office:value-type="float" office:value="-0.001843383" calcext:value-type="float">
            <text:p>-0.001843383</text:p>
          </table:table-cell>
          <table:table-cell office:value-type="float" office:value="-0.0001843383" calcext:value-type="float">
            <text:p>-0.000184338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3434" calcext:value-type="float">
            <text:p>0.0003434</text:p>
          </table:table-cell>
          <table:table-cell office:value-type="float" office:value="-0.00001989" calcext:value-type="float">
            <text:p>-0.00001989</text:p>
          </table:table-cell>
          <table:table-cell office:value-type="float" office:value="-0.0010609175" calcext:value-type="float">
            <text:p>-0.001060917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79.2255249023" calcext:value-type="float">
            <text:p>179.2255249023</text:p>
          </table:table-cell>
          <table:table-cell office:value-type="float" office:value="0.0360429961" calcext:value-type="float">
            <text:p>0.0360429961</text:p>
          </table:table-cell>
          <table:table-cell office:value-type="float" office:value="0.0036042996" calcext:value-type="float">
            <text:p>0.003604299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05478" calcext:value-type="float">
            <text:p>0.00005478</text:p>
          </table:table-cell>
          <table:table-cell office:value-type="float" office:value="-0.00001989" calcext:value-type="float">
            <text:p>-0.00001989</text:p>
          </table:table-cell>
          <table:table-cell office:value-type="float" office:value="-0.0025884163" calcext:value-type="float">
            <text:p>-0.002588416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179.2248840332" calcext:value-type="float">
            <text:p>179.2248840332</text:p>
          </table:table-cell>
          <table:table-cell office:value-type="float" office:value="0.0071441465" calcext:value-type="float">
            <text:p>0.0071441465</text:p>
          </table:table-cell>
          <table:table-cell office:value-type="float" office:value="0.0007144146" calcext:value-type="float">
            <text:p>0.000714414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05512" calcext:value-type="float">
            <text:p>0.00005512</text:p>
          </table:table-cell>
          <table:table-cell office:value-type="float" office:value="-0.00001989" calcext:value-type="float">
            <text:p>-0.00001989</text:p>
          </table:table-cell>
          <table:table-cell office:value-type="float" office:value="-0.0011036085" calcext:value-type="float">
            <text:p>-0.001103608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79.2115020752" calcext:value-type="float">
            <text:p>179.2115020752</text:p>
          </table:table-cell>
          <table:table-cell office:value-type="float" office:value="0.0357331416" calcext:value-type="float">
            <text:p>0.0357331416</text:p>
          </table:table-cell>
          <table:table-cell office:value-type="float" office:value="0.0035733142" calcext:value-type="float">
            <text:p>0.003573314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13519" calcext:value-type="float">
            <text:p>-0.00013519</text:p>
          </table:table-cell>
          <table:table-cell office:value-type="float" office:value="-0.00001989" calcext:value-type="float">
            <text:p>-0.00001989</text:p>
          </table:table-cell>
          <table:table-cell office:value-type="float" office:value="-0.0030654332" calcext:value-type="float">
            <text:p>-0.003065433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179.2135162354" calcext:value-type="float">
            <text:p>179.2135162354</text:p>
          </table:table-cell>
          <table:table-cell office:value-type="float" office:value="-0.0315831732" calcext:value-type="float">
            <text:p>-0.0315831732</text:p>
          </table:table-cell>
          <table:table-cell office:value-type="float" office:value="-0.0031583173" calcext:value-type="float">
            <text:p>-0.003158317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18667" calcext:value-type="float">
            <text:p>0.00018667</text:p>
          </table:table-cell>
          <table:table-cell office:value-type="float" office:value="-0.00001989" calcext:value-type="float">
            <text:p>-0.00001989</text:p>
          </table:table-cell>
          <table:table-cell office:value-type="float" office:value="-0.001354509" calcext:value-type="float">
            <text:p>-0.00135450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79.2107543945" calcext:value-type="float">
            <text:p>179.2107543945</text:p>
          </table:table-cell>
          <table:table-cell office:value-type="float" office:value="0.0205352098" calcext:value-type="float">
            <text:p>0.0205352098</text:p>
          </table:table-cell>
          <table:table-cell office:value-type="float" office:value="0.002053521" calcext:value-type="float">
            <text:p>0.00205352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05373" calcext:value-type="float">
            <text:p>0.00005373</text:p>
          </table:table-cell>
          <table:table-cell office:value-type="float" office:value="-0.00001989" calcext:value-type="float">
            <text:p>-0.00001989</text:p>
          </table:table-cell>
          <table:table-cell office:value-type="float" office:value="-0.0011983528" calcext:value-type="float">
            <text:p>-0.001198352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179.2174682617" calcext:value-type="float">
            <text:p>179.2174682617</text:p>
          </table:table-cell>
          <table:table-cell office:value-type="float" office:value="-0.0394633677" calcext:value-type="float">
            <text:p>-0.0394633677</text:p>
          </table:table-cell>
          <table:table-cell office:value-type="float" office:value="-0.0039463368" calcext:value-type="float">
            <text:p>-0.003946336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36503" calcext:value-type="float">
            <text:p>0.00036503</text:p>
          </table:table-cell>
          <table:table-cell office:value-type="float" office:value="-0.00001989" calcext:value-type="float">
            <text:p>-0.00001989</text:p>
          </table:table-cell>
          <table:table-cell office:value-type="float" office:value="0.0000328548" calcext:value-type="float">
            <text:p>3.28548E-0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179.2278137207" calcext:value-type="float">
            <text:p>179.2278137207</text:p>
          </table:table-cell>
          <table:table-cell office:value-type="float" office:value="-0.0200341257" calcext:value-type="float">
            <text:p>-0.0200341257</text:p>
          </table:table-cell>
          <table:table-cell office:value-type="float" office:value="-0.0020034126" calcext:value-type="float">
            <text:p>-0.002003412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44291" calcext:value-type="float">
            <text:p>0.00044291</text:p>
          </table:table-cell>
          <table:table-cell office:value-type="float" office:value="-0.00001689" calcext:value-type="float">
            <text:p>-0.00001689</text:p>
          </table:table-cell>
          <table:table-cell office:value-type="float" office:value="0.0007493189" calcext:value-type="float">
            <text:p>0.000749318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79.2286224365" calcext:value-type="float">
            <text:p>179.2286224365</text:p>
          </table:table-cell>
          <table:table-cell office:value-type="float" office:value="-0.0045996933" calcext:value-type="float">
            <text:p>-0.0045996933</text:p>
          </table:table-cell>
          <table:table-cell office:value-type="float" office:value="-0.0004599693" calcext:value-type="float">
            <text:p>-0.000459969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39192" calcext:value-type="float">
            <text:p>0.00039192</text:p>
          </table:table-cell>
          <table:table-cell office:value-type="float" office:value="-0.00001689" calcext:value-type="float">
            <text:p>-0.00001689</text:p>
          </table:table-cell>
          <table:table-cell office:value-type="float" office:value="-0.0004473929" calcext:value-type="float">
            <text:p>-0.000447392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79.2269134521" calcext:value-type="float">
            <text:p>179.2269134521</text:p>
          </table:table-cell>
          <table:table-cell office:value-type="float" office:value="0.0099499284" calcext:value-type="float">
            <text:p>0.0099499284</text:p>
          </table:table-cell>
          <table:table-cell office:value-type="float" office:value="0.0009949928" calcext:value-type="float">
            <text:p>0.000994992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26099" calcext:value-type="float">
            <text:p>0.00026099</text:p>
          </table:table-cell>
          <table:table-cell office:value-type="float" office:value="-0.00001689" calcext:value-type="float">
            <text:p>-0.00001689</text:p>
          </table:table-cell>
          <table:table-cell office:value-type="float" office:value="-0.0022708899" calcext:value-type="float">
            <text:p>-0.002270889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179.2515106201" calcext:value-type="float">
            <text:p>179.2515106201</text:p>
          </table:table-cell>
          <table:table-cell office:value-type="float" office:value="0.1089730881" calcext:value-type="float">
            <text:p>0.1089730881</text:p>
          </table:table-cell>
          <table:table-cell office:value-type="float" office:value="0.0108973088" calcext:value-type="float">
            <text:p>0.010897308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48616" calcext:value-type="float">
            <text:p>-0.00048616</text:p>
          </table:table-cell>
          <table:table-cell office:value-type="float" office:value="-0.00001719" calcext:value-type="float">
            <text:p>-0.00001719</text:p>
          </table:table-cell>
          <table:table-cell office:value-type="float" office:value="-0.0042953695" calcext:value-type="float">
            <text:p>-0.004295369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79.2563018799" calcext:value-type="float">
            <text:p>179.2563018799</text:p>
          </table:table-cell>
          <table:table-cell office:value-type="float" office:value="0.0388933895" calcext:value-type="float">
            <text:p>0.0388933895</text:p>
          </table:table-cell>
          <table:table-cell office:value-type="float" office:value="0.0038893389" calcext:value-type="float">
            <text:p>0.003889338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5168" calcext:value-type="float">
            <text:p>-0.0005168</text:p>
          </table:table-cell>
          <table:table-cell office:value-type="float" office:value="-0.00001719" calcext:value-type="float">
            <text:p>-0.00001719</text:p>
          </table:table-cell>
          <table:table-cell office:value-type="float" office:value="-0.0021088863" calcext:value-type="float">
            <text:p>-0.002108886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79.2639007568" calcext:value-type="float">
            <text:p>179.2639007568</text:p>
          </table:table-cell>
          <table:table-cell office:value-type="float" office:value="0.0119894042" calcext:value-type="float">
            <text:p>0.0119894042</text:p>
          </table:table-cell>
          <table:table-cell office:value-type="float" office:value="0.0011989404" calcext:value-type="float">
            <text:p>0.001198940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35791" calcext:value-type="float">
            <text:p>-0.00035791</text:p>
          </table:table-cell>
          <table:table-cell office:value-type="float" office:value="-0.00001719" calcext:value-type="float">
            <text:p>-0.00001719</text:p>
          </table:table-cell>
          <table:table-cell office:value-type="float" office:value="-0.0012474824" calcext:value-type="float">
            <text:p>-0.001247482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79.2646789551" calcext:value-type="float">
            <text:p>179.2646789551</text:p>
          </table:table-cell>
          <table:table-cell office:value-type="float" office:value="0.0646731924" calcext:value-type="float">
            <text:p>0.0646731924</text:p>
          </table:table-cell>
          <table:table-cell office:value-type="float" office:value="0.0064673192" calcext:value-type="float">
            <text:p>0.006467319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60318" calcext:value-type="float">
            <text:p>-0.00060318</text:p>
          </table:table-cell>
          <table:table-cell office:value-type="float" office:value="-0.00001719" calcext:value-type="float">
            <text:p>-0.00001719</text:p>
          </table:table-cell>
          <table:table-cell office:value-type="float" office:value="-0.0020706183" calcext:value-type="float">
            <text:p>-0.002070618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179.2711181641" calcext:value-type="float">
            <text:p>179.2711181641</text:p>
          </table:table-cell>
          <table:table-cell office:value-type="float" office:value="0.0887339752" calcext:value-type="float">
            <text:p>0.0887339752</text:p>
          </table:table-cell>
          <table:table-cell office:value-type="float" office:value="0.0088733975" calcext:value-type="float">
            <text:p>0.008873397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92691" calcext:value-type="float">
            <text:p>-0.00092691</text:p>
          </table:table-cell>
          <table:table-cell office:value-type="float" office:value="-0.00001719" calcext:value-type="float">
            <text:p>-0.00001719</text:p>
          </table:table-cell>
          <table:table-cell office:value-type="float" office:value="-0.0029730847" calcext:value-type="float">
            <text:p>-0.002973084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9.2649230957" calcext:value-type="float">
            <text:p>179.2649230957</text:p>
          </table:table-cell>
          <table:table-cell office:value-type="float" office:value="0.0492742068" calcext:value-type="float">
            <text:p>0.0492742068</text:p>
          </table:table-cell>
          <table:table-cell office:value-type="float" office:value="0.0049274207" calcext:value-type="float">
            <text:p>0.004927420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87957" calcext:value-type="float">
            <text:p>-0.00087957</text:p>
          </table:table-cell>
          <table:table-cell office:value-type="float" office:value="-0.00001843" calcext:value-type="float">
            <text:p>-0.00001843</text:p>
          </table:table-cell>
          <table:table-cell office:value-type="float" office:value="-0.0022718012" calcext:value-type="float">
            <text:p>-0.00227180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179.2564239502" calcext:value-type="float">
            <text:p>179.2564239502</text:p>
          </table:table-cell>
          <table:table-cell office:value-type="float" office:value="0.0037768923" calcext:value-type="float">
            <text:p>0.0037768923</text:p>
          </table:table-cell>
          <table:table-cell office:value-type="float" office:value="0.0003776892" calcext:value-type="float">
            <text:p>0.000377689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54482" calcext:value-type="float">
            <text:p>-0.00054482</text:p>
          </table:table-cell>
          <table:table-cell office:value-type="float" office:value="-0.00001843" calcext:value-type="float">
            <text:p>-0.00001843</text:p>
          </table:table-cell>
          <table:table-cell office:value-type="float" office:value="-0.0014463293" calcext:value-type="float">
            <text:p>-0.001446329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79.2465515137" calcext:value-type="float">
            <text:p>179.2465515137</text:p>
          </table:table-cell>
          <table:table-cell office:value-type="float" office:value="0.0486874527" calcext:value-type="float">
            <text:p>0.0486874527</text:p>
          </table:table-cell>
          <table:table-cell office:value-type="float" office:value="0.0048687453" calcext:value-type="float">
            <text:p>0.004868745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62115" calcext:value-type="float">
            <text:p>-0.00062115</text:p>
          </table:table-cell>
          <table:table-cell office:value-type="float" office:value="-0.00001814" calcext:value-type="float">
            <text:p>-0.00001814</text:p>
          </table:table-cell>
          <table:table-cell office:value-type="float" office:value="-0.0015162213" calcext:value-type="float">
            <text:p>-0.001516221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179.2483825684" calcext:value-type="float">
            <text:p>179.2483825684</text:p>
          </table:table-cell>
          <table:table-cell office:value-type="float" office:value="0.0059747668" calcext:value-type="float">
            <text:p>0.0059747668</text:p>
          </table:table-cell>
          <table:table-cell office:value-type="float" office:value="0.0005974767" calcext:value-type="float">
            <text:p>0.000597476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38733" calcext:value-type="float">
            <text:p>-0.00038733</text:p>
          </table:table-cell>
          <table:table-cell office:value-type="float" office:value="-0.00001843" calcext:value-type="float">
            <text:p>-0.00001843</text:p>
          </table:table-cell>
          <table:table-cell office:value-type="float" office:value="-0.001728258" calcext:value-type="float">
            <text:p>-0.00172825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9.2392730713" calcext:value-type="float">
            <text:p>179.2392730713</text:p>
          </table:table-cell>
          <table:table-cell office:value-type="float" office:value="0.0571527692" calcext:value-type="float">
            <text:p>0.0571527692</text:p>
          </table:table-cell>
          <table:table-cell office:value-type="float" office:value="0.0057152769" calcext:value-type="float">
            <text:p>0.005715276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57266" calcext:value-type="float">
            <text:p>-0.00057266</text:p>
          </table:table-cell>
          <table:table-cell office:value-type="float" office:value="-0.00001843" calcext:value-type="float">
            <text:p>-0.00001843</text:p>
          </table:table-cell>
          <table:table-cell office:value-type="float" office:value="-0.0016661152" calcext:value-type="float">
            <text:p>-0.001666115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79.246963501" calcext:value-type="float">
            <text:p>179.246963501</text:p>
          </table:table-cell>
          <table:table-cell office:value-type="float" office:value="0.0704283878" calcext:value-type="float">
            <text:p>0.0704283878</text:p>
          </table:table-cell>
          <table:table-cell office:value-type="float" office:value="0.0070428388" calcext:value-type="float">
            <text:p>0.007042838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78458" calcext:value-type="float">
            <text:p>-0.00078458</text:p>
          </table:table-cell>
          <table:table-cell office:value-type="float" office:value="-0.00001579" calcext:value-type="float">
            <text:p>-0.00001579</text:p>
          </table:table-cell>
          <table:table-cell office:value-type="float" office:value="-0.0022530823" calcext:value-type="float">
            <text:p>-0.002253082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79.2512359619" calcext:value-type="float">
            <text:p>179.2512359619</text:p>
          </table:table-cell>
          <table:table-cell office:value-type="float" office:value="-0.0118116965" calcext:value-type="float">
            <text:p>-0.0118116965</text:p>
          </table:table-cell>
          <table:table-cell office:value-type="float" office:value="-0.0011811697" calcext:value-type="float">
            <text:p>-0.001181169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37766" calcext:value-type="float">
            <text:p>-0.00037766</text:p>
          </table:table-cell>
          <table:table-cell office:value-type="float" office:value="-0.0000185" calcext:value-type="float">
            <text:p>-0.0000185</text:p>
          </table:table-cell>
          <table:table-cell office:value-type="float" office:value="0.0000503262" calcext:value-type="float">
            <text:p>5.03262E-0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179.2649383545" calcext:value-type="float">
            <text:p>179.2649383545</text:p>
          </table:table-cell>
          <table:table-cell office:value-type="float" office:value="0.0340017193" calcext:value-type="float">
            <text:p>0.0340017193</text:p>
          </table:table-cell>
          <table:table-cell office:value-type="float" office:value="0.0034001719" calcext:value-type="float">
            <text:p>0.003400171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41193" calcext:value-type="float">
            <text:p>-0.00041193</text:p>
          </table:table-cell>
          <table:table-cell office:value-type="float" office:value="-0.0000185" calcext:value-type="float">
            <text:p>-0.0000185</text:p>
          </table:table-cell>
          <table:table-cell office:value-type="float" office:value="-0.0025218083" calcext:value-type="float">
            <text:p>-0.002521808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9.2685241699" calcext:value-type="float">
            <text:p>179.2685241699</text:p>
          </table:table-cell>
          <table:table-cell office:value-type="float" office:value="0.030728738" calcext:value-type="float">
            <text:p>0.030728738</text:p>
          </table:table-cell>
          <table:table-cell office:value-type="float" office:value="0.0030728738" calcext:value-type="float">
            <text:p>0.003072873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41294" calcext:value-type="float">
            <text:p>-0.00041294</text:p>
          </table:table-cell>
          <table:table-cell office:value-type="float" office:value="-0.00001973" calcext:value-type="float">
            <text:p>-0.00001973</text:p>
          </table:table-cell>
          <table:table-cell office:value-type="float" office:value="-0.002021952" calcext:value-type="float">
            <text:p>-0.00202195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179.2568511963" calcext:value-type="float">
            <text:p>179.2568511963</text:p>
          </table:table-cell>
          <table:table-cell office:value-type="float" office:value="0.0153994256" calcext:value-type="float">
            <text:p>0.0153994256</text:p>
          </table:table-cell>
          <table:table-cell office:value-type="float" office:value="0.0015399426" calcext:value-type="float">
            <text:p>0.001539942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31145" calcext:value-type="float">
            <text:p>-0.00031145</text:p>
          </table:table-cell>
          <table:table-cell office:value-type="float" office:value="-0.00001973" calcext:value-type="float">
            <text:p>-0.00001973</text:p>
          </table:table-cell>
          <table:table-cell office:value-type="float" office:value="-0.0007060053" calcext:value-type="float">
            <text:p>-0.000706005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79.2565002441" calcext:value-type="float">
            <text:p>179.2565002441</text:p>
          </table:table-cell>
          <table:table-cell office:value-type="float" office:value="0.0238799576" calcext:value-type="float">
            <text:p>0.0238799576</text:p>
          </table:table-cell>
          <table:table-cell office:value-type="float" office:value="0.0023879958" calcext:value-type="float">
            <text:p>0.002387995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30037" calcext:value-type="float">
            <text:p>-0.00030037</text:p>
          </table:table-cell>
          <table:table-cell office:value-type="float" office:value="-0.00001973" calcext:value-type="float">
            <text:p>-0.00001973</text:p>
          </table:table-cell>
          <table:table-cell office:value-type="float" office:value="-0.0006964029" calcext:value-type="float">
            <text:p>-0.000696402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179.2586517334" calcext:value-type="float">
            <text:p>179.2586517334</text:p>
          </table:table-cell>
          <table:table-cell office:value-type="float" office:value="-0.0017022696" calcext:value-type="float">
            <text:p>-0.0017022696</text:p>
          </table:table-cell>
          <table:table-cell office:value-type="float" office:value="-0.000170227" calcext:value-type="float">
            <text:p>-0.00017022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1225" calcext:value-type="float">
            <text:p>-0.0001225</text:p>
          </table:table-cell>
          <table:table-cell office:value-type="float" office:value="-0.00001973" calcext:value-type="float">
            <text:p>-0.00001973</text:p>
          </table:table-cell>
          <table:table-cell office:value-type="float" office:value="-0.0005143362" calcext:value-type="float">
            <text:p>-0.000514336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9.2564697266" calcext:value-type="float">
            <text:p>179.2564697266</text:p>
          </table:table-cell>
          <table:table-cell office:value-type="float" office:value="-0.0104899318" calcext:value-type="float">
            <text:p>-0.0104899318</text:p>
          </table:table-cell>
          <table:table-cell office:value-type="float" office:value="-0.0010489932" calcext:value-type="float">
            <text:p>-0.001048993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05455" calcext:value-type="float">
            <text:p>0.00005455</text:p>
          </table:table-cell>
          <table:table-cell office:value-type="float" office:value="-0.00001973" calcext:value-type="float">
            <text:p>-0.00001973</text:p>
          </table:table-cell>
          <table:table-cell office:value-type="float" office:value="-0.0012957206" calcext:value-type="float">
            <text:p>-0.001295720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179.2431945801" calcext:value-type="float">
            <text:p>179.2431945801</text:p>
          </table:table-cell>
          <table:table-cell office:value-type="float" office:value="-0.0353976398" calcext:value-type="float">
            <text:p>-0.0353976398</text:p>
          </table:table-cell>
          <table:table-cell office:value-type="float" office:value="-0.003539764" calcext:value-type="float">
            <text:p>-0.00353976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33848" calcext:value-type="float">
            <text:p>0.00033848</text:p>
          </table:table-cell>
          <table:table-cell office:value-type="float" office:value="-0.00002244" calcext:value-type="float">
            <text:p>-0.00002244</text:p>
          </table:table-cell>
          <table:table-cell office:value-type="float" office:value="0.0010502256" calcext:value-type="float">
            <text:p>0.001050225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79.2407073975" calcext:value-type="float">
            <text:p>179.2407073975</text:p>
          </table:table-cell>
          <table:table-cell office:value-type="float" office:value="-0.0250289935" calcext:value-type="float">
            <text:p>-0.0250289935</text:p>
          </table:table-cell>
          <table:table-cell office:value-type="float" office:value="-0.0025028993" calcext:value-type="float">
            <text:p>-0.002502899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45851" calcext:value-type="float">
            <text:p>0.00045851</text:p>
          </table:table-cell>
          <table:table-cell office:value-type="float" office:value="-0.00002244" calcext:value-type="float">
            <text:p>-0.00002244</text:p>
          </table:table-cell>
          <table:table-cell office:value-type="float" office:value="-0.0000098362" calcext:value-type="float">
            <text:p>-9.8362E-0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79.2414703369" calcext:value-type="float">
            <text:p>179.2414703369</text:p>
          </table:table-cell>
          <table:table-cell office:value-type="float" office:value="-0.0597516248" calcext:value-type="float">
            <text:p>-0.0597516248</text:p>
          </table:table-cell>
          <table:table-cell office:value-type="float" office:value="-0.0059751625" calcext:value-type="float">
            <text:p>-0.005975162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76987" calcext:value-type="float">
            <text:p>0.00076987</text:p>
          </table:table-cell>
          <table:table-cell office:value-type="float" office:value="-0.00002244" calcext:value-type="float">
            <text:p>-0.00002244</text:p>
          </table:table-cell>
          <table:table-cell office:value-type="float" office:value="0.0011360367" calcext:value-type="float">
            <text:p>0.001136036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79.2323608398" calcext:value-type="float">
            <text:p>179.2323608398</text:p>
          </table:table-cell>
          <table:table-cell office:value-type="float" office:value="-0.1190198407" calcext:value-type="float">
            <text:p>-0.1190198407</text:p>
          </table:table-cell>
          <table:table-cell office:value-type="float" office:value="-0.0119019841" calcext:value-type="float">
            <text:p>-0.011901984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137226" calcext:value-type="float">
            <text:p>0.00137226</text:p>
          </table:table-cell>
          <table:table-cell office:value-type="float" office:value="-0.00002214" calcext:value-type="float">
            <text:p>-0.00002214</text:p>
          </table:table-cell>
          <table:table-cell office:value-type="float" office:value="0.0021547129" calcext:value-type="float">
            <text:p>0.002154712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179.2398834229" calcext:value-type="float">
            <text:p>179.2398834229</text:p>
          </table:table-cell>
          <table:table-cell office:value-type="float" office:value="-0.1189231235" calcext:value-type="float">
            <text:p>-0.1189231235</text:p>
          </table:table-cell>
          <table:table-cell office:value-type="float" office:value="-0.0118923124" calcext:value-type="float">
            <text:p>-0.011892312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177287" calcext:value-type="float">
            <text:p>0.00177287</text:p>
          </table:table-cell>
          <table:table-cell office:value-type="float" office:value="-0.00002214" calcext:value-type="float">
            <text:p>-0.00002214</text:p>
          </table:table-cell>
          <table:table-cell office:value-type="float" office:value="0.0028916891" calcext:value-type="float">
            <text:p>0.002891689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79.2421569824" calcext:value-type="float">
            <text:p>179.2421569824</text:p>
          </table:table-cell>
          <table:table-cell office:value-type="float" office:value="-0.1020367869" calcext:value-type="float">
            <text:p>-0.1020367869</text:p>
          </table:table-cell>
          <table:table-cell office:value-type="float" office:value="-0.0102036787" calcext:value-type="float">
            <text:p>-0.010203678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192719" calcext:value-type="float">
            <text:p>0.00192719</text:p>
          </table:table-cell>
          <table:table-cell office:value-type="float" office:value="-0.00002649" calcext:value-type="float">
            <text:p>-0.00002649</text:p>
          </table:table-cell>
          <table:table-cell office:value-type="float" office:value="-0.0001233701" calcext:value-type="float">
            <text:p>-0.000123370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179.2354431152" calcext:value-type="float">
            <text:p>179.2354431152</text:p>
          </table:table-cell>
          <table:table-cell office:value-type="float" office:value="-0.1186805777" calcext:value-type="float">
            <text:p>-0.1186805777</text:p>
          </table:table-cell>
          <table:table-cell office:value-type="float" office:value="-0.0118680578" calcext:value-type="float">
            <text:p>-0.011868057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21409" calcext:value-type="float">
            <text:p>0.0021409</text:p>
          </table:table-cell>
          <table:table-cell office:value-type="float" office:value="-0.0000319" calcext:value-type="float">
            <text:p>-0.0000319</text:p>
          </table:table-cell>
          <table:table-cell office:value-type="float" office:value="0.0018139793" calcext:value-type="float">
            <text:p>0.001813979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9.2361602783" calcext:value-type="float">
            <text:p>179.2361602783</text:p>
          </table:table-cell>
          <table:table-cell office:value-type="float" office:value="-0.0639813543" calcext:value-type="float">
            <text:p>-0.0639813543</text:p>
          </table:table-cell>
          <table:table-cell office:value-type="float" office:value="-0.0063981354" calcext:value-type="float">
            <text:p>-0.006398135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191872" calcext:value-type="float">
            <text:p>0.00191872</text:p>
          </table:table-cell>
          <table:table-cell office:value-type="float" office:value="-0.00003823" calcext:value-type="float">
            <text:p>-0.00003823</text:p>
          </table:table-cell>
          <table:table-cell office:value-type="float" office:value="-0.0005986753" calcext:value-type="float">
            <text:p>-0.000598675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179.2330169678" calcext:value-type="float">
            <text:p>179.2330169678</text:p>
          </table:table-cell>
          <table:table-cell office:value-type="float" office:value="-0.0312458834" calcext:value-type="float">
            <text:p>-0.0312458834</text:p>
          </table:table-cell>
          <table:table-cell office:value-type="float" office:value="-0.0031245883" calcext:value-type="float">
            <text:p>-0.003124588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155255" calcext:value-type="float">
            <text:p>0.00155255</text:p>
          </table:table-cell>
          <table:table-cell office:value-type="float" office:value="-0.0000395" calcext:value-type="float">
            <text:p>-0.0000395</text:p>
          </table:table-cell>
          <table:table-cell office:value-type="float" office:value="-0.0008620244" calcext:value-type="float">
            <text:p>-0.000862024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79.2365570068" calcext:value-type="float">
            <text:p>179.2365570068</text:p>
          </table:table-cell>
          <table:table-cell office:value-type="float" office:value="0.0067452308" calcext:value-type="float">
            <text:p>0.0067452308</text:p>
          </table:table-cell>
          <table:table-cell office:value-type="float" office:value="0.0006745231" calcext:value-type="float">
            <text:p>0.000674523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105546" calcext:value-type="float">
            <text:p>0.00105546</text:p>
          </table:table-cell>
          <table:table-cell office:value-type="float" office:value="-0.0000395" calcext:value-type="float">
            <text:p>-0.0000395</text:p>
          </table:table-cell>
          <table:table-cell office:value-type="float" office:value="-0.0014650719" calcext:value-type="float">
            <text:p>-0.001465071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179.2408294678" calcext:value-type="float">
            <text:p>179.2408294678</text:p>
          </table:table-cell>
          <table:table-cell office:value-type="float" office:value="0.0323923891" calcext:value-type="float">
            <text:p>0.0323923891</text:p>
          </table:table-cell>
          <table:table-cell office:value-type="float" office:value="0.0032392389" calcext:value-type="float">
            <text:p>0.003239238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055342" calcext:value-type="float">
            <text:p>0.00055342</text:p>
          </table:table-cell>
          <table:table-cell office:value-type="float" office:value="-0.00005112" calcext:value-type="float">
            <text:p>-0.00005112</text:p>
          </table:table-cell>
          <table:table-cell office:value-type="float" office:value="-0.0031399135" calcext:value-type="float">
            <text:p>-0.003139913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9.230758667" calcext:value-type="float">
            <text:p>179.230758667</text:p>
          </table:table-cell>
          <table:table-cell office:value-type="float" office:value="-0.0957478883" calcext:value-type="float">
            <text:p>-0.0957478883</text:p>
          </table:table-cell>
          <table:table-cell office:value-type="float" office:value="-0.0095747888" calcext:value-type="float">
            <text:p>-0.009574788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107298" calcext:value-type="float">
            <text:p>0.00107298</text:p>
          </table:table-cell>
          <table:table-cell office:value-type="float" office:value="-0.00004571" calcext:value-type="float">
            <text:p>-0.00004571</text:p>
          </table:table-cell>
          <table:table-cell office:value-type="float" office:value="0.0014940582" calcext:value-type="float">
            <text:p>0.001494058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79.2232208252" calcext:value-type="float">
            <text:p>179.2232208252</text:p>
          </table:table-cell>
          <table:table-cell office:value-type="float" office:value="-0.1205725861" calcext:value-type="float">
            <text:p>-0.1205725861</text:p>
          </table:table-cell>
          <table:table-cell office:value-type="float" office:value="-0.0120572586" calcext:value-type="float">
            <text:p>-0.012057258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158451" calcext:value-type="float">
            <text:p>0.00158451</text:p>
          </table:table-cell>
          <table:table-cell office:value-type="float" office:value="-0.00005835" calcext:value-type="float">
            <text:p>-0.00005835</text:p>
          </table:table-cell>
          <table:table-cell office:value-type="float" office:value="0.0006838179" calcext:value-type="float">
            <text:p>0.000683817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79.2110137939" calcext:value-type="float">
            <text:p>179.2110137939</text:p>
          </table:table-cell>
          <table:table-cell office:value-type="float" office:value="-0.1141442604" calcext:value-type="float">
            <text:p>-0.1141442604</text:p>
          </table:table-cell>
          <table:table-cell office:value-type="float" office:value="-0.011414426" calcext:value-type="float">
            <text:p>-0.01141442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188241" calcext:value-type="float">
            <text:p>0.00188241</text:p>
          </table:table-cell>
          <table:table-cell office:value-type="float" office:value="-0.00005835" calcext:value-type="float">
            <text:p>-0.00005835</text:p>
          </table:table-cell>
          <table:table-cell office:value-type="float" office:value="0.0019810141" calcext:value-type="float">
            <text:p>0.001981014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179.2094268799" calcext:value-type="float">
            <text:p>179.2094268799</text:p>
          </table:table-cell>
          <table:table-cell office:value-type="float" office:value="-0.074886789" calcext:value-type="float">
            <text:p>-0.074886789</text:p>
          </table:table-cell>
          <table:table-cell office:value-type="float" office:value="-0.0074886789" calcext:value-type="float">
            <text:p>-0.007488678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181921" calcext:value-type="float">
            <text:p>0.00181921</text:p>
          </table:table-cell>
          <table:table-cell office:value-type="float" office:value="-0.00003913" calcext:value-type="float">
            <text:p>-0.00003913</text:p>
          </table:table-cell>
          <table:table-cell office:value-type="float" office:value="0.0005723158" calcext:value-type="float">
            <text:p>0.000572315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9.1991119385" calcext:value-type="float">
            <text:p>179.1991119385</text:p>
          </table:table-cell>
          <table:table-cell office:value-type="float" office:value="-0.1179775062" calcext:value-type="float">
            <text:p>-0.1179775062</text:p>
          </table:table-cell>
          <table:table-cell office:value-type="float" office:value="-0.0117977506" calcext:value-type="float">
            <text:p>-0.011797750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206429" calcext:value-type="float">
            <text:p>0.00206429</text:p>
          </table:table-cell>
          <table:table-cell office:value-type="float" office:value="-0.00005808" calcext:value-type="float">
            <text:p>-0.00005808</text:p>
          </table:table-cell>
          <table:table-cell office:value-type="float" office:value="0.0019888882" calcext:value-type="float">
            <text:p>0.001988888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179.2005767822" calcext:value-type="float">
            <text:p>179.2005767822</text:p>
          </table:table-cell>
          <table:table-cell office:value-type="float" office:value="-0.1908251349" calcext:value-type="float">
            <text:p>-0.1908251349</text:p>
          </table:table-cell>
          <table:table-cell office:value-type="float" office:value="-0.0190825135" calcext:value-type="float">
            <text:p>-0.019082513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271303" calcext:value-type="float">
            <text:p>0.00271303</text:p>
          </table:table-cell>
          <table:table-cell office:value-type="float" office:value="-0.00000945" calcext:value-type="float">
            <text:p>-0.00000945</text:p>
          </table:table-cell>
          <table:table-cell office:value-type="float" office:value="0.0043495004" calcext:value-type="float">
            <text:p>0.004349500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9.1973266602" calcext:value-type="float">
            <text:p>179.1973266602</text:p>
          </table:table-cell>
          <table:table-cell office:value-type="float" office:value="-0.2303460129" calcext:value-type="float">
            <text:p>-0.2303460129</text:p>
          </table:table-cell>
          <table:table-cell office:value-type="float" office:value="-0.0230346013" calcext:value-type="float">
            <text:p>-0.023034601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340855" calcext:value-type="float">
            <text:p>0.00340855</text:p>
          </table:table-cell>
          <table:table-cell office:value-type="float" office:value="-0.00000945" calcext:value-type="float">
            <text:p>-0.00000945</text:p>
          </table:table-cell>
          <table:table-cell office:value-type="float" office:value="0.0059618222" calcext:value-type="float">
            <text:p>0.005961822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179.181060791" calcext:value-type="float">
            <text:p>179.181060791</text:p>
          </table:table-cell>
          <table:table-cell office:value-type="float" office:value="-0.259301269" calcext:value-type="float">
            <text:p>-0.259301269</text:p>
          </table:table-cell>
          <table:table-cell office:value-type="float" office:value="-0.0259301269" calcext:value-type="float">
            <text:p>-0.025930126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06481" calcext:value-type="float">
            <text:p>0.00406481</text:p>
          </table:table-cell>
          <table:table-cell office:value-type="float" office:value="-0.00002821" calcext:value-type="float">
            <text:p>-0.00002821</text:p>
          </table:table-cell>
          <table:table-cell office:value-type="float" office:value="0.0068979609" calcext:value-type="float">
            <text:p>0.006897960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9.1813049316" calcext:value-type="float">
            <text:p>179.1813049316</text:p>
          </table:table-cell>
          <table:table-cell office:value-type="float" office:value="-0.2070976668" calcext:value-type="float">
            <text:p>-0.2070976668</text:p>
          </table:table-cell>
          <table:table-cell office:value-type="float" office:value="-0.0207097667" calcext:value-type="float">
            <text:p>-0.020709766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15405" calcext:value-type="float">
            <text:p>0.00415405</text:p>
          </table:table-cell>
          <table:table-cell office:value-type="float" office:value="0.00006481" calcext:value-type="float">
            <text:p>0.00006481</text:p>
          </table:table-cell>
          <table:table-cell office:value-type="float" office:value="0.0037645671" calcext:value-type="float">
            <text:p>0.003764567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179.1816711426" calcext:value-type="float">
            <text:p>179.1816711426</text:p>
          </table:table-cell>
          <table:table-cell office:value-type="float" office:value="-0.2015070171" calcext:value-type="float">
            <text:p>-0.2015070171</text:p>
          </table:table-cell>
          <table:table-cell office:value-type="float" office:value="-0.0201507017" calcext:value-type="float">
            <text:p>-0.020150701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17623" calcext:value-type="float">
            <text:p>0.00417623</text:p>
          </table:table-cell>
          <table:table-cell office:value-type="float" office:value="0.00004737" calcext:value-type="float">
            <text:p>0.00004737</text:p>
          </table:table-cell>
          <table:table-cell office:value-type="float" office:value="0.0029609285" calcext:value-type="float">
            <text:p>0.002960928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79.1731414795" calcext:value-type="float">
            <text:p>179.1731414795</text:p>
          </table:table-cell>
          <table:table-cell office:value-type="float" office:value="-0.2478366346" calcext:value-type="float">
            <text:p>-0.2478366346</text:p>
          </table:table-cell>
          <table:table-cell office:value-type="float" office:value="-0.0247836635" calcext:value-type="float">
            <text:p>-0.024783663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49977" calcext:value-type="float">
            <text:p>0.00449977</text:p>
          </table:table-cell>
          <table:table-cell office:value-type="float" office:value="0.00020492" calcext:value-type="float">
            <text:p>0.00020492</text:p>
          </table:table-cell>
          <table:table-cell office:value-type="float" office:value="0.0052472868" calcext:value-type="float">
            <text:p>0.005247286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79.1796569824" calcext:value-type="float">
            <text:p>179.1796569824</text:p>
          </table:table-cell>
          <table:table-cell office:value-type="float" office:value="-0.1985194061" calcext:value-type="float">
            <text:p>-0.1985194061</text:p>
          </table:table-cell>
          <table:table-cell office:value-type="float" office:value="-0.0198519406" calcext:value-type="float">
            <text:p>-0.019851940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38661" calcext:value-type="float">
            <text:p>0.00438661</text:p>
          </table:table-cell>
          <table:table-cell office:value-type="float" office:value="0.00019624" calcext:value-type="float">
            <text:p>0.00019624</text:p>
          </table:table-cell>
          <table:table-cell office:value-type="float" office:value="0.0022793405" calcext:value-type="float">
            <text:p>0.002279340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9.1907806396" calcext:value-type="float">
            <text:p>179.1907806396</text:p>
          </table:table-cell>
          <table:table-cell office:value-type="float" office:value="-0.1797839372" calcext:value-type="float">
            <text:p>-0.1797839372</text:p>
          </table:table-cell>
          <table:table-cell office:value-type="float" office:value="-0.0179783937" calcext:value-type="float">
            <text:p>-0.017978393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18637" calcext:value-type="float">
            <text:p>0.00418637</text:p>
          </table:table-cell>
          <table:table-cell office:value-type="float" office:value="0.00019624" calcext:value-type="float">
            <text:p>0.00019624</text:p>
          </table:table-cell>
          <table:table-cell office:value-type="float" office:value="0.0034816246" calcext:value-type="float">
            <text:p>0.003481624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179.2036132812" calcext:value-type="float">
            <text:p>179.2036132812</text:p>
          </table:table-cell>
          <table:table-cell office:value-type="float" office:value="-0.1965416127" calcext:value-type="float">
            <text:p>-0.1965416127</text:p>
          </table:table-cell>
          <table:table-cell office:value-type="float" office:value="-0.0196541613" calcext:value-type="float">
            <text:p>-0.019654161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16467" calcext:value-type="float">
            <text:p>0.00416467</text:p>
          </table:table-cell>
          <table:table-cell office:value-type="float" office:value="0.00043702" calcext:value-type="float">
            <text:p>0.00043702</text:p>
          </table:table-cell>
          <table:table-cell office:value-type="float" office:value="0.0019355065" calcext:value-type="float">
            <text:p>0.001935506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79.2147216797" calcext:value-type="float">
            <text:p>179.2147216797</text:p>
          </table:table-cell>
          <table:table-cell office:value-type="float" office:value="-0.2005570426" calcext:value-type="float">
            <text:p>-0.2005570426</text:p>
          </table:table-cell>
          <table:table-cell office:value-type="float" office:value="-0.0200557043" calcext:value-type="float">
            <text:p>-0.020055704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17697" calcext:value-type="float">
            <text:p>0.00417697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2639439" calcext:value-type="float">
            <text:p>0.00263943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179.2075653076" calcext:value-type="float">
            <text:p>179.2075653076</text:p>
          </table:table-cell>
          <table:table-cell office:value-type="float" office:value="-0.2299992342" calcext:value-type="float">
            <text:p>-0.2299992342</text:p>
          </table:table-cell>
          <table:table-cell office:value-type="float" office:value="-0.0229999234" calcext:value-type="float">
            <text:p>-0.022999923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38138" calcext:value-type="float">
            <text:p>0.00438138</text:p>
          </table:table-cell>
          <table:table-cell office:value-type="float" office:value="0.00077005" calcext:value-type="float">
            <text:p>0.00077005</text:p>
          </table:table-cell>
          <table:table-cell office:value-type="float" office:value="0.0051547941" calcext:value-type="float">
            <text:p>0.005154794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9.2202606201" calcext:value-type="float">
            <text:p>179.2202606201</text:p>
          </table:table-cell>
          <table:table-cell office:value-type="float" office:value="-0.174121944" calcext:value-type="float">
            <text:p>-0.174121944</text:p>
          </table:table-cell>
          <table:table-cell office:value-type="float" office:value="-0.0174121944" calcext:value-type="float">
            <text:p>-0.017412194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14515" calcext:value-type="float">
            <text:p>0.00414515</text:p>
          </table:table-cell>
          <table:table-cell office:value-type="float" office:value="0.00077005" calcext:value-type="float">
            <text:p>0.00077005</text:p>
          </table:table-cell>
          <table:table-cell office:value-type="float" office:value="0.0024055751" calcext:value-type="float">
            <text:p>0.002405575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179.2213439941" calcext:value-type="float">
            <text:p>179.2213439941</text:p>
          </table:table-cell>
          <table:table-cell office:value-type="float" office:value="-0.2242412892" calcext:value-type="float">
            <text:p>-0.2242412892</text:p>
          </table:table-cell>
          <table:table-cell office:value-type="float" office:value="-0.0224241289" calcext:value-type="float">
            <text:p>-0.022424128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32182" calcext:value-type="float">
            <text:p>0.00432182</text:p>
          </table:table-cell>
          <table:table-cell office:value-type="float" office:value="0.00078531" calcext:value-type="float">
            <text:p>0.00078531</text:p>
          </table:table-cell>
          <table:table-cell office:value-type="float" office:value="0.0049377207" calcext:value-type="float">
            <text:p>0.004937720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79.2228088379" calcext:value-type="float">
            <text:p>179.2228088379</text:p>
          </table:table-cell>
          <table:table-cell office:value-type="float" office:value="-0.2368568693" calcext:value-type="float">
            <text:p>-0.2368568693</text:p>
          </table:table-cell>
          <table:table-cell office:value-type="float" office:value="-0.0236856869" calcext:value-type="float">
            <text:p>-0.023685686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52357" calcext:value-type="float">
            <text:p>0.00452357</text:p>
          </table:table-cell>
          <table:table-cell office:value-type="float" office:value="0.00122449" calcext:value-type="float">
            <text:p>0.00122449</text:p>
          </table:table-cell>
          <table:table-cell office:value-type="float" office:value="0.0043190943" calcext:value-type="float">
            <text:p>0.004319094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179.2252349854" calcext:value-type="float">
            <text:p>179.2252349854</text:p>
          </table:table-cell>
          <table:table-cell office:value-type="float" office:value="-0.1857806422" calcext:value-type="float">
            <text:p>-0.1857806422</text:p>
          </table:table-cell>
          <table:table-cell office:value-type="float" office:value="-0.0185780642" calcext:value-type="float">
            <text:p>-0.018578064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31756" calcext:value-type="float">
            <text:p>0.00431756</text:p>
          </table:table-cell>
          <table:table-cell office:value-type="float" office:value="0.00125637" calcext:value-type="float">
            <text:p>0.00125637</text:p>
          </table:table-cell>
          <table:table-cell office:value-type="float" office:value="0.0038480641" calcext:value-type="float">
            <text:p>0.003848064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9.223526001" calcext:value-type="float">
            <text:p>179.223526001</text:p>
          </table:table-cell>
          <table:table-cell office:value-type="float" office:value="-0.183323941" calcext:value-type="float">
            <text:p>-0.183323941</text:p>
          </table:table-cell>
          <table:table-cell office:value-type="float" office:value="-0.0183323941" calcext:value-type="float">
            <text:p>-0.018332394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16397" calcext:value-type="float">
            <text:p>0.00416397</text:p>
          </table:table-cell>
          <table:table-cell office:value-type="float" office:value="0.00125637" calcext:value-type="float">
            <text:p>0.00125637</text:p>
          </table:table-cell>
          <table:table-cell office:value-type="float" office:value="0.0028171068" calcext:value-type="float">
            <text:p>0.002817106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79.2378082275" calcext:value-type="float">
            <text:p>179.2378082275</text:p>
          </table:table-cell>
          <table:table-cell office:value-type="float" office:value="-0.1387555594" calcext:value-type="float">
            <text:p>-0.1387555594</text:p>
          </table:table-cell>
          <table:table-cell office:value-type="float" office:value="-0.0138755559" calcext:value-type="float">
            <text:p>-0.013875555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376464" calcext:value-type="float">
            <text:p>0.00376464</text:p>
          </table:table-cell>
          <table:table-cell office:value-type="float" office:value="0.00180099" calcext:value-type="float">
            <text:p>0.00180099</text:p>
          </table:table-cell>
          <table:table-cell office:value-type="float" office:value="0.0018542183" calcext:value-type="float">
            <text:p>0.001854218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79.2424163818" calcext:value-type="float">
            <text:p>179.2424163818</text:p>
          </table:table-cell>
          <table:table-cell office:value-type="float" office:value="-0.1423900705" calcext:value-type="float">
            <text:p>-0.1423900705</text:p>
          </table:table-cell>
          <table:table-cell office:value-type="float" office:value="-0.014239007" calcext:value-type="float">
            <text:p>-0.01423900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352286" calcext:value-type="float">
            <text:p>0.00352286</text:p>
          </table:table-cell>
          <table:table-cell office:value-type="float" office:value="0.00185179" calcext:value-type="float">
            <text:p>0.00185179</text:p>
          </table:table-cell>
          <table:table-cell office:value-type="float" office:value="0.0029347283" calcext:value-type="float">
            <text:p>0.002934728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179.2436981201" calcext:value-type="float">
            <text:p>179.2436981201</text:p>
          </table:table-cell>
          <table:table-cell office:value-type="float" office:value="-0.1549392413" calcext:value-type="float">
            <text:p>-0.1549392413</text:p>
          </table:table-cell>
          <table:table-cell office:value-type="float" office:value="-0.0154939241" calcext:value-type="float">
            <text:p>-0.015493924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344544" calcext:value-type="float">
            <text:p>0.00344544</text:p>
          </table:table-cell>
          <table:table-cell office:value-type="float" office:value="0.00248271" calcext:value-type="float">
            <text:p>0.00248271</text:p>
          </table:table-cell>
          <table:table-cell office:value-type="float" office:value="0.0041253137" calcext:value-type="float">
            <text:p>0.004125313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9.2518463135" calcext:value-type="float">
            <text:p>179.2518463135</text:p>
          </table:table-cell>
          <table:table-cell office:value-type="float" office:value="-0.1828960624" calcext:value-type="float">
            <text:p>-0.1828960624</text:p>
          </table:table-cell>
          <table:table-cell office:value-type="float" office:value="-0.0182896062" calcext:value-type="float">
            <text:p>-0.018289606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358018" calcext:value-type="float">
            <text:p>0.00358018</text:p>
          </table:table-cell>
          <table:table-cell office:value-type="float" office:value="0.00255049" calcext:value-type="float">
            <text:p>0.00255049</text:p>
          </table:table-cell>
          <table:table-cell office:value-type="float" office:value="0.0022986055" calcext:value-type="float">
            <text:p>0.002298605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179.2445373535" calcext:value-type="float">
            <text:p>179.2445373535</text:p>
          </table:table-cell>
          <table:table-cell office:value-type="float" office:value="-0.1542356793" calcext:value-type="float">
            <text:p>-0.1542356793</text:p>
          </table:table-cell>
          <table:table-cell office:value-type="float" office:value="-0.0154235679" calcext:value-type="float">
            <text:p>-0.015423567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347894" calcext:value-type="float">
            <text:p>0.00347894</text:p>
          </table:table-cell>
          <table:table-cell office:value-type="float" office:value="0.00255049" calcext:value-type="float">
            <text:p>0.00255049</text:p>
          </table:table-cell>
          <table:table-cell office:value-type="float" office:value="0.0025800141" calcext:value-type="float">
            <text:p>0.002580014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79.2444458008" calcext:value-type="float">
            <text:p>179.2444458008</text:p>
          </table:table-cell>
          <table:table-cell office:value-type="float" office:value="-0.1652088572" calcext:value-type="float">
            <text:p>-0.1652088572</text:p>
          </table:table-cell>
          <table:table-cell office:value-type="float" office:value="-0.0165208857" calcext:value-type="float">
            <text:p>-0.016520885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348462" calcext:value-type="float">
            <text:p>0.00348462</text:p>
          </table:table-cell>
          <table:table-cell office:value-type="float" office:value="0.00324567" calcext:value-type="float">
            <text:p>0.00324567</text:p>
          </table:table-cell>
          <table:table-cell office:value-type="float" office:value="0.0010024716" calcext:value-type="float">
            <text:p>0.001002471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179.2525634766" calcext:value-type="float">
            <text:p>179.2525634766</text:p>
          </table:table-cell>
          <table:table-cell office:value-type="float" office:value="-0.2244230629" calcext:value-type="float">
            <text:p>-0.2244230629</text:p>
          </table:table-cell>
          <table:table-cell office:value-type="float" office:value="-0.0224423063" calcext:value-type="float">
            <text:p>-0.022442306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388304" calcext:value-type="float">
            <text:p>0.00388304</text:p>
          </table:table-cell>
          <table:table-cell office:value-type="float" office:value="0.00332599" calcext:value-type="float">
            <text:p>0.00332599</text:p>
          </table:table-cell>
          <table:table-cell office:value-type="float" office:value="0.0037295175" calcext:value-type="float">
            <text:p>0.003729517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79.2462463379" calcext:value-type="float">
            <text:p>179.2462463379</text:p>
          </table:table-cell>
          <table:table-cell office:value-type="float" office:value="-0.2556160702" calcext:value-type="float">
            <text:p>-0.2556160702</text:p>
          </table:table-cell>
          <table:table-cell office:value-type="float" office:value="-0.025561607" calcext:value-type="float">
            <text:p>-0.02556160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35632" calcext:value-type="float">
            <text:p>0.00435632</text:p>
          </table:table-cell>
          <table:table-cell office:value-type="float" office:value="0.00332599" calcext:value-type="float">
            <text:p>0.00332599</text:p>
          </table:table-cell>
          <table:table-cell office:value-type="float" office:value="0.0045296228" calcext:value-type="float">
            <text:p>0.004529622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179.2394561768" calcext:value-type="float">
            <text:p>179.2394561768</text:p>
          </table:table-cell>
          <table:table-cell office:value-type="float" office:value="-0.2668030064" calcext:value-type="float">
            <text:p>-0.2668030064</text:p>
          </table:table-cell>
          <table:table-cell office:value-type="float" office:value="-0.0266803006" calcext:value-type="float">
            <text:p>-0.026680300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74612" calcext:value-type="float">
            <text:p>0.00474612</text:p>
          </table:table-cell>
          <table:table-cell office:value-type="float" office:value="0.00413538" calcext:value-type="float">
            <text:p>0.00413538</text:p>
          </table:table-cell>
          <table:table-cell office:value-type="float" office:value="0.0032702118" calcext:value-type="float">
            <text:p>0.003270211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79.2357025146" calcext:value-type="float">
            <text:p>179.2357025146</text:p>
          </table:table-cell>
          <table:table-cell office:value-type="float" office:value="-0.2446815581" calcext:value-type="float">
            <text:p>-0.2446815581</text:p>
          </table:table-cell>
          <table:table-cell office:value-type="float" office:value="-0.0244681558" calcext:value-type="float">
            <text:p>-0.024468155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85835" calcext:value-type="float">
            <text:p>0.00485835</text:p>
          </table:table-cell>
          <table:table-cell office:value-type="float" office:value="0.00413538" calcext:value-type="float">
            <text:p>0.00413538</text:p>
          </table:table-cell>
          <table:table-cell office:value-type="float" office:value="0.0059246239" calcext:value-type="float">
            <text:p>0.005924623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79.2228546143" calcext:value-type="float">
            <text:p>179.2228546143</text:p>
          </table:table-cell>
          <table:table-cell office:value-type="float" office:value="-0.2426271602" calcext:value-type="float">
            <text:p>-0.2426271602</text:p>
          </table:table-cell>
          <table:table-cell office:value-type="float" office:value="-0.024262716" calcext:value-type="float">
            <text:p>-0.02426271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91942" calcext:value-type="float">
            <text:p>0.00491942</text:p>
          </table:table-cell>
          <table:table-cell office:value-type="float" office:value="0.00484856" calcext:value-type="float">
            <text:p>0.00484856</text:p>
          </table:table-cell>
          <table:table-cell office:value-type="float" office:value="0.0043641285" calcext:value-type="float">
            <text:p>0.004364128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9.2193908691" calcext:value-type="float">
            <text:p>179.2193908691</text:p>
          </table:table-cell>
          <table:table-cell office:value-type="float" office:value="-0.2610296178" calcext:value-type="float">
            <text:p>-0.2610296178</text:p>
          </table:table-cell>
          <table:table-cell office:value-type="float" office:value="-0.0261029618" calcext:value-type="float">
            <text:p>-0.026102961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508274" calcext:value-type="float">
            <text:p>0.00508274</text:p>
          </table:table-cell>
          <table:table-cell office:value-type="float" office:value="0.00493772" calcext:value-type="float">
            <text:p>0.00493772</text:p>
          </table:table-cell>
          <table:table-cell office:value-type="float" office:value="0.0061127247" calcext:value-type="float">
            <text:p>0.006112724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179.2155456543" calcext:value-type="float">
            <text:p>179.2155456543</text:p>
          </table:table-cell>
          <table:table-cell office:value-type="float" office:value="-0.2673241505" calcext:value-type="float">
            <text:p>-0.2673241505</text:p>
          </table:table-cell>
          <table:table-cell office:value-type="float" office:value="-0.026732415" calcext:value-type="float">
            <text:p>-0.02673241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523347" calcext:value-type="float">
            <text:p>0.00523347</text:p>
          </table:table-cell>
          <table:table-cell office:value-type="float" office:value="0.00493772" calcext:value-type="float">
            <text:p>0.00493772</text:p>
          </table:table-cell>
          <table:table-cell office:value-type="float" office:value="0.0048378744" calcext:value-type="float">
            <text:p>0.004837874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79.2270050049" calcext:value-type="float">
            <text:p>179.2270050049</text:p>
          </table:table-cell>
          <table:table-cell office:value-type="float" office:value="-0.2680297132" calcext:value-type="float">
            <text:p>-0.2680297132</text:p>
          </table:table-cell>
          <table:table-cell office:value-type="float" office:value="-0.0268029713" calcext:value-type="float">
            <text:p>-0.026802971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533858" calcext:value-type="float">
            <text:p>0.00533858</text:p>
          </table:table-cell>
          <table:table-cell office:value-type="float" office:value="0.00559805" calcext:value-type="float">
            <text:p>0.00559805</text:p>
          </table:table-cell>
          <table:table-cell office:value-type="float" office:value="0.0058686996" calcext:value-type="float">
            <text:p>0.005868699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179.2152709961" calcext:value-type="float">
            <text:p>179.2152709961</text:p>
          </table:table-cell>
          <table:table-cell office:value-type="float" office:value="-0.2280678832" calcext:value-type="float">
            <text:p>-0.2280678832</text:p>
          </table:table-cell>
          <table:table-cell office:value-type="float" office:value="-0.0228067883" calcext:value-type="float">
            <text:p>-0.022806788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514228" calcext:value-type="float">
            <text:p>0.00514228</text:p>
          </table:table-cell>
          <table:table-cell office:value-type="float" office:value="0.00568335" calcext:value-type="float">
            <text:p>0.00568335</text:p>
          </table:table-cell>
          <table:table-cell office:value-type="float" office:value="0.0056626871" calcext:value-type="float">
            <text:p>0.005662687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.213684082" calcext:value-type="float">
            <text:p>179.213684082</text:p>
          </table:table-cell>
          <table:table-cell office:value-type="float" office:value="-0.188028098" calcext:value-type="float">
            <text:p>-0.188028098</text:p>
          </table:table-cell>
          <table:table-cell office:value-type="float" office:value="-0.0188028098" calcext:value-type="float">
            <text:p>-0.018802809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74467" calcext:value-type="float">
            <text:p>0.00474467</text:p>
          </table:table-cell>
          <table:table-cell office:value-type="float" office:value="0.00625075" calcext:value-type="float">
            <text:p>0.00625075</text:p>
          </table:table-cell>
          <table:table-cell office:value-type="float" office:value="0.0050382174" calcext:value-type="float">
            <text:p>0.005038217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179.2086029053" calcext:value-type="float">
            <text:p>179.2086029053</text:p>
          </table:table-cell>
          <table:table-cell office:value-type="float" office:value="-0.167163086" calcext:value-type="float">
            <text:p>-0.167163086</text:p>
          </table:table-cell>
          <table:table-cell office:value-type="float" office:value="-0.0167163086" calcext:value-type="float">
            <text:p>-0.016716308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34077" calcext:value-type="float">
            <text:p>0.00434077</text:p>
          </table:table-cell>
          <table:table-cell office:value-type="float" office:value="0.0063213" calcext:value-type="float">
            <text:p>0.0063213</text:p>
          </table:table-cell>
          <table:table-cell office:value-type="float" office:value="0.0048725398" calcext:value-type="float">
            <text:p>0.004872539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79.2009429932" calcext:value-type="float">
            <text:p>179.2009429932</text:p>
          </table:table-cell>
          <table:table-cell office:value-type="float" office:value="-0.1606562442" calcext:value-type="float">
            <text:p>-0.1606562442</text:p>
          </table:table-cell>
          <table:table-cell office:value-type="float" office:value="-0.0160656244" calcext:value-type="float">
            <text:p>-0.016065624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02836" calcext:value-type="float">
            <text:p>0.00402836</text:p>
          </table:table-cell>
          <table:table-cell office:value-type="float" office:value="0.0063213" calcext:value-type="float">
            <text:p>0.0063213</text:p>
          </table:table-cell>
          <table:table-cell office:value-type="float" office:value="0.0018635454" calcext:value-type="float">
            <text:p>0.001863545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179.1906890869" calcext:value-type="float">
            <text:p>179.1906890869</text:p>
          </table:table-cell>
          <table:table-cell office:value-type="float" office:value="-0.2469837559" calcext:value-type="float">
            <text:p>-0.2469837559</text:p>
          </table:table-cell>
          <table:table-cell office:value-type="float" office:value="-0.0246983756" calcext:value-type="float">
            <text:p>-0.024698375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39558" calcext:value-type="float">
            <text:p>0.00439558</text:p>
          </table:table-cell>
          <table:table-cell office:value-type="float" office:value="0.00682084" calcext:value-type="float">
            <text:p>0.00682084</text:p>
          </table:table-cell>
          <table:table-cell office:value-type="float" office:value="0.005274691" calcext:value-type="float">
            <text:p>0.00527469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79.1899261475" calcext:value-type="float">
            <text:p>179.1899261475</text:p>
          </table:table-cell>
          <table:table-cell office:value-type="float" office:value="-0.2320079834" calcext:value-type="float">
            <text:p>-0.2320079834</text:p>
          </table:table-cell>
          <table:table-cell office:value-type="float" office:value="-0.0232007983" calcext:value-type="float">
            <text:p>-0.023200798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54039" calcext:value-type="float">
            <text:p>0.00454039</text:p>
          </table:table-cell>
          <table:table-cell office:value-type="float" office:value="0.00682084" calcext:value-type="float">
            <text:p>0.00682084</text:p>
          </table:table-cell>
          <table:table-cell office:value-type="float" office:value="0.0061035505" calcext:value-type="float">
            <text:p>0.006103550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179.1936187744" calcext:value-type="float">
            <text:p>179.1936187744</text:p>
          </table:table-cell>
          <table:table-cell office:value-type="float" office:value="-0.2652692586" calcext:value-type="float">
            <text:p>-0.2652692586</text:p>
          </table:table-cell>
          <table:table-cell office:value-type="float" office:value="-0.0265269259" calcext:value-type="float">
            <text:p>-0.026526925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85852" calcext:value-type="float">
            <text:p>0.00485852</text:p>
          </table:table-cell>
          <table:table-cell office:value-type="float" office:value="0.0071248" calcext:value-type="float">
            <text:p>0.0071248</text:p>
          </table:table-cell>
          <table:table-cell office:value-type="float" office:value="0.0045542598" calcext:value-type="float">
            <text:p>0.004554259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79.1768951416" calcext:value-type="float">
            <text:p>179.1768951416</text:p>
          </table:table-cell>
          <table:table-cell office:value-type="float" office:value="-0.2352791974" calcext:value-type="float">
            <text:p>-0.2352791974</text:p>
          </table:table-cell>
          <table:table-cell office:value-type="float" office:value="-0.0235279197" calcext:value-type="float">
            <text:p>-0.023527919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87056" calcext:value-type="float">
            <text:p>0.00487056</text:p>
          </table:table-cell>
          <table:table-cell office:value-type="float" office:value="0.00716078" calcext:value-type="float">
            <text:p>0.00716078</text:p>
          </table:table-cell>
          <table:table-cell office:value-type="float" office:value="0.0042211175" calcext:value-type="float">
            <text:p>0.004221117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179.1694030762" calcext:value-type="float">
            <text:p>179.1694030762</text:p>
          </table:table-cell>
          <table:table-cell office:value-type="float" office:value="-0.3293659314" calcext:value-type="float">
            <text:p>-0.3293659314</text:p>
          </table:table-cell>
          <table:table-cell office:value-type="float" office:value="-0.0329365931" calcext:value-type="float">
            <text:p>-0.032936593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550561" calcext:value-type="float">
            <text:p>0.00550561</text:p>
          </table:table-cell>
          <table:table-cell office:value-type="float" office:value="0.00716078" calcext:value-type="float">
            <text:p>0.00716078</text:p>
          </table:table-cell>
          <table:table-cell office:value-type="float" office:value="0.0068840896" calcext:value-type="float">
            <text:p>0.006884089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79.1677093506" calcext:value-type="float">
            <text:p>179.1677093506</text:p>
          </table:table-cell>
          <table:table-cell office:value-type="float" office:value="-0.2770078003" calcext:value-type="float">
            <text:p>-0.2770078003</text:p>
          </table:table-cell>
          <table:table-cell office:value-type="float" office:value="-0.02770078" calcext:value-type="float">
            <text:p>-0.0277007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557969" calcext:value-type="float">
            <text:p>0.00557969</text:p>
          </table:table-cell>
          <table:table-cell office:value-type="float" office:value="0.00731715" calcext:value-type="float">
            <text:p>0.00731715</text:p>
          </table:table-cell>
          <table:table-cell office:value-type="float" office:value="0.0044583592" calcext:value-type="float">
            <text:p>0.004458359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179.1779327393" calcext:value-type="float">
            <text:p>179.1779327393</text:p>
          </table:table-cell>
          <table:table-cell office:value-type="float" office:value="-0.2254226382" calcext:value-type="float">
            <text:p>-0.2254226382</text:p>
          </table:table-cell>
          <table:table-cell office:value-type="float" office:value="-0.0225422638" calcext:value-type="float">
            <text:p>-0.022542263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528525" calcext:value-type="float">
            <text:p>0.00528525</text:p>
          </table:table-cell>
          <table:table-cell office:value-type="float" office:value="0.00733034" calcext:value-type="float">
            <text:p>0.00733034</text:p>
          </table:table-cell>
          <table:table-cell office:value-type="float" office:value="0.004383971" calcext:value-type="float">
            <text:p>0.00438397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79.1636352539" calcext:value-type="float">
            <text:p>179.1636352539</text:p>
          </table:table-cell>
          <table:table-cell office:value-type="float" office:value="-0.3010521085" calcext:value-type="float">
            <text:p>-0.3010521085</text:p>
          </table:table-cell>
          <table:table-cell office:value-type="float" office:value="-0.0301052109" calcext:value-type="float">
            <text:p>-0.030105210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559315" calcext:value-type="float">
            <text:p>0.00559315</text:p>
          </table:table-cell>
          <table:table-cell office:value-type="float" office:value="0.00733034" calcext:value-type="float">
            <text:p>0.00733034</text:p>
          </table:table-cell>
          <table:table-cell office:value-type="float" office:value="0.0055994557" calcext:value-type="float">
            <text:p>0.005599455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179.1590270996" calcext:value-type="float">
            <text:p>179.1590270996</text:p>
          </table:table-cell>
          <table:table-cell office:value-type="float" office:value="-0.2437793644" calcext:value-type="float">
            <text:p>-0.2437793644</text:p>
          </table:table-cell>
          <table:table-cell office:value-type="float" office:value="-0.0243779364" calcext:value-type="float">
            <text:p>-0.024377936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541655" calcext:value-type="float">
            <text:p>0.00541655</text:p>
          </table:table-cell>
          <table:table-cell office:value-type="float" office:value="0.00733676" calcext:value-type="float">
            <text:p>0.00733676</text:p>
          </table:table-cell>
          <table:table-cell office:value-type="float" office:value="0.0050278351" calcext:value-type="float">
            <text:p>0.005027835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79.1628723145" calcext:value-type="float">
            <text:p>179.1628723145</text:p>
          </table:table-cell>
          <table:table-cell office:value-type="float" office:value="-0.2538490675" calcext:value-type="float">
            <text:p>-0.2538490675</text:p>
          </table:table-cell>
          <table:table-cell office:value-type="float" office:value="-0.0253849067" calcext:value-type="float">
            <text:p>-0.025384906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536603" calcext:value-type="float">
            <text:p>0.00536603</text:p>
          </table:table-cell>
          <table:table-cell office:value-type="float" office:value="0.00733676" calcext:value-type="float">
            <text:p>0.00733676</text:p>
          </table:table-cell>
          <table:table-cell office:value-type="float" office:value="0.0048743513" calcext:value-type="float">
            <text:p>0.004874351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179.1647491455" calcext:value-type="float">
            <text:p>179.1647491455</text:p>
          </table:table-cell>
          <table:table-cell office:value-type="float" office:value="-0.2956010106" calcext:value-type="float">
            <text:p>-0.2956010106</text:p>
          </table:table-cell>
          <table:table-cell office:value-type="float" office:value="-0.0295601011" calcext:value-type="float">
            <text:p>-0.029560101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561063" calcext:value-type="float">
            <text:p>0.00561063</text:p>
          </table:table-cell>
          <table:table-cell office:value-type="float" office:value="0.00723246" calcext:value-type="float">
            <text:p>0.00723246</text:p>
          </table:table-cell>
          <table:table-cell office:value-type="float" office:value="0.0065374182" calcext:value-type="float">
            <text:p>0.006537418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79.1616668701" calcext:value-type="float">
            <text:p>179.1616668701</text:p>
          </table:table-cell>
          <table:table-cell office:value-type="float" office:value="-0.2897400444" calcext:value-type="float">
            <text:p>-0.2897400444</text:p>
          </table:table-cell>
          <table:table-cell office:value-type="float" office:value="-0.0289740044" calcext:value-type="float">
            <text:p>-0.028974004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57345" calcext:value-type="float">
            <text:p>0.0057345</text:p>
          </table:table-cell>
          <table:table-cell office:value-type="float" office:value="0.00720708" calcext:value-type="float">
            <text:p>0.00720708</text:p>
          </table:table-cell>
          <table:table-cell office:value-type="float" office:value="0.0050907557" calcext:value-type="float">
            <text:p>0.005090755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79.1628265381" calcext:value-type="float">
            <text:p>179.1628265381</text:p>
          </table:table-cell>
          <table:table-cell office:value-type="float" office:value="-0.2939299159" calcext:value-type="float">
            <text:p>-0.2939299159</text:p>
          </table:table-cell>
          <table:table-cell office:value-type="float" office:value="-0.0293929916" calcext:value-type="float">
            <text:p>-0.029392991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584493" calcext:value-type="float">
            <text:p>0.00584493</text:p>
          </table:table-cell>
          <table:table-cell office:value-type="float" office:value="0.00720708" calcext:value-type="float">
            <text:p>0.00720708</text:p>
          </table:table-cell>
          <table:table-cell office:value-type="float" office:value="0.0045651477" calcext:value-type="float">
            <text:p>0.004565147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79.1626281738" calcext:value-type="float">
            <text:p>179.1626281738</text:p>
          </table:table-cell>
          <table:table-cell office:value-type="float" office:value="-0.2119348933" calcext:value-type="float">
            <text:p>-0.2119348933</text:p>
          </table:table-cell>
          <table:table-cell office:value-type="float" office:value="-0.0211934893" calcext:value-type="float">
            <text:p>-0.021193489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537204" calcext:value-type="float">
            <text:p>0.00537204</text:p>
          </table:table-cell>
          <table:table-cell office:value-type="float" office:value="0.00697183" calcext:value-type="float">
            <text:p>0.00697183</text:p>
          </table:table-cell>
          <table:table-cell office:value-type="float" office:value="0.0020982457" calcext:value-type="float">
            <text:p>0.002098245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179.1739959717" calcext:value-type="float">
            <text:p>179.1739959717</text:p>
          </table:table-cell>
          <table:table-cell office:value-type="float" office:value="-0.1387023825" calcext:value-type="float">
            <text:p>-0.1387023825</text:p>
          </table:table-cell>
          <table:table-cell office:value-type="float" office:value="-0.0138702383" calcext:value-type="float">
            <text:p>-0.013870238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56899" calcext:value-type="float">
            <text:p>0.00456899</text:p>
          </table:table-cell>
          <table:table-cell office:value-type="float" office:value="0.00697183" calcext:value-type="float">
            <text:p>0.00697183</text:p>
          </table:table-cell>
          <table:table-cell office:value-type="float" office:value="0.0006836098" calcext:value-type="float">
            <text:p>0.000683609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79.1821899414" calcext:value-type="float">
            <text:p>179.1821899414</text:p>
          </table:table-cell>
          <table:table-cell office:value-type="float" office:value="-0.1422604954" calcext:value-type="float">
            <text:p>-0.1422604954</text:p>
          </table:table-cell>
          <table:table-cell office:value-type="float" office:value="-0.0142260495" calcext:value-type="float">
            <text:p>-0.014226049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05778" calcext:value-type="float">
            <text:p>0.00405778</text:p>
          </table:table-cell>
          <table:table-cell office:value-type="float" office:value="0.00697183" calcext:value-type="float">
            <text:p>0.00697183</text:p>
          </table:table-cell>
          <table:table-cell office:value-type="float" office:value="-0.0001282066" calcext:value-type="float">
            <text:p>-0.0001282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179.2071380615" calcext:value-type="float">
            <text:p>179.2071380615</text:p>
          </table:table-cell>
          <table:table-cell office:value-type="float" office:value="-0.0475855943" calcext:value-type="float">
            <text:p>-0.0475855943</text:p>
          </table:table-cell>
          <table:table-cell office:value-type="float" office:value="-0.0047585594" calcext:value-type="float">
            <text:p>-0.004758559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308631" calcext:value-type="float">
            <text:p>0.00308631</text:p>
          </table:table-cell>
          <table:table-cell office:value-type="float" office:value="0.00667685" calcext:value-type="float">
            <text:p>0.00667685</text:p>
          </table:table-cell>
          <table:table-cell office:value-type="float" office:value="-0.0033346186" calcext:value-type="float">
            <text:p>-0.003334618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9.2278594971" calcext:value-type="float">
            <text:p>179.2278594971</text:p>
          </table:table-cell>
          <table:table-cell office:value-type="float" office:value="-0.1226740236" calcext:value-type="float">
            <text:p>-0.1226740236</text:p>
          </table:table-cell>
          <table:table-cell office:value-type="float" office:value="-0.0122674024" calcext:value-type="float">
            <text:p>-0.012267402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293962" calcext:value-type="float">
            <text:p>0.00293962</text:p>
          </table:table-cell>
          <table:table-cell office:value-type="float" office:value="0.00667685" calcext:value-type="float">
            <text:p>0.00667685</text:p>
          </table:table-cell>
          <table:table-cell office:value-type="float" office:value="-0.0003701133" calcext:value-type="float">
            <text:p>-0.000370113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179.2476959229" calcext:value-type="float">
            <text:p>179.2476959229</text:p>
          </table:table-cell>
          <table:table-cell office:value-type="float" office:value="-0.1409676783" calcext:value-type="float">
            <text:p>-0.1409676783</text:p>
          </table:table-cell>
          <table:table-cell office:value-type="float" office:value="-0.0140967678" calcext:value-type="float">
            <text:p>-0.014096767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296382" calcext:value-type="float">
            <text:p>0.00296382</text:p>
          </table:table-cell>
          <table:table-cell office:value-type="float" office:value="0.00636309" calcext:value-type="float">
            <text:p>0.00636309</text:p>
          </table:table-cell>
          <table:table-cell office:value-type="float" office:value="0.0029511424" calcext:value-type="float">
            <text:p>0.002951142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79.2547302246" calcext:value-type="float">
            <text:p>179.2547302246</text:p>
          </table:table-cell>
          <table:table-cell office:value-type="float" office:value="-0.1541313459" calcext:value-type="float">
            <text:p>-0.1541313459</text:p>
          </table:table-cell>
          <table:table-cell office:value-type="float" office:value="-0.0154131346" calcext:value-type="float">
            <text:p>-0.015413134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306767" calcext:value-type="float">
            <text:p>0.00306767</text:p>
          </table:table-cell>
          <table:table-cell office:value-type="float" office:value="0.00636309" calcext:value-type="float">
            <text:p>0.00636309</text:p>
          </table:table-cell>
          <table:table-cell office:value-type="float" office:value="0.0038305223" calcext:value-type="float">
            <text:p>0.003830522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179.2658843994" calcext:value-type="float">
            <text:p>179.2658843994</text:p>
          </table:table-cell>
          <table:table-cell office:value-type="float" office:value="-0.3362915026" calcext:value-type="float">
            <text:p>-0.3362915026</text:p>
          </table:table-cell>
          <table:table-cell office:value-type="float" office:value="-0.0336291503" calcext:value-type="float">
            <text:p>-0.033629150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35085" calcext:value-type="float">
            <text:p>0.00435085</text:p>
          </table:table-cell>
          <table:table-cell office:value-type="float" office:value="0.00636309" calcext:value-type="float">
            <text:p>0.00636309</text:p>
          </table:table-cell>
          <table:table-cell office:value-type="float" office:value="0.0101728393" calcext:value-type="float">
            <text:p>0.010172839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79.285736084" calcext:value-type="float">
            <text:p>179.285736084</text:p>
          </table:table-cell>
          <table:table-cell office:value-type="float" office:value="-0.3621292205" calcext:value-type="float">
            <text:p>-0.3621292205</text:p>
          </table:table-cell>
          <table:table-cell office:value-type="float" office:value="-0.0362129221" calcext:value-type="float">
            <text:p>-0.036212922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537778" calcext:value-type="float">
            <text:p>0.00537778</text:p>
          </table:table-cell>
          <table:table-cell office:value-type="float" office:value="0.00607635" calcext:value-type="float">
            <text:p>0.00607635</text:p>
          </table:table-cell>
          <table:table-cell office:value-type="float" office:value="0.0122714421" calcext:value-type="float">
            <text:p>0.012271442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179.3008117676" calcext:value-type="float">
            <text:p>179.3008117676</text:p>
          </table:table-cell>
          <table:table-cell office:value-type="float" office:value="-0.5293661432" calcext:value-type="float">
            <text:p>-0.5293661432</text:p>
          </table:table-cell>
          <table:table-cell office:value-type="float" office:value="-0.0529366143" calcext:value-type="float">
            <text:p>-0.052936614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717637" calcext:value-type="float">
            <text:p>0.00717637</text:p>
          </table:table-cell>
          <table:table-cell office:value-type="float" office:value="0.00607635" calcext:value-type="float">
            <text:p>0.00607635</text:p>
          </table:table-cell>
          <table:table-cell office:value-type="float" office:value="0.0168503869" calcext:value-type="float">
            <text:p>0.0168503869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79.3023834229" calcext:value-type="float">
            <text:p>179.3023834229</text:p>
          </table:table-cell>
          <table:table-cell office:value-type="float" office:value="-0.543051311" calcext:value-type="float">
            <text:p>-0.543051311</text:p>
          </table:table-cell>
          <table:table-cell office:value-type="float" office:value="-0.0543051311" calcext:value-type="float">
            <text:p>-0.054305131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846564" calcext:value-type="float">
            <text:p>0.00846564</text:p>
          </table:table-cell>
          <table:table-cell office:value-type="float" office:value="0.00587509" calcext:value-type="float">
            <text:p>0.00587509</text:p>
          </table:table-cell>
          <table:table-cell office:value-type="float" office:value="0.016807328" calcext:value-type="float">
            <text:p>0.01680732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179.2988586426" calcext:value-type="float">
            <text:p>179.2988586426</text:p>
          </table:table-cell>
          <table:table-cell office:value-type="float" office:value="-0.6333535165" calcext:value-type="float">
            <text:p>-0.6333535165</text:p>
          </table:table-cell>
          <table:table-cell office:value-type="float" office:value="-0.0633353516" calcext:value-type="float">
            <text:p>-0.063335351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992624" calcext:value-type="float">
            <text:p>0.00992624</text:p>
          </table:table-cell>
          <table:table-cell office:value-type="float" office:value="0.00584334" calcext:value-type="float">
            <text:p>0.00584334</text:p>
          </table:table-cell>
          <table:table-cell office:value-type="float" office:value="0.0178208896" calcext:value-type="float">
            <text:p>0.017820889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79.2931365967" calcext:value-type="float">
            <text:p>179.2931365967</text:p>
          </table:table-cell>
          <table:table-cell office:value-type="float" office:value="-0.6927155623" calcext:value-type="float">
            <text:p>-0.6927155623</text:p>
          </table:table-cell>
          <table:table-cell office:value-type="float" office:value="-0.0692715562" calcext:value-type="float">
            <text:p>-0.069271556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1129479" calcext:value-type="float">
            <text:p>0.01129479</text:p>
          </table:table-cell>
          <table:table-cell office:value-type="float" office:value="0.00584334" calcext:value-type="float">
            <text:p>0.00584334</text:p>
          </table:table-cell>
          <table:table-cell office:value-type="float" office:value="0.0195774826" calcext:value-type="float">
            <text:p>0.019577482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179.30078125" calcext:value-type="float">
            <text:p>179.30078125</text:p>
          </table:table-cell>
          <table:table-cell office:value-type="float" office:value="-0.7769269812" calcext:value-type="float">
            <text:p>-0.7769269812</text:p>
          </table:table-cell>
          <table:table-cell office:value-type="float" office:value="-0.0776926981" calcext:value-type="float">
            <text:p>-0.077692698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1276761" calcext:value-type="float">
            <text:p>0.01276761</text:p>
          </table:table-cell>
          <table:table-cell office:value-type="float" office:value="0.00570584" calcext:value-type="float">
            <text:p>0.00570584</text:p>
          </table:table-cell>
          <table:table-cell office:value-type="float" office:value="0.0216512661" calcext:value-type="float">
            <text:p>0.021651266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79.3075714111" calcext:value-type="float">
            <text:p>179.3075714111</text:p>
          </table:table-cell>
          <table:table-cell office:value-type="float" office:value="-0.8241038098" calcext:value-type="float">
            <text:p>-0.8241038098</text:p>
          </table:table-cell>
          <table:table-cell office:value-type="float" office:value="-0.082410381" calcext:value-type="float">
            <text:p>-0.08241038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1406308" calcext:value-type="float">
            <text:p>0.01406308</text:p>
          </table:table-cell>
          <table:table-cell office:value-type="float" office:value="0.00570584" calcext:value-type="float">
            <text:p>0.00570584</text:p>
          </table:table-cell>
          <table:table-cell office:value-type="float" office:value="0.0217146347" calcext:value-type="float">
            <text:p>0.021714634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179.3315582275" calcext:value-type="float">
            <text:p>179.3315582275</text:p>
          </table:table-cell>
          <table:table-cell office:value-type="float" office:value="-0.8663188398" calcext:value-type="float">
            <text:p>-0.8663188398</text:p>
          </table:table-cell>
          <table:table-cell office:value-type="float" office:value="-0.086631884" calcext:value-type="float">
            <text:p>-0.08663188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1520735" calcext:value-type="float">
            <text:p>0.01520735</text:p>
          </table:table-cell>
          <table:table-cell office:value-type="float" office:value="0.00570232" calcext:value-type="float">
            <text:p>0.00570232</text:p>
          </table:table-cell>
          <table:table-cell office:value-type="float" office:value="0.022227054" calcext:value-type="float">
            <text:p>0.02222705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79.3482208252" calcext:value-type="float">
            <text:p>179.3482208252</text:p>
          </table:table-cell>
          <table:table-cell office:value-type="float" office:value="-0.9599666018" calcext:value-type="float">
            <text:p>-0.9599666018</text:p>
          </table:table-cell>
          <table:table-cell office:value-type="float" office:value="-0.0959966602" calcext:value-type="float">
            <text:p>-0.095996660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1659367" calcext:value-type="float">
            <text:p>0.01659367</text:p>
          </table:table-cell>
          <table:table-cell office:value-type="float" office:value="0.00570232" calcext:value-type="float">
            <text:p>0.00570232</text:p>
          </table:table-cell>
          <table:table-cell office:value-type="float" office:value="0.0222886979" calcext:value-type="float">
            <text:p>0.022288697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179.3527984619" calcext:value-type="float">
            <text:p>179.3527984619</text:p>
          </table:table-cell>
          <table:table-cell office:value-type="float" office:value="-0.9109811482" calcext:value-type="float">
            <text:p>-0.9109811482</text:p>
          </table:table-cell>
          <table:table-cell office:value-type="float" office:value="-0.0910981148" calcext:value-type="float">
            <text:p>-0.091098114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1719066" calcext:value-type="float">
            <text:p>0.01719066</text:p>
          </table:table-cell>
          <table:table-cell office:value-type="float" office:value="0.00570232" calcext:value-type="float">
            <text:p>0.00570232</text:p>
          </table:table-cell>
          <table:table-cell office:value-type="float" office:value="0.0214208011" calcext:value-type="float">
            <text:p>0.021420801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79.3610229492" calcext:value-type="float">
            <text:p>179.3610229492</text:p>
          </table:table-cell>
          <table:table-cell office:value-type="float" office:value="-0.8859333938" calcext:value-type="float">
            <text:p>-0.8859333938</text:p>
          </table:table-cell>
          <table:table-cell office:value-type="float" office:value="-0.0885933394" calcext:value-type="float">
            <text:p>-0.088593339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1742138" calcext:value-type="float">
            <text:p>0.01742138</text:p>
          </table:table-cell>
          <table:table-cell office:value-type="float" office:value="0.00588913" calcext:value-type="float">
            <text:p>0.00588913</text:p>
          </table:table-cell>
          <table:table-cell office:value-type="float" office:value="0.0203345132" calcext:value-type="float">
            <text:p>0.020334513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179.3566131592" calcext:value-type="float">
            <text:p>179.3566131592</text:p>
          </table:table-cell>
          <table:table-cell office:value-type="float" office:value="-0.9753943958" calcext:value-type="float">
            <text:p>-0.9753943958</text:p>
          </table:table-cell>
          <table:table-cell office:value-type="float" office:value="-0.0975394396" calcext:value-type="float">
            <text:p>-0.097539439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1817128" calcext:value-type="float">
            <text:p>0.01817128</text:p>
          </table:table-cell>
          <table:table-cell office:value-type="float" office:value="0.00588913" calcext:value-type="float">
            <text:p>0.00588913</text:p>
          </table:table-cell>
          <table:table-cell office:value-type="float" office:value="0.0221479039" calcext:value-type="float">
            <text:p>0.022147903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79.3459625244" calcext:value-type="float">
            <text:p>179.3459625244</text:p>
          </table:table-cell>
          <table:table-cell office:value-type="float" office:value="-0.9945903482" calcext:value-type="float">
            <text:p>-0.9945903482</text:p>
          </table:table-cell>
          <table:table-cell office:value-type="float" office:value="-0.0994590348" calcext:value-type="float">
            <text:p>-0.099459034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1879873" calcext:value-type="float">
            <text:p>0.01879873</text:p>
          </table:table-cell>
          <table:table-cell office:value-type="float" office:value="0.00588913" calcext:value-type="float">
            <text:p>0.00588913</text:p>
          </table:table-cell>
          <table:table-cell office:value-type="float" office:value="0.0217419963" calcext:value-type="float">
            <text:p>0.021741996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179.3456573486" calcext:value-type="float">
            <text:p>179.3456573486</text:p>
          </table:table-cell>
          <table:table-cell office:value-type="float" office:value="-1.0035756046" calcext:value-type="float">
            <text:p>-1.0035756046</text:p>
          </table:table-cell>
          <table:table-cell office:value-type="float" office:value="-0.1003575605" calcext:value-type="float">
            <text:p>-0.100357560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1927656" calcext:value-type="float">
            <text:p>0.01927656</text:p>
          </table:table-cell>
          <table:table-cell office:value-type="float" office:value="0.00637057" calcext:value-type="float">
            <text:p>0.00637057</text:p>
          </table:table-cell>
          <table:table-cell office:value-type="float" office:value="0.0233795724" calcext:value-type="float">
            <text:p>0.023379572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79.338104248" calcext:value-type="float">
            <text:p>179.338104248</text:p>
          </table:table-cell>
          <table:table-cell office:value-type="float" office:value="-1.1201475849" calcext:value-type="float">
            <text:p>-1.1201475849</text:p>
          </table:table-cell>
          <table:table-cell office:value-type="float" office:value="-0.1120147585" calcext:value-type="float">
            <text:p>-0.112014758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2037173" calcext:value-type="float">
            <text:p>0.02037173</text:p>
          </table:table-cell>
          <table:table-cell office:value-type="float" office:value="0.00637057" calcext:value-type="float">
            <text:p>0.00637057</text:p>
          </table:table-cell>
          <table:table-cell office:value-type="float" office:value="0.0254857576" calcext:value-type="float">
            <text:p>0.025485757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179.3424072266" calcext:value-type="float">
            <text:p>179.3424072266</text:p>
          </table:table-cell>
          <table:table-cell office:value-type="float" office:value="-1.163507123" calcext:value-type="float">
            <text:p>-1.163507123</text:p>
          </table:table-cell>
          <table:table-cell office:value-type="float" office:value="-0.1163507123" calcext:value-type="float">
            <text:p>-0.116350712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2139021" calcext:value-type="float">
            <text:p>0.02139021</text:p>
          </table:table-cell>
          <table:table-cell office:value-type="float" office:value="0.00729041" calcext:value-type="float">
            <text:p>0.00729041</text:p>
          </table:table-cell>
          <table:table-cell office:value-type="float" office:value="0.0262443617" calcext:value-type="float">
            <text:p>0.02624436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9.3495330811" calcext:value-type="float">
            <text:p>179.3495330811</text:p>
          </table:table-cell>
          <table:table-cell office:value-type="float" office:value="-1.1841415012" calcext:value-type="float">
            <text:p>-1.1841415012</text:p>
          </table:table-cell>
          <table:table-cell office:value-type="float" office:value="-0.1184141501" calcext:value-type="float">
            <text:p>-0.118414150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2220615" calcext:value-type="float">
            <text:p>0.02220615</text:p>
          </table:table-cell>
          <table:table-cell office:value-type="float" office:value="0.00729041" calcext:value-type="float">
            <text:p>0.00729041</text:p>
          </table:table-cell>
          <table:table-cell office:value-type="float" office:value="0.0268741636" calcext:value-type="float">
            <text:p>0.026874163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0.05" calcext:value-type="float">
            <text:p>20.05</text:p>
          </table:table-cell>
          <table:table-cell office:value-type="float" office:value="179.3528747559" calcext:value-type="float">
            <text:p>179.3528747559</text:p>
          </table:table-cell>
          <table:table-cell office:value-type="float" office:value="-1.2879338492" calcext:value-type="float">
            <text:p>-1.2879338492</text:p>
          </table:table-cell>
          <table:table-cell office:value-type="float" office:value="-0.1287933849" calcext:value-type="float">
            <text:p>-0.128793384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2344137" calcext:value-type="float">
            <text:p>0.02344137</text:p>
          </table:table-cell>
          <table:table-cell office:value-type="float" office:value="0.00729041" calcext:value-type="float">
            <text:p>0.00729041</text:p>
          </table:table-cell>
          <table:table-cell office:value-type="float" office:value="0.0300441382" calcext:value-type="float">
            <text:p>0.0300441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79.3694458008" calcext:value-type="float">
            <text:p>179.3694458008</text:p>
          </table:table-cell>
          <table:table-cell office:value-type="float" office:value="-1.3479368873" calcext:value-type="float">
            <text:p>-1.3479368873</text:p>
          </table:table-cell>
          <table:table-cell office:value-type="float" office:value="-0.1347936887" calcext:value-type="float">
            <text:p>-0.134793688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2466405" calcext:value-type="float">
            <text:p>0.02466405</text:p>
          </table:table-cell>
          <table:table-cell office:value-type="float" office:value="0.00887027" calcext:value-type="float">
            <text:p>0.00887027</text:p>
          </table:table-cell>
          <table:table-cell office:value-type="float" office:value="0.0311081303" calcext:value-type="float">
            <text:p>0.0311081303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179.3743286133" calcext:value-type="float">
            <text:p>179.3743286133</text:p>
          </table:table-cell>
          <table:table-cell office:value-type="float" office:value="-1.4027835042" calcext:value-type="float">
            <text:p>-1.4027835042</text:p>
          </table:table-cell>
          <table:table-cell office:value-type="float" office:value="-0.1402783504" calcext:value-type="float">
            <text:p>-0.140278350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2584402" calcext:value-type="float">
            <text:p>0.02584402</text:p>
          </table:table-cell>
          <table:table-cell office:value-type="float" office:value="0.00887027" calcext:value-type="float">
            <text:p>0.00887027</text:p>
          </table:table-cell>
          <table:table-cell office:value-type="float" office:value="0.0335037123" calcext:value-type="float">
            <text:p>0.033503712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79.3921661377" calcext:value-type="float">
            <text:p>179.3921661377</text:p>
          </table:table-cell>
          <table:table-cell office:value-type="float" office:value="-1.4933231891" calcext:value-type="float">
            <text:p>-1.4933231891</text:p>
          </table:table-cell>
          <table:table-cell office:value-type="float" office:value="-0.1493323189" calcext:value-type="float">
            <text:p>-0.149332318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272334" calcext:value-type="float">
            <text:p>0.0272334</text:p>
          </table:table-cell>
          <table:table-cell office:value-type="float" office:value="0.00985767" calcext:value-type="float">
            <text:p>0.00985767</text:p>
          </table:table-cell>
          <table:table-cell office:value-type="float" office:value="0.0344487187" calcext:value-type="float">
            <text:p>0.0344487187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179.4084777832" calcext:value-type="float">
            <text:p>179.4084777832</text:p>
          </table:table-cell>
          <table:table-cell office:value-type="float" office:value="-1.6212893724" calcext:value-type="float">
            <text:p>-1.6212893724</text:p>
          </table:table-cell>
          <table:table-cell office:value-type="float" office:value="-0.1621289372" calcext:value-type="float">
            <text:p>-0.162128937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2901171" calcext:value-type="float">
            <text:p>0.02901171</text:p>
          </table:table-cell>
          <table:table-cell office:value-type="float" office:value="0.01139257" calcext:value-type="float">
            <text:p>0.01139257</text:p>
          </table:table-cell>
          <table:table-cell office:value-type="float" office:value="0.037802423" calcext:value-type="float">
            <text:p>0.03780242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79.4312896729" calcext:value-type="float">
            <text:p>179.4312896729</text:p>
          </table:table-cell>
          <table:table-cell office:value-type="float" office:value="-1.7586621365" calcext:value-type="float">
            <text:p>-1.7586621365</text:p>
          </table:table-cell>
          <table:table-cell office:value-type="float" office:value="-0.1758662136" calcext:value-type="float">
            <text:p>-0.175866213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3111177" calcext:value-type="float">
            <text:p>0.03111177</text:p>
          </table:table-cell>
          <table:table-cell office:value-type="float" office:value="0.01139257" calcext:value-type="float">
            <text:p>0.01139257</text:p>
          </table:table-cell>
          <table:table-cell office:value-type="float" office:value="0.0397182518" calcext:value-type="float">
            <text:p>0.0397182518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179.445098877" calcext:value-type="float">
            <text:p>179.445098877</text:p>
          </table:table-cell>
          <table:table-cell office:value-type="float" office:value="-1.8788088803" calcext:value-type="float">
            <text:p>-1.8788088803</text:p>
          </table:table-cell>
          <table:table-cell office:value-type="float" office:value="-0.187880888" calcext:value-type="float">
            <text:p>-0.18788088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3331136" calcext:value-type="float">
            <text:p>0.03331136</text:p>
          </table:table-cell>
          <table:table-cell office:value-type="float" office:value="0.01519226" calcext:value-type="float">
            <text:p>0.01519226</text:p>
          </table:table-cell>
          <table:table-cell office:value-type="float" office:value="0.0419259859" calcext:value-type="float">
            <text:p>0.041925985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79.4631347656" calcext:value-type="float">
            <text:p>179.4631347656</text:p>
          </table:table-cell>
          <table:table-cell office:value-type="float" office:value="-2.0025745856" calcext:value-type="float">
            <text:p>-2.0025745856</text:p>
          </table:table-cell>
          <table:table-cell office:value-type="float" office:value="-0.2002574586" calcext:value-type="float">
            <text:p>-0.200257458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3560136" calcext:value-type="float">
            <text:p>0.03560136</text:p>
          </table:table-cell>
          <table:table-cell office:value-type="float" office:value="0.01519226" calcext:value-type="float">
            <text:p>0.01519226</text:p>
          </table:table-cell>
          <table:table-cell office:value-type="float" office:value="0.0443738622" calcext:value-type="float">
            <text:p>0.044373862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179.4707794189" calcext:value-type="float">
            <text:p>179.4707794189</text:p>
          </table:table-cell>
          <table:table-cell office:value-type="float" office:value="-2.1768737889" calcext:value-type="float">
            <text:p>-2.1768737889</text:p>
          </table:table-cell>
          <table:table-cell office:value-type="float" office:value="-0.2176873789" calcext:value-type="float">
            <text:p>-0.217687378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3828836" calcext:value-type="float">
            <text:p>0.03828836</text:p>
          </table:table-cell>
          <table:table-cell office:value-type="float" office:value="0.01737713" calcext:value-type="float">
            <text:p>0.01737713</text:p>
          </table:table-cell>
          <table:table-cell office:value-type="float" office:value="0.0471238276" calcext:value-type="float">
            <text:p>0.047123827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79.4699554443" calcext:value-type="float">
            <text:p>179.4699554443</text:p>
          </table:table-cell>
          <table:table-cell office:value-type="float" office:value="-2.2565106001" calcext:value-type="float">
            <text:p>-2.2565106001</text:p>
          </table:table-cell>
          <table:table-cell office:value-type="float" office:value="-0.22565106" calcext:value-type="float">
            <text:p>-0.2256510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060894" calcext:value-type="float">
            <text:p>0.04060894</text:p>
          </table:table-cell>
          <table:table-cell office:value-type="float" office:value="0.0206243" calcext:value-type="float">
            <text:p>0.0206243</text:p>
          </table:table-cell>
          <table:table-cell office:value-type="float" office:value="0.0504330552" calcext:value-type="float">
            <text:p>0.050433055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179.4698486328" calcext:value-type="float">
            <text:p>179.4698486328</text:p>
          </table:table-cell>
          <table:table-cell office:value-type="float" office:value="-2.2703173229" calcext:value-type="float">
            <text:p>-2.2703173229</text:p>
          </table:table-cell>
          <table:table-cell office:value-type="float" office:value="-0.2270317323" calcext:value-type="float">
            <text:p>-0.227031732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224672" calcext:value-type="float">
            <text:p>0.04224672</text:p>
          </table:table-cell>
          <table:table-cell office:value-type="float" office:value="0.0206243" calcext:value-type="float">
            <text:p>0.0206243</text:p>
          </table:table-cell>
          <table:table-cell office:value-type="float" office:value="0.0514900885" calcext:value-type="float">
            <text:p>0.0514900885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79.4971466064" calcext:value-type="float">
            <text:p>179.4971466064</text:p>
          </table:table-cell>
          <table:table-cell office:value-type="float" office:value="-2.3054961009" calcext:value-type="float">
            <text:p>-2.3054961009</text:p>
          </table:table-cell>
          <table:table-cell office:value-type="float" office:value="-0.2305496101" calcext:value-type="float">
            <text:p>-0.230549610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357211" calcext:value-type="float">
            <text:p>0.04357211</text:p>
          </table:table-cell>
          <table:table-cell office:value-type="float" office:value="0.02803266" calcext:value-type="float">
            <text:p>0.02803266</text:p>
          </table:table-cell>
          <table:table-cell office:value-type="float" office:value="0.0518267477" calcext:value-type="float">
            <text:p>0.051826747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179.4990692139" calcext:value-type="float">
            <text:p>179.4990692139</text:p>
          </table:table-cell>
          <table:table-cell office:value-type="float" office:value="-2.2862218504" calcext:value-type="float">
            <text:p>-2.2862218504</text:p>
          </table:table-cell>
          <table:table-cell office:value-type="float" office:value="-0.228622185" calcext:value-type="float">
            <text:p>-0.22862218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432651" calcext:value-type="float">
            <text:p>0.04432651</text:p>
          </table:table-cell>
          <table:table-cell office:value-type="float" office:value="0.02803266" calcext:value-type="float">
            <text:p>0.02803266</text:p>
          </table:table-cell>
          <table:table-cell office:value-type="float" office:value="0.0545343909" calcext:value-type="float">
            <text:p>0.054534390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0.71" calcext:value-type="float">
            <text:p>20.71</text:p>
          </table:table-cell>
          <table:table-cell office:value-type="float" office:value="179.5134887695" calcext:value-type="float">
            <text:p>179.5134887695</text:p>
          </table:table-cell>
          <table:table-cell office:value-type="float" office:value="-2.2681854553" calcext:value-type="float">
            <text:p>-2.2681854553</text:p>
          </table:table-cell>
          <table:table-cell office:value-type="float" office:value="-0.2268185455" calcext:value-type="float">
            <text:p>-0.226818545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470883" calcext:value-type="float">
            <text:p>0.04470883</text:p>
          </table:table-cell>
          <table:table-cell office:value-type="float" office:value="0.03196979" calcext:value-type="float">
            <text:p>0.03196979</text:p>
          </table:table-cell>
          <table:table-cell office:value-type="float" office:value="0.0538450414" calcext:value-type="float">
            <text:p>0.053845041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179.5363616943" calcext:value-type="float">
            <text:p>179.5363616943</text:p>
          </table:table-cell>
          <table:table-cell office:value-type="float" office:value="-2.2301457369" calcext:value-type="float">
            <text:p>-2.2301457369</text:p>
          </table:table-cell>
          <table:table-cell office:value-type="float" office:value="-0.2230145737" calcext:value-type="float">
            <text:p>-0.223014573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470998" calcext:value-type="float">
            <text:p>0.04470998</text:p>
          </table:table-cell>
          <table:table-cell office:value-type="float" office:value="0.03768889" calcext:value-type="float">
            <text:p>0.03768889</text:p>
          </table:table-cell>
          <table:table-cell office:value-type="float" office:value="0.0543983042" calcext:value-type="float">
            <text:p>0.0543983042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179.564239502" calcext:value-type="float">
            <text:p>179.564239502</text:p>
          </table:table-cell>
          <table:table-cell office:value-type="float" office:value="-2.2525424975" calcext:value-type="float">
            <text:p>-2.2525424975</text:p>
          </table:table-cell>
          <table:table-cell office:value-type="float" office:value="-0.2252542497" calcext:value-type="float">
            <text:p>-0.225254249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486001" calcext:value-type="float">
            <text:p>0.04486001</text:p>
          </table:table-cell>
          <table:table-cell office:value-type="float" office:value="0.03768889" calcext:value-type="float">
            <text:p>0.03768889</text:p>
          </table:table-cell>
          <table:table-cell office:value-type="float" office:value="0.054133473" calcext:value-type="float">
            <text:p>0.054133473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179.5816192627" calcext:value-type="float">
            <text:p>179.5816192627</text:p>
          </table:table-cell>
          <table:table-cell office:value-type="float" office:value="-2.2103624258" calcext:value-type="float">
            <text:p>-2.2103624258</text:p>
          </table:table-cell>
          <table:table-cell office:value-type="float" office:value="-0.2210362426" calcext:value-type="float">
            <text:p>-0.221036242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467884" calcext:value-type="float">
            <text:p>0.04467884</text:p>
          </table:table-cell>
          <table:table-cell office:value-type="float" office:value="0.04975118" calcext:value-type="float">
            <text:p>0.04975118</text:p>
          </table:table-cell>
          <table:table-cell office:value-type="float" office:value="0.051640877" calcext:value-type="float">
            <text:p>0.051640877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79.6016082764" calcext:value-type="float">
            <text:p>179.6016082764</text:p>
          </table:table-cell>
          <table:table-cell office:value-type="float" office:value="-2.2574273181" calcext:value-type="float">
            <text:p>-2.2574273181</text:p>
          </table:table-cell>
          <table:table-cell office:value-type="float" office:value="-0.2257427318" calcext:value-type="float">
            <text:p>-0.225742731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487182" calcext:value-type="float">
            <text:p>0.04487182</text:p>
          </table:table-cell>
          <table:table-cell office:value-type="float" office:value="0.04975118" calcext:value-type="float">
            <text:p>0.04975118</text:p>
          </table:table-cell>
          <table:table-cell office:value-type="float" office:value="0.0541073322" calcext:value-type="float">
            <text:p>0.0541073322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0.95" calcext:value-type="float">
            <text:p>20.95</text:p>
          </table:table-cell>
          <table:table-cell office:value-type="float" office:value="179.6116333008" calcext:value-type="float">
            <text:p>179.6116333008</text:p>
          </table:table-cell>
          <table:table-cell office:value-type="float" office:value="-2.3900087954" calcext:value-type="float">
            <text:p>-2.3900087954</text:p>
          </table:table-cell>
          <table:table-cell office:value-type="float" office:value="-0.2390008795" calcext:value-type="float">
            <text:p>-0.239000879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588395" calcext:value-type="float">
            <text:p>0.04588395</text:p>
          </table:table-cell>
          <table:table-cell office:value-type="float" office:value="0.05566724" calcext:value-type="float">
            <text:p>0.05566724</text:p>
          </table:table-cell>
          <table:table-cell office:value-type="float" office:value="0.060467943" calcext:value-type="float">
            <text:p>0.06046794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9.5588684082" calcext:value-type="float">
            <text:p>179.5588684082</text:p>
          </table:table-cell>
          <table:table-cell office:value-type="float" office:value="-2.6683530078" calcext:value-type="float">
            <text:p>-2.6683530078</text:p>
          </table:table-cell>
          <table:table-cell office:value-type="float" office:value="-0.2668353008" calcext:value-type="float">
            <text:p>-0.266835300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841315" calcext:value-type="float">
            <text:p>0.04841315</text:p>
          </table:table-cell>
          <table:table-cell office:value-type="float" office:value="0.06418244" calcext:value-type="float">
            <text:p>0.06418244</text:p>
          </table:table-cell>
          <table:table-cell office:value-type="float" office:value="0.0703536118" calcext:value-type="float">
            <text:p>0.070353611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179.5215454102" calcext:value-type="float">
            <text:p>179.5215454102</text:p>
          </table:table-cell>
          <table:table-cell office:value-type="float" office:value="-2.7784342621" calcext:value-type="float">
            <text:p>-2.7784342621</text:p>
          </table:table-cell>
          <table:table-cell office:value-type="float" office:value="-0.2778434262" calcext:value-type="float">
            <text:p>-0.277843426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508315" calcext:value-type="float">
            <text:p>0.0508315</text:p>
          </table:table-cell>
          <table:table-cell office:value-type="float" office:value="0.06418244" calcext:value-type="float">
            <text:p>0.06418244</text:p>
          </table:table-cell>
          <table:table-cell office:value-type="float" office:value="0.0713677361" calcext:value-type="float">
            <text:p>0.071367736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79.4274139404" calcext:value-type="float">
            <text:p>179.4274139404</text:p>
          </table:table-cell>
          <table:table-cell office:value-type="float" office:value="-2.7611465967" calcext:value-type="float">
            <text:p>-2.7611465967</text:p>
          </table:table-cell>
          <table:table-cell office:value-type="float" office:value="-0.2761146597" calcext:value-type="float">
            <text:p>-0.276114659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5232719" calcext:value-type="float">
            <text:p>0.05232719</text:p>
          </table:table-cell>
          <table:table-cell office:value-type="float" office:value="0.07093377" calcext:value-type="float">
            <text:p>0.07093377</text:p>
          </table:table-cell>
          <table:table-cell office:value-type="float" office:value="0.0664607154" calcext:value-type="float">
            <text:p>0.066460715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179.3450469971" calcext:value-type="float">
            <text:p>179.3450469971</text:p>
          </table:table-cell>
          <table:table-cell office:value-type="float" office:value="-2.8322421823" calcext:value-type="float">
            <text:p>-2.8322421823</text:p>
          </table:table-cell>
          <table:table-cell office:value-type="float" office:value="-0.2832242182" calcext:value-type="float">
            <text:p>-0.283224218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5379729" calcext:value-type="float">
            <text:p>0.05379729</text:p>
          </table:table-cell>
          <table:table-cell office:value-type="float" office:value="0.0806965" calcext:value-type="float">
            <text:p>0.0806965</text:p>
          </table:table-cell>
          <table:table-cell office:value-type="float" office:value="0.0664917102" calcext:value-type="float">
            <text:p>0.066491710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79.2365722656" calcext:value-type="float">
            <text:p>179.2365722656</text:p>
          </table:table-cell>
          <table:table-cell office:value-type="float" office:value="-2.6216206552" calcext:value-type="float">
            <text:p>-2.6216206552</text:p>
          </table:table-cell>
          <table:table-cell office:value-type="float" office:value="-0.2621620655" calcext:value-type="float">
            <text:p>-0.262162065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5337287" calcext:value-type="float">
            <text:p>0.05337287</text:p>
          </table:table-cell>
          <table:table-cell office:value-type="float" office:value="0.0806965" calcext:value-type="float">
            <text:p>0.0806965</text:p>
          </table:table-cell>
          <table:table-cell office:value-type="float" office:value="0.0537742275" calcext:value-type="float">
            <text:p>0.053774227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179.1646881104" calcext:value-type="float">
            <text:p>179.1646881104</text:p>
          </table:table-cell>
          <table:table-cell office:value-type="float" office:value="-2.5462616449" calcext:value-type="float">
            <text:p>-2.5462616449</text:p>
          </table:table-cell>
          <table:table-cell office:value-type="float" office:value="-0.2546261645" calcext:value-type="float">
            <text:p>-0.254626164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5258793" calcext:value-type="float">
            <text:p>0.05258793</text:p>
          </table:table-cell>
          <table:table-cell office:value-type="float" office:value="0.09876999" calcext:value-type="float">
            <text:p>0.09876999</text:p>
          </table:table-cell>
          <table:table-cell office:value-type="float" office:value="0.0519054464" calcext:value-type="float">
            <text:p>0.051905446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79.1083526611" calcext:value-type="float">
            <text:p>179.1083526611</text:p>
          </table:table-cell>
          <table:table-cell office:value-type="float" office:value="-2.3548769849" calcext:value-type="float">
            <text:p>-2.3548769849</text:p>
          </table:table-cell>
          <table:table-cell office:value-type="float" office:value="-0.2354876985" calcext:value-type="float">
            <text:p>-0.235487698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507896" calcext:value-type="float">
            <text:p>0.0507896</text:p>
          </table:table-cell>
          <table:table-cell office:value-type="float" office:value="0.09876999" calcext:value-type="float">
            <text:p>0.09876999</text:p>
          </table:table-cell>
          <table:table-cell office:value-type="float" office:value="0.0434100408" calcext:value-type="float">
            <text:p>0.043410040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179.093963623" calcext:value-type="float">
            <text:p>179.093963623</text:p>
          </table:table-cell>
          <table:table-cell office:value-type="float" office:value="-2.1317775345" calcext:value-type="float">
            <text:p>-2.1317775345</text:p>
          </table:table-cell>
          <table:table-cell office:value-type="float" office:value="-0.2131777535" calcext:value-type="float">
            <text:p>-0.213177753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810488" calcext:value-type="float">
            <text:p>0.04810488</text:p>
          </table:table-cell>
          <table:table-cell office:value-type="float" office:value="0.10633528" calcext:value-type="float">
            <text:p>0.10633528</text:p>
          </table:table-cell>
          <table:table-cell office:value-type="float" office:value="0.0369176113" calcext:value-type="float">
            <text:p>0.036917611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1.41" calcext:value-type="float">
            <text:p>21.41</text:p>
          </table:table-cell>
          <table:table-cell office:value-type="float" office:value="179.0703430176" calcext:value-type="float">
            <text:p>179.0703430176</text:p>
          </table:table-cell>
          <table:table-cell office:value-type="float" office:value="-1.9619579011" calcext:value-type="float">
            <text:p>-1.9619579011</text:p>
          </table:table-cell>
          <table:table-cell office:value-type="float" office:value="-0.1961957901" calcext:value-type="float">
            <text:p>-0.196195790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518481" calcext:value-type="float">
            <text:p>0.04518481</text:p>
          </table:table-cell>
          <table:table-cell office:value-type="float" office:value="0.11755703" calcext:value-type="float">
            <text:p>0.11755703</text:p>
          </table:table-cell>
          <table:table-cell office:value-type="float" office:value="0.0337414347" calcext:value-type="float">
            <text:p>0.033741434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179.0672302246" calcext:value-type="float">
            <text:p>179.0672302246</text:p>
          </table:table-cell>
          <table:table-cell office:value-type="float" office:value="-1.7361560978" calcext:value-type="float">
            <text:p>-1.7361560978</text:p>
          </table:table-cell>
          <table:table-cell office:value-type="float" office:value="-0.1736156098" calcext:value-type="float">
            <text:p>-0.173615609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173487" calcext:value-type="float">
            <text:p>0.04173487</text:p>
          </table:table-cell>
          <table:table-cell office:value-type="float" office:value="0.11755703" calcext:value-type="float">
            <text:p>0.11755703</text:p>
          </table:table-cell>
          <table:table-cell office:value-type="float" office:value="0.0271065148" calcext:value-type="float">
            <text:p>0.027106514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1.51" calcext:value-type="float">
            <text:p>21.51</text:p>
          </table:table-cell>
          <table:table-cell office:value-type="float" office:value="179.0877380371" calcext:value-type="float">
            <text:p>179.0877380371</text:p>
          </table:table-cell>
          <table:table-cell office:value-type="float" office:value="-1.5547216083" calcext:value-type="float">
            <text:p>-1.5547216083</text:p>
          </table:table-cell>
          <table:table-cell office:value-type="float" office:value="-0.1554721608" calcext:value-type="float">
            <text:p>-0.155472160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3822766" calcext:value-type="float">
            <text:p>0.03822766</text:p>
          </table:table-cell>
          <table:table-cell office:value-type="float" office:value="0.12485156" calcext:value-type="float">
            <text:p>0.12485156</text:p>
          </table:table-cell>
          <table:table-cell office:value-type="float" office:value="0.022989438" calcext:value-type="float">
            <text:p>0.02298943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179.1209106445" calcext:value-type="float">
            <text:p>179.1209106445</text:p>
          </table:table-cell>
          <table:table-cell office:value-type="float" office:value="-1.3557157921" calcext:value-type="float">
            <text:p>-1.3557157921</text:p>
          </table:table-cell>
          <table:table-cell office:value-type="float" office:value="-0.1355715792" calcext:value-type="float">
            <text:p>-0.135571579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3456521" calcext:value-type="float">
            <text:p>0.03456521</text:p>
          </table:table-cell>
          <table:table-cell office:value-type="float" office:value="0.13603364" calcext:value-type="float">
            <text:p>0.13603364</text:p>
          </table:table-cell>
          <table:table-cell office:value-type="float" office:value="0.0203911738" calcext:value-type="float">
            <text:p>0.020391173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1.61" calcext:value-type="float">
            <text:p>21.61</text:p>
          </table:table-cell>
          <table:table-cell office:value-type="float" office:value="179.137008667" calcext:value-type="float">
            <text:p>179.137008667</text:p>
          </table:table-cell>
          <table:table-cell office:value-type="float" office:value="-1.0652869088" calcext:value-type="float">
            <text:p>-1.0652869088</text:p>
          </table:table-cell>
          <table:table-cell office:value-type="float" office:value="-0.1065286909" calcext:value-type="float">
            <text:p>-0.106528690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3019006" calcext:value-type="float">
            <text:p>0.03019006</text:p>
          </table:table-cell>
          <table:table-cell office:value-type="float" office:value="0.14253402" calcext:value-type="float">
            <text:p>0.14253402</text:p>
          </table:table-cell>
          <table:table-cell office:value-type="float" office:value="0.0118619918" calcext:value-type="float">
            <text:p>0.011861991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179.1826019287" calcext:value-type="float">
            <text:p>179.1826019287</text:p>
          </table:table-cell>
          <table:table-cell office:value-type="float" office:value="-0.6655688661" calcext:value-type="float">
            <text:p>-0.6655688661</text:p>
          </table:table-cell>
          <table:table-cell office:value-type="float" office:value="-0.0665568866" calcext:value-type="float">
            <text:p>-0.066556886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2461183" calcext:value-type="float">
            <text:p>0.02461183</text:p>
          </table:table-cell>
          <table:table-cell office:value-type="float" office:value="0.15295798" calcext:value-type="float">
            <text:p>0.15295798</text:p>
          </table:table-cell>
          <table:table-cell office:value-type="float" office:value="0.000627112" calcext:value-type="float">
            <text:p>0.00062711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1.71" calcext:value-type="float">
            <text:p>21.71</text:p>
          </table:table-cell>
          <table:table-cell office:value-type="float" office:value="179.3575744629" calcext:value-type="float">
            <text:p>179.3575744629</text:p>
          </table:table-cell>
          <table:table-cell office:value-type="float" office:value="-0.1598317365" calcext:value-type="float">
            <text:p>-0.1598317365</text:p>
          </table:table-cell>
          <table:table-cell office:value-type="float" office:value="-0.0159831736" calcext:value-type="float">
            <text:p>-0.015983173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1752564" calcext:value-type="float">
            <text:p>0.01752564</text:p>
          </table:table-cell>
          <table:table-cell office:value-type="float" office:value="0.15295798" calcext:value-type="float">
            <text:p>0.15295798</text:p>
          </table:table-cell>
          <table:table-cell office:value-type="float" office:value="-0.0153674742" calcext:value-type="float">
            <text:p>-0.0153674742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179.3697814941" calcext:value-type="float">
            <text:p>179.3697814941</text:p>
          </table:table-cell>
          <table:table-cell office:value-type="float" office:value="0.2141866626" calcext:value-type="float">
            <text:p>0.2141866626</text:p>
          </table:table-cell>
          <table:table-cell office:value-type="float" office:value="0.0214186663" calcext:value-type="float">
            <text:p>0.021418666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1031283" calcext:value-type="float">
            <text:p>0.01031283</text:p>
          </table:table-cell>
          <table:table-cell office:value-type="float" office:value="0.15816458" calcext:value-type="float">
            <text:p>0.15816458</text:p>
          </table:table-cell>
          <table:table-cell office:value-type="float" office:value="-0.0217479996" calcext:value-type="float">
            <text:p>-0.021747999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179.4058227539" calcext:value-type="float">
            <text:p>179.4058227539</text:p>
          </table:table-cell>
          <table:table-cell office:value-type="float" office:value="0.3481206489" calcext:value-type="float">
            <text:p>0.3481206489</text:p>
          </table:table-cell>
          <table:table-cell office:value-type="float" office:value="0.0348120649" calcext:value-type="float">
            <text:p>0.034812064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46157" calcext:value-type="float">
            <text:p>0.0046157</text:p>
          </table:table-cell>
          <table:table-cell office:value-type="float" office:value="0.16714661" calcext:value-type="float">
            <text:p>0.16714661</text:p>
          </table:table-cell>
          <table:table-cell office:value-type="float" office:value="-0.019022389" calcext:value-type="float">
            <text:p>-0.019022389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179.3956298828" calcext:value-type="float">
            <text:p>179.3956298828</text:p>
          </table:table-cell>
          <table:table-cell office:value-type="float" office:value="0.5751662038" calcext:value-type="float">
            <text:p>0.5751662038</text:p>
          </table:table-cell>
          <table:table-cell office:value-type="float" office:value="0.0575166204" calcext:value-type="float">
            <text:p>0.057516620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069235" calcext:value-type="float">
            <text:p>-0.00069235</text:p>
          </table:table-cell>
          <table:table-cell office:value-type="float" office:value="0.17062107" calcext:value-type="float">
            <text:p>0.17062107</text:p>
          </table:table-cell>
          <table:table-cell office:value-type="float" office:value="-0.0221028256" calcext:value-type="float">
            <text:p>-0.0221028256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1.91" calcext:value-type="float">
            <text:p>21.91</text:p>
          </table:table-cell>
          <table:table-cell office:value-type="float" office:value="179.3405609131" calcext:value-type="float">
            <text:p>179.3405609131</text:p>
          </table:table-cell>
          <table:table-cell office:value-type="float" office:value="0.7743414353" calcext:value-type="float">
            <text:p>0.7743414353</text:p>
          </table:table-cell>
          <table:table-cell office:value-type="float" office:value="0.0774341435" calcext:value-type="float">
            <text:p>0.077434143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55555" calcext:value-type="float">
            <text:p>-0.0055555</text:p>
          </table:table-cell>
          <table:table-cell office:value-type="float" office:value="0.17745253" calcext:value-type="float">
            <text:p>0.17745253</text:p>
          </table:table-cell>
          <table:table-cell office:value-type="float" office:value="-0.0242884908" calcext:value-type="float">
            <text:p>-0.024288490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179.3441619873" calcext:value-type="float">
            <text:p>179.3441619873</text:p>
          </table:table-cell>
          <table:table-cell office:value-type="float" office:value="0.9085146663" calcext:value-type="float">
            <text:p>0.9085146663</text:p>
          </table:table-cell>
          <table:table-cell office:value-type="float" office:value="0.0908514666" calcext:value-type="float">
            <text:p>0.090851466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968909" calcext:value-type="float">
            <text:p>-0.00968909</text:p>
          </table:table-cell>
          <table:table-cell office:value-type="float" office:value="0.17745253" calcext:value-type="float">
            <text:p>0.17745253</text:p>
          </table:table-cell>
          <table:table-cell office:value-type="float" office:value="-0.0242351808" calcext:value-type="float">
            <text:p>-0.024235180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2.01" calcext:value-type="float">
            <text:p>22.01</text:p>
          </table:table-cell>
          <table:table-cell office:value-type="float" office:value="179.3311157227" calcext:value-type="float">
            <text:p>179.3311157227</text:p>
          </table:table-cell>
          <table:table-cell office:value-type="float" office:value="1.1052694297" calcext:value-type="float">
            <text:p>1.1052694297</text:p>
          </table:table-cell>
          <table:table-cell office:value-type="float" office:value="0.110526943" calcext:value-type="float">
            <text:p>0.11052694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1375378" calcext:value-type="float">
            <text:p>-0.01375378</text:p>
          </table:table-cell>
          <table:table-cell office:value-type="float" office:value="0.17883962" calcext:value-type="float">
            <text:p>0.17883962</text:p>
          </table:table-cell>
          <table:table-cell office:value-type="float" office:value="-0.0268936222" calcext:value-type="float">
            <text:p>-0.0268936222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2.06" calcext:value-type="float">
            <text:p>22.06</text:p>
          </table:table-cell>
          <table:table-cell office:value-type="float" office:value="179.2804107666" calcext:value-type="float">
            <text:p>179.2804107666</text:p>
          </table:table-cell>
          <table:table-cell office:value-type="float" office:value="1.3045993528" calcext:value-type="float">
            <text:p>1.3045993528</text:p>
          </table:table-cell>
          <table:table-cell office:value-type="float" office:value="0.1304599353" calcext:value-type="float">
            <text:p>0.130459935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1778974" calcext:value-type="float">
            <text:p>-0.01778974</text:p>
          </table:table-cell>
          <table:table-cell office:value-type="float" office:value="0.18291131" calcext:value-type="float">
            <text:p>0.18291131</text:p>
          </table:table-cell>
          <table:table-cell office:value-type="float" office:value="-0.0313420009" calcext:value-type="float">
            <text:p>-0.0313420009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2.11" calcext:value-type="float">
            <text:p>22.11</text:p>
          </table:table-cell>
          <table:table-cell office:value-type="float" office:value="179.1811828613" calcext:value-type="float">
            <text:p>179.1811828613</text:p>
          </table:table-cell>
          <table:table-cell office:value-type="float" office:value="1.4339968965" calcext:value-type="float">
            <text:p>1.4339968965</text:p>
          </table:table-cell>
          <table:table-cell office:value-type="float" office:value="0.1433996896" calcext:value-type="float">
            <text:p>0.143399689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213405" calcext:value-type="float">
            <text:p>-0.0213405</text:p>
          </table:table-cell>
          <table:table-cell office:value-type="float" office:value="0.18210055" calcext:value-type="float">
            <text:p>0.18210055</text:p>
          </table:table-cell>
          <table:table-cell office:value-type="float" office:value="-0.0331407504" calcext:value-type="float">
            <text:p>-0.033140750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179.1307678223" calcext:value-type="float">
            <text:p>179.1307678223</text:p>
          </table:table-cell>
          <table:table-cell office:value-type="float" office:value="1.6874928083" calcext:value-type="float">
            <text:p>1.6874928083</text:p>
          </table:table-cell>
          <table:table-cell office:value-type="float" office:value="0.1687492808" calcext:value-type="float">
            <text:p>0.168749280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2539511" calcext:value-type="float">
            <text:p>-0.02539511</text:p>
          </table:table-cell>
          <table:table-cell office:value-type="float" office:value="0.18210055" calcext:value-type="float">
            <text:p>0.18210055</text:p>
          </table:table-cell>
          <table:table-cell office:value-type="float" office:value="-0.0379839418" calcext:value-type="float">
            <text:p>-0.037983941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2.21" calcext:value-type="float">
            <text:p>22.21</text:p>
          </table:table-cell>
          <table:table-cell office:value-type="float" office:value="179.0782318115" calcext:value-type="float">
            <text:p>179.0782318115</text:p>
          </table:table-cell>
          <table:table-cell office:value-type="float" office:value="1.8706668238" calcext:value-type="float">
            <text:p>1.8706668238</text:p>
          </table:table-cell>
          <table:table-cell office:value-type="float" office:value="0.1870666824" calcext:value-type="float">
            <text:p>0.187066682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2931669" calcext:value-type="float">
            <text:p>-0.02931669</text:p>
          </table:table-cell>
          <table:table-cell office:value-type="float" office:value="0.18304485" calcext:value-type="float">
            <text:p>0.18304485</text:p>
          </table:table-cell>
          <table:table-cell office:value-type="float" office:value="-0.0423008219" calcext:value-type="float">
            <text:p>-0.042300821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2.26" calcext:value-type="float">
            <text:p>22.26</text:p>
          </table:table-cell>
          <table:table-cell office:value-type="float" office:value="179.0741119385" calcext:value-type="float">
            <text:p>179.0741119385</text:p>
          </table:table-cell>
          <table:table-cell office:value-type="float" office:value="2.0129021036" calcext:value-type="float">
            <text:p>2.0129021036</text:p>
          </table:table-cell>
          <table:table-cell office:value-type="float" office:value="0.2012902104" calcext:value-type="float">
            <text:p>0.201290210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3287681" calcext:value-type="float">
            <text:p>-0.03287681</text:p>
          </table:table-cell>
          <table:table-cell office:value-type="float" office:value="0.18005078" calcext:value-type="float">
            <text:p>0.18005078</text:p>
          </table:table-cell>
          <table:table-cell office:value-type="float" office:value="-0.0432627127" calcext:value-type="float">
            <text:p>-0.043262712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2.31" calcext:value-type="float">
            <text:p>22.31</text:p>
          </table:table-cell>
          <table:table-cell office:value-type="float" office:value="179.088180542" calcext:value-type="float">
            <text:p>179.088180542</text:p>
          </table:table-cell>
          <table:table-cell office:value-type="float" office:value="2.2297157145" calcext:value-type="float">
            <text:p>2.2297157145</text:p>
          </table:table-cell>
          <table:table-cell office:value-type="float" office:value="0.2229715715" calcext:value-type="float">
            <text:p>0.222971571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366932" calcext:value-type="float">
            <text:p>-0.0366932</text:p>
          </table:table-cell>
          <table:table-cell office:value-type="float" office:value="0.17761731" calcext:value-type="float">
            <text:p>0.17761731</text:p>
          </table:table-cell>
          <table:table-cell office:value-type="float" office:value="-0.0489277309" calcext:value-type="float">
            <text:p>-0.048927730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179.0904693604" calcext:value-type="float">
            <text:p>179.0904693604</text:p>
          </table:table-cell>
          <table:table-cell office:value-type="float" office:value="2.3435147616" calcext:value-type="float">
            <text:p>2.3435147616</text:p>
          </table:table-cell>
          <table:table-cell office:value-type="float" office:value="0.2343514762" calcext:value-type="float">
            <text:p>0.234351476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3999374" calcext:value-type="float">
            <text:p>-0.03999374</text:p>
          </table:table-cell>
          <table:table-cell office:value-type="float" office:value="0.17254011" calcext:value-type="float">
            <text:p>0.17254011</text:p>
          </table:table-cell>
          <table:table-cell office:value-type="float" office:value="-0.0515909505" calcext:value-type="float">
            <text:p>-0.0515909505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2.41" calcext:value-type="float">
            <text:p>22.41</text:p>
          </table:table-cell>
          <table:table-cell office:value-type="float" office:value="179.1050872803" calcext:value-type="float">
            <text:p>179.1050872803</text:p>
          </table:table-cell>
          <table:table-cell office:value-type="float" office:value="2.5713588986" calcext:value-type="float">
            <text:p>2.5713588986</text:p>
          </table:table-cell>
          <table:table-cell office:value-type="float" office:value="0.2571358899" calcext:value-type="float">
            <text:p>0.257135889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4371072" calcext:value-type="float">
            <text:p>-0.04371072</text:p>
          </table:table-cell>
          <table:table-cell office:value-type="float" office:value="0.17254011" calcext:value-type="float">
            <text:p>0.17254011</text:p>
          </table:table-cell>
          <table:table-cell office:value-type="float" office:value="-0.0555477858" calcext:value-type="float">
            <text:p>-0.055547785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2.46" calcext:value-type="float">
            <text:p>22.46</text:p>
          </table:table-cell>
          <table:table-cell office:value-type="float" office:value="179.1523895264" calcext:value-type="float">
            <text:p>179.1523895264</text:p>
          </table:table-cell>
          <table:table-cell office:value-type="float" office:value="2.9363903404" calcext:value-type="float">
            <text:p>2.9363903404</text:p>
          </table:table-cell>
          <table:table-cell office:value-type="float" office:value="0.293639034" calcext:value-type="float">
            <text:p>0.29363903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4861938" calcext:value-type="float">
            <text:p>-0.04861938</text:p>
          </table:table-cell>
          <table:table-cell office:value-type="float" office:value="0.16678524" calcext:value-type="float">
            <text:p>0.16678524</text:p>
          </table:table-cell>
          <table:table-cell office:value-type="float" office:value="-0.0617668827" calcext:value-type="float">
            <text:p>-0.061766882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2.51" calcext:value-type="float">
            <text:p>22.51</text:p>
          </table:table-cell>
          <table:table-cell office:value-type="float" office:value="179.2305297852" calcext:value-type="float">
            <text:p>179.2305297852</text:p>
          </table:table-cell>
          <table:table-cell office:value-type="float" office:value="3.3527423747" calcext:value-type="float">
            <text:p>3.3527423747</text:p>
          </table:table-cell>
          <table:table-cell office:value-type="float" office:value="0.3352742375" calcext:value-type="float">
            <text:p>0.335274237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5466385" calcext:value-type="float">
            <text:p>-0.05466385</text:p>
          </table:table-cell>
          <table:table-cell office:value-type="float" office:value="0.15989791" calcext:value-type="float">
            <text:p>0.15989791</text:p>
          </table:table-cell>
          <table:table-cell office:value-type="float" office:value="-0.0668437999" calcext:value-type="float">
            <text:p>-0.066843799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179.2800445557" calcext:value-type="float">
            <text:p>179.2800445557</text:p>
          </table:table-cell>
          <table:table-cell office:value-type="float" office:value="3.594727452" calcext:value-type="float">
            <text:p>3.594727452</text:p>
          </table:table-cell>
          <table:table-cell office:value-type="float" office:value="0.3594727452" calcext:value-type="float">
            <text:p>0.359472745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6030283" calcext:value-type="float">
            <text:p>-0.06030283</text:p>
          </table:table-cell>
          <table:table-cell office:value-type="float" office:value="0.15108675" calcext:value-type="float">
            <text:p>0.15108675</text:p>
          </table:table-cell>
          <table:table-cell office:value-type="float" office:value="-0.0718841171" calcext:value-type="float">
            <text:p>-0.071884117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2.61" calcext:value-type="float">
            <text:p>22.61</text:p>
          </table:table-cell>
          <table:table-cell office:value-type="float" office:value="179.3238983154" calcext:value-type="float">
            <text:p>179.3238983154</text:p>
          </table:table-cell>
          <table:table-cell office:value-type="float" office:value="3.6883521914" calcext:value-type="float">
            <text:p>3.6883521914</text:p>
          </table:table-cell>
          <table:table-cell office:value-type="float" office:value="0.3688352191" calcext:value-type="float">
            <text:p>0.368835219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6468298" calcext:value-type="float">
            <text:p>-0.06468298</text:p>
          </table:table-cell>
          <table:table-cell office:value-type="float" office:value="0.15108675" calcext:value-type="float">
            <text:p>0.15108675</text:p>
          </table:table-cell>
          <table:table-cell office:value-type="float" office:value="-0.0754995275" calcext:value-type="float">
            <text:p>-0.075499527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2.66" calcext:value-type="float">
            <text:p>22.66</text:p>
          </table:table-cell>
          <table:table-cell office:value-type="float" office:value="179.3271026611" calcext:value-type="float">
            <text:p>179.3271026611</text:p>
          </table:table-cell>
          <table:table-cell office:value-type="float" office:value="3.860382828" calcext:value-type="float">
            <text:p>3.860382828</text:p>
          </table:table-cell>
          <table:table-cell office:value-type="float" office:value="0.3860382828" calcext:value-type="float">
            <text:p>0.386038282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6874713" calcext:value-type="float">
            <text:p>-0.06874713</text:p>
          </table:table-cell>
          <table:table-cell office:value-type="float" office:value="0.14269556" calcext:value-type="float">
            <text:p>0.14269556</text:p>
          </table:table-cell>
          <table:table-cell office:value-type="float" office:value="-0.078933125" calcext:value-type="float">
            <text:p>-0.078933125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2.71" calcext:value-type="float">
            <text:p>22.71</text:p>
          </table:table-cell>
          <table:table-cell office:value-type="float" office:value="179.33152771" calcext:value-type="float">
            <text:p>179.33152771</text:p>
          </table:table-cell>
          <table:table-cell office:value-type="float" office:value="3.7630917018" calcext:value-type="float">
            <text:p>3.7630917018</text:p>
          </table:table-cell>
          <table:table-cell office:value-type="float" office:value="0.3763091702" calcext:value-type="float">
            <text:p>0.376309170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7080592" calcext:value-type="float">
            <text:p>-0.07080592</text:p>
          </table:table-cell>
          <table:table-cell office:value-type="float" office:value="0.13127191" calcext:value-type="float">
            <text:p>0.13127191</text:p>
          </table:table-cell>
          <table:table-cell office:value-type="float" office:value="-0.0820020895" calcext:value-type="float">
            <text:p>-0.082002089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179.3442687988" calcext:value-type="float">
            <text:p>179.3442687988</text:p>
          </table:table-cell>
          <table:table-cell office:value-type="float" office:value="3.856072878" calcext:value-type="float">
            <text:p>3.856072878</text:p>
          </table:table-cell>
          <table:table-cell office:value-type="float" office:value="0.3856072878" calcext:value-type="float">
            <text:p>0.385607287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7279697" calcext:value-type="float">
            <text:p>-0.07279697</text:p>
          </table:table-cell>
          <table:table-cell office:value-type="float" office:value="0.1217612" calcext:value-type="float">
            <text:p>0.1217612</text:p>
          </table:table-cell>
          <table:table-cell office:value-type="float" office:value="-0.0850109366" calcext:value-type="float">
            <text:p>-0.085010936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2.81" calcext:value-type="float">
            <text:p>22.81</text:p>
          </table:table-cell>
          <table:table-cell office:value-type="float" office:value="179.3123779297" calcext:value-type="float">
            <text:p>179.3123779297</text:p>
          </table:table-cell>
          <table:table-cell office:value-type="float" office:value="3.7510510971" calcext:value-type="float">
            <text:p>3.7510510971</text:p>
          </table:table-cell>
          <table:table-cell office:value-type="float" office:value="0.3751051097" calcext:value-type="float">
            <text:p>0.375105109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7342332" calcext:value-type="float">
            <text:p>-0.07342332</text:p>
          </table:table-cell>
          <table:table-cell office:value-type="float" office:value="0.1217612" calcext:value-type="float">
            <text:p>0.1217612</text:p>
          </table:table-cell>
          <table:table-cell office:value-type="float" office:value="-0.0843853189" calcext:value-type="float">
            <text:p>-0.0843853189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2.86" calcext:value-type="float">
            <text:p>22.86</text:p>
          </table:table-cell>
          <table:table-cell office:value-type="float" office:value="179.28074646" calcext:value-type="float">
            <text:p>179.28074646</text:p>
          </table:table-cell>
          <table:table-cell office:value-type="float" office:value="3.6855308754" calcext:value-type="float">
            <text:p>3.6855308754</text:p>
          </table:table-cell>
          <table:table-cell office:value-type="float" office:value="0.3685530875" calcext:value-type="float">
            <text:p>0.368553087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7340388" calcext:value-type="float">
            <text:p>-0.07340388</text:p>
          </table:table-cell>
          <table:table-cell office:value-type="float" office:value="0.10833915" calcext:value-type="float">
            <text:p>0.10833915</text:p>
          </table:table-cell>
          <table:table-cell office:value-type="float" office:value="-0.084449115" calcext:value-type="float">
            <text:p>-0.08444911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2.91" calcext:value-type="float">
            <text:p>22.91</text:p>
          </table:table-cell>
          <table:table-cell office:value-type="float" office:value="179.2177581787" calcext:value-type="float">
            <text:p>179.2177581787</text:p>
          </table:table-cell>
          <table:table-cell office:value-type="float" office:value="3.6687232703" calcext:value-type="float">
            <text:p>3.6687232703</text:p>
          </table:table-cell>
          <table:table-cell office:value-type="float" office:value="0.366872327" calcext:value-type="float">
            <text:p>0.36687232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7327892" calcext:value-type="float">
            <text:p>-0.07327892</text:p>
          </table:table-cell>
          <table:table-cell office:value-type="float" office:value="0.09802567" calcext:value-type="float">
            <text:p>0.09802567</text:p>
          </table:table-cell>
          <table:table-cell office:value-type="float" office:value="-0.0838974665" calcext:value-type="float">
            <text:p>-0.0838974665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179.1649780273" calcext:value-type="float">
            <text:p>179.1649780273</text:p>
          </table:table-cell>
          <table:table-cell office:value-type="float" office:value="3.5371634859" calcext:value-type="float">
            <text:p>3.5371634859</text:p>
          </table:table-cell>
          <table:table-cell office:value-type="float" office:value="0.3537163486" calcext:value-type="float">
            <text:p>0.353716348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7231891" calcext:value-type="float">
            <text:p>-0.07231891</text:p>
          </table:table-cell>
          <table:table-cell office:value-type="float" office:value="0.08331473" calcext:value-type="float">
            <text:p>0.08331473</text:p>
          </table:table-cell>
          <table:table-cell office:value-type="float" office:value="-0.0814066176" calcext:value-type="float">
            <text:p>-0.0814066176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3.01" calcext:value-type="float">
            <text:p>23.01</text:p>
          </table:table-cell>
          <table:table-cell office:value-type="float" office:value="179.1380004883" calcext:value-type="float">
            <text:p>179.1380004883</text:p>
          </table:table-cell>
          <table:table-cell office:value-type="float" office:value="3.4682228076" calcext:value-type="float">
            <text:p>3.4682228076</text:p>
          </table:table-cell>
          <table:table-cell office:value-type="float" office:value="0.3468222808" calcext:value-type="float">
            <text:p>0.346822280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7121999" calcext:value-type="float">
            <text:p>-0.07121999</text:p>
          </table:table-cell>
          <table:table-cell office:value-type="float" office:value="0.07253031" calcext:value-type="float">
            <text:p>0.07253031</text:p>
          </table:table-cell>
          <table:table-cell office:value-type="float" office:value="-0.0801977609" calcext:value-type="float">
            <text:p>-0.080197760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3.06" calcext:value-type="float">
            <text:p>23.06</text:p>
          </table:table-cell>
          <table:table-cell office:value-type="float" office:value="179.0885314941" calcext:value-type="float">
            <text:p>179.0885314941</text:p>
          </table:table-cell>
          <table:table-cell office:value-type="float" office:value="3.3565791924" calcext:value-type="float">
            <text:p>3.3565791924</text:p>
          </table:table-cell>
          <table:table-cell office:value-type="float" office:value="0.3356579192" calcext:value-type="float">
            <text:p>0.335657919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6974394" calcext:value-type="float">
            <text:p>-0.06974394</text:p>
          </table:table-cell>
          <table:table-cell office:value-type="float" office:value="0.07253031" calcext:value-type="float">
            <text:p>0.07253031</text:p>
          </table:table-cell>
          <table:table-cell office:value-type="float" office:value="-0.0756584109" calcext:value-type="float">
            <text:p>-0.075658410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3.11" calcext:value-type="float">
            <text:p>23.11</text:p>
          </table:table-cell>
          <table:table-cell office:value-type="float" office:value="178.993347168" calcext:value-type="float">
            <text:p>178.993347168</text:p>
          </table:table-cell>
          <table:table-cell office:value-type="float" office:value="2.9692000072" calcext:value-type="float">
            <text:p>2.9692000072</text:p>
          </table:table-cell>
          <table:table-cell office:value-type="float" office:value="0.2969200007" calcext:value-type="float">
            <text:p>0.296920000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6617906" calcext:value-type="float">
            <text:p>-0.06617906</text:p>
          </table:table-cell>
          <table:table-cell office:value-type="float" office:value="0.05723561" calcext:value-type="float">
            <text:p>0.05723561</text:p>
          </table:table-cell>
          <table:table-cell office:value-type="float" office:value="-0.064469988" calcext:value-type="float">
            <text:p>-0.06446998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178.8958740234" calcext:value-type="float">
            <text:p>178.8958740234</text:p>
          </table:table-cell>
          <table:table-cell office:value-type="float" office:value="2.5043610412" calcext:value-type="float">
            <text:p>2.5043610412</text:p>
          </table:table-cell>
          <table:table-cell office:value-type="float" office:value="0.2504361041" calcext:value-type="float">
            <text:p>0.250436104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6070655" calcext:value-type="float">
            <text:p>-0.06070655</text:p>
          </table:table-cell>
          <table:table-cell office:value-type="float" office:value="0.04627962" calcext:value-type="float">
            <text:p>0.04627962</text:p>
          </table:table-cell>
          <table:table-cell office:value-type="float" office:value="-0.0539281466" calcext:value-type="float">
            <text:p>-0.053928146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.21" calcext:value-type="float">
            <text:p>23.21</text:p>
          </table:table-cell>
          <table:table-cell office:value-type="float" office:value="178.6813964844" calcext:value-type="float">
            <text:p>178.6813964844</text:p>
          </table:table-cell>
          <table:table-cell office:value-type="float" office:value="1.7406390921" calcext:value-type="float">
            <text:p>1.7406390921</text:p>
          </table:table-cell>
          <table:table-cell office:value-type="float" office:value="0.1740639092" calcext:value-type="float">
            <text:p>0.174063909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5197148" calcext:value-type="float">
            <text:p>-0.05197148</text:p>
          </table:table-cell>
          <table:table-cell office:value-type="float" office:value="0.04627962" calcext:value-type="float">
            <text:p>0.04627962</text:p>
          </table:table-cell>
          <table:table-cell office:value-type="float" office:value="-0.0354782474" calcext:value-type="float">
            <text:p>-0.035478247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3.26" calcext:value-type="float">
            <text:p>23.26</text:p>
          </table:table-cell>
          <table:table-cell office:value-type="float" office:value="178.5976715088" calcext:value-type="float">
            <text:p>178.5976715088</text:p>
          </table:table-cell>
          <table:table-cell office:value-type="float" office:value="1.2674408241" calcext:value-type="float">
            <text:p>1.2674408241</text:p>
          </table:table-cell>
          <table:table-cell office:value-type="float" office:value="0.1267440824" calcext:value-type="float">
            <text:p>0.126744082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4299934" calcext:value-type="float">
            <text:p>-0.04299934</text:p>
          </table:table-cell>
          <table:table-cell office:value-type="float" office:value="0.02030253" calcext:value-type="float">
            <text:p>0.02030253</text:p>
          </table:table-cell>
          <table:table-cell office:value-type="float" office:value="-0.024487087" calcext:value-type="float">
            <text:p>-0.02448708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3.31" calcext:value-type="float">
            <text:p>23.31</text:p>
          </table:table-cell>
          <table:table-cell office:value-type="float" office:value="178.4759063721" calcext:value-type="float">
            <text:p>178.4759063721</text:p>
          </table:table-cell>
          <table:table-cell office:value-type="float" office:value="0.8486439969" calcext:value-type="float">
            <text:p>0.8486439969</text:p>
          </table:table-cell>
          <table:table-cell office:value-type="float" office:value="0.0848643997" calcext:value-type="float">
            <text:p>0.084864399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3423185" calcext:value-type="float">
            <text:p>-0.03423185</text:p>
          </table:table-cell>
          <table:table-cell office:value-type="float" office:value="0.02030253" calcext:value-type="float">
            <text:p>0.02030253</text:p>
          </table:table-cell>
          <table:table-cell office:value-type="float" office:value="-0.0082713852" calcext:value-type="float">
            <text:p>-0.008271385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178.3654022217" calcext:value-type="float">
            <text:p>178.3654022217</text:p>
          </table:table-cell>
          <table:table-cell office:value-type="float" office:value="0.450488347" calcext:value-type="float">
            <text:p>0.450488347</text:p>
          </table:table-cell>
          <table:table-cell office:value-type="float" office:value="0.0450488347" calcext:value-type="float">
            <text:p>0.045048834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2573824" calcext:value-type="float">
            <text:p>-0.02573824</text:p>
          </table:table-cell>
          <table:table-cell office:value-type="float" office:value="0.00596106" calcext:value-type="float">
            <text:p>0.00596106</text:p>
          </table:table-cell>
          <table:table-cell office:value-type="float" office:value="0.0010088459" calcext:value-type="float">
            <text:p>0.001008845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3.41" calcext:value-type="float">
            <text:p>23.41</text:p>
          </table:table-cell>
          <table:table-cell office:value-type="float" office:value="178.22315979" calcext:value-type="float">
            <text:p>178.22315979</text:p>
          </table:table-cell>
          <table:table-cell office:value-type="float" office:value="-0.0251187929" calcext:value-type="float">
            <text:p>-0.0251187929</text:p>
          </table:table-cell>
          <table:table-cell office:value-type="float" office:value="-0.0025118793" calcext:value-type="float">
            <text:p>-0.002511879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1691089" calcext:value-type="float">
            <text:p>-0.01691089</text:p>
          </table:table-cell>
          <table:table-cell office:value-type="float" office:value="-0.00446828" calcext:value-type="float">
            <text:p>-0.00446828</text:p>
          </table:table-cell>
          <table:table-cell office:value-type="float" office:value="0.0143781091" calcext:value-type="float">
            <text:p>0.014378109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3.46" calcext:value-type="float">
            <text:p>23.46</text:p>
          </table:table-cell>
          <table:table-cell office:value-type="float" office:value="178.1162872314" calcext:value-type="float">
            <text:p>178.1162872314</text:p>
          </table:table-cell>
          <table:table-cell office:value-type="float" office:value="-0.3454202689" calcext:value-type="float">
            <text:p>-0.3454202689</text:p>
          </table:table-cell>
          <table:table-cell office:value-type="float" office:value="-0.0345420269" calcext:value-type="float">
            <text:p>-0.034542026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889626" calcext:value-type="float">
            <text:p>-0.00889626</text:p>
          </table:table-cell>
          <table:table-cell office:value-type="float" office:value="-0.00446828" calcext:value-type="float">
            <text:p>-0.00446828</text:p>
          </table:table-cell>
          <table:table-cell office:value-type="float" office:value="0.0219428903" calcext:value-type="float">
            <text:p>0.0219428903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3.51" calcext:value-type="float">
            <text:p>23.51</text:p>
          </table:table-cell>
          <table:table-cell office:value-type="float" office:value="177.9391326904" calcext:value-type="float">
            <text:p>177.9391326904</text:p>
          </table:table-cell>
          <table:table-cell office:value-type="float" office:value="-0.6810408204" calcext:value-type="float">
            <text:p>-0.6810408204</text:p>
          </table:table-cell>
          <table:table-cell office:value-type="float" office:value="-0.068104082" calcext:value-type="float">
            <text:p>-0.06810408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13209" calcext:value-type="float">
            <text:p>-0.0013209</text:p>
          </table:table-cell>
          <table:table-cell office:value-type="float" office:value="-0.02714934" calcext:value-type="float">
            <text:p>-0.02714934</text:p>
          </table:table-cell>
          <table:table-cell office:value-type="float" office:value="0.0283793427" calcext:value-type="float">
            <text:p>0.0283793427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.56" calcext:value-type="float">
            <text:p>23.56</text:p>
          </table:table-cell>
          <table:table-cell office:value-type="float" office:value="177.8612365723" calcext:value-type="float">
            <text:p>177.8612365723</text:p>
          </table:table-cell>
          <table:table-cell office:value-type="float" office:value="-1.0477603929" calcext:value-type="float">
            <text:p>-1.0477603929</text:p>
          </table:table-cell>
          <table:table-cell office:value-type="float" office:value="-0.1047760393" calcext:value-type="float">
            <text:p>-0.104776039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616911" calcext:value-type="float">
            <text:p>0.00616911</text:p>
          </table:table-cell>
          <table:table-cell office:value-type="float" office:value="-0.02714934" calcext:value-type="float">
            <text:p>-0.02714934</text:p>
          </table:table-cell>
          <table:table-cell office:value-type="float" office:value="0.0349494513" calcext:value-type="float">
            <text:p>0.034949451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3.61" calcext:value-type="float">
            <text:p>23.61</text:p>
          </table:table-cell>
          <table:table-cell office:value-type="float" office:value="177.7568817139" calcext:value-type="float">
            <text:p>177.7568817139</text:p>
          </table:table-cell>
          <table:table-cell office:value-type="float" office:value="-1.2501287729" calcext:value-type="float">
            <text:p>-1.2501287729</text:p>
          </table:table-cell>
          <table:table-cell office:value-type="float" office:value="-0.1250128773" calcext:value-type="float">
            <text:p>-0.125012877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1250697" calcext:value-type="float">
            <text:p>0.01250697</text:p>
          </table:table-cell>
          <table:table-cell office:value-type="float" office:value="-0.03823164" calcext:value-type="float">
            <text:p>-0.03823164</text:p>
          </table:table-cell>
          <table:table-cell office:value-type="float" office:value="0.036513642" calcext:value-type="float">
            <text:p>0.03651364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3.66" calcext:value-type="float">
            <text:p>23.66</text:p>
          </table:table-cell>
          <table:table-cell office:value-type="float" office:value="177.7029571533" calcext:value-type="float">
            <text:p>177.7029571533</text:p>
          </table:table-cell>
          <table:table-cell office:value-type="float" office:value="-1.4913400199" calcext:value-type="float">
            <text:p>-1.4913400199</text:p>
          </table:table-cell>
          <table:table-cell office:value-type="float" office:value="-0.149134002" calcext:value-type="float">
            <text:p>-0.14913400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1833623" calcext:value-type="float">
            <text:p>0.01833623</text:p>
          </table:table-cell>
          <table:table-cell office:value-type="float" office:value="-0.04694476" calcext:value-type="float">
            <text:p>-0.04694476</text:p>
          </table:table-cell>
          <table:table-cell office:value-type="float" office:value="0.038669106" calcext:value-type="float">
            <text:p>0.03866910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3.71" calcext:value-type="float">
            <text:p>23.71</text:p>
          </table:table-cell>
          <table:table-cell office:value-type="float" office:value="177.7401885986" calcext:value-type="float">
            <text:p>177.7401885986</text:p>
          </table:table-cell>
          <table:table-cell office:value-type="float" office:value="-1.7911355681" calcext:value-type="float">
            <text:p>-1.7911355681</text:p>
          </table:table-cell>
          <table:table-cell office:value-type="float" office:value="-0.1791135568" calcext:value-type="float">
            <text:p>-0.179113556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2421713" calcext:value-type="float">
            <text:p>0.02421713</text:p>
          </table:table-cell>
          <table:table-cell office:value-type="float" office:value="-0.04694476" calcext:value-type="float">
            <text:p>-0.04694476</text:p>
          </table:table-cell>
          <table:table-cell office:value-type="float" office:value="0.0443887849" calcext:value-type="float">
            <text:p>0.0443887849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177.8090667725" calcext:value-type="float">
            <text:p>177.8090667725</text:p>
          </table:table-cell>
          <table:table-cell office:value-type="float" office:value="-1.9449253191" calcext:value-type="float">
            <text:p>-1.9449253191</text:p>
          </table:table-cell>
          <table:table-cell office:value-type="float" office:value="-0.1944925319" calcext:value-type="float">
            <text:p>-0.194492531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2915939" calcext:value-type="float">
            <text:p>0.02915939</text:p>
          </table:table-cell>
          <table:table-cell office:value-type="float" office:value="-0.06313459" calcext:value-type="float">
            <text:p>-0.06313459</text:p>
          </table:table-cell>
          <table:table-cell office:value-type="float" office:value="0.0466721552" calcext:value-type="float">
            <text:p>0.046672155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3.81" calcext:value-type="float">
            <text:p>23.81</text:p>
          </table:table-cell>
          <table:table-cell office:value-type="float" office:value="177.9618682861" calcext:value-type="float">
            <text:p>177.9618682861</text:p>
          </table:table-cell>
          <table:table-cell office:value-type="float" office:value="-2.1594846908" calcext:value-type="float">
            <text:p>-2.1594846908</text:p>
          </table:table-cell>
          <table:table-cell office:value-type="float" office:value="-0.2159484691" calcext:value-type="float">
            <text:p>-0.215948469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3388141" calcext:value-type="float">
            <text:p>0.03388141</text:p>
          </table:table-cell>
          <table:table-cell office:value-type="float" office:value="-0.06313459" calcext:value-type="float">
            <text:p>-0.06313459</text:p>
          </table:table-cell>
          <table:table-cell office:value-type="float" office:value="0.0483066272" calcext:value-type="float">
            <text:p>0.048306627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3.86" calcext:value-type="float">
            <text:p>23.86</text:p>
          </table:table-cell>
          <table:table-cell office:value-type="float" office:value="178.1154327393" calcext:value-type="float">
            <text:p>178.1154327393</text:p>
          </table:table-cell>
          <table:table-cell office:value-type="float" office:value="-2.2948517166" calcext:value-type="float">
            <text:p>-2.2948517166</text:p>
          </table:table-cell>
          <table:table-cell office:value-type="float" office:value="-0.2294851717" calcext:value-type="float">
            <text:p>-0.229485171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3792894" calcext:value-type="float">
            <text:p>0.03792894</text:p>
          </table:table-cell>
          <table:table-cell office:value-type="float" office:value="-0.0693568" calcext:value-type="float">
            <text:p>-0.0693568</text:p>
          </table:table-cell>
          <table:table-cell office:value-type="float" office:value="0.0491550331" calcext:value-type="float">
            <text:p>0.049155033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3.91" calcext:value-type="float">
            <text:p>23.91</text:p>
          </table:table-cell>
          <table:table-cell office:value-type="float" office:value="178.4357910156" calcext:value-type="float">
            <text:p>178.4357910156</text:p>
          </table:table-cell>
          <table:table-cell office:value-type="float" office:value="-2.4385518278" calcext:value-type="float">
            <text:p>-2.4385518278</text:p>
          </table:table-cell>
          <table:table-cell office:value-type="float" office:value="-0.2438551828" calcext:value-type="float">
            <text:p>-0.243855182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158273" calcext:value-type="float">
            <text:p>0.04158273</text:p>
          </table:table-cell>
          <table:table-cell office:value-type="float" office:value="-0.07509317" calcext:value-type="float">
            <text:p>-0.07509317</text:p>
          </table:table-cell>
          <table:table-cell office:value-type="float" office:value="0.050353099" calcext:value-type="float">
            <text:p>0.050353099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178.6481933594" calcext:value-type="float">
            <text:p>178.6481933594</text:p>
          </table:table-cell>
          <table:table-cell office:value-type="float" office:value="-2.5865292514" calcext:value-type="float">
            <text:p>-2.5865292514</text:p>
          </table:table-cell>
          <table:table-cell office:value-type="float" office:value="-0.2586529251" calcext:value-type="float">
            <text:p>-0.258652925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500275" calcext:value-type="float">
            <text:p>0.04500275</text:p>
          </table:table-cell>
          <table:table-cell office:value-type="float" office:value="-0.07509317" calcext:value-type="float">
            <text:p>-0.07509317</text:p>
          </table:table-cell>
          <table:table-cell office:value-type="float" office:value="0.0513213889" calcext:value-type="float">
            <text:p>0.051321388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4.01" calcext:value-type="float">
            <text:p>24.01</text:p>
          </table:table-cell>
          <table:table-cell office:value-type="float" office:value="178.9365844727" calcext:value-type="float">
            <text:p>178.9365844727</text:p>
          </table:table-cell>
          <table:table-cell office:value-type="float" office:value="-2.6407213432" calcext:value-type="float">
            <text:p>-2.6407213432</text:p>
          </table:table-cell>
          <table:table-cell office:value-type="float" office:value="-0.2640721343" calcext:value-type="float">
            <text:p>-0.264072134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764202" calcext:value-type="float">
            <text:p>0.04764202</text:p>
          </table:table-cell>
          <table:table-cell office:value-type="float" office:value="-0.07848448" calcext:value-type="float">
            <text:p>-0.07848448</text:p>
          </table:table-cell>
          <table:table-cell office:value-type="float" office:value="0.0505767032" calcext:value-type="float">
            <text:p>0.050576703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179.1094665527" calcext:value-type="float">
            <text:p>179.1094665527</text:p>
          </table:table-cell>
          <table:table-cell office:value-type="float" office:value="-2.7110469763" calcext:value-type="float">
            <text:p>-2.7110469763</text:p>
          </table:table-cell>
          <table:table-cell office:value-type="float" office:value="-0.2711046976" calcext:value-type="float">
            <text:p>-0.271104697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986875" calcext:value-type="float">
            <text:p>0.04986875</text:p>
          </table:table-cell>
          <table:table-cell office:value-type="float" office:value="-0.08231676" calcext:value-type="float">
            <text:p>-0.08231676</text:p>
          </table:table-cell>
          <table:table-cell office:value-type="float" office:value="0.0508019399" calcext:value-type="float">
            <text:p>0.050801939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4.11" calcext:value-type="float">
            <text:p>24.11</text:p>
          </table:table-cell>
          <table:table-cell office:value-type="float" office:value="179.2038726807" calcext:value-type="float">
            <text:p>179.2038726807</text:p>
          </table:table-cell>
          <table:table-cell office:value-type="float" office:value="-2.7514504947" calcext:value-type="float">
            <text:p>-2.7514504947</text:p>
          </table:table-cell>
          <table:table-cell office:value-type="float" office:value="-0.2751450495" calcext:value-type="float">
            <text:p>-0.275145049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5162127" calcext:value-type="float">
            <text:p>0.05162127</text:p>
          </table:table-cell>
          <table:table-cell office:value-type="float" office:value="-0.08231676" calcext:value-type="float">
            <text:p>-0.08231676</text:p>
          </table:table-cell>
          <table:table-cell office:value-type="float" office:value="0.0506117175" calcext:value-type="float">
            <text:p>0.050611717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179.1365661621" calcext:value-type="float">
            <text:p>179.1365661621</text:p>
          </table:table-cell>
          <table:table-cell office:value-type="float" office:value="-2.6864411823" calcext:value-type="float">
            <text:p>-2.6864411823</text:p>
          </table:table-cell>
          <table:table-cell office:value-type="float" office:value="-0.2686441182" calcext:value-type="float">
            <text:p>-0.268644118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5235539" calcext:value-type="float">
            <text:p>0.05235539</text:p>
          </table:table-cell>
          <table:table-cell office:value-type="float" office:value="-0.08445369" calcext:value-type="float">
            <text:p>-0.08445369</text:p>
          </table:table-cell>
          <table:table-cell office:value-type="float" office:value="0.0463019949" calcext:value-type="float">
            <text:p>0.0463019949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4.21" calcext:value-type="float">
            <text:p>24.21</text:p>
          </table:table-cell>
          <table:table-cell office:value-type="float" office:value="179.0861206055" calcext:value-type="float">
            <text:p>179.0861206055</text:p>
          </table:table-cell>
          <table:table-cell office:value-type="float" office:value="-2.7632101261" calcext:value-type="float">
            <text:p>-2.7632101261</text:p>
          </table:table-cell>
          <table:table-cell office:value-type="float" office:value="-0.2763210126" calcext:value-type="float">
            <text:p>-0.276321012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5335602" calcext:value-type="float">
            <text:p>0.05335602</text:p>
          </table:table-cell>
          <table:table-cell office:value-type="float" office:value="-0.08445369" calcext:value-type="float">
            <text:p>-0.08445369</text:p>
          </table:table-cell>
          <table:table-cell office:value-type="float" office:value="0.0477986826" calcext:value-type="float">
            <text:p>0.047798682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4.26" calcext:value-type="float">
            <text:p>24.26</text:p>
          </table:table-cell>
          <table:table-cell office:value-type="float" office:value="178.924621582" calcext:value-type="float">
            <text:p>178.924621582</text:p>
          </table:table-cell>
          <table:table-cell office:value-type="float" office:value="-2.8274401144" calcext:value-type="float">
            <text:p>-2.8274401144</text:p>
          </table:table-cell>
          <table:table-cell office:value-type="float" office:value="-0.2827440114" calcext:value-type="float">
            <text:p>-0.282744011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544506" calcext:value-type="float">
            <text:p>0.0544506</text:p>
          </table:table-cell>
          <table:table-cell office:value-type="float" office:value="-0.081278" calcext:value-type="float">
            <text:p>-0.081278</text:p>
          </table:table-cell>
          <table:table-cell office:value-type="float" office:value="0.0484385602" calcext:value-type="float">
            <text:p>0.048438560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178.8104858398" calcext:value-type="float">
            <text:p>178.8104858398</text:p>
          </table:table-cell>
          <table:table-cell office:value-type="float" office:value="-2.8606784397" calcext:value-type="float">
            <text:p>-2.8606784397</text:p>
          </table:table-cell>
          <table:table-cell office:value-type="float" office:value="-0.286067844" calcext:value-type="float">
            <text:p>-0.28606784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5540124" calcext:value-type="float">
            <text:p>0.05540124</text:p>
          </table:table-cell>
          <table:table-cell office:value-type="float" office:value="-0.081278" calcext:value-type="float">
            <text:p>-0.081278</text:p>
          </table:table-cell>
          <table:table-cell office:value-type="float" office:value="0.0498568921" calcext:value-type="float">
            <text:p>0.0498568921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178.7367706299" calcext:value-type="float">
            <text:p>178.7367706299</text:p>
          </table:table-cell>
          <table:table-cell office:value-type="float" office:value="-2.9366171259" calcext:value-type="float">
            <text:p>-2.9366171259</text:p>
          </table:table-cell>
          <table:table-cell office:value-type="float" office:value="-0.2936617126" calcext:value-type="float">
            <text:p>-0.293661712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5654055" calcext:value-type="float">
            <text:p>0.05654055</text:p>
          </table:table-cell>
          <table:table-cell office:value-type="float" office:value="-0.081278" calcext:value-type="float">
            <text:p>-0.081278</text:p>
          </table:table-cell>
          <table:table-cell office:value-type="float" office:value="0.0521135196" calcext:value-type="float">
            <text:p>0.0521135196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4.41" calcext:value-type="float">
            <text:p>24.41</text:p>
          </table:table-cell>
          <table:table-cell office:value-type="float" office:value="178.7054901123" calcext:value-type="float">
            <text:p>178.7054901123</text:p>
          </table:table-cell>
          <table:table-cell office:value-type="float" office:value="-3.1341287432" calcext:value-type="float">
            <text:p>-3.1341287432</text:p>
          </table:table-cell>
          <table:table-cell office:value-type="float" office:value="-0.3134128743" calcext:value-type="float">
            <text:p>-0.313412874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5861577" calcext:value-type="float">
            <text:p>0.05861577</text:p>
          </table:table-cell>
          <table:table-cell office:value-type="float" office:value="-0.07278354" calcext:value-type="float">
            <text:p>-0.07278354</text:p>
          </table:table-cell>
          <table:table-cell office:value-type="float" office:value="0.0598616444" calcext:value-type="float">
            <text:p>0.059861644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4.46" calcext:value-type="float">
            <text:p>24.46</text:p>
          </table:table-cell>
          <table:table-cell office:value-type="float" office:value="178.7052001953" calcext:value-type="float">
            <text:p>178.7052001953</text:p>
          </table:table-cell>
          <table:table-cell office:value-type="float" office:value="-3.2920284696" calcext:value-type="float">
            <text:p>-3.2920284696</text:p>
          </table:table-cell>
          <table:table-cell office:value-type="float" office:value="-0.329202847" calcext:value-type="float">
            <text:p>-0.32920284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6105041" calcext:value-type="float">
            <text:p>0.06105041</text:p>
          </table:table-cell>
          <table:table-cell office:value-type="float" office:value="-0.07278354" calcext:value-type="float">
            <text:p>-0.07278354</text:p>
          </table:table-cell>
          <table:table-cell office:value-type="float" office:value="0.0656725789" calcext:value-type="float">
            <text:p>0.0656725789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4.51" calcext:value-type="float">
            <text:p>24.51</text:p>
          </table:table-cell>
          <table:table-cell office:value-type="float" office:value="178.8100738525" calcext:value-type="float">
            <text:p>178.8100738525</text:p>
          </table:table-cell>
          <table:table-cell office:value-type="float" office:value="-3.5067785314" calcext:value-type="float">
            <text:p>-3.5067785314</text:p>
          </table:table-cell>
          <table:table-cell office:value-type="float" office:value="-0.3506778531" calcext:value-type="float">
            <text:p>-0.350677853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6410334" calcext:value-type="float">
            <text:p>0.06410334</text:p>
          </table:table-cell>
          <table:table-cell office:value-type="float" office:value="-0.07278354" calcext:value-type="float">
            <text:p>-0.07278354</text:p>
          </table:table-cell>
          <table:table-cell office:value-type="float" office:value="0.0724672588" calcext:value-type="float">
            <text:p>0.072467258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178.9325866699" calcext:value-type="float">
            <text:p>178.9325866699</text:p>
          </table:table-cell>
          <table:table-cell office:value-type="float" office:value="-3.634694531" calcext:value-type="float">
            <text:p>-3.634694531</text:p>
          </table:table-cell>
          <table:table-cell office:value-type="float" office:value="-0.3634694531" calcext:value-type="float">
            <text:p>-0.363469453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6698942" calcext:value-type="float">
            <text:p>0.06698942</text:p>
          </table:table-cell>
          <table:table-cell office:value-type="float" office:value="-0.05919835" calcext:value-type="float">
            <text:p>-0.05919835</text:p>
          </table:table-cell>
          <table:table-cell office:value-type="float" office:value="0.0773192239" calcext:value-type="float">
            <text:p>0.077319223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4.61" calcext:value-type="float">
            <text:p>24.61</text:p>
          </table:table-cell>
          <table:table-cell office:value-type="float" office:value="179.0843963623" calcext:value-type="float">
            <text:p>179.0843963623</text:p>
          </table:table-cell>
          <table:table-cell office:value-type="float" office:value="-3.5847061" calcext:value-type="float">
            <text:p>-3.5847061</text:p>
          </table:table-cell>
          <table:table-cell office:value-type="float" office:value="-0.35847061" calcext:value-type="float">
            <text:p>-0.3584706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6857873" calcext:value-type="float">
            <text:p>0.06857873</text:p>
          </table:table-cell>
          <table:table-cell office:value-type="float" office:value="-0.05919835" calcext:value-type="float">
            <text:p>-0.05919835</text:p>
          </table:table-cell>
          <table:table-cell office:value-type="float" office:value="0.0791388681" calcext:value-type="float">
            <text:p>0.079138868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4.66" calcext:value-type="float">
            <text:p>24.66</text:p>
          </table:table-cell>
          <table:table-cell office:value-type="float" office:value="179.1371917725" calcext:value-type="float">
            <text:p>179.1371917725</text:p>
          </table:table-cell>
          <table:table-cell office:value-type="float" office:value="-3.5663941805" calcext:value-type="float">
            <text:p>-3.5663941805</text:p>
          </table:table-cell>
          <table:table-cell office:value-type="float" office:value="-0.356639418" calcext:value-type="float">
            <text:p>-0.35663941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6951534" calcext:value-type="float">
            <text:p>0.06951534</text:p>
          </table:table-cell>
          <table:table-cell office:value-type="float" office:value="-0.04103506" calcext:value-type="float">
            <text:p>-0.04103506</text:p>
          </table:table-cell>
          <table:table-cell office:value-type="float" office:value="0.0815923323" calcext:value-type="float">
            <text:p>0.081592332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4.71" calcext:value-type="float">
            <text:p>24.71</text:p>
          </table:table-cell>
          <table:table-cell office:value-type="float" office:value="179.2234649658" calcext:value-type="float">
            <text:p>179.2234649658</text:p>
          </table:table-cell>
          <table:table-cell office:value-type="float" office:value="-3.3125959854" calcext:value-type="float">
            <text:p>-3.3125959854</text:p>
          </table:table-cell>
          <table:table-cell office:value-type="float" office:value="-0.3312595985" calcext:value-type="float">
            <text:p>-0.331259598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6844781" calcext:value-type="float">
            <text:p>0.06844781</text:p>
          </table:table-cell>
          <table:table-cell office:value-type="float" office:value="-0.04103506" calcext:value-type="float">
            <text:p>-0.04103506</text:p>
          </table:table-cell>
          <table:table-cell office:value-type="float" office:value="0.0789413526" calcext:value-type="float">
            <text:p>0.078941352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179.2286834717" calcext:value-type="float">
            <text:p>179.2286834717</text:p>
          </table:table-cell>
          <table:table-cell office:value-type="float" office:value="-3.1926392048" calcext:value-type="float">
            <text:p>-3.1926392048</text:p>
          </table:table-cell>
          <table:table-cell office:value-type="float" office:value="-0.3192639205" calcext:value-type="float">
            <text:p>-0.319263920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6693727" calcext:value-type="float">
            <text:p>0.06693727</text:p>
          </table:table-cell>
          <table:table-cell office:value-type="float" office:value="-0.04103506" calcext:value-type="float">
            <text:p>-0.04103506</text:p>
          </table:table-cell>
          <table:table-cell office:value-type="float" office:value="0.0767352713" calcext:value-type="float">
            <text:p>0.076735271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4.81" calcext:value-type="float">
            <text:p>24.81</text:p>
          </table:table-cell>
          <table:table-cell office:value-type="float" office:value="179.1248474121" calcext:value-type="float">
            <text:p>179.1248474121</text:p>
          </table:table-cell>
          <table:table-cell office:value-type="float" office:value="-2.8519182923" calcext:value-type="float">
            <text:p>-2.8519182923</text:p>
          </table:table-cell>
          <table:table-cell office:value-type="float" office:value="-0.2851918292" calcext:value-type="float">
            <text:p>-0.285191829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6366036" calcext:value-type="float">
            <text:p>0.06366036</text:p>
          </table:table-cell>
          <table:table-cell office:value-type="float" office:value="-0.01912808" calcext:value-type="float">
            <text:p>-0.01912808</text:p>
          </table:table-cell>
          <table:table-cell office:value-type="float" office:value="0.0711551908" calcext:value-type="float">
            <text:p>0.071155190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.86" calcext:value-type="float">
            <text:p>24.86</text:p>
          </table:table-cell>
          <table:table-cell office:value-type="float" office:value="179.0652008057" calcext:value-type="float">
            <text:p>179.0652008057</text:p>
          </table:table-cell>
          <table:table-cell office:value-type="float" office:value="-2.5204318135" calcext:value-type="float">
            <text:p>-2.5204318135</text:p>
          </table:table-cell>
          <table:table-cell office:value-type="float" office:value="-0.2520431813" calcext:value-type="float">
            <text:p>-0.252043181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592684" calcext:value-type="float">
            <text:p>0.0592684</text:p>
          </table:table-cell>
          <table:table-cell office:value-type="float" office:value="-0.01912808" calcext:value-type="float">
            <text:p>-0.01912808</text:p>
          </table:table-cell>
          <table:table-cell office:value-type="float" office:value="0.0612133839" calcext:value-type="float">
            <text:p>0.061213383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.91" calcext:value-type="float">
            <text:p>24.91</text:p>
          </table:table-cell>
          <table:table-cell office:value-type="float" office:value="178.9848022461" calcext:value-type="float">
            <text:p>178.9848022461</text:p>
          </table:table-cell>
          <table:table-cell office:value-type="float" office:value="-2.1651855948" calcext:value-type="float">
            <text:p>-2.1651855948</text:p>
          </table:table-cell>
          <table:table-cell office:value-type="float" office:value="-0.2165185595" calcext:value-type="float">
            <text:p>-0.216518559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5397535" calcext:value-type="float">
            <text:p>0.05397535</text:p>
          </table:table-cell>
          <table:table-cell office:value-type="float" office:value="0.00526674" calcext:value-type="float">
            <text:p>0.00526674</text:p>
          </table:table-cell>
          <table:table-cell office:value-type="float" office:value="0.0556000392" calcext:value-type="float">
            <text:p>0.055600039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178.8944091797" calcext:value-type="float">
            <text:p>178.8944091797</text:p>
          </table:table-cell>
          <table:table-cell office:value-type="float" office:value="-1.7291954226" calcext:value-type="float">
            <text:p>-1.7291954226</text:p>
          </table:table-cell>
          <table:table-cell office:value-type="float" office:value="-0.1729195423" calcext:value-type="float">
            <text:p>-0.172919542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754396" calcext:value-type="float">
            <text:p>0.04754396</text:p>
          </table:table-cell>
          <table:table-cell office:value-type="float" office:value="0.00526674" calcext:value-type="float">
            <text:p>0.00526674</text:p>
          </table:table-cell>
          <table:table-cell office:value-type="float" office:value="0.0421132695" calcext:value-type="float">
            <text:p>0.042113269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5.01" calcext:value-type="float">
            <text:p>25.01</text:p>
          </table:table-cell>
          <table:table-cell office:value-type="float" office:value="178.8794403076" calcext:value-type="float">
            <text:p>178.8794403076</text:p>
          </table:table-cell>
          <table:table-cell office:value-type="float" office:value="-1.4088844143" calcext:value-type="float">
            <text:p>-1.4088844143</text:p>
          </table:table-cell>
          <table:table-cell office:value-type="float" office:value="-0.1408884414" calcext:value-type="float">
            <text:p>-0.140888441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4112524" calcext:value-type="float">
            <text:p>0.04112524</text:p>
          </table:table-cell>
          <table:table-cell office:value-type="float" office:value="0.00526674" calcext:value-type="float">
            <text:p>0.00526674</text:p>
          </table:table-cell>
          <table:table-cell office:value-type="float" office:value="0.0345899731" calcext:value-type="float">
            <text:p>0.034589973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5.06" calcext:value-type="float">
            <text:p>25.06</text:p>
          </table:table-cell>
          <table:table-cell office:value-type="float" office:value="178.9030609131" calcext:value-type="float">
            <text:p>178.9030609131</text:p>
          </table:table-cell>
          <table:table-cell office:value-type="float" office:value="-1.0000824464" calcext:value-type="float">
            <text:p>-1.0000824464</text:p>
          </table:table-cell>
          <table:table-cell office:value-type="float" office:value="-0.1000082446" calcext:value-type="float">
            <text:p>-0.100008244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3412522" calcext:value-type="float">
            <text:p>0.03412522</text:p>
          </table:table-cell>
          <table:table-cell office:value-type="float" office:value="0.03054371" calcext:value-type="float">
            <text:p>0.03054371</text:p>
          </table:table-cell>
          <table:table-cell office:value-type="float" office:value="0.0234199097" calcext:value-type="float">
            <text:p>0.0234199097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5.11" calcext:value-type="float">
            <text:p>25.11</text:p>
          </table:table-cell>
          <table:table-cell office:value-type="float" office:value="178.9105987549" calcext:value-type="float">
            <text:p>178.9105987549</text:p>
          </table:table-cell>
          <table:table-cell office:value-type="float" office:value="-0.7776669889" calcext:value-type="float">
            <text:p>-0.7776669889</text:p>
          </table:table-cell>
          <table:table-cell office:value-type="float" office:value="-0.0777666989" calcext:value-type="float">
            <text:p>-0.077766698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2798015" calcext:value-type="float">
            <text:p>0.02798015</text:p>
          </table:table-cell>
          <table:table-cell office:value-type="float" office:value="0.03054371" calcext:value-type="float">
            <text:p>0.03054371</text:p>
          </table:table-cell>
          <table:table-cell office:value-type="float" office:value="0.0172464635" calcext:value-type="float">
            <text:p>0.0172464635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178.9173431396" calcext:value-type="float">
            <text:p>178.9173431396</text:p>
          </table:table-cell>
          <table:table-cell office:value-type="float" office:value="-0.5462066501" calcext:value-type="float">
            <text:p>-0.5462066501</text:p>
          </table:table-cell>
          <table:table-cell office:value-type="float" office:value="-0.054620665" calcext:value-type="float">
            <text:p>-0.054620665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223443" calcext:value-type="float">
            <text:p>0.0223443</text:p>
          </table:table-cell>
          <table:table-cell office:value-type="float" office:value="0.03054371" calcext:value-type="float">
            <text:p>0.03054371</text:p>
          </table:table-cell>
          <table:table-cell office:value-type="float" office:value="0.0107988166" calcext:value-type="float">
            <text:p>0.010798816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5.21" calcext:value-type="float">
            <text:p>25.21</text:p>
          </table:table-cell>
          <table:table-cell office:value-type="float" office:value="178.9583740234" calcext:value-type="float">
            <text:p>178.9583740234</text:p>
          </table:table-cell>
          <table:table-cell office:value-type="float" office:value="-0.2866252555" calcext:value-type="float">
            <text:p>-0.2866252555</text:p>
          </table:table-cell>
          <table:table-cell office:value-type="float" office:value="-0.0286625256" calcext:value-type="float">
            <text:p>-0.028662525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1686023" calcext:value-type="float">
            <text:p>0.01686023</text:p>
          </table:table-cell>
          <table:table-cell office:value-type="float" office:value="0.05477697" calcext:value-type="float">
            <text:p>0.05477697</text:p>
          </table:table-cell>
          <table:table-cell office:value-type="float" office:value="0.0059761897" calcext:value-type="float">
            <text:p>0.0059761897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5.26" calcext:value-type="float">
            <text:p>25.26</text:p>
          </table:table-cell>
          <table:table-cell office:value-type="float" office:value="178.9741363525" calcext:value-type="float">
            <text:p>178.9741363525</text:p>
          </table:table-cell>
          <table:table-cell office:value-type="float" office:value="-0.0674445578" calcext:value-type="float">
            <text:p>-0.0674445578</text:p>
          </table:table-cell>
          <table:table-cell office:value-type="float" office:value="-0.0067444558" calcext:value-type="float">
            <text:p>-0.006744455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1174651" calcext:value-type="float">
            <text:p>0.01174651</text:p>
          </table:table-cell>
          <table:table-cell office:value-type="float" office:value="0.05477697" calcext:value-type="float">
            <text:p>0.05477697</text:p>
          </table:table-cell>
          <table:table-cell office:value-type="float" office:value="0.0002693979" calcext:value-type="float">
            <text:p>0.000269397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5.31" calcext:value-type="float">
            <text:p>25.31</text:p>
          </table:table-cell>
          <table:table-cell office:value-type="float" office:value="178.991027832" calcext:value-type="float">
            <text:p>178.991027832</text:p>
          </table:table-cell>
          <table:table-cell office:value-type="float" office:value="0.1532504176" calcext:value-type="float">
            <text:p>0.1532504176</text:p>
          </table:table-cell>
          <table:table-cell office:value-type="float" office:value="0.0153250418" calcext:value-type="float">
            <text:p>0.015325041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686939" calcext:value-type="float">
            <text:p>0.00686939</text:p>
          </table:table-cell>
          <table:table-cell office:value-type="float" office:value="0.07593337" calcext:value-type="float">
            <text:p>0.07593337</text:p>
          </table:table-cell>
          <table:table-cell office:value-type="float" office:value="-0.0063681176" calcext:value-type="float">
            <text:p>-0.0063681176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179.0165710449" calcext:value-type="float">
            <text:p>179.0165710449</text:p>
          </table:table-cell>
          <table:table-cell office:value-type="float" office:value="0.2945520041" calcext:value-type="float">
            <text:p>0.2945520041</text:p>
          </table:table-cell>
          <table:table-cell office:value-type="float" office:value="0.0294552004" calcext:value-type="float">
            <text:p>0.0294552004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0.00267899" calcext:value-type="float">
            <text:p>0.00267899</text:p>
          </table:table-cell>
          <table:table-cell office:value-type="float" office:value="0.07593337" calcext:value-type="float">
            <text:p>0.07593337</text:p>
          </table:table-cell>
          <table:table-cell office:value-type="float" office:value="-0.0098788426" calcext:value-type="float">
            <text:p>-0.009878842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5.41" calcext:value-type="float">
            <text:p>25.41</text:p>
          </table:table-cell>
          <table:table-cell office:value-type="float" office:value="179.0111999512" calcext:value-type="float">
            <text:p>179.0111999512</text:p>
          </table:table-cell>
          <table:table-cell office:value-type="float" office:value="0.4920306189" calcext:value-type="float">
            <text:p>0.4920306189</text:p>
          </table:table-cell>
          <table:table-cell office:value-type="float" office:value="0.0492030619" calcext:value-type="float">
            <text:p>0.0492030619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142837" calcext:value-type="float">
            <text:p>-0.00142837</text:p>
          </table:table-cell>
          <table:table-cell office:value-type="float" office:value="0.07593337" calcext:value-type="float">
            <text:p>0.07593337</text:p>
          </table:table-cell>
          <table:table-cell office:value-type="float" office:value="-0.0159803701" calcext:value-type="float">
            <text:p>-0.015980370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5.46" calcext:value-type="float">
            <text:p>25.46</text:p>
          </table:table-cell>
          <table:table-cell office:value-type="float" office:value="178.9997711182" calcext:value-type="float">
            <text:p>178.9997711182</text:p>
          </table:table-cell>
          <table:table-cell office:value-type="float" office:value="0.6313469765" calcext:value-type="float">
            <text:p>0.6313469765</text:p>
          </table:table-cell>
          <table:table-cell office:value-type="float" office:value="0.0631346976" calcext:value-type="float">
            <text:p>0.063134697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509279" calcext:value-type="float">
            <text:p>-0.00509279</text:p>
          </table:table-cell>
          <table:table-cell office:value-type="float" office:value="0.09211818" calcext:value-type="float">
            <text:p>0.09211818</text:p>
          </table:table-cell>
          <table:table-cell office:value-type="float" office:value="-0.0195599004" calcext:value-type="float">
            <text:p>-0.019559900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5.51" calcext:value-type="float">
            <text:p>25.51</text:p>
          </table:table-cell>
          <table:table-cell office:value-type="float" office:value="178.978302002" calcext:value-type="float">
            <text:p>178.978302002</text:p>
          </table:table-cell>
          <table:table-cell office:value-type="float" office:value="0.692492283" calcext:value-type="float">
            <text:p>0.692492283</text:p>
          </table:table-cell>
          <table:table-cell office:value-type="float" office:value="0.0692492283" calcext:value-type="float">
            <text:p>0.069249228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079412" calcext:value-type="float">
            <text:p>-0.0079412</text:p>
          </table:table-cell>
          <table:table-cell office:value-type="float" office:value="0.09211818" calcext:value-type="float">
            <text:p>0.09211818</text:p>
          </table:table-cell>
          <table:table-cell office:value-type="float" office:value="-0.0211475484" calcext:value-type="float">
            <text:p>-0.021147548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178.9603118896" calcext:value-type="float">
            <text:p>178.9603118896</text:p>
          </table:table-cell>
          <table:table-cell office:value-type="float" office:value="0.8172365134" calcext:value-type="float">
            <text:p>0.8172365134</text:p>
          </table:table-cell>
          <table:table-cell office:value-type="float" office:value="0.0817236513" calcext:value-type="float">
            <text:p>0.081723651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1066991" calcext:value-type="float">
            <text:p>-0.01066991</text:p>
          </table:table-cell>
          <table:table-cell office:value-type="float" office:value="0.09683275" calcext:value-type="float">
            <text:p>0.09683275</text:p>
          </table:table-cell>
          <table:table-cell office:value-type="float" office:value="-0.0252137401" calcext:value-type="float">
            <text:p>-0.02521374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5.61" calcext:value-type="float">
            <text:p>25.61</text:p>
          </table:table-cell>
          <table:table-cell office:value-type="float" office:value="178.9648284912" calcext:value-type="float">
            <text:p>178.9648284912</text:p>
          </table:table-cell>
          <table:table-cell office:value-type="float" office:value="0.8847622199" calcext:value-type="float">
            <text:p>0.8847622199</text:p>
          </table:table-cell>
          <table:table-cell office:value-type="float" office:value="0.088476222" calcext:value-type="float">
            <text:p>0.088476222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1293756" calcext:value-type="float">
            <text:p>-0.01293756</text:p>
          </table:table-cell>
          <table:table-cell office:value-type="float" office:value="0.10193662" calcext:value-type="float">
            <text:p>0.10193662</text:p>
          </table:table-cell>
          <table:table-cell office:value-type="float" office:value="-0.0267935365" calcext:value-type="float">
            <text:p>-0.026793536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5.66" calcext:value-type="float">
            <text:p>25.66</text:p>
          </table:table-cell>
          <table:table-cell office:value-type="float" office:value="178.9702453613" calcext:value-type="float">
            <text:p>178.9702453613</text:p>
          </table:table-cell>
          <table:table-cell office:value-type="float" office:value="0.8228946179" calcext:value-type="float">
            <text:p>0.8228946179</text:p>
          </table:table-cell>
          <table:table-cell office:value-type="float" office:value="0.0822894618" calcext:value-type="float">
            <text:p>0.082289461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1403575" calcext:value-type="float">
            <text:p>-0.01403575</text:p>
          </table:table-cell>
          <table:table-cell office:value-type="float" office:value="0.10193662" calcext:value-type="float">
            <text:p>0.10193662</text:p>
          </table:table-cell>
          <table:table-cell office:value-type="float" office:value="-0.0263089045" calcext:value-type="float">
            <text:p>-0.026308904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5.71" calcext:value-type="float">
            <text:p>25.71</text:p>
          </table:table-cell>
          <table:table-cell office:value-type="float" office:value="178.9768981934" calcext:value-type="float">
            <text:p>178.9768981934</text:p>
          </table:table-cell>
          <table:table-cell office:value-type="float" office:value="0.9685054276" calcext:value-type="float">
            <text:p>0.9685054276</text:p>
          </table:table-cell>
          <table:table-cell office:value-type="float" office:value="0.0968505428" calcext:value-type="float">
            <text:p>0.096850542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1573769" calcext:value-type="float">
            <text:p>-0.01573769</text:p>
          </table:table-cell>
          <table:table-cell office:value-type="float" office:value="0.10472443" calcext:value-type="float">
            <text:p>0.10472443</text:p>
          </table:table-cell>
          <table:table-cell office:value-type="float" office:value="-0.0309502051" calcext:value-type="float">
            <text:p>-0.030950205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5.76" calcext:value-type="float">
            <text:p>25.76</text:p>
          </table:table-cell>
          <table:table-cell office:value-type="float" office:value="178.9937438965" calcext:value-type="float">
            <text:p>178.9937438965</text:p>
          </table:table-cell>
          <table:table-cell office:value-type="float" office:value="0.9982889956" calcext:value-type="float">
            <text:p>0.9982889956</text:p>
          </table:table-cell>
          <table:table-cell office:value-type="float" office:value="0.0998288996" calcext:value-type="float">
            <text:p>0.099828899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1706985" calcext:value-type="float">
            <text:p>-0.01706985</text:p>
          </table:table-cell>
          <table:table-cell office:value-type="float" office:value="0.10472443" calcext:value-type="float">
            <text:p>0.10472443</text:p>
          </table:table-cell>
          <table:table-cell office:value-type="float" office:value="-0.0306082644" calcext:value-type="float">
            <text:p>-0.0306082644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5.81" calcext:value-type="float">
            <text:p>25.81</text:p>
          </table:table-cell>
          <table:table-cell office:value-type="float" office:value="179.014251709" calcext:value-type="float">
            <text:p>179.014251709</text:p>
          </table:table-cell>
          <table:table-cell office:value-type="float" office:value="1.0535938471" calcext:value-type="float">
            <text:p>1.0535938471</text:p>
          </table:table-cell>
          <table:table-cell office:value-type="float" office:value="0.1053593847" calcext:value-type="float">
            <text:p>0.105359384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183258" calcext:value-type="float">
            <text:p>-0.0183258</text:p>
          </table:table-cell>
          <table:table-cell office:value-type="float" office:value="0.10383815" calcext:value-type="float">
            <text:p>0.10383815</text:p>
          </table:table-cell>
          <table:table-cell office:value-type="float" office:value="-0.0309908076" calcext:value-type="float">
            <text:p>-0.030990807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5.86" calcext:value-type="float">
            <text:p>25.86</text:p>
          </table:table-cell>
          <table:table-cell office:value-type="float" office:value="179.0476379395" calcext:value-type="float">
            <text:p>179.0476379395</text:p>
          </table:table-cell>
          <table:table-cell office:value-type="float" office:value="1.1395900928" calcext:value-type="float">
            <text:p>1.1395900928</text:p>
          </table:table-cell>
          <table:table-cell office:value-type="float" office:value="0.1139590093" calcext:value-type="float">
            <text:p>0.113959009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1973552" calcext:value-type="float">
            <text:p>-0.01973552</text:p>
          </table:table-cell>
          <table:table-cell office:value-type="float" office:value="0.10059999" calcext:value-type="float">
            <text:p>0.10059999</text:p>
          </table:table-cell>
          <table:table-cell office:value-type="float" office:value="-0.0321099443" calcext:value-type="float">
            <text:p>-0.032109944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5.91" calcext:value-type="float">
            <text:p>25.91</text:p>
          </table:table-cell>
          <table:table-cell office:value-type="float" office:value="179.0624237061" calcext:value-type="float">
            <text:p>179.0624237061</text:p>
          </table:table-cell>
          <table:table-cell office:value-type="float" office:value="1.3959323006" calcext:value-type="float">
            <text:p>1.3959323006</text:p>
          </table:table-cell>
          <table:table-cell office:value-type="float" office:value="0.1395932301" calcext:value-type="float">
            <text:p>0.1395932301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2238293" calcext:value-type="float">
            <text:p>-0.02238293</text:p>
          </table:table-cell>
          <table:table-cell office:value-type="float" office:value="0.10059999" calcext:value-type="float">
            <text:p>0.10059999</text:p>
          </table:table-cell>
          <table:table-cell office:value-type="float" office:value="-0.0360919765" calcext:value-type="float">
            <text:p>-0.036091976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5.96" calcext:value-type="float">
            <text:p>25.96</text:p>
          </table:table-cell>
          <table:table-cell office:value-type="float" office:value="179.0667877197" calcext:value-type="float">
            <text:p>179.0667877197</text:p>
          </table:table-cell>
          <table:table-cell office:value-type="float" office:value="1.5812492861" calcext:value-type="float">
            <text:p>1.5812492861</text:p>
          </table:table-cell>
          <table:table-cell office:value-type="float" office:value="0.1581249286" calcext:value-type="float">
            <text:p>0.158124928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2538143" calcext:value-type="float">
            <text:p>-0.02538143</text:p>
          </table:table-cell>
          <table:table-cell office:value-type="float" office:value="0.09047561" calcext:value-type="float">
            <text:p>0.09047561</text:p>
          </table:table-cell>
          <table:table-cell office:value-type="float" office:value="-0.0378052805" calcext:value-type="float">
            <text:p>-0.037805280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6.01" calcext:value-type="float">
            <text:p>26.01</text:p>
          </table:table-cell>
          <table:table-cell office:value-type="float" office:value="179.0657806396" calcext:value-type="float">
            <text:p>179.0657806396</text:p>
          </table:table-cell>
          <table:table-cell office:value-type="float" office:value="1.841225188" calcext:value-type="float">
            <text:p>1.841225188</text:p>
          </table:table-cell>
          <table:table-cell office:value-type="float" office:value="0.1841225188" calcext:value-type="float">
            <text:p>0.184122518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2911136" calcext:value-type="float">
            <text:p>-0.02911136</text:p>
          </table:table-cell>
          <table:table-cell office:value-type="float" office:value="0.09047561" calcext:value-type="float">
            <text:p>0.09047561</text:p>
          </table:table-cell>
          <table:table-cell office:value-type="float" office:value="-0.041917824" calcext:value-type="float">
            <text:p>-0.041917824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6.07" calcext:value-type="float">
            <text:p>26.07</text:p>
          </table:table-cell>
          <table:table-cell office:value-type="float" office:value="179.069152832" calcext:value-type="float">
            <text:p>179.069152832</text:p>
          </table:table-cell>
          <table:table-cell office:value-type="float" office:value="2.0798330257" calcext:value-type="float">
            <text:p>2.0798330257</text:p>
          </table:table-cell>
          <table:table-cell office:value-type="float" office:value="0.2079833026" calcext:value-type="float">
            <text:p>0.2079833026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331861" calcext:value-type="float">
            <text:p>-0.0331861</text:p>
          </table:table-cell>
          <table:table-cell office:value-type="float" office:value="0.08544438" calcext:value-type="float">
            <text:p>0.08544438</text:p>
          </table:table-cell>
          <table:table-cell office:value-type="float" office:value="-0.0459913438" calcext:value-type="float">
            <text:p>-0.045991343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6.11" calcext:value-type="float">
            <text:p>26.11</text:p>
          </table:table-cell>
          <table:table-cell office:value-type="float" office:value="179.0601654053" calcext:value-type="float">
            <text:p>179.0601654053</text:p>
          </table:table-cell>
          <table:table-cell office:value-type="float" office:value="2.2629406377" calcext:value-type="float">
            <text:p>2.2629406377</text:p>
          </table:table-cell>
          <table:table-cell office:value-type="float" office:value="0.2262940638" calcext:value-type="float">
            <text:p>0.2262940638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3712064" calcext:value-type="float">
            <text:p>-0.03712064</text:p>
          </table:table-cell>
          <table:table-cell office:value-type="float" office:value="0.07569118" calcext:value-type="float">
            <text:p>0.07569118</text:p>
          </table:table-cell>
          <table:table-cell office:value-type="float" office:value="-0.048906297" calcext:value-type="float">
            <text:p>-0.04890629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179.0427703857" calcext:value-type="float">
            <text:p>179.0427703857</text:p>
          </table:table-cell>
          <table:table-cell office:value-type="float" office:value="2.5218864631" calcext:value-type="float">
            <text:p>2.5218864631</text:p>
          </table:table-cell>
          <table:table-cell office:value-type="float" office:value="0.2521886463" calcext:value-type="float">
            <text:p>0.2521886463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4146721" calcext:value-type="float">
            <text:p>-0.04146721</text:p>
          </table:table-cell>
          <table:table-cell office:value-type="float" office:value="0.07569118" calcext:value-type="float">
            <text:p>0.07569118</text:p>
          </table:table-cell>
          <table:table-cell office:value-type="float" office:value="-0.053971729" calcext:value-type="float">
            <text:p>-0.05397172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6.21" calcext:value-type="float">
            <text:p>26.21</text:p>
          </table:table-cell>
          <table:table-cell office:value-type="float" office:value="179.0354614258" calcext:value-type="float">
            <text:p>179.0354614258</text:p>
          </table:table-cell>
          <table:table-cell office:value-type="float" office:value="2.6718801674" calcext:value-type="float">
            <text:p>2.6718801674</text:p>
          </table:table-cell>
          <table:table-cell office:value-type="float" office:value="0.2671880167" calcext:value-type="float">
            <text:p>0.2671880167</text:p>
          </table:table-cell>
          <table:table-cell office:value-type="float" office:value="0.0001983863" calcext:value-type="float">
            <text:p>0.0001983863</text:p>
          </table:table-cell>
          <table:table-cell office:value-type="float" office:value="-0.04536214" calcext:value-type="float">
            <text:p>-0.04536214</text:p>
          </table:table-cell>
          <table:table-cell office:value-type="float" office:value="0.05792286" calcext:value-type="float">
            <text:p>0.05792286</text:p>
          </table:table-cell>
          <table:table-cell office:value-type="float" office:value="-0.0569136706" calcext:value-type="float">
            <text:p>-0.056913670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6.26" calcext:value-type="float">
            <text:p>26.26</text:p>
          </table:table-cell>
          <table:table-cell office:value-type="float" office:value="179.0204620361" calcext:value-type="float">
            <text:p>179.0204620361</text:p>
          </table:table-cell>
          <table:table-cell office:value-type="float" office:value="2.84" calcext:value-type="float">
            <text:p>2.8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17:51:09.679825356</dc:date>
    <meta:editing-duration>PT1M31S</meta:editing-duration>
    <meta:editing-cycles>1</meta:editing-cycles>
    <meta:document-statistic meta:table-count="1" meta:cell-count="47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55cm" svg:height="15.248cm" xlink:href=".." xlink:type="simple" chart:class="chart:line" chart:style-name="ch1">
        <chart:legend chart:legend-position="end" svg:x="24.747cm" svg:y="7.325cm" style:legend-expansion="high" chart:style-name="ch2"/>
        <chart:plot-area chart:style-name="ch3" table:cell-range-address="test2.H1:test2.H526" chart:data-source-has-labels="row" svg:x="0.563cm" svg:y="0.304cm" svg:width="23.621cm" svg:height="14.64cm">
          <chartooo:coordinate-region svg:x="1.581cm" svg:y="0.503cm" svg:width="22.603cm" svg:height="14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2.H2:test2.H526" chart:label-cell-address="test2.H1:test2.H1" chart:class="chart:line">
            <chart:data-point chart:repeated="5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ture_point</text:p>
                <draw:g>
                  <svg:desc>test2.H1:tes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21023911">
                <text:p>-0.0121023911</text:p>
                <draw:g>
                  <svg:desc>test2.H2:test2.H5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9967258">
                <text:p>-0.009967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47615389">
                <text:p>-0.0147615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09782292">
                <text:p>-0.0109782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20966312">
                <text:p>-0.0120966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1880355">
                <text:p>-0.011880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24401908">
                <text:p>-0.0124401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00446237">
                <text:p>-0.01004462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86666093">
                <text:p>-0.0086666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70316387">
                <text:p>-0.0070316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87303788">
                <text:p>-0.0087303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58947168">
                <text:p>-0.0058947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86579955">
                <text:p>-0.00865799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83429979">
                <text:p>-0.0083429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92380717">
                <text:p>-0.0092380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93163582">
                <text:p>-0.00931635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90075522">
                <text:p>-0.0090075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90701338">
                <text:p>-0.0090701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93675412">
                <text:p>-0.00936754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90059868">
                <text:p>-0.00900598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97585435">
                <text:p>-0.00975854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94393014">
                <text:p>-0.0094393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00691979">
                <text:p>-0.0100691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97349806">
                <text:p>-0.0097349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02136577">
                <text:p>-0.0102136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96092772">
                <text:p>-0.0096092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21748178">
                <text:p>-0.01217481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0416877">
                <text:p>-0.010416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99273977">
                <text:p>-0.00992739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13875506">
                <text:p>-0.01138755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92094771">
                <text:p>-0.00920947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97252762">
                <text:p>-0.00972527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9792427">
                <text:p>-0.009792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9431489">
                <text:p>-0.0094314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81561862">
                <text:p>-0.00815618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91988726">
                <text:p>-0.00919887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97141366">
                <text:p>-0.00971413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72443955">
                <text:p>-0.00724439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83446567">
                <text:p>-0.0083446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100776539">
                <text:p>-0.01007765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9030857">
                <text:p>-0.0090308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92787681">
                <text:p>-0.00927876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86586237">
                <text:p>-0.00865862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102735062">
                <text:p>-0.0102735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77628161">
                <text:p>-0.00776281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94123682">
                <text:p>-0.00941236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87571214">
                <text:p>-0.00875712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81482552">
                <text:p>-0.00814825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86123832">
                <text:p>-0.00861238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90991007">
                <text:p>-0.00909910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04472796">
                <text:p>-0.0104472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7162301">
                <text:p>-0.0071623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9748462">
                <text:p>-0.0097484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82109268">
                <text:p>-0.00821092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7844031">
                <text:p>-0.0078440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75863519">
                <text:p>-0.00758635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76077575">
                <text:p>-0.00760775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84511699">
                <text:p>-0.00845116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72781838">
                <text:p>-0.00727818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80451313">
                <text:p>-0.00804513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7132975">
                <text:p>-0.0071329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88687314">
                <text:p>-0.0088687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80784238">
                <text:p>-0.0080784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85548424">
                <text:p>-0.00855484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69839579">
                <text:p>-0.00698395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81102908">
                <text:p>-0.00811029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78611327">
                <text:p>-0.00786113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69695488">
                <text:p>-0.00696954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89639814">
                <text:p>-0.00896398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79012372">
                <text:p>-0.00790123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68156419">
                <text:p>-0.0068156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79429822">
                <text:p>-0.00794298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95026764">
                <text:p>-0.00950267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76063431">
                <text:p>-0.00760634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79953021">
                <text:p>-0.0079953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02565766">
                <text:p>-0.01025657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73189552">
                <text:p>-0.00731895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97248532">
                <text:p>-0.00972485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87417171">
                <text:p>-0.00874171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103562151">
                <text:p>-0.0103562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68730187">
                <text:p>-0.00687301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87167478">
                <text:p>-0.00871674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7943141">
                <text:p>-0.0079431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63722793">
                <text:p>-0.00637227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64349664">
                <text:p>-0.00643496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83527592">
                <text:p>-0.00835275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56677994">
                <text:p>-0.00566779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67526039">
                <text:p>-0.00675260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77764867">
                <text:p>-0.00777648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6028863">
                <text:p>-0.0060288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56754094">
                <text:p>-0.00567540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82098773">
                <text:p>-0.00820987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57247771">
                <text:p>-0.0057247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67516109">
                <text:p>-0.00675161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90096065">
                <text:p>-0.00900960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69141567">
                <text:p>-0.00691415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76956607">
                <text:p>-0.00769566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54166993">
                <text:p>-0.00541669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77403964">
                <text:p>-0.00774039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2993483">
                <text:p>-0.0029934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8202424">
                <text:p>-0.00082024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11741079">
                <text:p>-0.00117410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18573269">
                <text:p>-0.00185732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07737398">
                <text:p>-0.00077373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25788553">
                <text:p>-0.00257885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159545">
                <text:p>-0.001595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29084553">
                <text:p>-0.00290845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03590316">
                <text:p>-0.00035903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3815757">
                <text:p>0.00038157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21275735">
                <text:p>-0.00212757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26398391">
                <text:p>-0.00263983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3230627">
                <text:p>0.00132306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1033722">
                <text:p>-0.0010337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15331592">
                <text:p>-0.00153315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22742901">
                <text:p>-0.00227429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27672856">
                <text:p>-0.00276728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37324029">
                <text:p>-0.00373240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43677401">
                <text:p>-0.00436774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34656442">
                <text:p>-0.00346564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18822344">
                <text:p>-0.00188223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2312818">
                <text:p>-0.0023128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27528027">
                <text:p>-0.00275280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20271999">
                <text:p>-0.0020271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3133215">
                <text:p>-0.0031332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09956639">
                <text:p>-0.00099566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11844071">
                <text:p>-0.00118440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27268207">
                <text:p>-0.00272682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348336">
                <text:p>-0.003483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23348177">
                <text:p>-0.00233481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19056033">
                <text:p>-0.00190560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30459615">
                <text:p>-0.00304596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25237356">
                <text:p>-0.00252373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14078367">
                <text:p>-0.00140783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17311823">
                <text:p>-0.00173118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33747876">
                <text:p>-0.00337478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32233207">
                <text:p>-0.00322332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23758736">
                <text:p>-0.00237587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36326226">
                <text:p>-0.00363262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37110064">
                <text:p>-0.00371100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27602216">
                <text:p>-0.00276022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2599413">
                <text:p>0.00025994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03512911">
                <text:p>-0.00035129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12583904">
                <text:p>-0.00125839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08124585">
                <text:p>-0.00081245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19028677">
                <text:p>-0.00190286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14697546">
                <text:p>-0.00146975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5842504">
                <text:p>0.00058425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08247003">
                <text:p>-0.00082470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02845714">
                <text:p>-0.00028457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1198172">
                <text:p>0.00011981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1169018">
                <text:p>0.00011690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32859415">
                <text:p>-0.00328594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69376">
                <text:p>0.00000693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06660393">
                <text:p>-0.00066603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15142705">
                <text:p>-0.00151427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3743336">
                <text:p>-0.00037433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15519558">
                <text:p>-0.00155195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1996986">
                <text:p>-0.0019969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2573977">
                <text:p>-0.0025739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1557183">
                <text:p>0.00015571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7897229">
                <text:p>-0.00178972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5666342">
                <text:p>-0.00056663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14679245">
                <text:p>-0.00146792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18036366">
                <text:p>-0.00180363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20323102">
                <text:p>-0.00203231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35654833">
                <text:p>-0.00356548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1048233">
                <text:p>0.00010482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18364535">
                <text:p>-0.00183645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0296247">
                <text:p>0.00102962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11702073">
                <text:p>-0.00117020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2791192">
                <text:p>0.00027911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9098018">
                <text:p>-0.00090980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15474242">
                <text:p>-0.00154742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19093434">
                <text:p>-0.00190934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9010065">
                <text:p>-0.00090100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1815665">
                <text:p>0.00018156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26049616">
                <text:p>-0.00260496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6120955">
                <text:p>0.00061209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17079611">
                <text:p>-0.00170796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18951142">
                <text:p>-0.00189511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22617255">
                <text:p>-0.00226172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1718384">
                <text:p>0.00017183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11745719">
                <text:p>-0.00117457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20070864">
                <text:p>-0.00200708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21390194">
                <text:p>-0.00213901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19857277">
                <text:p>-0.00198572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18813771">
                <text:p>-0.00188137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14596009">
                <text:p>-0.00145960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4695667">
                <text:p>0.0004695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15171559">
                <text:p>-0.00151715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19219831">
                <text:p>-0.00192198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517637">
                <text:p>-0.0005176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13008465">
                <text:p>-0.00130084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4249546">
                <text:p>-0.00042495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6960384">
                <text:p>-0.00069603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4942612">
                <text:p>-0.00049426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9814355">
                <text:p>-0.00098143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16341767">
                <text:p>-0.00163417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12232621">
                <text:p>-0.00122326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12025997">
                <text:p>-0.00120259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29240337">
                <text:p>-0.00292403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13532342">
                <text:p>-0.00135323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7622993">
                <text:p>-0.00076229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6994683">
                <text:p>-0.00069946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19346375">
                <text:p>-0.0019346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14007227">
                <text:p>-0.00140072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6669664">
                <text:p>-0.00066696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5340208">
                <text:p>0.00053402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8481282">
                <text:p>-0.00084812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4627632">
                <text:p>-0.00046276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5821993">
                <text:p>-0.00058219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15134266">
                <text:p>-0.00151342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1831048">
                <text:p>-0.00018310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15618195">
                <text:p>-0.00156181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2703397">
                <text:p>-0.00027033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017619734">
                <text:p>-0.00176197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1478615">
                <text:p>-0.0014786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16552201">
                <text:p>-0.00165522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05315552">
                <text:p>-0.00053155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16964052">
                <text:p>-0.00169640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1900917">
                <text:p>0.00019009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22525247">
                <text:p>-0.00225252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1219986">
                <text:p>-0.0012199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016904642">
                <text:p>-0.00169046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16274355">
                <text:p>-0.00162743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727839">
                <text:p>0.00007278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13107281">
                <text:p>-0.00131072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09574341">
                <text:p>-0.00095743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07661735">
                <text:p>-0.00076617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01924593">
                <text:p>-0.00019245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016508624">
                <text:p>-0.00165086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0059548">
                <text:p>0.00100595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1497664">
                <text:p>-0.0014976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12038487">
                <text:p>-0.00120384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05719146">
                <text:p>-0.00057191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14660502">
                <text:p>-0.00146605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9284131">
                <text:p>0.00092841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27689298">
                <text:p>-0.00276892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12295778">
                <text:p>-0.00122957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14348867">
                <text:p>-0.00143488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13940413">
                <text:p>-0.00139404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08742646">
                <text:p>-0.00087426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19550252">
                <text:p>-0.00195502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01367452">
                <text:p>-0.00013674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11560443">
                <text:p>-0.00115604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11228779">
                <text:p>-0.00112287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02091891">
                <text:p>-0.00020918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10204348">
                <text:p>-0.00102043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22761734">
                <text:p>-0.00227617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15108572">
                <text:p>-0.00151085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12314978">
                <text:p>-0.00123149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19256607">
                <text:p>-0.00192566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26516602">
                <text:p>-0.00265166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10248183">
                <text:p>-0.00102481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2981313">
                <text:p>0.00029813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10308667">
                <text:p>-0.0010308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08517238">
                <text:p>-0.00085172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09905763">
                <text:p>-0.00099057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17998741">
                <text:p>-0.00179987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37932653">
                <text:p>-0.00379326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06045061">
                <text:p>-0.00060450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26119084">
                <text:p>-0.00261190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02974646">
                <text:p>-0.00029746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05126848">
                <text:p>-0.00051268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18605564">
                <text:p>-0.00186055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7824864">
                <text:p>0.00078248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13789149">
                <text:p>-0.00137891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15755689">
                <text:p>-0.00157556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3496291">
                <text:p>0.00034962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4193375">
                <text:p>0.0004193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11096541">
                <text:p>-0.00110965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25949067">
                <text:p>-0.00259490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0025711">
                <text:p>-0.0000257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26693102">
                <text:p>-0.00266931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1595864">
                <text:p>0.00015958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1127843">
                <text:p>0.00011278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17387916">
                <text:p>-0.00173879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18463438">
                <text:p>-0.00184634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13907259">
                <text:p>-0.00139072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06364622">
                <text:p>-0.00063646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087763">
                <text:p>0.00000877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08340726">
                <text:p>-0.00083407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1762866">
                <text:p>-0.0017628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02926085">
                <text:p>-0.00029260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007532777">
                <text:p>-0.00075327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010609175">
                <text:p>-0.00106091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025884163">
                <text:p>-0.00258841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011036085">
                <text:p>-0.00110360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030654332">
                <text:p>-0.00306543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1354509">
                <text:p>-0.0013545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011983528">
                <text:p>-0.00119835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328548">
                <text:p>0.00003285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7493189">
                <text:p>0.00074931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04473929">
                <text:p>-0.00044739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22708899">
                <text:p>-0.00227088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042953695">
                <text:p>-0.00429536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021088863">
                <text:p>-0.00210888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12474824">
                <text:p>-0.00124748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20706183">
                <text:p>-0.00207061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029730847">
                <text:p>-0.00297308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022718012">
                <text:p>-0.00227180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014463293">
                <text:p>-0.00144632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015162213">
                <text:p>-0.00151622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01728258">
                <text:p>-0.0017282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016661152">
                <text:p>-0.00166611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22530823">
                <text:p>-0.00225308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503262">
                <text:p>0.00005032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025218083">
                <text:p>-0.00252180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02021952">
                <text:p>-0.0020219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007060053">
                <text:p>-0.00070600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006964029">
                <text:p>-0.00069640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005143362">
                <text:p>-0.00051433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12957206">
                <text:p>-0.00129572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10502256">
                <text:p>0.00105022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000098362">
                <text:p>-0.00000983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11360367">
                <text:p>0.00113603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1547129">
                <text:p>0.00215471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28916891">
                <text:p>0.00289168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01233701">
                <text:p>-0.00012337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18139793">
                <text:p>0.00181397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005986753">
                <text:p>-0.00059867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008620244">
                <text:p>-0.00086202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014650719">
                <text:p>-0.00146507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031399135">
                <text:p>-0.00313991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14940582">
                <text:p>0.00149405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6838179">
                <text:p>0.00068381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19810141">
                <text:p>0.00198101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5723158">
                <text:p>0.00057231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19888882">
                <text:p>0.00198888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43495004">
                <text:p>0.00434950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59618222">
                <text:p>0.00596182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68979609">
                <text:p>0.006897960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37645671">
                <text:p>0.00376456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9609285">
                <text:p>0.00296092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52472868">
                <text:p>0.00524728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2793405">
                <text:p>0.00227934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34816246">
                <text:p>0.00348162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19355065">
                <text:p>0.00193550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639439">
                <text:p>0.0026394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51547941">
                <text:p>0.00515479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24055751">
                <text:p>0.00240557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49377207">
                <text:p>0.00493772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43190943">
                <text:p>0.00431909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38480641">
                <text:p>0.00384806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8171068">
                <text:p>0.00281710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18542183">
                <text:p>0.00185421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9347283">
                <text:p>0.00293472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41253137">
                <text:p>0.00412531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2986055">
                <text:p>0.00229860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5800141">
                <text:p>0.00258001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10024716">
                <text:p>0.00100247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37295175">
                <text:p>0.00372951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45296228">
                <text:p>0.00452962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32702118">
                <text:p>0.00327021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59246239">
                <text:p>0.00592462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43641285">
                <text:p>0.00436412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61127247">
                <text:p>0.00611272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48378744">
                <text:p>0.00483787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58686996">
                <text:p>0.00586869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56626871">
                <text:p>0.00566268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50382174">
                <text:p>0.00503821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48725398">
                <text:p>0.00487253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18635454">
                <text:p>0.00186354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5274691">
                <text:p>0.0052746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61035505">
                <text:p>0.00610355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45542598">
                <text:p>0.00455425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42211175">
                <text:p>0.00422111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68840896">
                <text:p>0.00688408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44583592">
                <text:p>0.004458359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4383971">
                <text:p>0.0043839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55994557">
                <text:p>0.00559945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50278351">
                <text:p>0.00502783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48743513">
                <text:p>0.00487435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65374182">
                <text:p>0.00653741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50907557">
                <text:p>0.00509075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45651477">
                <text:p>0.00456514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20982457">
                <text:p>0.00209824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6836098">
                <text:p>0.00068360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001282066">
                <text:p>-0.00012820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033346186">
                <text:p>-0.00333461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003701133">
                <text:p>-0.00037011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29511424">
                <text:p>0.00295114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38305223">
                <text:p>0.00383052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01728393">
                <text:p>0.01017283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22714421">
                <text:p>0.01227144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68503869">
                <text:p>0.01685038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6807328">
                <text:p>0.0168073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78208896">
                <text:p>0.01782088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95774826">
                <text:p>0.01957748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16512661">
                <text:p>0.02165126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217146347">
                <text:p>0.02171463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2227054">
                <text:p>0.0222270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222886979">
                <text:p>0.02228869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14208011">
                <text:p>0.02142080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03345132">
                <text:p>0.02033451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221479039">
                <text:p>0.02214790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17419963">
                <text:p>0.02174199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33795724">
                <text:p>0.02337957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54857576">
                <text:p>0.02548575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62443617">
                <text:p>0.02624436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68741636">
                <text:p>0.02687416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300441382">
                <text:p>0.03004413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311081303">
                <text:p>0.03110813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335037123">
                <text:p>0.03350371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344487187">
                <text:p>0.034448718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37802423">
                <text:p>0.0378024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397182518">
                <text:p>0.03971825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419259859">
                <text:p>0.04192598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443738622">
                <text:p>0.04437386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471238276">
                <text:p>0.04712382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504330552">
                <text:p>0.05043305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514900885">
                <text:p>0.05149008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518267477">
                <text:p>0.05182674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545343909">
                <text:p>0.05453439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538450414">
                <text:p>0.05384504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543983042">
                <text:p>0.05439830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54133473">
                <text:p>0.05413347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51640877">
                <text:p>0.0516408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541073322">
                <text:p>0.05410733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60467943">
                <text:p>0.0604679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703536118">
                <text:p>0.07035361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713677361">
                <text:p>0.07136773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664607154">
                <text:p>0.06646071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664917102">
                <text:p>0.06649171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537742275">
                <text:p>0.05377422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519054464">
                <text:p>0.05190544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434100408">
                <text:p>0.04341004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369176113">
                <text:p>0.03691761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337414347">
                <text:p>0.03374143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71065148">
                <text:p>0.02710651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22989438">
                <text:p>0.0229894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03911738">
                <text:p>0.02039117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118619918">
                <text:p>0.01186199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627112">
                <text:p>0.0006271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153674742">
                <text:p>-0.01536747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217479996">
                <text:p>-0.02174799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19022389">
                <text:p>-0.0190223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221028256">
                <text:p>-0.02210282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242884908">
                <text:p>-0.02428849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242351808">
                <text:p>-0.02423518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268936222">
                <text:p>-0.02689362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313420009">
                <text:p>-0.03134200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331407504">
                <text:p>-0.03314075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379839418">
                <text:p>-0.03798394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423008219">
                <text:p>-0.04230082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432627127">
                <text:p>-0.04326271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489277309">
                <text:p>-0.048927730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515909505">
                <text:p>-0.05159095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555477858">
                <text:p>-0.05554778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617668827">
                <text:p>-0.06176688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668437999">
                <text:p>-0.06684379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718841171">
                <text:p>-0.071884117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754995275">
                <text:p>-0.07549952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78933125">
                <text:p>-0.078933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820020895">
                <text:p>-0.08200208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850109366">
                <text:p>-0.08501093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843853189">
                <text:p>-0.08438531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84449115">
                <text:p>-0.0844491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838974665">
                <text:p>-0.08389746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814066176">
                <text:p>-0.08140661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801977609">
                <text:p>-0.08019776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756584109">
                <text:p>-0.07565841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64469988">
                <text:p>-0.0644699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539281466">
                <text:p>-0.05392814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354782474">
                <text:p>-0.03547824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24487087">
                <text:p>-0.0244870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082713852">
                <text:p>-0.00827138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10088459">
                <text:p>0.00100884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43781091">
                <text:p>0.01437810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219428903">
                <text:p>0.02194289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283793427">
                <text:p>0.02837934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349494513">
                <text:p>0.03494945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36513642">
                <text:p>0.03651364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38669106">
                <text:p>0.0386691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443887849">
                <text:p>0.04438878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466721552">
                <text:p>0.04667215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483066272">
                <text:p>0.04830662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491550331">
                <text:p>0.04915503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50353099">
                <text:p>0.0503530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513213889">
                <text:p>0.05132138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505767032">
                <text:p>0.05057670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508019399">
                <text:p>0.05080193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506117175">
                <text:p>0.05061171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463019949">
                <text:p>0.04630199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477986826">
                <text:p>0.04779868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484385602">
                <text:p>0.04843856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498568921">
                <text:p>0.04985689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521135196">
                <text:p>0.05211351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598616444">
                <text:p>0.05986164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656725789">
                <text:p>0.06567257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724672588">
                <text:p>0.07246725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773192239">
                <text:p>0.07731922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791388681">
                <text:p>0.079138868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815923323">
                <text:p>0.08159233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789413526">
                <text:p>0.078941352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767352713">
                <text:p>0.07673527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711551908">
                <text:p>0.07115519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612133839">
                <text:p>0.06121338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556000392">
                <text:p>0.05560003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421132695">
                <text:p>0.04211326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345899731">
                <text:p>0.03458997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234199097">
                <text:p>0.02341990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72464635">
                <text:p>0.017246463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107988166">
                <text:p>0.010798816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59761897">
                <text:p>0.005976189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2693979">
                <text:p>0.00026939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063681176">
                <text:p>-0.006368117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098788426">
                <text:p>-0.009878842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159803701">
                <text:p>-0.01598037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195599004">
                <text:p>-0.019559900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211475484">
                <text:p>-0.02114754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252137401">
                <text:p>-0.02521374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0267935365">
                <text:p>-0.026793536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263089045">
                <text:p>-0.02630890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309502051">
                <text:p>-0.030950205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306082644">
                <text:p>-0.03060826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309908076">
                <text:p>-0.030990807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321099443">
                <text:p>-0.032109944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360919765">
                <text:p>-0.03609197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378052805">
                <text:p>-0.03780528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41917824">
                <text:p>-0.0419178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459913438">
                <text:p>-0.045991343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48906297">
                <text:p>-0.04890629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53971729">
                <text:p>-0.0539717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569136706">
                <text:p>-0.0569136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